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nux Libertine O" svg:font-family="'Linux Libertine O'"/>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text-properties officeooo:paragraph-rsid="012fd16e"/>
    </style:style>
    <style:style style:name="P3" style:family="paragraph" style:parent-style-name="Footnote">
      <style:text-properties officeooo:rsid="0188d54f" officeooo:paragraph-rsid="0188d54f"/>
    </style:style>
    <style:style style:name="P4" style:family="paragraph" style:parent-style-name="Footnote">
      <style:text-properties officeooo:rsid="018942a2" officeooo:paragraph-rsid="018942a2"/>
    </style:style>
    <style:style style:name="P5" style:family="paragraph" style:parent-style-name="Footnote">
      <style:text-properties officeooo:rsid="018fa23e" officeooo:paragraph-rsid="018fa23e"/>
    </style:style>
    <style:style style:name="P6" style:family="paragraph" style:parent-style-name="Footnote">
      <style:text-properties officeooo:rsid="026bf0e6" officeooo:paragraph-rsid="026cb5b3"/>
    </style:style>
    <style:style style:name="P7" style:family="paragraph" style:parent-style-name="Footnote">
      <style:text-properties officeooo:rsid="02743bb5" officeooo:paragraph-rsid="0275bcbf"/>
    </style:style>
    <style:style style:name="P8" style:family="paragraph" style:parent-style-name="Footnote">
      <style:text-properties officeooo:rsid="02795ac4" officeooo:paragraph-rsid="0279b3dd"/>
    </style:style>
    <style:style style:name="P9" style:family="paragraph" style:parent-style-name="Footnote">
      <style:text-properties officeooo:rsid="0288d8f6" officeooo:paragraph-rsid="02896b16"/>
    </style:style>
    <style:style style:name="P10" style:family="paragraph" style:parent-style-name="Footnote">
      <style:text-properties officeooo:rsid="02a343b9" officeooo:paragraph-rsid="02a343b9"/>
    </style:style>
    <style:style style:name="P11" style:family="paragraph" style:parent-style-name="Footnote">
      <style:text-properties officeooo:rsid="02a7046e" officeooo:paragraph-rsid="02a7046e"/>
    </style:style>
    <style:style style:name="P12" style:family="paragraph" style:parent-style-name="Footnote">
      <style:text-properties officeooo:rsid="02af07e8" officeooo:paragraph-rsid="02af07e8"/>
    </style:style>
    <style:style style:name="P13" style:family="paragraph" style:parent-style-name="Footnote">
      <style:text-properties officeooo:rsid="02afb854" officeooo:paragraph-rsid="02afb854"/>
    </style:style>
    <style:style style:name="P14" style:family="paragraph" style:parent-style-name="Footnote">
      <style:text-properties officeooo:rsid="02b3d130" officeooo:paragraph-rsid="02b3d130"/>
    </style:style>
    <style:style style:name="P15" style:family="paragraph" style:parent-style-name="Footnote">
      <style:text-properties officeooo:rsid="02b6b563" officeooo:paragraph-rsid="02b6b563"/>
    </style:style>
    <style:style style:name="P16" style:family="paragraph" style:parent-style-name="Footnote">
      <style:text-properties officeooo:rsid="02c4c656" officeooo:paragraph-rsid="02c4c656"/>
    </style:style>
    <style:style style:name="P17" style:family="paragraph" style:parent-style-name="Footnote">
      <style:text-properties officeooo:rsid="02c7bbcd" officeooo:paragraph-rsid="02c7bbcd"/>
    </style:style>
    <style:style style:name="P18" style:family="paragraph" style:parent-style-name="Footnote">
      <style:text-properties officeooo:rsid="02d7e34a" officeooo:paragraph-rsid="02d7e34a"/>
    </style:style>
    <style:style style:name="P19" style:family="paragraph" style:parent-style-name="Footnote">
      <style:text-properties officeooo:rsid="02daaaf1" officeooo:paragraph-rsid="02daaaf1"/>
    </style:style>
    <style:style style:name="P20" style:family="paragraph" style:parent-style-name="Footnote">
      <style:text-properties officeooo:rsid="02daaaf1" officeooo:paragraph-rsid="02e36e58"/>
    </style:style>
    <style:style style:name="P21" style:family="paragraph" style:parent-style-name="Footnote">
      <style:text-properties officeooo:rsid="0309c2f2" officeooo:paragraph-rsid="0309c2f2"/>
    </style:style>
    <style:style style:name="P22" style:family="paragraph" style:parent-style-name="Footnote">
      <style:text-properties officeooo:rsid="030ed51f" officeooo:paragraph-rsid="031f5bf2"/>
    </style:style>
    <style:style style:name="P23" style:family="paragraph" style:parent-style-name="Footnote">
      <style:text-properties officeooo:rsid="030ed51f" officeooo:paragraph-rsid="036a0838"/>
    </style:style>
    <style:style style:name="P24" style:family="paragraph" style:parent-style-name="Footnote">
      <style:text-properties officeooo:rsid="030f3f92" officeooo:paragraph-rsid="030f3f92"/>
    </style:style>
    <style:style style:name="P25" style:family="paragraph" style:parent-style-name="Footnote">
      <style:text-properties officeooo:rsid="0313f6aa" officeooo:paragraph-rsid="0314b79f"/>
    </style:style>
    <style:style style:name="P26" style:family="paragraph" style:parent-style-name="Footnote">
      <style:text-properties officeooo:rsid="0325f22d" officeooo:paragraph-rsid="0325f22d"/>
    </style:style>
    <style:style style:name="P27" style:family="paragraph" style:parent-style-name="Footnote">
      <style:text-properties officeooo:rsid="0329e57e" officeooo:paragraph-rsid="032a5251"/>
    </style:style>
    <style:style style:name="P28" style:family="paragraph" style:parent-style-name="Footnote">
      <style:text-properties officeooo:rsid="0331ea79" officeooo:paragraph-rsid="0331ea79"/>
    </style:style>
    <style:style style:name="P29" style:family="paragraph" style:parent-style-name="Footnote">
      <style:text-properties officeooo:rsid="0331ea79" officeooo:paragraph-rsid="033c2e00"/>
    </style:style>
    <style:style style:name="P30" style:family="paragraph" style:parent-style-name="Footnote">
      <style:text-properties officeooo:rsid="0331ea79" officeooo:paragraph-rsid="033f3daa"/>
    </style:style>
    <style:style style:name="P31" style:family="paragraph" style:parent-style-name="Footnote">
      <style:text-properties officeooo:rsid="0331ea79" officeooo:paragraph-rsid="0342ee61"/>
    </style:style>
    <style:style style:name="P32" style:family="paragraph" style:parent-style-name="Footnote">
      <style:text-properties officeooo:rsid="0331ea79" officeooo:paragraph-rsid="0345ef32"/>
    </style:style>
    <style:style style:name="P33" style:family="paragraph" style:parent-style-name="Footnote">
      <style:text-properties officeooo:rsid="0331ea79" officeooo:paragraph-rsid="034714b2"/>
    </style:style>
    <style:style style:name="P34" style:family="paragraph" style:parent-style-name="Footnote">
      <style:text-properties officeooo:rsid="0331ea79" officeooo:paragraph-rsid="036c1aa9"/>
    </style:style>
    <style:style style:name="P35" style:family="paragraph" style:parent-style-name="Footnote">
      <style:text-properties officeooo:rsid="0331ea79" officeooo:paragraph-rsid="0383dafc"/>
    </style:style>
    <style:style style:name="P36" style:family="paragraph" style:parent-style-name="Footnote">
      <style:text-properties officeooo:rsid="0371cec2" officeooo:paragraph-rsid="0371cec2"/>
    </style:style>
    <style:style style:name="P37" style:family="paragraph" style:parent-style-name="Footnote">
      <style:text-properties officeooo:rsid="038baa7f" officeooo:paragraph-rsid="038baa7f"/>
    </style:style>
    <style:style style:name="P38" style:family="paragraph" style:parent-style-name="Footnote">
      <style:text-properties officeooo:rsid="0064dfb5" officeooo:paragraph-rsid="0064dfb5"/>
    </style:style>
    <style:style style:name="P39" style:family="paragraph" style:parent-style-name="Footnote">
      <style:text-properties officeooo:rsid="039ad83b" officeooo:paragraph-rsid="039ad83b"/>
    </style:style>
    <style:style style:name="P40" style:family="paragraph" style:parent-style-name="Footnote">
      <style:text-properties officeooo:rsid="03a0d782" officeooo:paragraph-rsid="03a0d782"/>
    </style:style>
    <style:style style:name="P41" style:family="paragraph" style:parent-style-name="Footnote">
      <style:text-properties officeooo:rsid="03a9a53a" officeooo:paragraph-rsid="03aa0243"/>
    </style:style>
    <style:style style:name="P42" style:family="paragraph" style:parent-style-name="Footnote">
      <style:text-properties officeooo:rsid="03a9a53a" officeooo:paragraph-rsid="05b13fa2"/>
    </style:style>
    <style:style style:name="P43" style:family="paragraph" style:parent-style-name="Footnote">
      <style:text-properties officeooo:rsid="03a9a53a" officeooo:paragraph-rsid="05ce8f74"/>
    </style:style>
    <style:style style:name="P44" style:family="paragraph" style:parent-style-name="Footnote">
      <style:text-properties officeooo:rsid="03ac33a7" officeooo:paragraph-rsid="03ac33a7"/>
    </style:style>
    <style:style style:name="P45" style:family="paragraph" style:parent-style-name="Footnote">
      <style:text-properties officeooo:rsid="03b2b7c7" officeooo:paragraph-rsid="03b2b7c7"/>
    </style:style>
    <style:style style:name="P46" style:family="paragraph" style:parent-style-name="Footnote">
      <style:text-properties officeooo:rsid="03b3f98e" officeooo:paragraph-rsid="03b3f98e"/>
    </style:style>
    <style:style style:name="P47" style:family="paragraph" style:parent-style-name="Footnote">
      <style:text-properties officeooo:rsid="03bcda5d" officeooo:paragraph-rsid="03bcda5d"/>
    </style:style>
    <style:style style:name="P48" style:family="paragraph" style:parent-style-name="Footnote">
      <style:text-properties officeooo:rsid="03c6022d" officeooo:paragraph-rsid="03c6022d"/>
    </style:style>
    <style:style style:name="P49" style:family="paragraph" style:parent-style-name="Footnote">
      <style:text-properties officeooo:rsid="03d49ac4" officeooo:paragraph-rsid="03d49ac4"/>
    </style:style>
    <style:style style:name="P50" style:family="paragraph" style:parent-style-name="Footnote">
      <style:text-properties officeooo:rsid="03d8f759" officeooo:paragraph-rsid="03d8f759"/>
    </style:style>
    <style:style style:name="P51" style:family="paragraph" style:parent-style-name="Footnote">
      <style:text-properties officeooo:rsid="03dc0a3a" officeooo:paragraph-rsid="03dc0a3a"/>
    </style:style>
    <style:style style:name="P52" style:family="paragraph" style:parent-style-name="Footnote">
      <style:text-properties officeooo:rsid="040a66e3" officeooo:paragraph-rsid="040a66e3"/>
    </style:style>
    <style:style style:name="P53" style:family="paragraph" style:parent-style-name="Footnote">
      <style:text-properties officeooo:rsid="04185d30" officeooo:paragraph-rsid="04185d30"/>
    </style:style>
    <style:style style:name="P54" style:family="paragraph" style:parent-style-name="Footnote">
      <style:text-properties officeooo:rsid="042218cd" officeooo:paragraph-rsid="042218cd"/>
    </style:style>
    <style:style style:name="P55" style:family="paragraph" style:parent-style-name="Footnote">
      <style:text-properties officeooo:rsid="042653a7" officeooo:paragraph-rsid="042653a7"/>
    </style:style>
    <style:style style:name="P56" style:family="paragraph" style:parent-style-name="Footnote">
      <style:text-properties officeooo:rsid="0438b791" officeooo:paragraph-rsid="0438b791"/>
    </style:style>
    <style:style style:name="P57" style:family="paragraph" style:parent-style-name="Footnote">
      <style:text-properties officeooo:rsid="044675fc" officeooo:paragraph-rsid="044675fc"/>
    </style:style>
    <style:style style:name="P58" style:family="paragraph" style:parent-style-name="Footnote">
      <style:text-properties officeooo:rsid="044a285e" officeooo:paragraph-rsid="044a285e"/>
    </style:style>
    <style:style style:name="P59" style:family="paragraph" style:parent-style-name="Footnote">
      <style:text-properties officeooo:rsid="04719b99" officeooo:paragraph-rsid="04719b99"/>
    </style:style>
    <style:style style:name="P60" style:family="paragraph" style:parent-style-name="Footnote">
      <style:text-properties officeooo:rsid="047503ec" officeooo:paragraph-rsid="047503ec"/>
    </style:style>
    <style:style style:name="P61" style:family="paragraph" style:parent-style-name="Footnote">
      <style:text-properties officeooo:rsid="049195a5" officeooo:paragraph-rsid="049195a5"/>
    </style:style>
    <style:style style:name="P62" style:family="paragraph" style:parent-style-name="Footnote">
      <style:text-properties officeooo:rsid="049f8b19" officeooo:paragraph-rsid="049f8b19"/>
    </style:style>
    <style:style style:name="P63" style:family="paragraph" style:parent-style-name="Footnote">
      <style:text-properties officeooo:rsid="04a87546" officeooo:paragraph-rsid="04a87546"/>
    </style:style>
    <style:style style:name="P64" style:family="paragraph" style:parent-style-name="Footnote">
      <style:text-properties officeooo:rsid="04ad62eb" officeooo:paragraph-rsid="04afd71c"/>
    </style:style>
    <style:style style:name="P65" style:family="paragraph" style:parent-style-name="Footnote">
      <style:text-properties officeooo:rsid="04ad62eb" officeooo:paragraph-rsid="04bacd55"/>
    </style:style>
    <style:style style:name="P66" style:family="paragraph" style:parent-style-name="Footnote">
      <style:text-properties officeooo:rsid="04ad62eb" officeooo:paragraph-rsid="04cd8899"/>
    </style:style>
    <style:style style:name="P67" style:family="paragraph" style:parent-style-name="Footnote">
      <style:text-properties officeooo:rsid="04ad62eb" officeooo:paragraph-rsid="04d7325e"/>
    </style:style>
    <style:style style:name="P68" style:family="paragraph" style:parent-style-name="Footnote">
      <style:text-properties officeooo:rsid="04ad62eb" officeooo:paragraph-rsid="04ddd55d"/>
    </style:style>
    <style:style style:name="P69" style:family="paragraph" style:parent-style-name="Footnote">
      <style:text-properties officeooo:rsid="04ad62eb" officeooo:paragraph-rsid="04ad62eb"/>
    </style:style>
    <style:style style:name="P70" style:family="paragraph" style:parent-style-name="Footnote">
      <style:text-properties officeooo:rsid="04ad62eb" officeooo:paragraph-rsid="06a329fe"/>
    </style:style>
    <style:style style:name="P71" style:family="paragraph" style:parent-style-name="Footnote">
      <style:text-properties officeooo:rsid="04c37fb7" officeooo:paragraph-rsid="04c37fb7"/>
    </style:style>
    <style:style style:name="P72" style:family="paragraph" style:parent-style-name="Footnote">
      <style:text-properties officeooo:rsid="04d0f18e" officeooo:paragraph-rsid="04d0f18e"/>
    </style:style>
    <style:style style:name="P73" style:family="paragraph" style:parent-style-name="Footnote">
      <style:text-properties officeooo:rsid="054a9966" officeooo:paragraph-rsid="054a9966"/>
    </style:style>
    <style:style style:name="P74" style:family="paragraph" style:parent-style-name="Footnote">
      <style:text-properties officeooo:rsid="054d17c7" officeooo:paragraph-rsid="054f7618"/>
    </style:style>
    <style:style style:name="P75" style:family="paragraph" style:parent-style-name="Footnote">
      <style:text-properties officeooo:rsid="05681327" officeooo:paragraph-rsid="056b7a68"/>
    </style:style>
    <style:style style:name="P76" style:family="paragraph" style:parent-style-name="Footnote">
      <style:text-properties officeooo:rsid="05717e42" officeooo:paragraph-rsid="05717e42"/>
    </style:style>
    <style:style style:name="P77" style:family="paragraph" style:parent-style-name="Footnote">
      <style:text-properties officeooo:rsid="05717e42" officeooo:paragraph-rsid="05768d28"/>
    </style:style>
    <style:style style:name="P78" style:family="paragraph" style:parent-style-name="Footnote">
      <style:text-properties officeooo:rsid="05717e42" officeooo:paragraph-rsid="05772c20"/>
    </style:style>
    <style:style style:name="P79" style:family="paragraph" style:parent-style-name="Footnote">
      <style:text-properties officeooo:rsid="05717e42" officeooo:paragraph-rsid="058029ad"/>
    </style:style>
    <style:style style:name="P80" style:family="paragraph" style:parent-style-name="Footnote">
      <style:text-properties officeooo:rsid="05717e42" officeooo:paragraph-rsid="05926ec5"/>
    </style:style>
    <style:style style:name="P81" style:family="paragraph" style:parent-style-name="Footnote">
      <style:text-properties officeooo:rsid="0585e03e" officeooo:paragraph-rsid="0585e03e"/>
    </style:style>
    <style:style style:name="P82" style:family="paragraph" style:parent-style-name="Footnote">
      <style:text-properties officeooo:rsid="013ca544" officeooo:paragraph-rsid="013ca544"/>
    </style:style>
    <style:style style:name="P83" style:family="paragraph" style:parent-style-name="Footnote">
      <style:text-properties officeooo:rsid="05971919" officeooo:paragraph-rsid="05971919"/>
    </style:style>
    <style:style style:name="P84" style:family="paragraph" style:parent-style-name="Footnote">
      <style:text-properties officeooo:rsid="05a8f0b2" officeooo:paragraph-rsid="05a8f0b2"/>
    </style:style>
    <style:style style:name="P85" style:family="paragraph" style:parent-style-name="Footnote">
      <style:text-properties officeooo:rsid="05ac5558" officeooo:paragraph-rsid="05ac5558"/>
    </style:style>
    <style:style style:name="P86" style:family="paragraph" style:parent-style-name="Footnote">
      <style:text-properties officeooo:rsid="00fe16ef" officeooo:paragraph-rsid="05c2c9a0"/>
    </style:style>
    <style:style style:name="P87" style:family="paragraph" style:parent-style-name="Footnote">
      <style:text-properties officeooo:rsid="00fe16ef" officeooo:paragraph-rsid="06038898"/>
    </style:style>
    <style:style style:name="P88" style:family="paragraph" style:parent-style-name="Footnote">
      <style:text-properties officeooo:rsid="05c6ec08" officeooo:paragraph-rsid="05ca10f3"/>
    </style:style>
    <style:style style:name="P89" style:family="paragraph" style:parent-style-name="Footnote">
      <style:text-properties officeooo:rsid="05da3989" officeooo:paragraph-rsid="05da3989"/>
    </style:style>
    <style:style style:name="P90" style:family="paragraph" style:parent-style-name="Footnote">
      <style:text-properties officeooo:rsid="05dbe570" officeooo:paragraph-rsid="05dbe570"/>
    </style:style>
    <style:style style:name="P91" style:family="paragraph" style:parent-style-name="Footnote">
      <style:text-properties officeooo:rsid="05f93659" officeooo:paragraph-rsid="05f93659"/>
    </style:style>
    <style:style style:name="P92" style:family="paragraph" style:parent-style-name="Standard">
      <style:paragraph-properties fo:line-height="150%"/>
      <style:text-properties style:font-name="Linux Libertine O" fo:language="id" fo:country="ID" fo:font-style="normal" fo:font-weight="normal" officeooo:rsid="044a72d2" officeooo:paragraph-rsid="047503ec" style:font-style-asian="normal" style:font-weight-asian="normal" style:font-style-complex="normal" style:font-weight-complex="normal"/>
    </style:style>
    <style:style style:name="P93" style:family="paragraph" style:parent-style-name="Standard">
      <style:paragraph-properties fo:line-height="150%"/>
      <style:text-properties style:font-name="Linux Libertine O" fo:language="id" fo:country="ID" fo:font-style="normal" fo:font-weight="normal" officeooo:rsid="044a72d2" officeooo:paragraph-rsid="06a062ce" style:font-style-asian="normal" style:font-weight-asian="normal" style:font-style-complex="normal" style:font-weight-complex="normal"/>
    </style:style>
    <style:style style:name="P94" style:family="paragraph" style:parent-style-name="Standard">
      <style:paragraph-properties fo:line-height="150%"/>
      <style:text-properties style:font-name="Linux Libertine O" fo:language="id" fo:country="ID" fo:font-style="normal" fo:font-weight="normal" officeooo:rsid="044a72d2" officeooo:paragraph-rsid="04d9bb49" style:font-style-asian="normal" style:font-weight-asian="normal" style:font-style-complex="normal" style:font-weight-complex="normal"/>
    </style:style>
    <style:style style:name="P95" style:family="paragraph" style:parent-style-name="Standard">
      <style:paragraph-properties fo:line-height="150%"/>
      <style:text-properties style:font-name="Linux Libertine O" fo:language="id" fo:country="ID" fo:font-style="normal" fo:font-weight="normal" officeooo:rsid="045a8808" officeooo:paragraph-rsid="04d9bb49" style:font-style-asian="normal" style:font-weight-asian="normal" style:font-style-complex="normal" style:font-weight-complex="normal"/>
    </style:style>
    <style:style style:name="P96" style:family="paragraph" style:parent-style-name="Standard">
      <style:paragraph-properties fo:line-height="150%"/>
      <style:text-properties style:font-name="Linux Libertine O" fo:language="id" fo:country="ID" fo:font-style="normal" fo:font-weight="normal" officeooo:rsid="04dd0026" officeooo:paragraph-rsid="04dd1974" style:font-style-asian="normal" style:font-weight-asian="normal" style:font-style-complex="normal" style:font-weight-complex="normal"/>
    </style:style>
    <style:style style:name="P97" style:family="paragraph" style:parent-style-name="Standard" style:master-page-name="">
      <loext:graphic-properties draw:fill="none"/>
      <style:paragraph-properties fo:margin-left="0.635cm" fo:margin-right="0cm" fo:line-height="100%" fo:text-indent="0cm" style:auto-text-indent="false" style:page-number="auto" fo:background-color="transparent"/>
      <style:text-properties style:font-name="Linux Libertine O" fo:language="id" fo:country="ID" fo:font-style="normal" fo:font-weight="normal" officeooo:rsid="04dd0026" officeooo:paragraph-rsid="04dd1974" style:font-style-asian="normal" style:font-weight-asian="normal" style:font-style-complex="normal" style:font-weight-complex="normal"/>
    </style:style>
    <style:style style:name="P98" style:family="paragraph" style:parent-style-name="Standard">
      <style:paragraph-properties fo:line-height="150%"/>
      <style:text-properties style:font-name="Linux Libertine O" fo:language="id" fo:country="ID" fo:font-style="normal" fo:font-weight="normal" officeooo:rsid="04df492d" officeooo:paragraph-rsid="04df492d" style:font-style-asian="normal" style:font-weight-asian="normal" style:font-style-complex="normal" style:font-weight-complex="normal"/>
    </style:style>
    <style:style style:name="P99" style:family="paragraph" style:parent-style-name="Standard">
      <style:paragraph-properties fo:line-height="150%"/>
      <style:text-properties style:font-name="Linux Libertine O" fo:language="id" fo:country="ID" fo:font-style="normal" fo:font-weight="normal" officeooo:rsid="040e3929" officeooo:paragraph-rsid="040e3929" style:font-style-asian="normal" style:font-weight-asian="normal" style:font-style-complex="normal" style:font-weight-complex="normal"/>
    </style:style>
    <style:style style:name="P100" style:family="paragraph" style:parent-style-name="Standard">
      <style:paragraph-properties fo:line-height="150%"/>
      <style:text-properties style:font-name="Linux Libertine O" fo:language="id" fo:country="ID" fo:font-style="normal" fo:font-weight="normal" officeooo:rsid="040e3929" officeooo:paragraph-rsid="0438b791" style:font-style-asian="normal" style:font-weight-asian="normal" style:font-style-complex="normal" style:font-weight-complex="normal"/>
    </style:style>
    <style:style style:name="P101" style:family="paragraph" style:parent-style-name="Standard">
      <style:paragraph-properties fo:line-height="150%"/>
      <style:text-properties style:font-name="Linux Libertine O" fo:language="id" fo:country="ID" fo:font-style="normal" fo:font-weight="normal" officeooo:rsid="040e3929" officeooo:paragraph-rsid="049195a5" style:font-style-asian="normal" style:font-weight-asian="normal" style:font-style-complex="normal" style:font-weight-complex="normal"/>
    </style:style>
    <style:style style:name="P102" style:family="paragraph" style:parent-style-name="Standard">
      <style:paragraph-properties fo:line-height="150%"/>
      <style:text-properties style:font-name="Linux Libertine O" fo:language="id" fo:country="ID" fo:font-style="normal" fo:font-weight="normal" officeooo:rsid="040e3929" officeooo:paragraph-rsid="04367df0" style:font-style-asian="normal" style:font-weight-asian="normal" style:font-style-complex="normal" style:font-weight-complex="normal"/>
    </style:style>
    <style:style style:name="P103" style:family="paragraph" style:parent-style-name="Standard">
      <loext:graphic-properties draw:fill="none"/>
      <style:paragraph-properties fo:margin-left="1.27cm" fo:margin-right="0cm" fo:line-height="100%" fo:text-indent="0cm" style:auto-text-indent="false" fo:background-color="transparent"/>
      <style:text-properties style:font-name="Linux Libertine O" fo:language="id" fo:country="ID" fo:font-style="normal" fo:font-weight="normal" officeooo:rsid="040e3929" officeooo:paragraph-rsid="049195a5" style:font-style-asian="normal" style:font-weight-asian="normal" style:font-style-complex="normal" style:font-weight-complex="normal"/>
    </style:style>
    <style:style style:name="P104" style:family="paragraph" style:parent-style-name="Standard">
      <style:paragraph-properties fo:line-height="150%"/>
      <style:text-properties style:font-name="Linux Libertine O" fo:language="id" fo:country="ID" fo:font-style="normal" fo:font-weight="normal" officeooo:rsid="04e49713" officeooo:paragraph-rsid="04e49713" style:font-style-asian="normal" style:font-weight-asian="normal" style:font-style-complex="normal" style:font-weight-complex="normal"/>
    </style:style>
    <style:style style:name="P105" style:family="paragraph" style:parent-style-name="Standard">
      <style:paragraph-properties fo:line-height="150%"/>
      <style:text-properties style:font-name="Linux Libertine O" fo:language="id" fo:country="ID" fo:font-style="normal" fo:font-weight="normal" officeooo:rsid="05450dc3" officeooo:paragraph-rsid="0555f820" style:font-style-asian="normal" style:font-weight-asian="normal" style:font-style-complex="normal" style:font-weight-complex="normal"/>
    </style:style>
    <style:style style:name="P106" style:family="paragraph" style:parent-style-name="Standard">
      <style:paragraph-properties fo:line-height="150%"/>
      <style:text-properties style:font-name="Linux Libertine O" fo:language="id" fo:country="ID" fo:font-style="normal" fo:font-weight="normal" officeooo:rsid="05450dc3" officeooo:paragraph-rsid="06a4c066" style:font-style-asian="normal" style:font-weight-asian="normal" style:font-style-complex="normal" style:font-weight-complex="normal"/>
    </style:style>
    <style:style style:name="P107" style:family="paragraph" style:parent-style-name="Standard">
      <style:paragraph-properties fo:line-height="150%"/>
      <style:text-properties style:font-name="Linux Libertine O" fo:language="id" fo:country="ID" fo:font-style="normal" fo:font-weight="normal" officeooo:rsid="056f4d74" officeooo:paragraph-rsid="056f4d74" style:font-style-asian="normal" style:font-weight-asian="normal" style:font-style-complex="normal" style:font-weight-complex="normal"/>
    </style:style>
    <style:style style:name="P108" style:family="paragraph" style:parent-style-name="Standard">
      <style:paragraph-properties fo:line-height="150%"/>
      <style:text-properties style:font-name="Linux Libertine O" fo:language="id" fo:country="ID" fo:font-style="normal" fo:font-weight="normal" officeooo:rsid="056f4d74" officeooo:paragraph-rsid="059503d4" style:font-style-asian="normal" style:font-weight-asian="normal" style:font-style-complex="normal" style:font-weight-complex="normal"/>
    </style:style>
    <style:style style:name="P109" style:family="paragraph" style:parent-style-name="Standard">
      <style:paragraph-properties fo:line-height="150%"/>
      <style:text-properties style:font-name="Linux Libertine O" fo:language="id" fo:country="ID" fo:font-style="normal" fo:font-weight="normal" officeooo:rsid="056f4d74" officeooo:paragraph-rsid="058a287c" style:font-style-asian="normal" style:font-weight-asian="normal" style:font-style-complex="normal" style:font-weight-complex="normal"/>
    </style:style>
    <style:style style:name="P110" style:family="paragraph" style:parent-style-name="Standard">
      <style:paragraph-properties fo:line-height="150%"/>
      <style:text-properties style:font-name="Linux Libertine O" fo:language="id" fo:country="ID" fo:font-style="normal" fo:font-weight="normal" officeooo:rsid="056f4d74" officeooo:paragraph-rsid="05be72e0" style:font-style-asian="normal" style:font-weight-asian="normal" style:font-style-complex="normal" style:font-weight-complex="normal"/>
    </style:style>
    <style:style style:name="P111" style:family="paragraph" style:parent-style-name="Standard">
      <style:paragraph-properties fo:line-height="150%"/>
      <style:text-properties style:font-name="Linux Libertine O" fo:language="id" fo:country="ID" fo:font-style="normal" fo:font-weight="normal" officeooo:rsid="056f4d74" officeooo:paragraph-rsid="05c4e9e5" style:font-style-asian="normal" style:font-weight-asian="normal" style:font-style-complex="normal" style:font-weight-complex="normal"/>
    </style:style>
    <style:style style:name="P112" style:family="paragraph" style:parent-style-name="Standard">
      <style:paragraph-properties fo:line-height="150%"/>
      <style:text-properties style:font-name="Linux Libertine O" fo:language="id" fo:country="ID" fo:font-style="normal" fo:font-weight="normal" officeooo:rsid="056f4d74" officeooo:paragraph-rsid="05cb95aa" style:font-style-asian="normal" style:font-weight-asian="normal" style:font-style-complex="normal" style:font-weight-complex="normal"/>
    </style:style>
    <style:style style:name="P113" style:family="paragraph" style:parent-style-name="Standard">
      <style:paragraph-properties fo:line-height="150%"/>
      <style:text-properties style:font-name="Linux Libertine O" fo:language="id" fo:country="ID" fo:font-style="normal" fo:font-weight="normal" officeooo:rsid="056f4d74" officeooo:paragraph-rsid="0605308a" style:font-style-asian="normal" style:font-weight-asian="normal" style:font-style-complex="normal" style:font-weight-complex="normal"/>
    </style:style>
    <style:style style:name="P114" style:family="paragraph" style:parent-style-name="Standard">
      <style:paragraph-properties fo:line-height="150%"/>
      <style:text-properties style:font-name="Linux Libertine O" fo:language="id" fo:country="ID" fo:font-style="normal" fo:font-weight="normal" officeooo:rsid="056f4d74" officeooo:paragraph-rsid="061bf1c3" style:font-style-asian="normal" style:font-weight-asian="normal" style:font-style-complex="normal" style:font-weight-complex="normal"/>
    </style:style>
    <style:style style:name="P115" style:family="paragraph" style:parent-style-name="Standard">
      <style:paragraph-properties fo:line-height="150%"/>
      <style:text-properties style:font-name="Linux Libertine O" fo:language="id" fo:country="ID" fo:font-style="normal" fo:font-weight="normal" officeooo:rsid="056f4d74" officeooo:paragraph-rsid="0610e88d" style:font-style-asian="normal" style:font-weight-asian="normal" style:font-style-complex="normal" style:font-weight-complex="normal"/>
    </style:style>
    <style:style style:name="P116" style:family="paragraph" style:parent-style-name="Standard">
      <style:paragraph-properties fo:line-height="150%"/>
      <style:text-properties style:font-name="Linux Libertine O" fo:language="id" fo:country="ID" fo:font-style="normal" fo:font-weight="normal" officeooo:rsid="0623fe16" officeooo:paragraph-rsid="0623fe16" style:font-style-asian="normal" style:font-weight-asian="normal" style:font-style-complex="normal" style:font-weight-complex="normal"/>
    </style:style>
    <style:style style:name="P117" style:family="paragraph" style:parent-style-name="Standard">
      <loext:graphic-properties draw:fill="none"/>
      <style:paragraph-properties fo:margin-left="0.635cm" fo:margin-right="0cm" fo:line-height="100%" fo:text-indent="0cm" style:auto-text-indent="false" fo:background-color="transparent"/>
      <style:text-properties style:font-name="Linux Libertine O" fo:language="id" fo:country="ID" fo:font-style="normal" fo:font-weight="normal" officeooo:rsid="06484cb2" officeooo:paragraph-rsid="06484cb2" style:font-style-asian="normal" style:font-weight-asian="normal" style:font-style-complex="normal" style:font-weight-complex="normal"/>
    </style:style>
    <style:style style:name="P118" style:family="paragraph" style:parent-style-name="Standard">
      <style:paragraph-properties fo:line-height="150%"/>
      <style:text-properties style:font-name="Linux Libertine O" fo:language="id" fo:country="ID" fo:font-style="normal" fo:font-weight="normal" officeooo:rsid="0664d793" officeooo:paragraph-rsid="06780683" style:font-style-asian="normal" style:font-weight-asian="normal" style:font-style-complex="normal" style:font-weight-complex="normal"/>
    </style:style>
    <style:style style:name="P119" style:family="paragraph" style:parent-style-name="Standard">
      <style:paragraph-properties fo:line-height="150%"/>
      <style:text-properties style:font-name="Linux Libertine O" fo:language="id" fo:country="ID" fo:font-style="normal" fo:font-weight="normal" officeooo:rsid="0664d793" officeooo:paragraph-rsid="0664d793" style:font-style-asian="normal" style:font-weight-asian="normal" style:font-style-complex="normal" style:font-weight-complex="normal"/>
    </style:style>
    <style:style style:name="P120" style:family="paragraph" style:parent-style-name="Standard">
      <style:paragraph-properties fo:line-height="150%"/>
      <style:text-properties style:font-name="Linux Libertine O" fo:language="id" fo:country="ID" fo:font-style="normal" fo:font-weight="normal" officeooo:rsid="03e2033d" officeooo:paragraph-rsid="06990337" style:font-style-asian="normal" style:font-weight-asian="normal" style:font-style-complex="normal" style:font-weight-complex="normal"/>
    </style:style>
    <style:style style:name="P121" style:family="paragraph" style:parent-style-name="Standard">
      <style:paragraph-properties fo:line-height="150%"/>
      <style:text-properties style:font-name="Linux Libertine O" fo:language="id" fo:country="ID" fo:font-style="normal" fo:font-weight="normal" officeooo:rsid="06ae5936" officeooo:paragraph-rsid="06b27e8b" style:font-style-asian="normal" style:font-weight-asian="normal" style:font-style-complex="normal" style:font-weight-complex="normal"/>
    </style:style>
    <style:style style:name="P122" style:family="paragraph" style:parent-style-name="Standard">
      <style:paragraph-properties fo:line-height="150%"/>
      <style:text-properties style:font-name="Linux Libertine O" fo:language="id" fo:country="ID" fo:font-style="normal" fo:font-weight="normal" officeooo:rsid="038f9f33" officeooo:paragraph-rsid="03a7be4a" style:font-style-asian="normal" style:font-weight-asian="normal" style:font-style-complex="normal" style:font-weight-complex="normal"/>
    </style:style>
    <style:style style:name="P123" style:family="paragraph" style:parent-style-name="Standard">
      <style:paragraph-properties fo:line-height="150%"/>
      <style:text-properties style:font-name="Linux Libertine O" fo:language="id" fo:country="ID" fo:font-style="normal" fo:font-weight="normal" officeooo:rsid="03e92883" officeooo:paragraph-rsid="03e92883" style:font-style-asian="normal" style:font-weight-asian="normal" style:font-style-complex="normal" style:font-weight-complex="normal"/>
    </style:style>
    <style:style style:name="P124" style:family="paragraph" style:parent-style-name="Standard">
      <style:paragraph-properties fo:line-height="150%"/>
      <style:text-properties style:font-name="Linux Libertine O" fo:language="id" fo:country="ID" fo:font-style="normal" fo:font-weight="normal" officeooo:rsid="043964c4" officeooo:paragraph-rsid="04499767" style:font-style-asian="normal" style:font-weight-asian="normal" style:font-style-complex="normal" style:font-weight-complex="normal"/>
    </style:style>
    <style:style style:name="P125" style:family="paragraph" style:parent-style-name="Standard">
      <style:paragraph-properties fo:line-height="150%"/>
      <style:text-properties style:font-name="Linux Libertine O" fo:language="id" fo:country="ID" fo:font-style="normal" fo:font-weight="normal" officeooo:rsid="04989bf6" officeooo:paragraph-rsid="049b651f" style:font-style-asian="normal" style:font-weight-asian="normal" style:font-style-complex="normal" style:font-weight-complex="normal"/>
    </style:style>
    <style:style style:name="P126" style:family="paragraph" style:parent-style-name="Standard">
      <style:paragraph-properties fo:line-height="150%"/>
      <style:text-properties style:font-name="Linux Libertine O" fo:language="id" fo:country="ID" fo:font-style="normal" fo:font-weight="normal" officeooo:rsid="0495c0a8" officeooo:paragraph-rsid="0495c0a8" style:font-style-asian="normal" style:font-weight-asian="normal" style:font-style-complex="normal" style:font-weight-complex="normal"/>
    </style:style>
    <style:style style:name="P127" style:family="paragraph" style:parent-style-name="Standard">
      <style:paragraph-properties fo:line-height="150%"/>
      <style:text-properties style:font-name="Linux Libertine O" fo:language="id" fo:country="ID" fo:font-style="normal" fo:font-weight="normal" officeooo:rsid="071a74be" officeooo:paragraph-rsid="071a74be" style:font-style-asian="normal" style:font-weight-asian="normal" style:font-style-complex="normal" style:font-weight-complex="normal"/>
    </style:style>
    <style:style style:name="P128" style:family="paragraph" style:parent-style-name="Standard">
      <style:paragraph-properties fo:line-height="150%"/>
      <style:text-properties style:font-name="Linux Libertine O" fo:language="id" fo:country="ID" fo:font-style="normal" fo:font-weight="normal" officeooo:rsid="05379405" officeooo:paragraph-rsid="06a4c066" style:font-style-asian="normal" style:font-weight-asian="normal" style:font-style-complex="normal" style:font-weight-complex="normal"/>
    </style:style>
    <style:style style:name="P129" style:family="paragraph" style:parent-style-name="Standard">
      <style:text-properties style:font-name="Linux Libertine O" fo:language="id" fo:country="ID" fo:font-style="normal" style:text-underline-style="none" fo:font-weight="normal" officeooo:rsid="004a563e" officeooo:paragraph-rsid="06c06a0e" style:font-style-asian="normal" style:font-weight-asian="normal" style:font-style-complex="normal" style:font-weight-complex="normal"/>
    </style:style>
    <style:style style:name="P130" style:family="paragraph" style:parent-style-name="Standard">
      <style:paragraph-properties fo:line-height="150%"/>
      <style:text-properties style:font-name="Linux Libertine O" fo:language="id" fo:country="ID" fo:font-style="normal" fo:font-weight="bold" officeooo:rsid="04e35ef4" officeooo:paragraph-rsid="04e35ef4" style:font-style-asian="normal" style:font-weight-asian="bold" style:font-style-complex="normal" style:font-weight-complex="bold"/>
    </style:style>
    <style:style style:name="P131" style:family="paragraph" style:parent-style-name="Standard">
      <style:paragraph-properties fo:line-height="150%"/>
      <style:text-properties style:font-name="Linux Libertine O" fo:language="id" fo:country="ID" fo:font-style="normal" fo:font-weight="bold" officeooo:rsid="04e7b306" officeooo:paragraph-rsid="04e7b306" style:font-style-asian="normal" style:font-weight-asian="bold" style:font-style-complex="normal" style:font-weight-complex="bold"/>
    </style:style>
    <style:style style:name="P132" style:family="paragraph" style:parent-style-name="Standard">
      <style:paragraph-properties fo:line-height="150%"/>
      <style:text-properties style:font-name="Linux Libertine O" fo:language="id" fo:country="ID" fo:font-style="normal" fo:font-weight="bold" officeooo:rsid="03c91536" officeooo:paragraph-rsid="03c91536" style:font-style-asian="normal" style:font-weight-asian="bold" style:font-style-complex="normal" style:font-weight-complex="bold"/>
    </style:style>
    <style:style style:name="P133" style:family="paragraph" style:parent-style-name="Standard">
      <style:paragraph-properties fo:line-height="150%"/>
      <style:text-properties style:font-name="Linux Libertine O" fo:language="id" fo:country="ID" fo:font-style="normal" fo:font-weight="bold" officeooo:rsid="066e2e8c" officeooo:paragraph-rsid="066e2e8c" style:font-style-asian="normal" style:font-weight-asian="bold" style:font-style-complex="normal" style:font-weight-complex="bold"/>
    </style:style>
    <style:style style:name="P134" style:family="paragraph" style:parent-style-name="Standard">
      <style:paragraph-properties fo:line-height="150%"/>
      <style:text-properties style:font-name="Linux Libertine O" fo:language="id" fo:country="ID" fo:font-style="normal" fo:font-weight="bold" officeooo:rsid="03734a79" officeooo:paragraph-rsid="03734a79" style:font-style-asian="normal" style:font-weight-asian="bold" style:font-style-complex="normal" style:font-weight-complex="bold"/>
    </style:style>
    <style:style style:name="P135" style:family="paragraph" style:parent-style-name="Standard">
      <style:paragraph-properties fo:line-height="150%"/>
      <style:text-properties style:font-name="Linux Libertine O" fo:language="id" fo:country="ID" fo:font-style="normal" fo:font-weight="bold" officeooo:rsid="03ec9239" officeooo:paragraph-rsid="03ec9239" style:font-style-asian="normal" style:font-weight-asian="bold" style:font-style-complex="normal" style:font-weight-complex="bold"/>
    </style:style>
    <style:style style:name="P136" style:family="paragraph" style:parent-style-name="Standard">
      <style:paragraph-properties fo:line-height="150%"/>
      <style:text-properties style:font-name="Linux Libertine O" fo:language="id" fo:country="ID" fo:font-style="normal" fo:font-weight="bold" officeooo:rsid="0448564a" officeooo:paragraph-rsid="0448564a" style:font-style-asian="normal" style:font-weight-asian="bold" style:font-style-complex="normal" style:font-weight-complex="bold"/>
    </style:style>
    <style:style style:name="P137" style:family="paragraph" style:parent-style-name="Standard">
      <style:paragraph-properties fo:line-height="150%"/>
      <style:text-properties style:font-name="Linux Libertine O" fo:language="id" fo:country="ID" fo:font-style="normal" officeooo:rsid="033e32dd" officeooo:paragraph-rsid="032eafed" style:font-style-asian="normal" style:font-style-complex="normal"/>
    </style:style>
    <style:style style:name="P138" style:family="paragraph" style:parent-style-name="Standard">
      <style:paragraph-properties fo:line-height="150%"/>
      <style:text-properties style:font-name="Linux Libertine O" fo:language="id" fo:country="ID" fo:font-style="normal" officeooo:rsid="03734a79" officeooo:paragraph-rsid="038edbd6" style:font-style-asian="normal" style:font-style-complex="normal"/>
    </style:style>
    <style:style style:name="P139" style:family="paragraph" style:parent-style-name="Standard">
      <style:paragraph-properties fo:line-height="150%"/>
      <style:text-properties style:font-name="Linux Libertine O" fo:language="id" fo:country="ID" fo:font-style="normal" officeooo:rsid="03734a79" officeooo:paragraph-rsid="03a61add" style:font-style-asian="normal" style:font-style-complex="normal"/>
    </style:style>
    <style:style style:name="P140" style:family="paragraph" style:parent-style-name="Standard">
      <style:paragraph-properties fo:line-height="150%"/>
      <style:text-properties style:font-name="Linux Libertine O" fo:language="id" fo:country="ID" fo:font-style="normal" officeooo:rsid="03c109e5" officeooo:paragraph-rsid="03cf48f5" style:font-style-asian="normal" style:font-style-complex="normal"/>
    </style:style>
    <style:style style:name="P141" style:family="paragraph" style:parent-style-name="Standard">
      <style:paragraph-properties fo:line-height="150%"/>
      <style:text-properties style:font-name="Linux Libertine O" fo:font-style="normal" fo:font-weight="bold" officeooo:rsid="018391de" officeooo:paragraph-rsid="018391de" style:font-style-asian="normal" style:font-weight-asian="bold" style:font-style-complex="normal" style:font-weight-complex="bold"/>
    </style:style>
    <style:style style:name="P142" style:family="paragraph" style:parent-style-name="Standard">
      <style:paragraph-properties fo:line-height="150%"/>
      <style:text-properties style:font-name="Linux Libertine O" fo:font-style="normal" officeooo:rsid="02b203fc" officeooo:paragraph-rsid="032eafed" style:font-style-asian="normal" style:font-style-complex="normal"/>
    </style:style>
    <style:style style:name="P143" style:family="paragraph" style:parent-style-name="Standard">
      <style:paragraph-properties fo:line-height="150%"/>
      <style:text-properties style:font-name="Linux Libertine O" fo:font-style="normal" officeooo:rsid="02b203fc" officeooo:paragraph-rsid="0358716f" style:font-style-asian="normal" style:font-style-complex="normal"/>
    </style:style>
    <style:style style:name="P144" style:family="paragraph" style:parent-style-name="Standard">
      <style:paragraph-properties fo:line-height="150%"/>
      <style:text-properties style:font-name="Linux Libertine O" fo:font-style="normal" fo:font-weight="normal" officeooo:rsid="0485877e" officeooo:paragraph-rsid="012fd16e" style:font-style-asian="normal" style:font-weight-asian="normal" style:font-style-complex="normal" style:font-weight-complex="normal"/>
    </style:style>
    <style:style style:name="P145" style:family="paragraph" style:parent-style-name="Footnote">
      <style:text-properties officeooo:rsid="05fcc542" officeooo:paragraph-rsid="0605308a"/>
    </style:style>
    <style:style style:name="P146" style:family="paragraph" style:parent-style-name="Footnote">
      <style:text-properties officeooo:rsid="061bf1c3" officeooo:paragraph-rsid="061bf1c3"/>
    </style:style>
    <style:style style:name="P147" style:family="paragraph" style:parent-style-name="Footnote">
      <style:text-properties officeooo:rsid="062e0380" officeooo:paragraph-rsid="062e0380"/>
    </style:style>
    <style:style style:name="P148" style:family="paragraph" style:parent-style-name="Footnote">
      <style:text-properties officeooo:rsid="065b6002" officeooo:paragraph-rsid="065b6002"/>
    </style:style>
    <style:style style:name="P149" style:family="paragraph" style:parent-style-name="Footnote">
      <style:text-properties officeooo:rsid="065cc53e" officeooo:paragraph-rsid="065cc53e"/>
    </style:style>
    <style:style style:name="P150" style:family="paragraph" style:parent-style-name="Footnote">
      <style:text-properties officeooo:rsid="066ad53c" officeooo:paragraph-rsid="066ad53c"/>
    </style:style>
    <style:style style:name="P151" style:family="paragraph" style:parent-style-name="Footnote">
      <style:text-properties officeooo:rsid="06770694" officeooo:paragraph-rsid="06770694"/>
    </style:style>
    <style:style style:name="P152" style:family="paragraph" style:parent-style-name="Footnote">
      <style:text-properties officeooo:rsid="0679c25e" officeooo:paragraph-rsid="0679c25e"/>
    </style:style>
    <style:style style:name="P153" style:family="paragraph" style:parent-style-name="Footnote">
      <style:text-properties officeooo:paragraph-rsid="0680b7a3"/>
    </style:style>
    <style:style style:name="P154" style:family="paragraph" style:parent-style-name="Footnote">
      <style:text-properties officeooo:paragraph-rsid="06821a80"/>
    </style:style>
    <style:style style:name="P155" style:family="paragraph" style:parent-style-name="Footnote">
      <style:text-properties officeooo:rsid="0683dec4" officeooo:paragraph-rsid="0683dec4"/>
    </style:style>
    <style:style style:name="P156" style:family="paragraph" style:parent-style-name="Footnote">
      <style:text-properties officeooo:rsid="0697363a" officeooo:paragraph-rsid="0697363a"/>
    </style:style>
    <style:style style:name="P157" style:family="paragraph" style:parent-style-name="Footnote">
      <style:text-properties officeooo:rsid="06b27e8b" officeooo:paragraph-rsid="06b27e8b"/>
    </style:style>
    <style:style style:name="P158" style:family="paragraph" style:parent-style-name="Footnote">
      <style:text-properties officeooo:rsid="06b6a48a" officeooo:paragraph-rsid="06b6a48a"/>
    </style:style>
    <style:style style:name="P159" style:family="paragraph" style:parent-style-name="Footnote">
      <style:text-properties officeooo:rsid="003ebd03" officeooo:paragraph-rsid="06e7953a"/>
    </style:style>
    <style:style style:name="P160" style:family="paragraph" style:parent-style-name="Standard">
      <style:paragraph-properties fo:line-height="150%"/>
      <style:text-properties officeooo:rsid="003ebd03" officeooo:paragraph-rsid="003ebd03"/>
    </style:style>
    <style:style style:name="P161" style:family="paragraph" style:parent-style-name="Standard">
      <style:paragraph-properties fo:line-height="150%"/>
      <style:text-properties fo:font-weight="normal" officeooo:rsid="03ed8add" officeooo:paragraph-rsid="03ed8add" style:font-weight-asian="normal" style:font-weight-complex="normal"/>
    </style:style>
    <style:style style:name="P162" style:family="paragraph" style:parent-style-name="Standard">
      <style:paragraph-properties fo:line-height="150%"/>
      <style:text-properties fo:font-weight="bold" officeooo:rsid="018cb293" officeooo:paragraph-rsid="018cb293" style:font-weight-asian="bold" style:font-weight-complex="bold"/>
    </style:style>
    <style:style style:name="P163" style:family="paragraph" style:parent-style-name="Standard">
      <style:paragraph-properties fo:line-height="150%"/>
      <style:text-properties fo:font-weight="bold" officeooo:rsid="034dab1b" officeooo:paragraph-rsid="034dab1b" style:font-weight-asian="bold" style:font-weight-complex="bold"/>
    </style:style>
    <style:style style:name="P164" style:family="paragraph" style:parent-style-name="Standard">
      <style:paragraph-properties fo:line-height="150%"/>
      <style:text-properties officeooo:rsid="003e84ec" officeooo:paragraph-rsid="003e84ec"/>
    </style:style>
    <style:style style:name="P165" style:family="paragraph" style:parent-style-name="Standard">
      <style:paragraph-properties fo:line-height="150%"/>
      <style:text-properties officeooo:rsid="003e84ec" officeooo:paragraph-rsid="047e554e"/>
    </style:style>
    <style:style style:name="P166" style:family="paragraph" style:parent-style-name="Standard">
      <style:paragraph-properties fo:line-height="150%"/>
      <style:text-properties officeooo:rsid="003e84ec" officeooo:paragraph-rsid="036495cb"/>
    </style:style>
    <style:style style:name="P167" style:family="paragraph" style:parent-style-name="Standard">
      <style:paragraph-properties fo:line-height="150%"/>
      <style:text-properties officeooo:rsid="003e84ec" officeooo:paragraph-rsid="0107231a"/>
    </style:style>
    <style:style style:name="P168" style:family="paragraph" style:parent-style-name="Standard">
      <style:paragraph-properties fo:line-height="150%"/>
      <style:text-properties officeooo:rsid="003e84ec" officeooo:paragraph-rsid="048031ad"/>
    </style:style>
    <style:style style:name="P169" style:family="paragraph" style:parent-style-name="Standard">
      <style:paragraph-properties fo:line-height="150%"/>
      <style:text-properties officeooo:rsid="003e84ec" officeooo:paragraph-rsid="018391de"/>
    </style:style>
    <style:style style:name="P170" style:family="paragraph" style:parent-style-name="Standard">
      <style:paragraph-properties fo:line-height="150%"/>
      <style:text-properties officeooo:rsid="003e84ec" officeooo:paragraph-rsid="0287afb6"/>
    </style:style>
    <style:style style:name="P171" style:family="paragraph" style:parent-style-name="Standard">
      <style:paragraph-properties fo:line-height="150%"/>
      <style:text-properties officeooo:rsid="003e84ec" officeooo:paragraph-rsid="02b60648"/>
    </style:style>
    <style:style style:name="P172" style:family="paragraph" style:parent-style-name="Standard">
      <style:paragraph-properties fo:line-height="150%"/>
      <style:text-properties officeooo:rsid="011c1576" officeooo:paragraph-rsid="013a0832"/>
    </style:style>
    <style:style style:name="P173" style:family="paragraph" style:parent-style-name="Standard">
      <style:paragraph-properties fo:line-height="150%"/>
      <style:text-properties officeooo:rsid="011c1576" officeooo:paragraph-rsid="012fd16e"/>
    </style:style>
    <style:style style:name="P174" style:family="paragraph" style:parent-style-name="Standard">
      <style:paragraph-properties fo:line-height="150%"/>
      <style:text-properties officeooo:rsid="02b203fc" officeooo:paragraph-rsid="0353aa7c"/>
    </style:style>
    <style:style style:name="P175" style:family="paragraph" style:parent-style-name="Standard">
      <style:paragraph-properties fo:line-height="150%"/>
      <style:text-properties officeooo:rsid="02b203fc" officeooo:paragraph-rsid="031ce4b1"/>
    </style:style>
    <style:style style:name="T1" style:family="text">
      <style:text-properties fo:font-style="italic" style:font-style-asian="italic" style:font-style-complex="italic"/>
    </style:style>
    <style:style style:name="T2" style:family="text">
      <style:text-properties fo:font-style="italic" officeooo:rsid="0004ce0a" style:font-style-asian="italic" style:font-style-complex="italic"/>
    </style:style>
    <style:style style:name="T3" style:family="text">
      <style:text-properties fo:font-style="italic" officeooo:rsid="00f1b3be" style:font-style-asian="italic" style:font-style-complex="italic"/>
    </style:style>
    <style:style style:name="T4" style:family="text">
      <style:text-properties fo:font-style="italic" officeooo:rsid="00f5bb24" style:font-style-asian="italic" style:font-style-complex="italic"/>
    </style:style>
    <style:style style:name="T5" style:family="text">
      <style:text-properties fo:font-style="italic" officeooo:rsid="00fa0b57" style:font-style-asian="italic" style:font-style-complex="italic"/>
    </style:style>
    <style:style style:name="T6" style:family="text">
      <style:text-properties fo:font-style="italic" officeooo:rsid="00fbccba" style:font-style-asian="italic" style:font-style-complex="italic"/>
    </style:style>
    <style:style style:name="T7" style:family="text">
      <style:text-properties fo:font-style="italic" officeooo:rsid="0034b094" style:font-style-asian="italic" style:font-style-complex="italic"/>
    </style:style>
    <style:style style:name="T8" style:family="text">
      <style:text-properties fo:font-style="italic" officeooo:rsid="0009be4d" style:font-style-asian="italic" style:font-style-complex="italic"/>
    </style:style>
    <style:style style:name="T9" style:family="text">
      <style:text-properties fo:font-style="italic" officeooo:rsid="0277c2df" style:font-style-asian="italic" style:font-style-complex="italic"/>
    </style:style>
    <style:style style:name="T10" style:family="text">
      <style:text-properties fo:font-style="italic" officeooo:rsid="02896b16" style:font-style-asian="italic" style:font-style-complex="italic"/>
    </style:style>
    <style:style style:name="T11" style:family="text">
      <style:text-properties fo:font-style="italic" officeooo:rsid="02b0dee5" style:font-style-asian="italic" style:font-style-complex="italic"/>
    </style:style>
    <style:style style:name="T12" style:family="text">
      <style:text-properties fo:font-style="italic" officeooo:rsid="033d20f8" style:font-style-asian="italic" style:font-style-complex="italic"/>
    </style:style>
    <style:style style:name="T13" style:family="text">
      <style:text-properties fo:font-style="italic" officeooo:rsid="03405cb1" style:font-style-asian="italic" style:font-style-complex="italic"/>
    </style:style>
    <style:style style:name="T14" style:family="text">
      <style:text-properties fo:font-style="italic" officeooo:rsid="0341eda9" style:font-style-asian="italic" style:font-style-complex="italic"/>
    </style:style>
    <style:style style:name="T15" style:family="text">
      <style:text-properties fo:font-style="italic" officeooo:rsid="034714b2" style:font-style-asian="italic" style:font-style-complex="italic"/>
    </style:style>
    <style:style style:name="T16" style:family="text">
      <style:text-properties fo:font-style="italic" officeooo:rsid="034adbf8" style:font-style-asian="italic" style:font-style-complex="italic"/>
    </style:style>
    <style:style style:name="T17" style:family="text">
      <style:text-properties fo:font-style="italic" officeooo:rsid="00f9534f" style:font-style-asian="italic" style:font-style-complex="italic"/>
    </style:style>
    <style:style style:name="T18" style:family="text">
      <style:text-properties fo:font-style="italic" officeooo:rsid="03652873" style:font-style-asian="italic" style:font-style-complex="italic"/>
    </style:style>
    <style:style style:name="T19" style:family="text">
      <style:text-properties fo:font-style="italic" officeooo:rsid="03723ae5" style:font-style-asian="italic" style:font-style-complex="italic"/>
    </style:style>
    <style:style style:name="T20" style:family="text">
      <style:text-properties fo:font-style="italic" officeooo:rsid="0383dafc" style:font-style-asian="italic" style:font-style-complex="italic"/>
    </style:style>
    <style:style style:name="T21" style:family="text">
      <style:text-properties fo:font-style="italic" officeooo:rsid="001b0e2c" style:font-style-asian="italic" style:font-style-complex="italic"/>
    </style:style>
    <style:style style:name="T22" style:family="text">
      <style:text-properties fo:font-style="italic" officeooo:rsid="03ec9239" style:font-style-asian="italic" style:font-style-complex="italic"/>
    </style:style>
    <style:style style:name="T23" style:family="text">
      <style:text-properties fo:font-style="italic" officeooo:rsid="03f68c9d" style:font-style-asian="italic" style:font-style-complex="italic"/>
    </style:style>
    <style:style style:name="T24" style:family="text">
      <style:text-properties fo:font-style="italic" officeooo:rsid="04228077" style:font-style-asian="italic" style:font-style-complex="italic"/>
    </style:style>
    <style:style style:name="T25" style:family="text">
      <style:text-properties fo:font-style="italic" officeooo:rsid="04385a07" style:font-style-asian="italic" style:font-style-complex="italic"/>
    </style:style>
    <style:style style:name="T26" style:family="text">
      <style:text-properties fo:font-style="italic" officeooo:rsid="04499767" style:font-style-asian="italic" style:font-style-complex="italic"/>
    </style:style>
    <style:style style:name="T27" style:family="text">
      <style:text-properties fo:font-style="italic" officeooo:rsid="0463eb12" style:font-style-asian="italic" style:font-style-complex="italic"/>
    </style:style>
    <style:style style:name="T28" style:family="text">
      <style:text-properties fo:font-style="italic" officeooo:rsid="047f873f" style:font-style-asian="italic" style:font-style-complex="italic"/>
    </style:style>
    <style:style style:name="T29" style:family="text">
      <style:text-properties fo:font-style="italic" officeooo:rsid="0492e8e5" style:font-style-asian="italic" style:font-style-complex="italic"/>
    </style:style>
    <style:style style:name="T30" style:family="text">
      <style:text-properties fo:font-style="italic" officeooo:rsid="0496ebf2" style:font-style-asian="italic" style:font-style-complex="italic"/>
    </style:style>
    <style:style style:name="T31" style:family="text">
      <style:text-properties fo:font-style="italic" officeooo:rsid="04a0ea00" style:font-style-asian="italic" style:font-style-complex="italic"/>
    </style:style>
    <style:style style:name="T32" style:family="text">
      <style:text-properties fo:font-style="italic" officeooo:rsid="04a29381" style:font-style-asian="italic" style:font-style-complex="italic"/>
    </style:style>
    <style:style style:name="T33" style:family="text">
      <style:text-properties fo:font-style="italic" officeooo:rsid="04a6a8ee" style:font-style-asian="italic" style:font-style-complex="italic"/>
    </style:style>
    <style:style style:name="T34" style:family="text">
      <style:text-properties fo:font-style="italic" officeooo:rsid="04ac2d66" style:font-style-asian="italic" style:font-style-complex="italic"/>
    </style:style>
    <style:style style:name="T35" style:family="text">
      <style:text-properties fo:font-style="italic" officeooo:rsid="04b560b7" style:font-style-asian="italic" style:font-style-complex="italic"/>
    </style:style>
    <style:style style:name="T36" style:family="text">
      <style:text-properties fo:font-style="italic" officeooo:rsid="04b6b7f6" style:font-style-asian="italic" style:font-style-complex="italic"/>
    </style:style>
    <style:style style:name="T37" style:family="text">
      <style:text-properties fo:font-style="italic" officeooo:rsid="04c3ac0d" style:font-style-asian="italic" style:font-style-complex="italic"/>
    </style:style>
    <style:style style:name="T38" style:family="text">
      <style:text-properties fo:font-style="italic" officeooo:rsid="04c59639" style:font-style-asian="italic" style:font-style-complex="italic"/>
    </style:style>
    <style:style style:name="T39" style:family="text">
      <style:text-properties fo:font-style="italic" officeooo:rsid="04c94841" style:font-style-asian="italic" style:font-style-complex="italic"/>
    </style:style>
    <style:style style:name="T40" style:family="text">
      <style:text-properties fo:font-style="italic" officeooo:rsid="04cd8899" style:font-style-asian="italic" style:font-style-complex="italic"/>
    </style:style>
    <style:style style:name="T41" style:family="text">
      <style:text-properties fo:font-style="italic" officeooo:rsid="04d0f18e" style:font-style-asian="italic" style:font-style-complex="italic"/>
    </style:style>
    <style:style style:name="T42" style:family="text">
      <style:text-properties fo:font-style="italic" officeooo:rsid="04d21627" style:font-style-asian="italic" style:font-style-complex="italic"/>
    </style:style>
    <style:style style:name="T43" style:family="text">
      <style:text-properties fo:font-style="italic" officeooo:rsid="04d551b2" style:font-style-asian="italic" style:font-style-complex="italic"/>
    </style:style>
    <style:style style:name="T44" style:family="text">
      <style:text-properties fo:font-style="italic" officeooo:rsid="04d7325e" style:font-style-asian="italic" style:font-style-complex="italic"/>
    </style:style>
    <style:style style:name="T45" style:family="text">
      <style:text-properties fo:font-style="italic" officeooo:rsid="04d79bf0" style:font-style-asian="italic" style:font-style-complex="italic"/>
    </style:style>
    <style:style style:name="T46" style:family="text">
      <style:text-properties fo:font-style="italic" officeooo:rsid="04d958d4" style:font-style-asian="italic" style:font-style-complex="italic"/>
    </style:style>
    <style:style style:name="T47" style:family="text">
      <style:text-properties fo:font-style="italic" officeooo:rsid="04dd0026" style:font-style-asian="italic" style:font-style-complex="italic"/>
    </style:style>
    <style:style style:name="T48" style:family="text">
      <style:text-properties fo:font-style="italic" officeooo:rsid="04dd1974" style:font-style-asian="italic" style:font-style-complex="italic"/>
    </style:style>
    <style:style style:name="T49" style:family="text">
      <style:text-properties fo:font-style="italic" officeooo:rsid="04dd26b8" style:font-style-asian="italic" style:font-style-complex="italic"/>
    </style:style>
    <style:style style:name="T50" style:family="text">
      <style:text-properties fo:font-style="italic" officeooo:rsid="04ddd55d" style:font-style-asian="italic" style:font-style-complex="italic"/>
    </style:style>
    <style:style style:name="T51" style:family="text">
      <style:text-properties fo:font-style="italic" officeooo:rsid="04dfce01" style:font-style-asian="italic" style:font-style-complex="italic"/>
    </style:style>
    <style:style style:name="T52" style:family="text">
      <style:text-properties fo:font-style="italic" officeooo:rsid="054f9ad1" style:font-style-asian="italic" style:font-style-complex="italic"/>
    </style:style>
    <style:style style:name="T53" style:family="text">
      <style:text-properties fo:font-style="italic" officeooo:rsid="0550df85" style:font-style-asian="italic" style:font-style-complex="italic"/>
    </style:style>
    <style:style style:name="T54" style:family="text">
      <style:text-properties fo:font-style="italic" officeooo:rsid="05526f1e" style:font-style-asian="italic" style:font-style-complex="italic"/>
    </style:style>
    <style:style style:name="T55" style:family="text">
      <style:text-properties fo:font-style="italic" officeooo:rsid="0585e03e" style:font-style-asian="italic" style:font-style-complex="italic"/>
    </style:style>
    <style:style style:name="T56" style:family="text">
      <style:text-properties fo:font-style="italic" officeooo:rsid="0586fd66" style:font-style-asian="italic" style:font-style-complex="italic"/>
    </style:style>
    <style:style style:name="T57" style:family="text">
      <style:text-properties fo:font-style="italic" officeooo:rsid="0589f28d" style:font-style-asian="italic" style:font-style-complex="italic"/>
    </style:style>
    <style:style style:name="T58" style:family="text">
      <style:text-properties fo:font-style="italic" officeooo:rsid="058dbd6c" style:font-style-asian="italic" style:font-style-complex="italic"/>
    </style:style>
    <style:style style:name="T59" style:family="text">
      <style:text-properties fo:font-style="italic" officeooo:rsid="0590e9b2" style:font-style-asian="italic" style:font-style-complex="italic"/>
    </style:style>
    <style:style style:name="T60" style:family="text">
      <style:text-properties fo:font-style="italic" officeooo:rsid="05926ec5" style:font-style-asian="italic" style:font-style-complex="italic"/>
    </style:style>
    <style:style style:name="T61" style:family="text">
      <style:text-properties fo:font-style="italic" officeooo:rsid="05c87a92" style:font-style-asian="italic" style:font-style-complex="italic"/>
    </style:style>
    <style:style style:name="T62" style:family="text">
      <style:text-properties fo:font-style="italic" officeooo:rsid="00f91eea" style:font-style-asian="italic" style:font-style-complex="italic"/>
    </style:style>
    <style:style style:name="T63" style:family="text">
      <style:text-properties fo:font-style="italic" officeooo:rsid="05ee9a67" style:font-style-asian="italic" style:font-style-complex="italic"/>
    </style:style>
    <style:style style:name="T64" style:family="text">
      <style:text-properties fo:font-style="italic" officeooo:rsid="05eefe26" style:font-style-asian="italic" style:font-style-complex="italic"/>
    </style:style>
    <style:style style:name="T65" style:family="text">
      <style:text-properties fo:font-style="italic" officeooo:rsid="06038898" style:font-style-asian="italic" style:font-style-complex="italic"/>
    </style:style>
    <style:style style:name="T66" style:family="text">
      <style:text-properties fo:font-style="italic" officeooo:rsid="061a4ba5" style:font-style-asian="italic" style:font-style-complex="italic"/>
    </style:style>
    <style:style style:name="T67" style:family="text">
      <style:text-properties fo:font-style="italic" officeooo:rsid="061bf1c3" style:font-style-asian="italic" style:font-style-complex="italic"/>
    </style:style>
    <style:style style:name="T68" style:family="text">
      <style:text-properties fo:font-style="italic" officeooo:rsid="05e2ae1c" style:font-style-asian="italic" style:font-style-complex="italic"/>
    </style:style>
    <style:style style:name="T69" style:family="text">
      <style:text-properties fo:font-style="italic" officeooo:rsid="062a27a3" style:font-style-asian="italic" style:font-style-complex="italic"/>
    </style:style>
    <style:style style:name="T70" style:family="text">
      <style:text-properties fo:font-style="italic" officeooo:rsid="062f6a40" style:font-style-asian="italic" style:font-style-complex="italic"/>
    </style:style>
    <style:style style:name="T71" style:family="text">
      <style:text-properties fo:font-style="italic" officeooo:rsid="0632aeca" style:font-style-asian="italic" style:font-style-complex="italic"/>
    </style:style>
    <style:style style:name="T72" style:family="text">
      <style:text-properties fo:font-style="italic" officeooo:rsid="06434def" style:font-style-asian="italic" style:font-style-complex="italic"/>
    </style:style>
    <style:style style:name="T73" style:family="text">
      <style:text-properties fo:font-style="italic" officeooo:rsid="06438873" style:font-style-asian="italic" style:font-style-complex="italic"/>
    </style:style>
    <style:style style:name="T74" style:family="text">
      <style:text-properties fo:font-style="italic" officeooo:rsid="066ad340" style:font-style-asian="italic" style:font-style-complex="italic"/>
    </style:style>
    <style:style style:name="T75" style:family="text">
      <style:text-properties fo:font-style="italic" officeooo:rsid="0675b2ac" style:font-style-asian="italic" style:font-style-complex="italic"/>
    </style:style>
    <style:style style:name="T76" style:family="text">
      <style:text-properties fo:font-style="italic" officeooo:rsid="06780213" style:font-style-asian="italic" style:font-style-complex="italic"/>
    </style:style>
    <style:style style:name="T77" style:family="text">
      <style:text-properties fo:font-style="italic" officeooo:rsid="067b417e" style:font-style-asian="italic" style:font-style-complex="italic"/>
    </style:style>
    <style:style style:name="T78" style:family="text">
      <style:text-properties fo:font-style="italic" officeooo:rsid="067df530" style:font-style-asian="italic" style:font-style-complex="italic"/>
    </style:style>
    <style:style style:name="T79" style:family="text">
      <style:text-properties fo:font-style="italic" officeooo:rsid="04ad62eb" style:font-style-asian="italic" style:font-style-complex="italic"/>
    </style:style>
    <style:style style:name="T80" style:family="text">
      <style:text-properties fo:font-style="italic" officeooo:rsid="069f0e8a" style:font-style-asian="italic" style:font-style-complex="italic"/>
    </style:style>
    <style:style style:name="T81" style:family="text">
      <style:text-properties fo:font-style="italic" officeooo:rsid="06a24ff4" style:font-style-asian="italic" style:font-style-complex="italic"/>
    </style:style>
    <style:style style:name="T82" style:family="text">
      <style:text-properties fo:font-style="italic" officeooo:rsid="06b38fe7" style:font-style-asian="italic" style:font-style-complex="italic"/>
    </style:style>
    <style:style style:name="T83" style:family="text">
      <style:text-properties fo:font-style="italic" officeooo:rsid="06b5647e" style:font-style-asian="italic" style:font-style-complex="italic"/>
    </style:style>
    <style:style style:name="T84" style:family="text">
      <style:text-properties fo:font-style="italic" officeooo:rsid="06b75e5b" style:font-style-asian="italic" style:font-style-complex="italic"/>
    </style:style>
    <style:style style:name="T85" style:family="text">
      <style:text-properties fo:font-style="italic" officeooo:rsid="06d24348" style:font-style-asian="italic" style:font-style-complex="italic"/>
    </style:style>
    <style:style style:name="T86" style:family="text">
      <style:text-properties fo:font-style="italic" officeooo:rsid="06e16a70" style:font-style-asian="italic" style:font-style-complex="italic"/>
    </style:style>
    <style:style style:name="T87" style:family="text">
      <style:text-properties fo:font-style="italic" officeooo:rsid="05f0f018" style:font-style-asian="italic" style:font-style-complex="italic"/>
    </style:style>
    <style:style style:name="T88" style:family="text">
      <style:text-properties fo:font-style="italic" style:text-underline-style="none" style:font-style-asian="italic" style:font-style-complex="italic"/>
    </style:style>
    <style:style style:name="T89" style:family="text">
      <style:text-properties fo:font-style="italic" style:text-underline-style="none" officeooo:rsid="02daaaf1" style:font-style-asian="italic" style:font-style-complex="italic"/>
    </style:style>
    <style:style style:name="T90" style:family="text">
      <style:text-properties fo:font-style="italic" fo:font-weight="normal" officeooo:rsid="03d3f830" style:font-style-asian="italic" style:font-weight-asian="normal" style:font-style-complex="italic" style:font-weight-complex="normal"/>
    </style:style>
    <style:style style:name="T91" style:family="text">
      <style:text-properties fo:font-style="italic" fo:font-weight="normal" officeooo:rsid="03d03be0" style:font-style-asian="italic" style:font-weight-asian="normal" style:font-style-complex="italic" style:font-weight-complex="normal"/>
    </style:style>
    <style:style style:name="T92" style:family="text">
      <style:text-properties fo:font-style="italic" fo:font-weight="normal" officeooo:rsid="03d69186" style:font-style-asian="italic" style:font-weight-asian="normal" style:font-style-complex="italic" style:font-weight-complex="normal"/>
    </style:style>
    <style:style style:name="T93" style:family="text">
      <style:text-properties fo:font-style="normal" style:font-style-asian="normal" style:font-style-complex="normal"/>
    </style:style>
    <style:style style:name="T94" style:family="text">
      <style:text-properties fo:font-style="normal" officeooo:rsid="0004ce0a" style:font-style-asian="normal" style:font-style-complex="normal"/>
    </style:style>
    <style:style style:name="T95" style:family="text">
      <style:text-properties fo:font-style="normal" officeooo:rsid="003fb2e1" style:font-style-asian="normal" style:font-style-complex="normal"/>
    </style:style>
    <style:style style:name="T96" style:family="text">
      <style:text-properties fo:font-style="normal" officeooo:rsid="00f1b3be" style:font-style-asian="normal" style:font-style-complex="normal"/>
    </style:style>
    <style:style style:name="T97" style:family="text">
      <style:text-properties fo:font-style="normal" officeooo:rsid="00f35214" style:font-style-asian="normal" style:font-style-complex="normal"/>
    </style:style>
    <style:style style:name="T98" style:family="text">
      <style:text-properties fo:font-style="normal" officeooo:rsid="00f3572c" style:font-style-asian="normal" style:font-style-complex="normal"/>
    </style:style>
    <style:style style:name="T99" style:family="text">
      <style:text-properties fo:font-style="normal" officeooo:rsid="00f53681" style:font-style-asian="normal" style:font-style-complex="normal"/>
    </style:style>
    <style:style style:name="T100" style:family="text">
      <style:text-properties fo:font-style="normal" officeooo:rsid="00f5bb24" style:font-style-asian="normal" style:font-style-complex="normal"/>
    </style:style>
    <style:style style:name="T101" style:family="text">
      <style:text-properties fo:font-style="normal" officeooo:rsid="00f66d69" style:font-style-asian="normal" style:font-style-complex="normal"/>
    </style:style>
    <style:style style:name="T102" style:family="text">
      <style:text-properties fo:font-style="normal" officeooo:rsid="00f75004" style:font-style-asian="normal" style:font-style-complex="normal"/>
    </style:style>
    <style:style style:name="T103" style:family="text">
      <style:text-properties fo:font-style="normal" officeooo:rsid="00f90e10" style:font-style-asian="normal" style:font-style-complex="normal"/>
    </style:style>
    <style:style style:name="T104" style:family="text">
      <style:text-properties fo:font-style="normal" officeooo:rsid="00f9534f" style:font-style-asian="normal" style:font-style-complex="normal"/>
    </style:style>
    <style:style style:name="T105" style:family="text">
      <style:text-properties fo:font-style="normal" officeooo:rsid="00fa0b57" style:font-style-asian="normal" style:font-style-complex="normal"/>
    </style:style>
    <style:style style:name="T106" style:family="text">
      <style:text-properties fo:font-style="normal" officeooo:rsid="00fad8be" style:font-style-asian="normal" style:font-style-complex="normal"/>
    </style:style>
    <style:style style:name="T107" style:family="text">
      <style:text-properties fo:font-style="normal" officeooo:rsid="00fbccba" style:font-style-asian="normal" style:font-style-complex="normal"/>
    </style:style>
    <style:style style:name="T108" style:family="text">
      <style:text-properties fo:font-style="normal" officeooo:rsid="01105ec1" style:font-style-asian="normal" style:font-style-complex="normal"/>
    </style:style>
    <style:style style:name="T109" style:family="text">
      <style:text-properties fo:font-style="normal" officeooo:rsid="011ea3b1" style:font-style-asian="normal" style:font-style-complex="normal"/>
    </style:style>
    <style:style style:name="T110" style:family="text">
      <style:text-properties fo:font-style="normal" officeooo:rsid="0032c90f" style:font-style-asian="normal" style:font-style-complex="normal"/>
    </style:style>
    <style:style style:name="T111" style:family="text">
      <style:text-properties fo:font-style="normal" officeooo:rsid="0034b094" style:font-style-asian="normal" style:font-style-complex="normal"/>
    </style:style>
    <style:style style:name="T112" style:family="text">
      <style:text-properties fo:font-style="normal" officeooo:rsid="0009be4d" style:font-style-asian="normal" style:font-style-complex="normal"/>
    </style:style>
    <style:style style:name="T113" style:family="text">
      <style:text-properties fo:font-style="normal" officeooo:rsid="0277c2df" style:font-style-asian="normal" style:font-style-complex="normal"/>
    </style:style>
    <style:style style:name="T114" style:family="text">
      <style:text-properties fo:font-style="normal" officeooo:rsid="027b9dca" style:font-style-asian="normal" style:font-style-complex="normal"/>
    </style:style>
    <style:style style:name="T115" style:family="text">
      <style:text-properties fo:font-style="normal" officeooo:rsid="027ce272" style:font-style-asian="normal" style:font-style-complex="normal"/>
    </style:style>
    <style:style style:name="T116" style:family="text">
      <style:text-properties fo:font-style="normal" officeooo:rsid="027ecd2a" style:font-style-asian="normal" style:font-style-complex="normal"/>
    </style:style>
    <style:style style:name="T117" style:family="text">
      <style:text-properties fo:font-style="normal" officeooo:rsid="02896b16" style:font-style-asian="normal" style:font-style-complex="normal"/>
    </style:style>
    <style:style style:name="T118" style:family="text">
      <style:text-properties fo:font-style="normal" officeooo:rsid="028cb5c8" style:font-style-asian="normal" style:font-style-complex="normal"/>
    </style:style>
    <style:style style:name="T119" style:family="text">
      <style:text-properties fo:font-style="normal" officeooo:rsid="02b0dee5" style:font-style-asian="normal" style:font-style-complex="normal"/>
    </style:style>
    <style:style style:name="T120" style:family="text">
      <style:text-properties fo:font-style="normal" officeooo:rsid="02b18eeb" style:font-style-asian="normal" style:font-style-complex="normal"/>
    </style:style>
    <style:style style:name="T121" style:family="text">
      <style:text-properties fo:font-style="normal" officeooo:rsid="02b7fb4e" style:font-style-asian="normal" style:font-style-complex="normal"/>
    </style:style>
    <style:style style:name="T122" style:family="text">
      <style:text-properties fo:font-style="normal" officeooo:rsid="02c90c49" style:font-style-asian="normal" style:font-style-complex="normal"/>
    </style:style>
    <style:style style:name="T123" style:family="text">
      <style:text-properties fo:font-style="normal" officeooo:rsid="02e36e58" style:font-style-asian="normal" style:font-style-complex="normal"/>
    </style:style>
    <style:style style:name="T124" style:family="text">
      <style:text-properties fo:font-style="normal" officeooo:rsid="031ce4b1" style:font-style-asian="normal" style:font-style-complex="normal"/>
    </style:style>
    <style:style style:name="T125" style:family="text">
      <style:text-properties fo:font-style="normal" officeooo:rsid="031f5bf2" style:font-style-asian="normal" style:font-style-complex="normal"/>
    </style:style>
    <style:style style:name="T126" style:family="text">
      <style:text-properties fo:font-style="normal" officeooo:rsid="033c2e00" style:font-style-asian="normal" style:font-style-complex="normal"/>
    </style:style>
    <style:style style:name="T127" style:family="text">
      <style:text-properties fo:font-style="normal" officeooo:rsid="033d20f8" style:font-style-asian="normal" style:font-style-complex="normal"/>
    </style:style>
    <style:style style:name="T128" style:family="text">
      <style:text-properties fo:font-style="normal" officeooo:rsid="033f3daa" style:font-style-asian="normal" style:font-style-complex="normal"/>
    </style:style>
    <style:style style:name="T129" style:family="text">
      <style:text-properties fo:font-style="normal" officeooo:rsid="03405cb1" style:font-style-asian="normal" style:font-style-complex="normal"/>
    </style:style>
    <style:style style:name="T130" style:family="text">
      <style:text-properties fo:font-style="normal" officeooo:rsid="0341eda9" style:font-style-asian="normal" style:font-style-complex="normal"/>
    </style:style>
    <style:style style:name="T131" style:family="text">
      <style:text-properties fo:font-style="normal" officeooo:rsid="0342b919" style:font-style-asian="normal" style:font-style-complex="normal"/>
    </style:style>
    <style:style style:name="T132" style:family="text">
      <style:text-properties fo:font-style="normal" officeooo:rsid="0342ee61" style:font-style-asian="normal" style:font-style-complex="normal"/>
    </style:style>
    <style:style style:name="T133" style:family="text">
      <style:text-properties fo:font-style="normal" officeooo:rsid="0345ef32" style:font-style-asian="normal" style:font-style-complex="normal"/>
    </style:style>
    <style:style style:name="T134" style:family="text">
      <style:text-properties fo:font-style="normal" officeooo:rsid="034714b2" style:font-style-asian="normal" style:font-style-complex="normal"/>
    </style:style>
    <style:style style:name="T135" style:family="text">
      <style:text-properties fo:font-style="normal" officeooo:rsid="034a77e7" style:font-style-asian="normal" style:font-style-complex="normal"/>
    </style:style>
    <style:style style:name="T136" style:family="text">
      <style:text-properties fo:font-style="normal" officeooo:rsid="034ab660" style:font-style-asian="normal" style:font-style-complex="normal"/>
    </style:style>
    <style:style style:name="T137" style:family="text">
      <style:text-properties fo:font-style="normal" officeooo:rsid="034adbf8" style:font-style-asian="normal" style:font-style-complex="normal"/>
    </style:style>
    <style:style style:name="T138" style:family="text">
      <style:text-properties fo:font-style="normal" officeooo:rsid="034dab1b" style:font-style-asian="normal" style:font-style-complex="normal"/>
    </style:style>
    <style:style style:name="T139" style:family="text">
      <style:text-properties fo:font-style="normal" officeooo:rsid="0362d8cb" style:font-style-asian="normal" style:font-style-complex="normal"/>
    </style:style>
    <style:style style:name="T140" style:family="text">
      <style:text-properties fo:font-style="normal" officeooo:rsid="03652873" style:font-style-asian="normal" style:font-style-complex="normal"/>
    </style:style>
    <style:style style:name="T141" style:family="text">
      <style:text-properties fo:font-style="normal" officeooo:rsid="0366ba96" style:font-style-asian="normal" style:font-style-complex="normal"/>
    </style:style>
    <style:style style:name="T142" style:family="text">
      <style:text-properties fo:font-style="normal" officeooo:rsid="036a0838" style:font-style-asian="normal" style:font-style-complex="normal"/>
    </style:style>
    <style:style style:name="T143" style:family="text">
      <style:text-properties fo:font-style="normal" officeooo:rsid="036a28d1" style:font-style-asian="normal" style:font-style-complex="normal"/>
    </style:style>
    <style:style style:name="T144" style:family="text">
      <style:text-properties fo:font-style="normal" officeooo:rsid="036c1aa9" style:font-style-asian="normal" style:font-style-complex="normal"/>
    </style:style>
    <style:style style:name="T145" style:family="text">
      <style:text-properties fo:font-style="normal" officeooo:rsid="03723ae5" style:font-style-asian="normal" style:font-style-complex="normal"/>
    </style:style>
    <style:style style:name="T146" style:family="text">
      <style:text-properties fo:font-style="normal" officeooo:rsid="0383dafc" style:font-style-asian="normal" style:font-style-complex="normal"/>
    </style:style>
    <style:style style:name="T147" style:family="text">
      <style:text-properties fo:font-style="normal" officeooo:rsid="001b0e2c" style:font-style-asian="normal" style:font-style-complex="normal"/>
    </style:style>
    <style:style style:name="T148" style:family="text">
      <style:text-properties fo:font-style="normal" officeooo:rsid="001b3986" style:font-style-asian="normal" style:font-style-complex="normal"/>
    </style:style>
    <style:style style:name="T149" style:family="text">
      <style:text-properties fo:font-style="normal" officeooo:rsid="03ad6ee1" style:font-style-asian="normal" style:font-style-complex="normal"/>
    </style:style>
    <style:style style:name="T150" style:family="text">
      <style:text-properties fo:font-style="normal" officeooo:rsid="04762698" style:font-style-asian="normal" style:font-style-complex="normal"/>
    </style:style>
    <style:style style:name="T151" style:family="text">
      <style:text-properties fo:font-style="normal" officeooo:rsid="04773772" style:font-style-asian="normal" style:font-style-complex="normal"/>
    </style:style>
    <style:style style:name="T152" style:family="text">
      <style:text-properties fo:font-style="normal" officeooo:rsid="047932bc" style:font-style-asian="normal" style:font-style-complex="normal"/>
    </style:style>
    <style:style style:name="T153" style:family="text">
      <style:text-properties fo:font-style="normal" officeooo:rsid="047c241f" style:font-style-asian="normal" style:font-style-complex="normal"/>
    </style:style>
    <style:style style:name="T154" style:family="text">
      <style:text-properties fo:font-style="normal" officeooo:rsid="047da148" style:font-style-asian="normal" style:font-style-complex="normal"/>
    </style:style>
    <style:style style:name="T155" style:family="text">
      <style:text-properties fo:font-style="normal" officeooo:rsid="047e554e" style:font-style-asian="normal" style:font-style-complex="normal"/>
    </style:style>
    <style:style style:name="T156" style:family="text">
      <style:text-properties fo:font-style="normal" officeooo:rsid="047f873f" style:font-style-asian="normal" style:font-style-complex="normal"/>
    </style:style>
    <style:style style:name="T157" style:family="text">
      <style:text-properties fo:font-style="normal" officeooo:rsid="048bab6c" style:font-style-asian="normal" style:font-style-complex="normal"/>
    </style:style>
    <style:style style:name="T158" style:family="text">
      <style:text-properties fo:font-style="normal" officeooo:rsid="0492e8e5" style:font-style-asian="normal" style:font-style-complex="normal"/>
    </style:style>
    <style:style style:name="T159" style:family="text">
      <style:text-properties fo:font-style="normal" officeooo:rsid="0495c0a8" style:font-style-asian="normal" style:font-style-complex="normal"/>
    </style:style>
    <style:style style:name="T160" style:family="text">
      <style:text-properties fo:font-style="normal" officeooo:rsid="0496ebf2" style:font-style-asian="normal" style:font-style-complex="normal"/>
    </style:style>
    <style:style style:name="T161" style:family="text">
      <style:text-properties fo:font-style="normal" officeooo:rsid="04a0ea00" style:font-style-asian="normal" style:font-style-complex="normal"/>
    </style:style>
    <style:style style:name="T162" style:family="text">
      <style:text-properties fo:font-style="normal" officeooo:rsid="04afd71c" style:font-style-asian="normal" style:font-style-complex="normal"/>
    </style:style>
    <style:style style:name="T163" style:family="text">
      <style:text-properties fo:font-style="normal" officeooo:rsid="04b126d0" style:font-style-asian="normal" style:font-style-complex="normal"/>
    </style:style>
    <style:style style:name="T164" style:family="text">
      <style:text-properties fo:font-style="normal" officeooo:rsid="04bacd55" style:font-style-asian="normal" style:font-style-complex="normal"/>
    </style:style>
    <style:style style:name="T165" style:family="text">
      <style:text-properties fo:font-style="normal" officeooo:rsid="04c3ac0d" style:font-style-asian="normal" style:font-style-complex="normal"/>
    </style:style>
    <style:style style:name="T166" style:family="text">
      <style:text-properties fo:font-style="normal" officeooo:rsid="04cd8899" style:font-style-asian="normal" style:font-style-complex="normal"/>
    </style:style>
    <style:style style:name="T167" style:family="text">
      <style:text-properties fo:font-style="normal" officeooo:rsid="04d21627" style:font-style-asian="normal" style:font-style-complex="normal"/>
    </style:style>
    <style:style style:name="T168" style:family="text">
      <style:text-properties fo:font-style="normal" officeooo:rsid="04d7325e" style:font-style-asian="normal" style:font-style-complex="normal"/>
    </style:style>
    <style:style style:name="T169" style:family="text">
      <style:text-properties fo:font-style="normal" officeooo:rsid="04ddd55d" style:font-style-asian="normal" style:font-style-complex="normal"/>
    </style:style>
    <style:style style:name="T170" style:family="text">
      <style:text-properties fo:font-style="normal" officeooo:rsid="054ac275" style:font-style-asian="normal" style:font-style-complex="normal"/>
    </style:style>
    <style:style style:name="T171" style:family="text">
      <style:text-properties fo:font-style="normal" officeooo:rsid="0586fd66" style:font-style-asian="normal" style:font-style-complex="normal"/>
    </style:style>
    <style:style style:name="T172" style:family="text">
      <style:text-properties fo:font-style="normal" officeooo:rsid="05ac4d8b" style:font-style-asian="normal" style:font-style-complex="normal"/>
    </style:style>
    <style:style style:name="T173" style:family="text">
      <style:text-properties fo:font-style="normal" officeooo:rsid="05c2c9a0" style:font-style-asian="normal" style:font-style-complex="normal"/>
    </style:style>
    <style:style style:name="T174" style:family="text">
      <style:text-properties fo:font-style="normal" officeooo:rsid="05c350dc" style:font-style-asian="normal" style:font-style-complex="normal"/>
    </style:style>
    <style:style style:name="T175" style:family="text">
      <style:text-properties fo:font-style="normal" officeooo:rsid="05c4e200" style:font-style-asian="normal" style:font-style-complex="normal"/>
    </style:style>
    <style:style style:name="T176" style:family="text">
      <style:text-properties fo:font-style="normal" officeooo:rsid="05c87a92" style:font-style-asian="normal" style:font-style-complex="normal"/>
    </style:style>
    <style:style style:name="T177" style:family="text">
      <style:text-properties fo:font-style="normal" officeooo:rsid="00f8317d" style:font-style-asian="normal" style:font-style-complex="normal"/>
    </style:style>
    <style:style style:name="T178" style:family="text">
      <style:text-properties fo:font-style="normal" officeooo:rsid="00f91eea" style:font-style-asian="normal" style:font-style-complex="normal"/>
    </style:style>
    <style:style style:name="T179" style:family="text">
      <style:text-properties fo:font-style="normal" officeooo:rsid="00fa5e55" style:font-style-asian="normal" style:font-style-complex="normal"/>
    </style:style>
    <style:style style:name="T180" style:family="text">
      <style:text-properties fo:font-style="normal" officeooo:rsid="05f20fc7" style:font-style-asian="normal" style:font-style-complex="normal"/>
    </style:style>
    <style:style style:name="T181" style:family="text">
      <style:text-properties fo:font-style="normal" officeooo:rsid="01125c4b" style:font-style-asian="normal" style:font-style-complex="normal"/>
    </style:style>
    <style:style style:name="T182" style:family="text">
      <style:text-properties fo:font-style="normal" officeooo:rsid="0114ae0e" style:font-style-asian="normal" style:font-style-complex="normal"/>
    </style:style>
    <style:style style:name="T183" style:family="text">
      <style:text-properties fo:font-style="normal" officeooo:rsid="010c8dd4" style:font-style-asian="normal" style:font-style-complex="normal"/>
    </style:style>
    <style:style style:name="T184" style:family="text">
      <style:text-properties fo:font-style="normal" officeooo:rsid="06038898" style:font-style-asian="normal" style:font-style-complex="normal"/>
    </style:style>
    <style:style style:name="T185" style:family="text">
      <style:text-properties fo:font-style="normal" officeooo:rsid="0605308a" style:font-style-asian="normal" style:font-style-complex="normal"/>
    </style:style>
    <style:style style:name="T186" style:family="text">
      <style:text-properties fo:font-style="normal" officeooo:rsid="061c56f1" style:font-style-asian="normal" style:font-style-complex="normal"/>
    </style:style>
    <style:style style:name="T187" style:family="text">
      <style:text-properties fo:font-style="normal" officeooo:rsid="061eb04b" style:font-style-asian="normal" style:font-style-complex="normal"/>
    </style:style>
    <style:style style:name="T188" style:family="text">
      <style:text-properties fo:font-style="normal" officeooo:rsid="061bf1c3" style:font-style-asian="normal" style:font-style-complex="normal"/>
    </style:style>
    <style:style style:name="T189" style:family="text">
      <style:text-properties fo:font-style="normal" officeooo:rsid="062f6a40" style:font-style-asian="normal" style:font-style-complex="normal"/>
    </style:style>
    <style:style style:name="T190" style:family="text">
      <style:text-properties fo:font-style="normal" officeooo:rsid="0630b0ca" style:font-style-asian="normal" style:font-style-complex="normal"/>
    </style:style>
    <style:style style:name="T191" style:family="text">
      <style:text-properties fo:font-style="normal" officeooo:rsid="0632aeca" style:font-style-asian="normal" style:font-style-complex="normal"/>
    </style:style>
    <style:style style:name="T192" style:family="text">
      <style:text-properties fo:font-style="normal" officeooo:rsid="063367c3" style:font-style-asian="normal" style:font-style-complex="normal"/>
    </style:style>
    <style:style style:name="T193" style:family="text">
      <style:text-properties fo:font-style="normal" officeooo:rsid="065e53e3" style:font-style-asian="normal" style:font-style-complex="normal"/>
    </style:style>
    <style:style style:name="T194" style:family="text">
      <style:text-properties fo:font-style="normal" officeooo:rsid="068a0ecb" style:font-style-asian="normal" style:font-style-complex="normal"/>
    </style:style>
    <style:style style:name="T195" style:family="text">
      <style:text-properties fo:font-style="normal" officeooo:rsid="068b43fe" style:font-style-asian="normal" style:font-style-complex="normal"/>
    </style:style>
    <style:style style:name="T196" style:family="text">
      <style:text-properties fo:font-style="normal" officeooo:rsid="069d7b45" style:font-style-asian="normal" style:font-style-complex="normal"/>
    </style:style>
    <style:style style:name="T197" style:family="text">
      <style:text-properties fo:font-style="normal" officeooo:rsid="06a329fe" style:font-style-asian="normal" style:font-style-complex="normal"/>
    </style:style>
    <style:style style:name="T198" style:family="text">
      <style:text-properties fo:font-style="normal" officeooo:rsid="06b38fe7" style:font-style-asian="normal" style:font-style-complex="normal"/>
    </style:style>
    <style:style style:name="T199" style:family="text">
      <style:text-properties fo:font-style="normal" officeooo:rsid="06b5647e" style:font-style-asian="normal" style:font-style-complex="normal"/>
    </style:style>
    <style:style style:name="T200" style:family="text">
      <style:text-properties fo:font-style="normal" officeooo:rsid="06b75e5b" style:font-style-asian="normal" style:font-style-complex="normal"/>
    </style:style>
    <style:style style:name="T201" style:family="text">
      <style:text-properties fo:font-style="normal" officeooo:rsid="06b91aa8" style:font-style-asian="normal" style:font-style-complex="normal"/>
    </style:style>
    <style:style style:name="T202" style:family="text">
      <style:text-properties fo:font-style="normal" officeooo:rsid="06e16a70" style:font-style-asian="normal" style:font-style-complex="normal"/>
    </style:style>
    <style:style style:name="T203" style:family="text">
      <style:text-properties fo:font-style="normal" officeooo:rsid="06de84e4" style:font-style-asian="normal" style:font-style-complex="normal"/>
    </style:style>
    <style:style style:name="T204" style:family="text">
      <style:text-properties fo:font-style="normal" officeooo:rsid="06e45f50" style:font-style-asian="normal" style:font-style-complex="normal"/>
    </style:style>
    <style:style style:name="T205" style:family="text">
      <style:text-properties fo:font-style="normal" officeooo:rsid="07044b73" style:font-style-asian="normal" style:font-style-complex="normal"/>
    </style:style>
    <style:style style:name="T206" style:family="text">
      <style:text-properties fo:font-style="normal" officeooo:rsid="0740ede9" style:font-style-asian="normal" style:font-style-complex="normal"/>
    </style:style>
    <style:style style:name="T207" style:family="text">
      <style:text-properties fo:font-style="normal" officeooo:rsid="074bbc6f" style:font-style-asian="normal" style:font-style-complex="normal"/>
    </style:style>
    <style:style style:name="T208" style:family="text">
      <style:text-properties fo:font-style="normal" style:text-underline-style="none" style:font-style-asian="normal" style:font-style-complex="normal"/>
    </style:style>
    <style:style style:name="T209" style:family="text">
      <style:text-properties fo:font-style="normal" style:text-underline-style="none" officeooo:rsid="02e36e58" style:font-style-asian="normal" style:font-style-complex="normal"/>
    </style:style>
    <style:style style:name="T210" style:family="text">
      <style:text-properties fo:font-style="normal" style:text-underline-style="none" officeooo:rsid="02daaaf1" style:font-style-asian="normal" style:font-style-complex="normal"/>
    </style:style>
    <style:style style:name="T211" style:family="text">
      <style:text-properties fo:font-style="normal" style:text-underline-style="none" officeooo:rsid="0314b79f" style:font-style-asian="normal" style:font-style-complex="normal"/>
    </style:style>
    <style:style style:name="T212" style:family="text">
      <style:text-properties fo:font-style="normal" style:text-underline-style="none" officeooo:rsid="031f5bf2" style:font-style-asian="normal" style:font-style-complex="normal"/>
    </style:style>
    <style:style style:name="T213" style:family="text">
      <style:text-properties fo:font-style="normal" style:text-underline-style="none" officeooo:rsid="032a5251" style:font-style-asian="normal" style:font-style-complex="normal"/>
    </style:style>
    <style:style style:name="T214" style:family="text">
      <style:text-properties officeooo:rsid="0004ce0a"/>
    </style:style>
    <style:style style:name="T215" style:family="text">
      <style:text-properties officeooo:rsid="003fb2e1"/>
    </style:style>
    <style:style style:name="T216" style:family="text">
      <style:text-properties style:font-name="Linux Libertine O"/>
    </style:style>
    <style:style style:name="T217" style:family="text">
      <style:text-properties style:font-name="Linux Libertine O" fo:font-style="normal" fo:font-weight="normal" style:font-style-asian="normal" style:font-weight-asian="normal" style:font-style-complex="normal" style:font-weight-complex="normal"/>
    </style:style>
    <style:style style:name="T218" style:family="text">
      <style:text-properties style:font-name="Linux Libertine O" fo:font-style="normal" fo:font-weight="normal" officeooo:rsid="00283cfd" style:font-style-asian="normal" style:font-weight-asian="normal" style:font-style-complex="normal" style:font-weight-complex="normal"/>
    </style:style>
    <style:style style:name="T219" style:family="text">
      <style:text-properties style:font-name="Linux Libertine O" fo:font-style="normal" fo:font-weight="normal" officeooo:rsid="007d56d5" style:font-style-asian="normal" style:font-weight-asian="normal" style:font-style-complex="normal" style:font-weight-complex="normal"/>
    </style:style>
    <style:style style:name="T220" style:family="text">
      <style:text-properties style:font-name="Linux Libertine O" fo:font-style="normal" fo:font-weight="normal" officeooo:rsid="007ce6ad" style:font-style-asian="normal" style:font-weight-asian="normal" style:font-style-complex="normal" style:font-weight-complex="normal"/>
    </style:style>
    <style:style style:name="T221" style:family="text">
      <style:text-properties style:font-name="Linux Libertine O" fo:font-style="normal" fo:font-weight="normal" officeooo:rsid="007e23b6" style:font-style-asian="normal" style:font-weight-asian="normal" style:font-style-complex="normal" style:font-weight-complex="normal"/>
    </style:style>
    <style:style style:name="T222" style:family="text">
      <style:text-properties style:font-name="Linux Libertine O" fo:font-style="normal" fo:font-weight="normal" officeooo:rsid="0031b905" style:font-style-asian="normal" style:font-weight-asian="normal" style:font-style-complex="normal" style:font-weight-complex="normal"/>
    </style:style>
    <style:style style:name="T223" style:family="text">
      <style:text-properties style:font-name="Linux Libertine O" fo:font-style="normal" fo:font-weight="normal" officeooo:rsid="0031caeb" style:font-style-asian="normal" style:font-weight-asian="normal" style:font-style-complex="normal" style:font-weight-complex="normal"/>
    </style:style>
    <style:style style:name="T224" style:family="text">
      <style:text-properties style:font-name="Linux Libertine O" fo:font-style="normal" fo:font-weight="normal" officeooo:rsid="01631496" style:font-style-asian="normal" style:font-weight-asian="normal" style:font-style-complex="normal" style:font-weight-complex="normal"/>
    </style:style>
    <style:style style:name="T225" style:family="text">
      <style:text-properties style:font-name="Linux Libertine O" fo:font-style="normal" fo:font-weight="normal" officeooo:rsid="012c5f20" style:font-style-asian="normal" style:font-weight-asian="normal" style:font-style-complex="normal" style:font-weight-complex="normal"/>
    </style:style>
    <style:style style:name="T226" style:family="text">
      <style:text-properties style:font-name="Linux Libertine O" fo:font-style="normal" fo:font-weight="normal" officeooo:rsid="012fd16e" style:font-style-asian="normal" style:font-weight-asian="normal" style:font-style-complex="normal" style:font-weight-complex="normal"/>
    </style:style>
    <style:style style:name="T227" style:family="text">
      <style:text-properties style:font-name="Linux Libertine O" fo:font-style="normal" fo:font-weight="normal" officeooo:rsid="01307af3" style:font-style-asian="normal" style:font-weight-asian="normal" style:font-style-complex="normal" style:font-weight-complex="normal"/>
    </style:style>
    <style:style style:name="T228" style:family="text">
      <style:text-properties style:font-name="Linux Libertine O" fo:font-style="normal" fo:font-weight="normal" officeooo:rsid="0132985b" style:font-style-asian="normal" style:font-weight-asian="normal" style:font-style-complex="normal" style:font-weight-complex="normal"/>
    </style:style>
    <style:style style:name="T229" style:family="text">
      <style:text-properties style:font-name="Linux Libertine O" fo:font-style="normal" fo:font-weight="normal" officeooo:rsid="0132dc32" style:font-style-asian="normal" style:font-weight-asian="normal" style:font-style-complex="normal" style:font-weight-complex="normal"/>
    </style:style>
    <style:style style:name="T230" style:family="text">
      <style:text-properties style:font-name="Linux Libertine O" fo:font-style="normal" fo:font-weight="normal" officeooo:rsid="01347017" style:font-style-asian="normal" style:font-weight-asian="normal" style:font-style-complex="normal" style:font-weight-complex="normal"/>
    </style:style>
    <style:style style:name="T231" style:family="text">
      <style:text-properties style:font-name="Linux Libertine O" fo:font-style="normal" fo:font-weight="normal" officeooo:rsid="01363064" style:font-style-asian="normal" style:font-weight-asian="normal" style:font-style-complex="normal" style:font-weight-complex="normal"/>
    </style:style>
    <style:style style:name="T232" style:family="text">
      <style:text-properties style:font-name="Linux Libertine O" fo:font-style="normal" fo:font-weight="normal" officeooo:rsid="0138093b" style:font-style-asian="normal" style:font-weight-asian="normal" style:font-style-complex="normal" style:font-weight-complex="normal"/>
    </style:style>
    <style:style style:name="T233" style:family="text">
      <style:text-properties style:font-name="Linux Libertine O" fo:font-style="normal" fo:font-weight="normal" officeooo:rsid="01387727" style:font-style-asian="normal" style:font-weight-asian="normal" style:font-style-complex="normal" style:font-weight-complex="normal"/>
    </style:style>
    <style:style style:name="T234" style:family="text">
      <style:text-properties style:font-name="Linux Libertine O" fo:font-style="normal" fo:font-weight="normal" officeooo:rsid="0139e6c2" style:font-style-asian="normal" style:font-weight-asian="normal" style:font-style-complex="normal" style:font-weight-complex="normal"/>
    </style:style>
    <style:style style:name="T235" style:family="text">
      <style:text-properties style:font-name="Linux Libertine O" fo:font-style="normal" fo:font-weight="normal" officeooo:rsid="013a0832" style:font-style-asian="normal" style:font-weight-asian="normal" style:font-style-complex="normal" style:font-weight-complex="normal"/>
    </style:style>
    <style:style style:name="T236" style:family="text">
      <style:text-properties style:font-name="Linux Libertine O" fo:font-style="normal" fo:font-weight="normal" officeooo:rsid="013b21fe" style:font-style-asian="normal" style:font-weight-asian="normal" style:font-style-complex="normal" style:font-weight-complex="normal"/>
    </style:style>
    <style:style style:name="T237" style:family="text">
      <style:text-properties style:font-name="Linux Libertine O" fo:font-style="normal" fo:font-weight="normal" officeooo:rsid="013c3dbc" style:font-style-asian="normal" style:font-weight-asian="normal" style:font-style-complex="normal" style:font-weight-complex="normal"/>
    </style:style>
    <style:style style:name="T238" style:family="text">
      <style:text-properties style:font-name="Linux Libertine O" fo:font-style="normal" fo:font-weight="normal" officeooo:rsid="013df6ca" style:font-style-asian="normal" style:font-weight-asian="normal" style:font-style-complex="normal" style:font-weight-complex="normal"/>
    </style:style>
    <style:style style:name="T239" style:family="text">
      <style:text-properties style:font-name="Linux Libertine O" fo:font-style="normal" fo:font-weight="normal" officeooo:rsid="013fd347" style:font-style-asian="normal" style:font-weight-asian="normal" style:font-style-complex="normal" style:font-weight-complex="normal"/>
    </style:style>
    <style:style style:name="T240" style:family="text">
      <style:text-properties style:font-name="Linux Libertine O" fo:font-style="normal" fo:font-weight="normal" officeooo:rsid="01401a43" style:font-style-asian="normal" style:font-weight-asian="normal" style:font-style-complex="normal" style:font-weight-complex="normal"/>
    </style:style>
    <style:style style:name="T241" style:family="text">
      <style:text-properties style:font-name="Linux Libertine O" fo:font-style="normal" fo:font-weight="normal" officeooo:rsid="01401f54" style:font-style-asian="normal" style:font-weight-asian="normal" style:font-style-complex="normal" style:font-weight-complex="normal"/>
    </style:style>
    <style:style style:name="T242" style:family="text">
      <style:text-properties style:font-name="Linux Libertine O" fo:font-style="normal" fo:font-weight="normal" officeooo:rsid="0140a857" style:font-style-asian="normal" style:font-weight-asian="normal" style:font-style-complex="normal" style:font-weight-complex="normal"/>
    </style:style>
    <style:style style:name="T243" style:family="text">
      <style:text-properties style:font-name="Linux Libertine O" fo:font-style="normal" fo:font-weight="normal" officeooo:rsid="0141d2a5" style:font-style-asian="normal" style:font-weight-asian="normal" style:font-style-complex="normal" style:font-weight-complex="normal"/>
    </style:style>
    <style:style style:name="T244" style:family="text">
      <style:text-properties style:font-name="Linux Libertine O" fo:font-style="normal" fo:font-weight="normal" officeooo:rsid="0142cf36" style:font-style-asian="normal" style:font-weight-asian="normal" style:font-style-complex="normal" style:font-weight-complex="normal"/>
    </style:style>
    <style:style style:name="T245" style:family="text">
      <style:text-properties style:font-name="Linux Libertine O" fo:font-style="normal" fo:font-weight="normal" officeooo:rsid="014465fe" style:font-style-asian="normal" style:font-weight-asian="normal" style:font-style-complex="normal" style:font-weight-complex="normal"/>
    </style:style>
    <style:style style:name="T246" style:family="text">
      <style:text-properties style:font-name="Linux Libertine O" fo:font-style="normal" fo:font-weight="normal" officeooo:rsid="01455400" style:font-style-asian="normal" style:font-weight-asian="normal" style:font-style-complex="normal" style:font-weight-complex="normal"/>
    </style:style>
    <style:style style:name="T247" style:family="text">
      <style:text-properties style:font-name="Linux Libertine O" fo:font-style="normal" fo:font-weight="normal" officeooo:rsid="0146d6d7" style:font-style-asian="normal" style:font-weight-asian="normal" style:font-style-complex="normal" style:font-weight-complex="normal"/>
    </style:style>
    <style:style style:name="T248" style:family="text">
      <style:text-properties style:font-name="Linux Libertine O" fo:font-style="normal" fo:font-weight="normal" officeooo:rsid="0148b5df" style:font-style-asian="normal" style:font-weight-asian="normal" style:font-style-complex="normal" style:font-weight-complex="normal"/>
    </style:style>
    <style:style style:name="T249" style:family="text">
      <style:text-properties style:font-name="Linux Libertine O" fo:font-style="normal" fo:font-weight="normal" officeooo:rsid="014f264e" style:font-style-asian="normal" style:font-weight-asian="normal" style:font-style-complex="normal" style:font-weight-complex="normal"/>
    </style:style>
    <style:style style:name="T250" style:family="text">
      <style:text-properties style:font-name="Linux Libertine O" fo:font-style="normal" fo:font-weight="normal" officeooo:rsid="018391de" style:font-style-asian="normal" style:font-weight-asian="normal" style:font-style-complex="normal" style:font-weight-complex="normal"/>
    </style:style>
    <style:style style:name="T251" style:family="text">
      <style:text-properties style:font-name="Linux Libertine O" fo:font-style="normal" fo:font-weight="normal" officeooo:rsid="01842782" style:font-style-asian="normal" style:font-weight-asian="normal" style:font-style-complex="normal" style:font-weight-complex="normal"/>
    </style:style>
    <style:style style:name="T252" style:family="text">
      <style:text-properties style:font-name="Linux Libertine O" fo:font-style="normal" fo:font-weight="normal" officeooo:rsid="018610ab" style:font-style-asian="normal" style:font-weight-asian="normal" style:font-style-complex="normal" style:font-weight-complex="normal"/>
    </style:style>
    <style:style style:name="T253" style:family="text">
      <style:text-properties style:font-name="Linux Libertine O" fo:font-style="normal" fo:font-weight="normal" officeooo:rsid="0186c1f9" style:font-style-asian="normal" style:font-weight-asian="normal" style:font-style-complex="normal" style:font-weight-complex="normal"/>
    </style:style>
    <style:style style:name="T254" style:family="text">
      <style:text-properties style:font-name="Linux Libertine O" fo:font-style="normal" fo:font-weight="normal" officeooo:rsid="018942a2" style:font-style-asian="normal" style:font-weight-asian="normal" style:font-style-complex="normal" style:font-weight-complex="normal"/>
    </style:style>
    <style:style style:name="T255" style:family="text">
      <style:text-properties style:font-name="Linux Libertine O" fo:font-style="normal" fo:font-weight="normal" officeooo:rsid="0189d265" style:font-style-asian="normal" style:font-weight-asian="normal" style:font-style-complex="normal" style:font-weight-complex="normal"/>
    </style:style>
    <style:style style:name="T256" style:family="text">
      <style:text-properties style:font-name="Linux Libertine O" fo:font-style="normal" fo:font-weight="normal" officeooo:rsid="018c042a" style:font-style-asian="normal" style:font-weight-asian="normal" style:font-style-complex="normal" style:font-weight-complex="normal"/>
    </style:style>
    <style:style style:name="T257" style:family="text">
      <style:text-properties style:font-name="Linux Libertine O" fo:font-style="normal" fo:font-weight="normal" officeooo:rsid="018d5c2e" style:font-style-asian="normal" style:font-weight-asian="normal" style:font-style-complex="normal" style:font-weight-complex="normal"/>
    </style:style>
    <style:style style:name="T258" style:family="text">
      <style:text-properties style:font-name="Linux Libertine O" fo:font-style="normal" fo:font-weight="normal" officeooo:rsid="018f3d53" style:font-style-asian="normal" style:font-weight-asian="normal" style:font-style-complex="normal" style:font-weight-complex="normal"/>
    </style:style>
    <style:style style:name="T259" style:family="text">
      <style:text-properties style:font-name="Linux Libertine O" fo:font-style="normal" fo:font-weight="normal" officeooo:rsid="018fa23e" style:font-style-asian="normal" style:font-weight-asian="normal" style:font-style-complex="normal" style:font-weight-complex="normal"/>
    </style:style>
    <style:style style:name="T260" style:family="text">
      <style:text-properties style:font-name="Linux Libertine O" fo:font-style="normal" fo:font-weight="normal" officeooo:rsid="018fc9f1" style:font-style-asian="normal" style:font-weight-asian="normal" style:font-style-complex="normal" style:font-weight-complex="normal"/>
    </style:style>
    <style:style style:name="T261" style:family="text">
      <style:text-properties style:font-name="Linux Libertine O" fo:font-style="normal" fo:font-weight="normal" officeooo:rsid="0190cad6" style:font-style-asian="normal" style:font-weight-asian="normal" style:font-style-complex="normal" style:font-weight-complex="normal"/>
    </style:style>
    <style:style style:name="T262" style:family="text">
      <style:text-properties style:font-name="Linux Libertine O" fo:font-style="normal" fo:font-weight="normal" officeooo:rsid="0191b62d" style:font-style-asian="normal" style:font-weight-asian="normal" style:font-style-complex="normal" style:font-weight-complex="normal"/>
    </style:style>
    <style:style style:name="T263" style:family="text">
      <style:text-properties style:font-name="Linux Libertine O" fo:font-style="normal" fo:font-weight="normal" officeooo:rsid="0192fe30" style:font-style-asian="normal" style:font-weight-asian="normal" style:font-style-complex="normal" style:font-weight-complex="normal"/>
    </style:style>
    <style:style style:name="T264" style:family="text">
      <style:text-properties style:font-name="Linux Libertine O" fo:font-style="normal" fo:font-weight="normal" officeooo:rsid="028dd09b" style:font-style-asian="normal" style:font-weight-asian="normal" style:font-style-complex="normal" style:font-weight-complex="normal"/>
    </style:style>
    <style:style style:name="T265" style:family="text">
      <style:text-properties style:font-name="Linux Libertine O" fo:font-style="normal" fo:font-weight="normal" officeooo:rsid="028faef5" style:font-style-asian="normal" style:font-weight-asian="normal" style:font-style-complex="normal" style:font-weight-complex="normal"/>
    </style:style>
    <style:style style:name="T266" style:family="text">
      <style:text-properties style:font-name="Linux Libertine O" fo:font-style="normal" fo:font-weight="normal" officeooo:rsid="028ffcae" style:font-style-asian="normal" style:font-weight-asian="normal" style:font-style-complex="normal" style:font-weight-complex="normal"/>
    </style:style>
    <style:style style:name="T267" style:family="text">
      <style:text-properties style:font-name="Linux Libertine O" fo:font-style="normal" fo:font-weight="normal" officeooo:rsid="0291e1c4" style:font-style-asian="normal" style:font-weight-asian="normal" style:font-style-complex="normal" style:font-weight-complex="normal"/>
    </style:style>
    <style:style style:name="T268" style:family="text">
      <style:text-properties style:font-name="Linux Libertine O" fo:font-style="normal" fo:font-weight="normal" officeooo:rsid="02923ad4" style:font-style-asian="normal" style:font-weight-asian="normal" style:font-style-complex="normal" style:font-weight-complex="normal"/>
    </style:style>
    <style:style style:name="T269" style:family="text">
      <style:text-properties style:font-name="Linux Libertine O" fo:font-style="normal" fo:font-weight="normal" officeooo:rsid="029722be" style:font-style-asian="normal" style:font-weight-asian="normal" style:font-style-complex="normal" style:font-weight-complex="normal"/>
    </style:style>
    <style:style style:name="T270" style:family="text">
      <style:text-properties style:font-name="Linux Libertine O" fo:font-style="normal" fo:font-weight="normal" officeooo:rsid="034bf45d" style:font-style-asian="normal" style:font-weight-asian="normal" style:font-style-complex="normal" style:font-weight-complex="normal"/>
    </style:style>
    <style:style style:name="T271" style:family="text">
      <style:text-properties style:font-name="Linux Libertine O" fo:font-style="normal" fo:font-weight="normal" officeooo:rsid="036a0838" style:font-style-asian="normal" style:font-weight-asian="normal" style:font-style-complex="normal" style:font-weight-complex="normal"/>
    </style:style>
    <style:style style:name="T272" style:family="text">
      <style:text-properties style:font-name="Linux Libertine O" fo:font-style="normal" fo:font-weight="normal" officeooo:rsid="04838d8f" style:font-style-asian="normal" style:font-weight-asian="normal" style:font-style-complex="normal" style:font-weight-complex="normal"/>
    </style:style>
    <style:style style:name="T273" style:family="text">
      <style:text-properties style:font-name="Linux Libertine O" fo:font-style="normal" fo:font-weight="normal" officeooo:rsid="0029bb75" style:font-style-asian="normal" style:font-weight-asian="normal" style:font-style-complex="normal" style:font-weight-complex="normal"/>
    </style:style>
    <style:style style:name="T274" style:family="text">
      <style:text-properties style:font-name="Linux Libertine O" fo:font-style="normal" fo:font-weight="normal" officeooo:rsid="013ec103" style:font-style-asian="normal" style:font-weight-asian="normal" style:font-style-complex="normal" style:font-weight-complex="normal"/>
    </style:style>
    <style:style style:name="T275" style:family="text">
      <style:text-properties style:font-name="Linux Libertine O" fo:font-style="normal" fo:font-weight="normal" officeooo:rsid="01a652dd" style:font-style-asian="normal" style:font-weight-asian="normal" style:font-style-complex="normal" style:font-weight-complex="normal"/>
    </style:style>
    <style:style style:name="T276" style:family="text">
      <style:text-properties style:font-name="Linux Libertine O" fo:font-style="normal" fo:font-weight="normal" officeooo:rsid="068d6a3d" style:font-style-asian="normal" style:font-weight-asian="normal" style:font-style-complex="normal" style:font-weight-complex="normal"/>
    </style:style>
    <style:style style:name="T277" style:family="text">
      <style:text-properties style:font-name="Linux Libertine O" fo:font-style="normal" fo:font-weight="normal" officeooo:rsid="0109994e" style:font-style-asian="normal" style:font-weight-asian="normal" style:font-style-complex="normal" style:font-weight-complex="normal"/>
    </style:style>
    <style:style style:name="T278" style:family="text">
      <style:text-properties style:font-name="Linux Libertine O" fo:font-style="normal" fo:font-weight="normal" officeooo:rsid="06e96aaf" style:font-style-asian="normal" style:font-weight-asian="normal" style:font-style-complex="normal" style:font-weight-complex="normal"/>
    </style:style>
    <style:style style:name="T279" style:family="text">
      <style:text-properties style:font-name="Linux Libertine O" fo:font-style="normal" fo:font-weight="normal" officeooo:rsid="0706bd85" style:font-style-asian="normal" style:font-weight-asian="normal" style:font-style-complex="normal" style:font-weight-complex="normal"/>
    </style:style>
    <style:style style:name="T280" style:family="text">
      <style:text-properties style:font-name="Linux Libertine O" fo:font-style="normal" fo:font-weight="normal" officeooo:rsid="071e6a97" style:font-style-asian="normal" style:font-weight-asian="normal" style:font-style-complex="normal" style:font-weight-complex="normal"/>
    </style:style>
    <style:style style:name="T281" style:family="text">
      <style:text-properties style:font-name="Linux Libertine O" fo:font-style="normal" style:font-style-asian="normal" style:font-style-complex="normal"/>
    </style:style>
    <style:style style:name="T282" style:family="text">
      <style:text-properties style:font-name="Linux Libertine O" fo:font-style="normal" officeooo:rsid="00fc0c38" style:font-style-asian="normal" style:font-style-complex="normal"/>
    </style:style>
    <style:style style:name="T283" style:family="text">
      <style:text-properties style:font-name="Linux Libertine O" fo:font-style="normal" officeooo:rsid="00fd71d5" style:font-style-asian="normal" style:font-style-complex="normal"/>
    </style:style>
    <style:style style:name="T284" style:family="text">
      <style:text-properties style:font-name="Linux Libertine O" fo:font-style="normal" officeooo:rsid="00ff2e3e" style:font-style-asian="normal" style:font-style-complex="normal"/>
    </style:style>
    <style:style style:name="T285" style:family="text">
      <style:text-properties style:font-name="Linux Libertine O" fo:font-style="normal" officeooo:rsid="01007390" style:font-style-asian="normal" style:font-style-complex="normal"/>
    </style:style>
    <style:style style:name="T286" style:family="text">
      <style:text-properties style:font-name="Linux Libertine O" fo:font-style="normal" officeooo:rsid="01036526" style:font-style-asian="normal" style:font-style-complex="normal"/>
    </style:style>
    <style:style style:name="T287" style:family="text">
      <style:text-properties style:font-name="Linux Libertine O" fo:font-style="normal" officeooo:rsid="0106b6ce" style:font-style-asian="normal" style:font-style-complex="normal"/>
    </style:style>
    <style:style style:name="T288" style:family="text">
      <style:text-properties style:font-name="Linux Libertine O" fo:font-style="normal" officeooo:rsid="0107231a" style:font-style-asian="normal" style:font-style-complex="normal"/>
    </style:style>
    <style:style style:name="T289" style:family="text">
      <style:text-properties style:font-name="Linux Libertine O" fo:font-style="normal" officeooo:rsid="010894a7" style:font-style-asian="normal" style:font-style-complex="normal"/>
    </style:style>
    <style:style style:name="T290" style:family="text">
      <style:text-properties style:font-name="Linux Libertine O" fo:font-style="normal" officeooo:rsid="0108a251" style:font-style-asian="normal" style:font-style-complex="normal"/>
    </style:style>
    <style:style style:name="T291" style:family="text">
      <style:text-properties style:font-name="Linux Libertine O" fo:font-style="normal" officeooo:rsid="01095d01" style:font-style-asian="normal" style:font-style-complex="normal"/>
    </style:style>
    <style:style style:name="T292" style:family="text">
      <style:text-properties style:font-name="Linux Libertine O" fo:font-style="normal" officeooo:rsid="0109de00" style:font-style-asian="normal" style:font-style-complex="normal"/>
    </style:style>
    <style:style style:name="T293" style:family="text">
      <style:text-properties style:font-name="Linux Libertine O" fo:font-style="normal" officeooo:rsid="010bb5e4" style:font-style-asian="normal" style:font-style-complex="normal"/>
    </style:style>
    <style:style style:name="T294" style:family="text">
      <style:text-properties style:font-name="Linux Libertine O" fo:font-style="normal" officeooo:rsid="010ca6af" style:font-style-asian="normal" style:font-style-complex="normal"/>
    </style:style>
    <style:style style:name="T295" style:family="text">
      <style:text-properties style:font-name="Linux Libertine O" fo:font-style="normal" officeooo:rsid="010ce8d2" style:font-style-asian="normal" style:font-style-complex="normal"/>
    </style:style>
    <style:style style:name="T296" style:family="text">
      <style:text-properties style:font-name="Linux Libertine O" fo:font-style="normal" officeooo:rsid="010e94b5" style:font-style-asian="normal" style:font-style-complex="normal"/>
    </style:style>
    <style:style style:name="T297" style:family="text">
      <style:text-properties style:font-name="Linux Libertine O" fo:font-style="normal" officeooo:rsid="010e9f04" style:font-style-asian="normal" style:font-style-complex="normal"/>
    </style:style>
    <style:style style:name="T298" style:family="text">
      <style:text-properties style:font-name="Linux Libertine O" fo:font-style="normal" officeooo:rsid="01101b3d" style:font-style-asian="normal" style:font-style-complex="normal"/>
    </style:style>
    <style:style style:name="T299" style:family="text">
      <style:text-properties style:font-name="Linux Libertine O" fo:font-style="normal" officeooo:rsid="01105ec1" style:font-style-asian="normal" style:font-style-complex="normal"/>
    </style:style>
    <style:style style:name="T300" style:family="text">
      <style:text-properties style:font-name="Linux Libertine O" fo:font-style="normal" officeooo:rsid="01109815" style:font-style-asian="normal" style:font-style-complex="normal"/>
    </style:style>
    <style:style style:name="T301" style:family="text">
      <style:text-properties style:font-name="Linux Libertine O" fo:font-style="normal" officeooo:rsid="0111d73e" style:font-style-asian="normal" style:font-style-complex="normal"/>
    </style:style>
    <style:style style:name="T302" style:family="text">
      <style:text-properties style:font-name="Linux Libertine O" fo:font-style="normal" officeooo:rsid="01134a85" style:font-style-asian="normal" style:font-style-complex="normal"/>
    </style:style>
    <style:style style:name="T303" style:family="text">
      <style:text-properties style:font-name="Linux Libertine O" fo:font-style="normal" officeooo:rsid="01157e27" style:font-style-asian="normal" style:font-style-complex="normal"/>
    </style:style>
    <style:style style:name="T304" style:family="text">
      <style:text-properties style:font-name="Linux Libertine O" fo:font-style="normal" officeooo:rsid="01165710" style:font-style-asian="normal" style:font-style-complex="normal"/>
    </style:style>
    <style:style style:name="T305" style:family="text">
      <style:text-properties style:font-name="Linux Libertine O" fo:font-style="normal" officeooo:rsid="01184e74" style:font-style-asian="normal" style:font-style-complex="normal"/>
    </style:style>
    <style:style style:name="T306" style:family="text">
      <style:text-properties style:font-name="Linux Libertine O" fo:font-style="normal" officeooo:rsid="0119b4a6" style:font-style-asian="normal" style:font-style-complex="normal"/>
    </style:style>
    <style:style style:name="T307" style:family="text">
      <style:text-properties style:font-name="Linux Libertine O" fo:font-style="normal" officeooo:rsid="011d4c1e" style:font-style-asian="normal" style:font-style-complex="normal"/>
    </style:style>
    <style:style style:name="T308" style:family="text">
      <style:text-properties style:font-name="Linux Libertine O" fo:font-style="normal" officeooo:rsid="01203f55" style:font-style-asian="normal" style:font-style-complex="normal"/>
    </style:style>
    <style:style style:name="T309" style:family="text">
      <style:text-properties style:font-name="Linux Libertine O" fo:font-style="normal" officeooo:rsid="0120ebfe" style:font-style-asian="normal" style:font-style-complex="normal"/>
    </style:style>
    <style:style style:name="T310" style:family="text">
      <style:text-properties style:font-name="Linux Libertine O" fo:font-style="normal" officeooo:rsid="012a8ef5" style:font-style-asian="normal" style:font-style-complex="normal"/>
    </style:style>
    <style:style style:name="T311" style:family="text">
      <style:text-properties style:font-name="Linux Libertine O" fo:font-style="normal" officeooo:rsid="012c08d6" style:font-style-asian="normal" style:font-style-complex="normal"/>
    </style:style>
    <style:style style:name="T312" style:family="text">
      <style:text-properties style:font-name="Linux Libertine O" fo:font-style="normal" officeooo:rsid="012c5f20" style:font-style-asian="normal" style:font-style-complex="normal"/>
    </style:style>
    <style:style style:name="T313" style:family="text">
      <style:text-properties style:font-name="Linux Libertine O" fo:font-style="normal" officeooo:rsid="012e16ac" style:font-style-asian="normal" style:font-style-complex="normal"/>
    </style:style>
    <style:style style:name="T314" style:family="text">
      <style:text-properties style:font-name="Linux Libertine O" fo:font-style="normal" officeooo:rsid="0034b094" style:font-style-asian="normal" style:font-style-complex="normal"/>
    </style:style>
    <style:style style:name="T315" style:family="text">
      <style:text-properties style:font-name="Linux Libertine O" fo:font-style="normal" officeooo:rsid="0130d86f" style:font-style-asian="normal" style:font-style-complex="normal"/>
    </style:style>
    <style:style style:name="T316" style:family="text">
      <style:text-properties style:font-name="Linux Libertine O" fo:font-style="normal" officeooo:rsid="0277c2df" style:font-style-asian="normal" style:font-style-complex="normal"/>
    </style:style>
    <style:style style:name="T317" style:family="text">
      <style:text-properties style:font-name="Linux Libertine O" fo:font-style="normal" officeooo:rsid="027ecd2a" style:font-style-asian="normal" style:font-style-complex="normal"/>
    </style:style>
    <style:style style:name="T318" style:family="text">
      <style:text-properties style:font-name="Linux Libertine O" fo:font-style="normal" officeooo:rsid="02809853" style:font-style-asian="normal" style:font-style-complex="normal"/>
    </style:style>
    <style:style style:name="T319" style:family="text">
      <style:text-properties style:font-name="Linux Libertine O" fo:font-style="normal" officeooo:rsid="02851939" style:font-style-asian="normal" style:font-style-complex="normal"/>
    </style:style>
    <style:style style:name="T320" style:family="text">
      <style:text-properties style:font-name="Linux Libertine O" fo:font-style="normal" officeooo:rsid="02870552" style:font-style-asian="normal" style:font-style-complex="normal"/>
    </style:style>
    <style:style style:name="T321" style:family="text">
      <style:text-properties style:font-name="Linux Libertine O" fo:font-style="normal" officeooo:rsid="0287afb6" style:font-style-asian="normal" style:font-style-complex="normal"/>
    </style:style>
    <style:style style:name="T322" style:family="text">
      <style:text-properties style:font-name="Linux Libertine O" fo:font-style="normal" officeooo:rsid="028d021b" style:font-style-asian="normal" style:font-style-complex="normal"/>
    </style:style>
    <style:style style:name="T323" style:family="text">
      <style:text-properties style:font-name="Linux Libertine O" fo:font-style="normal" officeooo:rsid="0288d8f6" style:font-style-asian="normal" style:font-style-complex="normal"/>
    </style:style>
    <style:style style:name="T324" style:family="text">
      <style:text-properties style:font-name="Linux Libertine O" fo:font-style="normal" officeooo:rsid="02896b16" style:font-style-asian="normal" style:font-style-complex="normal"/>
    </style:style>
    <style:style style:name="T325" style:family="text">
      <style:text-properties style:font-name="Linux Libertine O" fo:font-style="normal" officeooo:rsid="028cb5c8" style:font-style-asian="normal" style:font-style-complex="normal"/>
    </style:style>
    <style:style style:name="T326" style:family="text">
      <style:text-properties style:font-name="Linux Libertine O" fo:font-style="normal" officeooo:rsid="02926cd3" style:font-style-asian="normal" style:font-style-complex="normal"/>
    </style:style>
    <style:style style:name="T327" style:family="text">
      <style:text-properties style:font-name="Linux Libertine O" fo:font-style="normal" officeooo:rsid="029a27b1" style:font-style-asian="normal" style:font-style-complex="normal"/>
    </style:style>
    <style:style style:name="T328" style:family="text">
      <style:text-properties style:font-name="Linux Libertine O" fo:font-style="normal" officeooo:rsid="029ae5a7" style:font-style-asian="normal" style:font-style-complex="normal"/>
    </style:style>
    <style:style style:name="T329" style:family="text">
      <style:text-properties style:font-name="Linux Libertine O" fo:font-style="normal" officeooo:rsid="029e9291" style:font-style-asian="normal" style:font-style-complex="normal"/>
    </style:style>
    <style:style style:name="T330" style:family="text">
      <style:text-properties style:font-name="Linux Libertine O" fo:font-style="normal" officeooo:rsid="029fc4a7" style:font-style-asian="normal" style:font-style-complex="normal"/>
    </style:style>
    <style:style style:name="T331" style:family="text">
      <style:text-properties style:font-name="Linux Libertine O" fo:font-style="normal" officeooo:rsid="02a15e03" style:font-style-asian="normal" style:font-style-complex="normal"/>
    </style:style>
    <style:style style:name="T332" style:family="text">
      <style:text-properties style:font-name="Linux Libertine O" fo:font-style="normal" officeooo:rsid="02a20d81" style:font-style-asian="normal" style:font-style-complex="normal"/>
    </style:style>
    <style:style style:name="T333" style:family="text">
      <style:text-properties style:font-name="Linux Libertine O" fo:font-style="normal" officeooo:rsid="02a4571f" style:font-style-asian="normal" style:font-style-complex="normal"/>
    </style:style>
    <style:style style:name="T334" style:family="text">
      <style:text-properties style:font-name="Linux Libertine O" fo:font-style="normal" officeooo:rsid="02a7046e" style:font-style-asian="normal" style:font-style-complex="normal"/>
    </style:style>
    <style:style style:name="T335" style:family="text">
      <style:text-properties style:font-name="Linux Libertine O" fo:font-style="normal" officeooo:rsid="02a9ba3d" style:font-style-asian="normal" style:font-style-complex="normal"/>
    </style:style>
    <style:style style:name="T336" style:family="text">
      <style:text-properties style:font-name="Linux Libertine O" fo:font-style="normal" officeooo:rsid="02aba3e3" style:font-style-asian="normal" style:font-style-complex="normal"/>
    </style:style>
    <style:style style:name="T337" style:family="text">
      <style:text-properties style:font-name="Linux Libertine O" fo:font-style="normal" officeooo:rsid="02ad8480" style:font-style-asian="normal" style:font-style-complex="normal"/>
    </style:style>
    <style:style style:name="T338" style:family="text">
      <style:text-properties style:font-name="Linux Libertine O" fo:font-style="normal" officeooo:rsid="02af07e8" style:font-style-asian="normal" style:font-style-complex="normal"/>
    </style:style>
    <style:style style:name="T339" style:family="text">
      <style:text-properties style:font-name="Linux Libertine O" fo:font-style="normal" officeooo:rsid="02afb854" style:font-style-asian="normal" style:font-style-complex="normal"/>
    </style:style>
    <style:style style:name="T340" style:family="text">
      <style:text-properties style:font-name="Linux Libertine O" fo:font-style="normal" officeooo:rsid="02b203fc" style:font-style-asian="normal" style:font-style-complex="normal"/>
    </style:style>
    <style:style style:name="T341" style:family="text">
      <style:text-properties style:font-name="Linux Libertine O" fo:font-style="normal" officeooo:rsid="02b3d130" style:font-style-asian="normal" style:font-style-complex="normal"/>
    </style:style>
    <style:style style:name="T342" style:family="text">
      <style:text-properties style:font-name="Linux Libertine O" fo:font-style="normal" officeooo:rsid="02b56a21" style:font-style-asian="normal" style:font-style-complex="normal"/>
    </style:style>
    <style:style style:name="T343" style:family="text">
      <style:text-properties style:font-name="Linux Libertine O" fo:font-style="normal" officeooo:rsid="02b60648" style:font-style-asian="normal" style:font-style-complex="normal"/>
    </style:style>
    <style:style style:name="T344" style:family="text">
      <style:text-properties style:font-name="Linux Libertine O" fo:font-style="normal" officeooo:rsid="02b7fb4e" style:font-style-asian="normal" style:font-style-complex="normal"/>
    </style:style>
    <style:style style:name="T345" style:family="text">
      <style:text-properties style:font-name="Linux Libertine O" fo:font-style="normal" officeooo:rsid="02b8b5b2" style:font-style-asian="normal" style:font-style-complex="normal"/>
    </style:style>
    <style:style style:name="T346" style:family="text">
      <style:text-properties style:font-name="Linux Libertine O" fo:font-style="normal" officeooo:rsid="02bc8324" style:font-style-asian="normal" style:font-style-complex="normal"/>
    </style:style>
    <style:style style:name="T347" style:family="text">
      <style:text-properties style:font-name="Linux Libertine O" fo:font-style="normal" officeooo:rsid="02c27952" style:font-style-asian="normal" style:font-style-complex="normal"/>
    </style:style>
    <style:style style:name="T348" style:family="text">
      <style:text-properties style:font-name="Linux Libertine O" fo:font-style="normal" officeooo:rsid="02c416d1" style:font-style-asian="normal" style:font-style-complex="normal"/>
    </style:style>
    <style:style style:name="T349" style:family="text">
      <style:text-properties style:font-name="Linux Libertine O" fo:font-style="normal" officeooo:rsid="034a77e7" style:font-style-asian="normal" style:font-style-complex="normal"/>
    </style:style>
    <style:style style:name="T350" style:family="text">
      <style:text-properties style:font-name="Linux Libertine O" fo:font-style="normal" officeooo:rsid="034ab660" style:font-style-asian="normal" style:font-style-complex="normal"/>
    </style:style>
    <style:style style:name="T351" style:family="text">
      <style:text-properties style:font-name="Linux Libertine O" fo:font-style="normal" officeooo:rsid="034e81d7" style:font-style-asian="normal" style:font-style-complex="normal"/>
    </style:style>
    <style:style style:name="T352" style:family="text">
      <style:text-properties style:font-name="Linux Libertine O" fo:font-style="normal" officeooo:rsid="035262e7" style:font-style-asian="normal" style:font-style-complex="normal"/>
    </style:style>
    <style:style style:name="T353" style:family="text">
      <style:text-properties style:font-name="Linux Libertine O" fo:font-style="normal" officeooo:rsid="0362d8cb" style:font-style-asian="normal" style:font-style-complex="normal"/>
    </style:style>
    <style:style style:name="T354" style:family="text">
      <style:text-properties style:font-name="Linux Libertine O" fo:font-style="normal" officeooo:rsid="036495cb" style:font-style-asian="normal" style:font-style-complex="normal"/>
    </style:style>
    <style:style style:name="T355" style:family="text">
      <style:text-properties style:font-name="Linux Libertine O" fo:font-style="normal" officeooo:rsid="0366ba96" style:font-style-asian="normal" style:font-style-complex="normal"/>
    </style:style>
    <style:style style:name="T356" style:family="text">
      <style:text-properties style:font-name="Linux Libertine O" fo:font-style="normal" officeooo:rsid="03688ca1" style:font-style-asian="normal" style:font-style-complex="normal"/>
    </style:style>
    <style:style style:name="T357" style:family="text">
      <style:text-properties style:font-name="Linux Libertine O" fo:font-style="normal" officeooo:rsid="036a0838" style:font-style-asian="normal" style:font-style-complex="normal"/>
    </style:style>
    <style:style style:name="T358" style:family="text">
      <style:text-properties style:font-name="Linux Libertine O" fo:font-style="normal" officeooo:rsid="036d4140" style:font-style-asian="normal" style:font-style-complex="normal"/>
    </style:style>
    <style:style style:name="T359" style:family="text">
      <style:text-properties style:font-name="Linux Libertine O" fo:font-style="normal" officeooo:rsid="036db0ee" style:font-style-asian="normal" style:font-style-complex="normal"/>
    </style:style>
    <style:style style:name="T360" style:family="text">
      <style:text-properties style:font-name="Linux Libertine O" fo:font-style="normal" officeooo:rsid="036e7df1" style:font-style-asian="normal" style:font-style-complex="normal"/>
    </style:style>
    <style:style style:name="T361" style:family="text">
      <style:text-properties style:font-name="Linux Libertine O" fo:font-style="normal" officeooo:rsid="0370b9a6" style:font-style-asian="normal" style:font-style-complex="normal"/>
    </style:style>
    <style:style style:name="T362" style:family="text">
      <style:text-properties style:font-name="Linux Libertine O" fo:font-style="normal" officeooo:rsid="01a7e3b7" style:font-style-asian="normal" style:font-style-complex="normal"/>
    </style:style>
    <style:style style:name="T363" style:family="text">
      <style:text-properties style:font-name="Linux Libertine O" fo:font-style="normal" officeooo:rsid="03aa0243" style:font-style-asian="normal" style:font-style-complex="normal"/>
    </style:style>
    <style:style style:name="T364" style:family="text">
      <style:text-properties style:font-name="Linux Libertine O" fo:font-style="normal" officeooo:rsid="03652873" style:font-style-asian="normal" style:font-style-complex="normal"/>
    </style:style>
    <style:style style:name="T365" style:family="text">
      <style:text-properties style:font-name="Linux Libertine O" fo:font-style="normal" officeooo:rsid="04726001" style:font-style-asian="normal" style:font-style-complex="normal"/>
    </style:style>
    <style:style style:name="T366" style:family="text">
      <style:text-properties style:font-name="Linux Libertine O" fo:font-style="normal" officeooo:rsid="047e554e" style:font-style-asian="normal" style:font-style-complex="normal"/>
    </style:style>
    <style:style style:name="T367" style:family="text">
      <style:text-properties style:font-name="Linux Libertine O" fo:font-style="normal" officeooo:rsid="047fecfd" style:font-style-asian="normal" style:font-style-complex="normal"/>
    </style:style>
    <style:style style:name="T368" style:family="text">
      <style:text-properties style:font-name="Linux Libertine O" fo:font-style="normal" officeooo:rsid="048031ad" style:font-style-asian="normal" style:font-style-complex="normal"/>
    </style:style>
    <style:style style:name="T369" style:family="text">
      <style:text-properties style:font-name="Linux Libertine O" fo:font-style="normal" officeooo:rsid="0481fec2" style:font-style-asian="normal" style:font-style-complex="normal"/>
    </style:style>
    <style:style style:name="T370" style:family="text">
      <style:text-properties style:font-name="Linux Libertine O" fo:font-style="normal" officeooo:rsid="017907b3" style:font-style-asian="normal" style:font-style-complex="normal"/>
    </style:style>
    <style:style style:name="T371" style:family="text">
      <style:text-properties style:font-name="Linux Libertine O" fo:font-style="normal" officeooo:rsid="0179afd9" style:font-style-asian="normal" style:font-style-complex="normal"/>
    </style:style>
    <style:style style:name="T372" style:family="text">
      <style:text-properties style:font-name="Linux Libertine O" fo:font-style="normal" officeooo:rsid="05b13fa2" style:font-style-asian="normal" style:font-style-complex="normal"/>
    </style:style>
    <style:style style:name="T373" style:family="text">
      <style:text-properties style:font-name="Linux Libertine O" fo:font-style="normal" officeooo:rsid="05ce8f74" style:font-style-asian="normal" style:font-style-complex="normal"/>
    </style:style>
    <style:style style:name="T374" style:family="text">
      <style:text-properties style:font-name="Linux Libertine O" fo:font-style="normal" officeooo:rsid="01d656a6" style:font-style-asian="normal" style:font-style-complex="normal"/>
    </style:style>
    <style:style style:name="T375" style:family="text">
      <style:text-properties style:font-name="Linux Libertine O" fo:font-style="normal" officeooo:rsid="01d80f39" style:font-style-asian="normal" style:font-style-complex="normal"/>
    </style:style>
    <style:style style:name="T376" style:family="text">
      <style:text-properties style:font-name="Linux Libertine O" fo:font-style="normal" officeooo:rsid="01d8f5b2" style:font-style-asian="normal" style:font-style-complex="normal"/>
    </style:style>
    <style:style style:name="T377" style:family="text">
      <style:text-properties style:font-name="Linux Libertine O" fo:font-style="normal" officeooo:rsid="06821a80" style:font-style-asian="normal" style:font-style-complex="normal"/>
    </style:style>
    <style:style style:name="T378" style:family="text">
      <style:text-properties style:font-name="Linux Libertine O" fo:font-style="normal" officeooo:rsid="068b43fe" style:font-style-asian="normal" style:font-style-complex="normal"/>
    </style:style>
    <style:style style:name="T379" style:family="text">
      <style:text-properties style:font-name="Linux Libertine O" fo:font-style="normal" officeooo:rsid="068cfd1c" style:font-style-asian="normal" style:font-style-complex="normal"/>
    </style:style>
    <style:style style:name="T380" style:family="text">
      <style:text-properties style:font-name="Linux Libertine O" fo:font-style="normal" officeooo:rsid="068d6a3d" style:font-style-asian="normal" style:font-style-complex="normal"/>
    </style:style>
    <style:style style:name="T381" style:family="text">
      <style:text-properties style:font-name="Linux Libertine O" fo:font-style="normal" officeooo:rsid="068eead6" style:font-style-asian="normal" style:font-style-complex="normal"/>
    </style:style>
    <style:style style:name="T382" style:family="text">
      <style:text-properties style:font-name="Linux Libertine O" fo:font-style="normal" officeooo:rsid="06903d31" style:font-style-asian="normal" style:font-style-complex="normal"/>
    </style:style>
    <style:style style:name="T383" style:family="text">
      <style:text-properties style:font-name="Linux Libertine O" fo:font-style="normal" officeooo:rsid="06e779c0" style:font-style-asian="normal" style:font-style-complex="normal"/>
    </style:style>
    <style:style style:name="T384" style:family="text">
      <style:text-properties style:font-name="Linux Libertine O" fo:font-style="normal" style:text-underline-style="none" fo:font-weight="normal" officeooo:rsid="004a563e" style:font-style-asian="normal" style:font-weight-asian="normal" style:font-style-complex="normal" style:font-weight-complex="normal"/>
    </style:style>
    <style:style style:name="T385" style:family="text">
      <style:text-properties style:font-name="Linux Libertine O" fo:font-style="normal" style:text-underline-style="none" fo:font-weight="normal" officeooo:rsid="00fd71d5" style:font-style-asian="normal" style:font-weight-asian="normal" style:font-style-complex="normal" style:font-weight-complex="normal"/>
    </style:style>
    <style:style style:name="T386" style:family="text">
      <style:text-properties style:font-name="Linux Libertine O" fo:font-style="italic" style:font-style-asian="italic" style:font-style-complex="italic"/>
    </style:style>
    <style:style style:name="T387" style:family="text">
      <style:text-properties style:font-name="Linux Libertine O" fo:font-style="italic" officeooo:rsid="00fc0c38" style:font-style-asian="italic" style:font-style-complex="italic"/>
    </style:style>
    <style:style style:name="T388" style:family="text">
      <style:text-properties style:font-name="Linux Libertine O" fo:font-style="italic" officeooo:rsid="01134a85" style:font-style-asian="italic" style:font-style-complex="italic"/>
    </style:style>
    <style:style style:name="T389" style:family="text">
      <style:text-properties style:font-name="Linux Libertine O" fo:font-style="italic" officeooo:rsid="01157e27" style:font-style-asian="italic" style:font-style-complex="italic"/>
    </style:style>
    <style:style style:name="T390" style:family="text">
      <style:text-properties style:font-name="Linux Libertine O" fo:font-style="italic" officeooo:rsid="01165710" style:font-style-asian="italic" style:font-style-complex="italic"/>
    </style:style>
    <style:style style:name="T391" style:family="text">
      <style:text-properties style:font-name="Linux Libertine O" fo:font-style="italic" officeooo:rsid="01184e74" style:font-style-asian="italic" style:font-style-complex="italic"/>
    </style:style>
    <style:style style:name="T392" style:family="text">
      <style:text-properties style:font-name="Linux Libertine O" fo:font-style="italic" officeooo:rsid="0119b4a6" style:font-style-asian="italic" style:font-style-complex="italic"/>
    </style:style>
    <style:style style:name="T393" style:family="text">
      <style:text-properties style:font-name="Linux Libertine O" fo:font-style="italic" officeooo:rsid="0034b094" style:font-style-asian="italic" style:font-style-complex="italic"/>
    </style:style>
    <style:style style:name="T394" style:family="text">
      <style:text-properties style:font-name="Linux Libertine O" fo:font-style="italic" officeooo:rsid="015faa34" style:font-style-asian="italic" style:font-style-complex="italic"/>
    </style:style>
    <style:style style:name="T395" style:family="text">
      <style:text-properties style:font-name="Linux Libertine O" fo:font-style="italic" officeooo:rsid="0287afb6" style:font-style-asian="italic" style:font-style-complex="italic"/>
    </style:style>
    <style:style style:name="T396" style:family="text">
      <style:text-properties style:font-name="Linux Libertine O" fo:font-style="italic" officeooo:rsid="0288d8f6" style:font-style-asian="italic" style:font-style-complex="italic"/>
    </style:style>
    <style:style style:name="T397" style:family="text">
      <style:text-properties style:font-name="Linux Libertine O" fo:font-style="italic" officeooo:rsid="02896b16" style:font-style-asian="italic" style:font-style-complex="italic"/>
    </style:style>
    <style:style style:name="T398" style:family="text">
      <style:text-properties style:font-name="Linux Libertine O" fo:font-style="italic" officeooo:rsid="0277c2df" style:font-style-asian="italic" style:font-style-complex="italic"/>
    </style:style>
    <style:style style:name="T399" style:family="text">
      <style:text-properties style:font-name="Linux Libertine O" fo:font-style="italic" officeooo:rsid="036db0ee" style:font-style-asian="italic" style:font-style-complex="italic"/>
    </style:style>
    <style:style style:name="T400" style:family="text">
      <style:text-properties style:font-name="Linux Libertine O" fo:font-style="italic" officeooo:rsid="01a7e3b7" style:font-style-asian="italic" style:font-style-complex="italic"/>
    </style:style>
    <style:style style:name="T401" style:family="text">
      <style:text-properties style:font-name="Linux Libertine O" fo:font-style="italic" officeooo:rsid="04726001" style:font-style-asian="italic" style:font-style-complex="italic"/>
    </style:style>
    <style:style style:name="T402" style:family="text">
      <style:text-properties style:font-name="Linux Libertine O" fo:font-style="italic" officeooo:rsid="0179afd9" style:font-style-asian="italic" style:font-style-complex="italic"/>
    </style:style>
    <style:style style:name="T403" style:family="text">
      <style:text-properties style:font-name="Linux Libertine O" fo:font-style="italic" officeooo:rsid="05b13fa2" style:font-style-asian="italic" style:font-style-complex="italic"/>
    </style:style>
    <style:style style:name="T404" style:family="text">
      <style:text-properties style:font-name="Linux Libertine O" fo:font-style="italic" officeooo:rsid="01d656a6" style:font-style-asian="italic" style:font-style-complex="italic"/>
    </style:style>
    <style:style style:name="T405" style:family="text">
      <style:text-properties style:font-name="Linux Libertine O" fo:font-style="italic" fo:font-weight="normal" officeooo:rsid="007d56d5" style:font-style-asian="italic" style:font-weight-asian="normal" style:font-style-complex="italic" style:font-weight-complex="normal"/>
    </style:style>
    <style:style style:name="T406" style:family="text">
      <style:text-properties style:font-name="Linux Libertine O" fo:font-style="italic" fo:font-weight="normal" officeooo:rsid="007ce6ad" style:font-style-asian="italic" style:font-weight-asian="normal" style:font-style-complex="italic" style:font-weight-complex="normal"/>
    </style:style>
    <style:style style:name="T407" style:family="text">
      <style:text-properties style:font-name="Linux Libertine O" fo:font-style="italic" fo:font-weight="normal" officeooo:rsid="01363064" style:font-style-asian="italic" style:font-weight-asian="normal" style:font-style-complex="italic" style:font-weight-complex="normal"/>
    </style:style>
    <style:style style:name="T408" style:family="text">
      <style:text-properties style:font-name="Linux Libertine O" fo:font-style="italic" fo:font-weight="normal" officeooo:rsid="0138093b" style:font-style-asian="italic" style:font-weight-asian="normal" style:font-style-complex="italic" style:font-weight-complex="normal"/>
    </style:style>
    <style:style style:name="T409" style:family="text">
      <style:text-properties style:font-name="Linux Libertine O" fo:font-style="italic" fo:font-weight="normal" officeooo:rsid="01387727" style:font-style-asian="italic" style:font-weight-asian="normal" style:font-style-complex="italic" style:font-weight-complex="normal"/>
    </style:style>
    <style:style style:name="T410" style:family="text">
      <style:text-properties style:font-name="Linux Libertine O" fo:font-style="italic" fo:font-weight="normal" officeooo:rsid="0139e6c2" style:font-style-asian="italic" style:font-weight-asian="normal" style:font-style-complex="italic" style:font-weight-complex="normal"/>
    </style:style>
    <style:style style:name="T411" style:family="text">
      <style:text-properties style:font-name="Linux Libertine O" fo:font-style="italic" fo:font-weight="normal" officeooo:rsid="01401f54" style:font-style-asian="italic" style:font-weight-asian="normal" style:font-style-complex="italic" style:font-weight-complex="normal"/>
    </style:style>
    <style:style style:name="T412" style:family="text">
      <style:text-properties style:font-name="Linux Libertine O" fo:font-style="italic" fo:font-weight="normal" officeooo:rsid="0192fe30" style:font-style-asian="italic" style:font-weight-asian="normal" style:font-style-complex="italic" style:font-weight-complex="normal"/>
    </style:style>
    <style:style style:name="T413" style:family="text">
      <style:text-properties style:font-name="Linux Libertine O" fo:font-style="italic" fo:font-weight="normal" officeooo:rsid="018fc9f1" style:font-style-asian="italic" style:font-weight-asian="normal" style:font-style-complex="italic" style:font-weight-complex="normal"/>
    </style:style>
    <style:style style:name="T414" style:family="text">
      <style:text-properties style:font-name="Linux Libertine O" fo:font-style="italic" fo:font-weight="normal" officeooo:rsid="0291e1c4" style:font-style-asian="italic" style:font-weight-asian="normal" style:font-style-complex="italic" style:font-weight-complex="normal"/>
    </style:style>
    <style:style style:name="T415" style:family="text">
      <style:text-properties style:font-name="Linux Libertine O" fo:font-style="italic" fo:font-weight="normal" officeooo:rsid="00295fa4" style:font-style-asian="italic" style:font-weight-asian="normal" style:font-style-complex="italic" style:font-weight-complex="normal"/>
    </style:style>
    <style:style style:name="T416" style:family="text">
      <style:text-properties style:font-name="Linux Libertine O" fo:font-style="italic" fo:font-weight="normal" officeooo:rsid="0029bb75" style:font-style-asian="italic" style:font-weight-asian="normal" style:font-style-complex="italic" style:font-weight-complex="normal"/>
    </style:style>
    <style:style style:name="T417" style:family="text">
      <style:text-properties style:font-name="Linux Libertine O" fo:font-style="italic" fo:font-weight="normal" officeooo:rsid="0109994e" style:font-style-asian="italic" style:font-weight-asian="normal" style:font-style-complex="italic" style:font-weight-complex="normal"/>
    </style:style>
    <style:style style:name="T418" style:family="text">
      <style:text-properties style:font-name="Linux Libertine O" fo:font-style="italic" style:text-underline-style="none" fo:font-weight="normal" officeooo:rsid="004a563e" style:font-style-asian="italic" style:font-weight-asian="normal" style:font-style-complex="italic" style:font-weight-complex="normal"/>
    </style:style>
    <style:style style:name="T419" style:family="text">
      <style:text-properties style:font-name="Linux Libertine O" fo:language="id" fo:country="ID" fo:font-style="normal" fo:font-weight="normal" style:font-style-asian="normal" style:font-weight-asian="normal" style:font-style-complex="normal" style:font-weight-complex="normal"/>
    </style:style>
    <style:style style:name="T420" style:family="text">
      <style:text-properties style:font-name="Linux Libertine O" fo:language="id" fo:country="ID" fo:font-style="normal" fo:font-weight="normal" officeooo:rsid="007d56d5" style:font-style-asian="normal" style:font-weight-asian="normal" style:font-style-complex="normal" style:font-weight-complex="normal"/>
    </style:style>
    <style:style style:name="T421" style:family="text">
      <style:text-properties style:font-name="Linux Libertine O" fo:language="id" fo:country="ID" fo:font-style="normal" fo:font-weight="normal" officeooo:rsid="00283cfd" style:font-style-asian="normal" style:font-weight-asian="normal" style:font-style-complex="normal" style:font-weight-complex="normal"/>
    </style:style>
    <style:style style:name="T422" style:family="text">
      <style:text-properties style:font-name="Linux Libertine O" fo:language="id" fo:country="ID" fo:font-style="normal" fo:font-weight="normal" officeooo:rsid="00a4d323" style:font-style-asian="normal" style:font-weight-asian="normal" style:font-style-complex="normal" style:font-weight-complex="normal"/>
    </style:style>
    <style:style style:name="T423" style:family="text">
      <style:text-properties style:font-name="Linux Libertine O" fo:language="id" fo:country="ID" fo:font-style="normal" fo:font-weight="normal" officeooo:rsid="00d12220" style:font-style-asian="normal" style:font-weight-asian="normal" style:font-style-complex="normal" style:font-weight-complex="normal"/>
    </style:style>
    <style:style style:name="T424" style:family="text">
      <style:text-properties style:font-name="Linux Libertine O" fo:language="id" fo:country="ID" fo:font-style="normal" fo:font-weight="normal" officeooo:rsid="00e8e00d" style:font-style-asian="normal" style:font-weight-asian="normal" style:font-style-complex="normal" style:font-weight-complex="normal"/>
    </style:style>
    <style:style style:name="T425" style:family="text">
      <style:text-properties style:font-name="Linux Libertine O" fo:language="id" fo:country="ID" fo:font-style="normal" fo:font-weight="normal" officeooo:rsid="00e9fba3" style:font-style-asian="normal" style:font-weight-asian="normal" style:font-style-complex="normal" style:font-weight-complex="normal"/>
    </style:style>
    <style:style style:name="T426" style:family="text">
      <style:text-properties style:font-name="Linux Libertine O" fo:language="id" fo:country="ID" fo:font-style="normal" fo:font-weight="normal" officeooo:rsid="0187a8bd" style:font-style-asian="normal" style:font-weight-asian="normal" style:font-style-complex="normal" style:font-weight-complex="normal"/>
    </style:style>
    <style:style style:name="T427" style:family="text">
      <style:text-properties style:font-name="Linux Libertine O" fo:language="id" fo:country="ID" fo:font-style="normal" fo:font-weight="normal" officeooo:rsid="034dab1b" style:font-style-asian="normal" style:font-weight-asian="normal" style:font-style-complex="normal" style:font-weight-complex="normal"/>
    </style:style>
    <style:style style:name="T428" style:family="text">
      <style:text-properties style:font-name="Linux Libertine O" fo:language="id" fo:country="ID" fo:font-style="normal" fo:font-weight="normal" officeooo:rsid="03a61add" style:font-style-asian="normal" style:font-weight-asian="normal" style:font-style-complex="normal" style:font-weight-complex="normal"/>
    </style:style>
    <style:style style:name="T429" style:family="text">
      <style:text-properties style:font-name="Linux Libertine O" fo:language="id" fo:country="ID" fo:font-style="normal" fo:font-weight="normal" officeooo:rsid="03a7be4a" style:font-style-asian="normal" style:font-weight-asian="normal" style:font-style-complex="normal" style:font-weight-complex="normal"/>
    </style:style>
    <style:style style:name="T430" style:family="text">
      <style:text-properties style:font-name="Linux Libertine O" fo:language="id" fo:country="ID" fo:font-style="normal" fo:font-weight="normal" officeooo:rsid="03fae808" style:font-style-asian="normal" style:font-weight-asian="normal" style:font-style-complex="normal" style:font-weight-complex="normal"/>
    </style:style>
    <style:style style:name="T431" style:family="text">
      <style:text-properties style:font-name="Linux Libertine O" fo:language="id" fo:country="ID" fo:font-style="normal" fo:font-weight="normal" officeooo:rsid="03c109e5" style:font-style-asian="normal" style:font-weight-asian="normal" style:font-style-complex="normal" style:font-weight-complex="normal"/>
    </style:style>
    <style:style style:name="T432" style:family="text">
      <style:text-properties style:font-name="Linux Libertine O" fo:language="id" fo:country="ID" fo:font-style="normal" fo:font-weight="normal" officeooo:rsid="047c241f" style:font-style-asian="normal" style:font-weight-asian="normal" style:font-style-complex="normal" style:font-weight-complex="normal"/>
    </style:style>
    <style:style style:name="T433" style:family="text">
      <style:text-properties style:font-name="Linux Libertine O" fo:language="id" fo:country="ID" fo:font-style="normal" fo:font-weight="normal" officeooo:rsid="046028f2" style:font-style-asian="normal" style:font-weight-asian="normal" style:font-style-complex="normal" style:font-weight-complex="normal"/>
    </style:style>
    <style:style style:name="T434" style:family="text">
      <style:text-properties style:font-name="Linux Libertine O" fo:language="id" fo:country="ID" fo:font-style="normal" fo:font-weight="normal" officeooo:rsid="04595b3e" style:font-style-asian="normal" style:font-weight-asian="normal" style:font-style-complex="normal" style:font-weight-complex="normal"/>
    </style:style>
    <style:style style:name="T435" style:family="text">
      <style:text-properties style:font-name="Linux Libertine O" fo:language="id" fo:country="ID" fo:font-style="normal" fo:font-weight="normal" officeooo:rsid="045a8808" style:font-style-asian="normal" style:font-weight-asian="normal" style:font-style-complex="normal" style:font-weight-complex="normal"/>
    </style:style>
    <style:style style:name="T436" style:family="text">
      <style:text-properties style:font-name="Linux Libertine O" fo:language="id" fo:country="ID" fo:font-style="normal" fo:font-weight="normal" officeooo:rsid="04f89a8b" style:font-style-asian="normal" style:font-weight-asian="normal" style:font-style-complex="normal" style:font-weight-complex="normal"/>
    </style:style>
    <style:style style:name="T437" style:family="text">
      <style:text-properties style:font-name="Linux Libertine O" fo:language="id" fo:country="ID" fo:font-style="normal" fo:font-weight="normal" officeooo:rsid="051f2afe" style:font-style-asian="normal" style:font-weight-asian="normal" style:font-style-complex="normal" style:font-weight-complex="normal"/>
    </style:style>
    <style:style style:name="T438" style:family="text">
      <style:text-properties style:font-name="Linux Libertine O" fo:language="id" fo:country="ID" fo:font-style="normal" fo:font-weight="normal" officeooo:rsid="04fa551e" style:font-style-asian="normal" style:font-weight-asian="normal" style:font-style-complex="normal" style:font-weight-complex="normal"/>
    </style:style>
    <style:style style:name="T439" style:family="text">
      <style:text-properties style:font-name="Linux Libertine O" fo:language="id" fo:country="ID" fo:font-style="normal" fo:font-weight="normal" officeooo:rsid="051fac97" style:font-style-asian="normal" style:font-weight-asian="normal" style:font-style-complex="normal" style:font-weight-complex="normal"/>
    </style:style>
    <style:style style:name="T440" style:family="text">
      <style:text-properties style:font-name="Linux Libertine O" fo:language="id" fo:country="ID" fo:font-style="normal" fo:font-weight="normal" officeooo:rsid="0520d7ad" style:font-style-asian="normal" style:font-weight-asian="normal" style:font-style-complex="normal" style:font-weight-complex="normal"/>
    </style:style>
    <style:style style:name="T441" style:family="text">
      <style:text-properties style:font-name="Linux Libertine O" fo:language="id" fo:country="ID" fo:font-style="normal" fo:font-weight="normal" officeooo:rsid="054dc957" style:font-style-asian="normal" style:font-weight-asian="normal" style:font-style-complex="normal" style:font-weight-complex="normal"/>
    </style:style>
    <style:style style:name="T442" style:family="text">
      <style:text-properties style:font-name="Linux Libertine O" fo:language="id" fo:country="ID" fo:font-style="normal" fo:font-weight="normal" officeooo:rsid="052401a4" style:font-style-asian="normal" style:font-weight-asian="normal" style:font-style-complex="normal" style:font-weight-complex="normal"/>
    </style:style>
    <style:style style:name="T443" style:family="text">
      <style:text-properties style:font-name="Linux Libertine O" fo:language="id" fo:country="ID" fo:font-style="normal" fo:font-weight="normal" officeooo:rsid="0524302b" style:font-style-asian="normal" style:font-weight-asian="normal" style:font-style-complex="normal" style:font-weight-complex="normal"/>
    </style:style>
    <style:style style:name="T444" style:family="text">
      <style:text-properties style:font-name="Linux Libertine O" fo:language="id" fo:country="ID" fo:font-style="normal" fo:font-weight="normal" officeooo:rsid="054f7618" style:font-style-asian="normal" style:font-weight-asian="normal" style:font-style-complex="normal" style:font-weight-complex="normal"/>
    </style:style>
    <style:style style:name="T445" style:family="text">
      <style:text-properties style:font-name="Linux Libertine O" fo:language="id" fo:country="ID" fo:font-style="normal" fo:font-weight="normal" officeooo:rsid="056caeec" style:font-style-asian="normal" style:font-weight-asian="normal" style:font-style-complex="normal" style:font-weight-complex="normal"/>
    </style:style>
    <style:style style:name="T446" style:family="text">
      <style:text-properties style:font-name="Linux Libertine O" fo:language="id" fo:country="ID" fo:font-style="normal" fo:font-weight="normal" officeooo:rsid="000f1938" style:font-style-asian="normal" style:font-weight-asian="normal" style:font-style-complex="normal" style:font-weight-complex="normal"/>
    </style:style>
    <style:style style:name="T447" style:family="text">
      <style:text-properties style:font-name="Linux Libertine O" fo:language="id" fo:country="ID" fo:font-style="normal" fo:font-weight="normal" officeooo:rsid="05df8d50" style:font-style-asian="normal" style:font-weight-asian="normal" style:font-style-complex="normal" style:font-weight-complex="normal"/>
    </style:style>
    <style:style style:name="T448" style:family="text">
      <style:text-properties style:font-name="Linux Libertine O" fo:language="id" fo:country="ID" fo:font-style="normal" fo:font-weight="normal" officeooo:rsid="05e0b78a" style:font-style-asian="normal" style:font-weight-asian="normal" style:font-style-complex="normal" style:font-weight-complex="normal"/>
    </style:style>
    <style:style style:name="T449" style:family="text">
      <style:text-properties style:font-name="Linux Libertine O" fo:language="id" fo:country="ID" fo:font-style="normal" fo:font-weight="normal" officeooo:rsid="06e7953a" style:font-style-asian="normal" style:font-weight-asian="normal" style:font-style-complex="normal" style:font-weight-complex="normal"/>
    </style:style>
    <style:style style:name="T450" style:family="text">
      <style:text-properties style:font-name="Linux Libertine O" fo:language="id" fo:country="ID" fo:font-style="normal" fo:font-weight="normal" officeooo:rsid="000c72a6" style:font-style-asian="normal" style:font-weight-asian="normal" style:font-style-complex="normal" style:font-weight-complex="normal"/>
    </style:style>
    <style:style style:name="T451" style:family="text">
      <style:text-properties style:font-name="Linux Libertine O" fo:language="id" fo:country="ID" fo:font-style="normal" fo:font-weight="normal" officeooo:rsid="064d54c4" style:font-style-asian="normal" style:font-weight-asian="normal" style:font-style-complex="normal" style:font-weight-complex="normal"/>
    </style:style>
    <style:style style:name="T452" style:family="text">
      <style:text-properties style:font-name="Linux Libertine O" fo:language="id" fo:country="ID" fo:font-style="normal" fo:font-weight="normal" officeooo:rsid="06866711" style:font-style-asian="normal" style:font-weight-asian="normal" style:font-style-complex="normal" style:font-weight-complex="normal"/>
    </style:style>
    <style:style style:name="T453" style:family="text">
      <style:text-properties style:font-name="Linux Libertine O" fo:language="id" fo:country="ID" fo:font-style="normal" style:font-style-asian="normal" style:font-style-complex="normal"/>
    </style:style>
    <style:style style:name="T454" style:family="text">
      <style:text-properties style:font-name="Linux Libertine O" fo:language="id" fo:country="ID" fo:font-style="normal" officeooo:rsid="014a7be9" style:font-style-asian="normal" style:font-style-complex="normal"/>
    </style:style>
    <style:style style:name="T455" style:family="text">
      <style:text-properties style:font-name="Linux Libertine O" fo:language="id" fo:country="ID" fo:font-style="normal" officeooo:rsid="014af938" style:font-style-asian="normal" style:font-style-complex="normal"/>
    </style:style>
    <style:style style:name="T456" style:family="text">
      <style:text-properties style:font-name="Linux Libertine O" fo:language="id" fo:country="ID" fo:font-style="normal" officeooo:rsid="0189d265" style:font-style-asian="normal" style:font-style-complex="normal"/>
    </style:style>
    <style:style style:name="T457" style:family="text">
      <style:text-properties style:font-name="Linux Libertine O" fo:language="id" fo:country="ID" fo:font-style="normal" officeooo:rsid="009d57ac" style:font-style-asian="normal" style:font-style-complex="normal"/>
    </style:style>
    <style:style style:name="T458" style:family="text">
      <style:text-properties style:font-name="Linux Libertine O" fo:language="id" fo:country="ID" fo:font-style="normal" officeooo:rsid="026cb5b3" style:font-style-asian="normal" style:font-style-complex="normal"/>
    </style:style>
    <style:style style:name="T459" style:family="text">
      <style:text-properties style:font-name="Linux Libertine O" fo:language="id" fo:country="ID" fo:font-style="normal" officeooo:rsid="01a4088c" style:font-style-asian="normal" style:font-style-complex="normal"/>
    </style:style>
    <style:style style:name="T460" style:family="text">
      <style:text-properties style:font-name="Linux Libertine O" fo:language="id" fo:country="ID" fo:font-style="normal" officeooo:rsid="01a50044" style:font-style-asian="normal" style:font-style-complex="normal"/>
    </style:style>
    <style:style style:name="T461" style:family="text">
      <style:text-properties style:font-name="Linux Libertine O" fo:language="id" fo:country="ID" fo:font-style="normal" officeooo:rsid="01f8075c" style:font-style-asian="normal" style:font-style-complex="normal"/>
    </style:style>
    <style:style style:name="T462" style:family="text">
      <style:text-properties style:font-name="Linux Libertine O" fo:language="id" fo:country="ID" fo:font-style="normal" officeooo:rsid="01f8f9da" style:font-style-asian="normal" style:font-style-complex="normal"/>
    </style:style>
    <style:style style:name="T463" style:family="text">
      <style:text-properties style:font-name="Linux Libertine O" fo:language="id" fo:country="ID" fo:font-style="normal" officeooo:rsid="0275bcbf" style:font-style-asian="normal" style:font-style-complex="normal"/>
    </style:style>
    <style:style style:name="T464" style:family="text">
      <style:text-properties style:font-name="Linux Libertine O" fo:language="id" fo:country="ID" fo:font-style="normal" officeooo:rsid="019bc5e3" style:font-style-asian="normal" style:font-style-complex="normal"/>
    </style:style>
    <style:style style:name="T465" style:family="text">
      <style:text-properties style:font-name="Linux Libertine O" fo:language="id" fo:country="ID" fo:font-style="normal" officeooo:rsid="0279b3dd" style:font-style-asian="normal" style:font-style-complex="normal"/>
    </style:style>
    <style:style style:name="T466" style:family="text">
      <style:text-properties style:font-name="Linux Libertine O" fo:language="id" fo:country="ID" fo:font-style="normal" officeooo:rsid="0201a8f5" style:font-style-asian="normal" style:font-style-complex="normal"/>
    </style:style>
    <style:style style:name="T467" style:family="text">
      <style:text-properties style:font-name="Linux Libertine O" fo:language="id" fo:country="ID" fo:font-style="normal" officeooo:rsid="0202f5a4" style:font-style-asian="normal" style:font-style-complex="normal"/>
    </style:style>
    <style:style style:name="T468" style:family="text">
      <style:text-properties style:font-name="Linux Libertine O" fo:language="id" fo:country="ID" fo:font-style="normal" officeooo:rsid="02896b16" style:font-style-asian="normal" style:font-style-complex="normal"/>
    </style:style>
    <style:style style:name="T469" style:family="text">
      <style:text-properties style:font-name="Linux Libertine O" fo:language="id" fo:country="ID" fo:font-style="normal" officeooo:rsid="007fc41f" style:font-style-asian="normal" style:font-style-complex="normal"/>
    </style:style>
    <style:style style:name="T470" style:family="text">
      <style:text-properties style:font-name="Linux Libertine O" fo:language="id" fo:country="ID" fo:font-style="normal" officeooo:rsid="02068b22" style:font-style-asian="normal" style:font-style-complex="normal"/>
    </style:style>
    <style:style style:name="T471" style:family="text">
      <style:text-properties style:font-name="Linux Libertine O" fo:language="id" fo:country="ID" fo:font-style="normal" officeooo:rsid="0208832f" style:font-style-asian="normal" style:font-style-complex="normal"/>
    </style:style>
    <style:style style:name="T472" style:family="text">
      <style:text-properties style:font-name="Linux Libertine O" fo:language="id" fo:country="ID" fo:font-style="normal" officeooo:rsid="02c416d1" style:font-style-asian="normal" style:font-style-complex="normal"/>
    </style:style>
    <style:style style:name="T473" style:family="text">
      <style:text-properties style:font-name="Linux Libertine O" fo:language="id" fo:country="ID" fo:font-style="normal" officeooo:rsid="029a27b1" style:font-style-asian="normal" style:font-style-complex="normal"/>
    </style:style>
    <style:style style:name="T474" style:family="text">
      <style:text-properties style:font-name="Linux Libertine O" fo:language="id" fo:country="ID" fo:font-style="normal" officeooo:rsid="0277c2df" style:font-style-asian="normal" style:font-style-complex="normal"/>
    </style:style>
    <style:style style:name="T475" style:family="text">
      <style:text-properties style:font-name="Linux Libertine O" fo:language="id" fo:country="ID" fo:font-style="normal" officeooo:rsid="02b3d130" style:font-style-asian="normal" style:font-style-complex="normal"/>
    </style:style>
    <style:style style:name="T476" style:family="text">
      <style:text-properties style:font-name="Linux Libertine O" fo:language="id" fo:country="ID" fo:font-style="normal" officeooo:rsid="02c629ba" style:font-style-asian="normal" style:font-style-complex="normal"/>
    </style:style>
    <style:style style:name="T477" style:family="text">
      <style:text-properties style:font-name="Linux Libertine O" fo:language="id" fo:country="ID" fo:font-style="normal" officeooo:rsid="02c759ac" style:font-style-asian="normal" style:font-style-complex="normal"/>
    </style:style>
    <style:style style:name="T478" style:family="text">
      <style:text-properties style:font-name="Linux Libertine O" fo:language="id" fo:country="ID" fo:font-style="normal" officeooo:rsid="02c7bbcd" style:font-style-asian="normal" style:font-style-complex="normal"/>
    </style:style>
    <style:style style:name="T479" style:family="text">
      <style:text-properties style:font-name="Linux Libertine O" fo:language="id" fo:country="ID" fo:font-style="normal" officeooo:rsid="02ca8086" style:font-style-asian="normal" style:font-style-complex="normal"/>
    </style:style>
    <style:style style:name="T480" style:family="text">
      <style:text-properties style:font-name="Linux Libertine O" fo:language="id" fo:country="ID" fo:font-style="normal" officeooo:rsid="02cb4ecb" style:font-style-asian="normal" style:font-style-complex="normal"/>
    </style:style>
    <style:style style:name="T481" style:family="text">
      <style:text-properties style:font-name="Linux Libertine O" fo:language="id" fo:country="ID" fo:font-style="normal" officeooo:rsid="02cbd1bf" style:font-style-asian="normal" style:font-style-complex="normal"/>
    </style:style>
    <style:style style:name="T482" style:family="text">
      <style:text-properties style:font-name="Linux Libertine O" fo:language="id" fo:country="ID" fo:font-style="normal" officeooo:rsid="02ccea4e" style:font-style-asian="normal" style:font-style-complex="normal"/>
    </style:style>
    <style:style style:name="T483" style:family="text">
      <style:text-properties style:font-name="Linux Libertine O" fo:language="id" fo:country="ID" fo:font-style="normal" officeooo:rsid="02d2c081" style:font-style-asian="normal" style:font-style-complex="normal"/>
    </style:style>
    <style:style style:name="T484" style:family="text">
      <style:text-properties style:font-name="Linux Libertine O" fo:language="id" fo:country="ID" fo:font-style="normal" officeooo:rsid="02d3e781" style:font-style-asian="normal" style:font-style-complex="normal"/>
    </style:style>
    <style:style style:name="T485" style:family="text">
      <style:text-properties style:font-name="Linux Libertine O" fo:language="id" fo:country="ID" fo:font-style="normal" officeooo:rsid="02d4b43d" style:font-style-asian="normal" style:font-style-complex="normal"/>
    </style:style>
    <style:style style:name="T486" style:family="text">
      <style:text-properties style:font-name="Linux Libertine O" fo:language="id" fo:country="ID" fo:font-style="normal" officeooo:rsid="02d69bb8" style:font-style-asian="normal" style:font-style-complex="normal"/>
    </style:style>
    <style:style style:name="T487" style:family="text">
      <style:text-properties style:font-name="Linux Libertine O" fo:language="id" fo:country="ID" fo:font-style="normal" officeooo:rsid="02d96c36" style:font-style-asian="normal" style:font-style-complex="normal"/>
    </style:style>
    <style:style style:name="T488" style:family="text">
      <style:text-properties style:font-name="Linux Libertine O" fo:language="id" fo:country="ID" fo:font-style="normal" officeooo:rsid="02da5ea6" style:font-style-asian="normal" style:font-style-complex="normal"/>
    </style:style>
    <style:style style:name="T489" style:family="text">
      <style:text-properties style:font-name="Linux Libertine O" fo:language="id" fo:country="ID" fo:font-style="normal" officeooo:rsid="02daaaf1" style:font-style-asian="normal" style:font-style-complex="normal"/>
    </style:style>
    <style:style style:name="T490" style:family="text">
      <style:text-properties style:font-name="Linux Libertine O" fo:language="id" fo:country="ID" fo:font-style="normal" officeooo:rsid="02dfdc93" style:font-style-asian="normal" style:font-style-complex="normal"/>
    </style:style>
    <style:style style:name="T491" style:family="text">
      <style:text-properties style:font-name="Linux Libertine O" fo:language="id" fo:country="ID" fo:font-style="normal" officeooo:rsid="02e1be07" style:font-style-asian="normal" style:font-style-complex="normal"/>
    </style:style>
    <style:style style:name="T492" style:family="text">
      <style:text-properties style:font-name="Linux Libertine O" fo:language="id" fo:country="ID" fo:font-style="normal" officeooo:rsid="02e2e328" style:font-style-asian="normal" style:font-style-complex="normal"/>
    </style:style>
    <style:style style:name="T493" style:family="text">
      <style:text-properties style:font-name="Linux Libertine O" fo:language="id" fo:country="ID" fo:font-style="normal" officeooo:rsid="02e2f84b" style:font-style-asian="normal" style:font-style-complex="normal"/>
    </style:style>
    <style:style style:name="T494" style:family="text">
      <style:text-properties style:font-name="Linux Libertine O" fo:language="id" fo:country="ID" fo:font-style="normal" officeooo:rsid="02ed2fbe" style:font-style-asian="normal" style:font-style-complex="normal"/>
    </style:style>
    <style:style style:name="T495" style:family="text">
      <style:text-properties style:font-name="Linux Libertine O" fo:language="id" fo:country="ID" fo:font-style="normal" officeooo:rsid="02ee4289" style:font-style-asian="normal" style:font-style-complex="normal"/>
    </style:style>
    <style:style style:name="T496" style:family="text">
      <style:text-properties style:font-name="Linux Libertine O" fo:language="id" fo:country="ID" fo:font-style="normal" officeooo:rsid="02ef30bc" style:font-style-asian="normal" style:font-style-complex="normal"/>
    </style:style>
    <style:style style:name="T497" style:family="text">
      <style:text-properties style:font-name="Linux Libertine O" fo:language="id" fo:country="ID" fo:font-style="normal" officeooo:rsid="0304a9b5" style:font-style-asian="normal" style:font-style-complex="normal"/>
    </style:style>
    <style:style style:name="T498" style:family="text">
      <style:text-properties style:font-name="Linux Libertine O" fo:language="id" fo:country="ID" fo:font-style="normal" officeooo:rsid="03098a99" style:font-style-asian="normal" style:font-style-complex="normal"/>
    </style:style>
    <style:style style:name="T499" style:family="text">
      <style:text-properties style:font-name="Linux Libertine O" fo:language="id" fo:country="ID" fo:font-style="normal" officeooo:rsid="0309ac84" style:font-style-asian="normal" style:font-style-complex="normal"/>
    </style:style>
    <style:style style:name="T500" style:family="text">
      <style:text-properties style:font-name="Linux Libertine O" fo:language="id" fo:country="ID" fo:font-style="normal" officeooo:rsid="02fa5d52" style:font-style-asian="normal" style:font-style-complex="normal"/>
    </style:style>
    <style:style style:name="T501" style:family="text">
      <style:text-properties style:font-name="Linux Libertine O" fo:language="id" fo:country="ID" fo:font-style="normal" officeooo:rsid="02fb850b" style:font-style-asian="normal" style:font-style-complex="normal"/>
    </style:style>
    <style:style style:name="T502" style:family="text">
      <style:text-properties style:font-name="Linux Libertine O" fo:language="id" fo:country="ID" fo:font-style="normal" officeooo:rsid="02fd7691" style:font-style-asian="normal" style:font-style-complex="normal"/>
    </style:style>
    <style:style style:name="T503" style:family="text">
      <style:text-properties style:font-name="Linux Libertine O" fo:language="id" fo:country="ID" fo:font-style="normal" officeooo:rsid="030ac01b" style:font-style-asian="normal" style:font-style-complex="normal"/>
    </style:style>
    <style:style style:name="T504" style:family="text">
      <style:text-properties style:font-name="Linux Libertine O" fo:language="id" fo:country="ID" fo:font-style="normal" officeooo:rsid="030bfa69" style:font-style-asian="normal" style:font-style-complex="normal"/>
    </style:style>
    <style:style style:name="T505" style:family="text">
      <style:text-properties style:font-name="Linux Libertine O" fo:language="id" fo:country="ID" fo:font-style="normal" officeooo:rsid="030d8577" style:font-style-asian="normal" style:font-style-complex="normal"/>
    </style:style>
    <style:style style:name="T506" style:family="text">
      <style:text-properties style:font-name="Linux Libertine O" fo:language="id" fo:country="ID" fo:font-style="normal" officeooo:rsid="030ed51f" style:font-style-asian="normal" style:font-style-complex="normal"/>
    </style:style>
    <style:style style:name="T507" style:family="text">
      <style:text-properties style:font-name="Linux Libertine O" fo:language="id" fo:country="ID" fo:font-style="normal" officeooo:rsid="030f3f92" style:font-style-asian="normal" style:font-style-complex="normal"/>
    </style:style>
    <style:style style:name="T508" style:family="text">
      <style:text-properties style:font-name="Linux Libertine O" fo:language="id" fo:country="ID" fo:font-style="normal" officeooo:rsid="02ff5c4a" style:font-style-asian="normal" style:font-style-complex="normal"/>
    </style:style>
    <style:style style:name="T509" style:family="text">
      <style:text-properties style:font-name="Linux Libertine O" fo:language="id" fo:country="ID" fo:font-style="normal" officeooo:rsid="030152e8" style:font-style-asian="normal" style:font-style-complex="normal"/>
    </style:style>
    <style:style style:name="T510" style:family="text">
      <style:text-properties style:font-name="Linux Libertine O" fo:language="id" fo:country="ID" fo:font-style="normal" officeooo:rsid="031142c6" style:font-style-asian="normal" style:font-style-complex="normal"/>
    </style:style>
    <style:style style:name="T511" style:family="text">
      <style:text-properties style:font-name="Linux Libertine O" fo:language="id" fo:country="ID" fo:font-style="normal" officeooo:rsid="0311c61c" style:font-style-asian="normal" style:font-style-complex="normal"/>
    </style:style>
    <style:style style:name="T512" style:family="text">
      <style:text-properties style:font-name="Linux Libertine O" fo:language="id" fo:country="ID" fo:font-style="normal" officeooo:rsid="0312e37e" style:font-style-asian="normal" style:font-style-complex="normal"/>
    </style:style>
    <style:style style:name="T513" style:family="text">
      <style:text-properties style:font-name="Linux Libertine O" fo:language="id" fo:country="ID" fo:font-style="normal" officeooo:rsid="0313f6aa" style:font-style-asian="normal" style:font-style-complex="normal"/>
    </style:style>
    <style:style style:name="T514" style:family="text">
      <style:text-properties style:font-name="Linux Libertine O" fo:language="id" fo:country="ID" fo:font-style="normal" officeooo:rsid="0316839d" style:font-style-asian="normal" style:font-style-complex="normal"/>
    </style:style>
    <style:style style:name="T515" style:family="text">
      <style:text-properties style:font-name="Linux Libertine O" fo:language="id" fo:country="ID" fo:font-style="normal" officeooo:rsid="031852d1" style:font-style-asian="normal" style:font-style-complex="normal"/>
    </style:style>
    <style:style style:name="T516" style:family="text">
      <style:text-properties style:font-name="Linux Libertine O" fo:language="id" fo:country="ID" fo:font-style="normal" officeooo:rsid="031a18ea" style:font-style-asian="normal" style:font-style-complex="normal"/>
    </style:style>
    <style:style style:name="T517" style:family="text">
      <style:text-properties style:font-name="Linux Libertine O" fo:language="id" fo:country="ID" fo:font-style="normal" officeooo:rsid="031b12da" style:font-style-asian="normal" style:font-style-complex="normal"/>
    </style:style>
    <style:style style:name="T518" style:family="text">
      <style:text-properties style:font-name="Linux Libertine O" fo:language="id" fo:country="ID" fo:font-style="normal" officeooo:rsid="031ce4b1" style:font-style-asian="normal" style:font-style-complex="normal"/>
    </style:style>
    <style:style style:name="T519" style:family="text">
      <style:text-properties style:font-name="Linux Libertine O" fo:language="id" fo:country="ID" fo:font-style="normal" officeooo:rsid="0353aa7c" style:font-style-asian="normal" style:font-style-complex="normal"/>
    </style:style>
    <style:style style:name="T520" style:family="text">
      <style:text-properties style:font-name="Linux Libertine O" fo:language="id" fo:country="ID" fo:font-style="normal" officeooo:rsid="03549a0b" style:font-style-asian="normal" style:font-style-complex="normal"/>
    </style:style>
    <style:style style:name="T521" style:family="text">
      <style:text-properties style:font-name="Linux Libertine O" fo:language="id" fo:country="ID" fo:font-style="normal" officeooo:rsid="036a0838" style:font-style-asian="normal" style:font-style-complex="normal"/>
    </style:style>
    <style:style style:name="T522" style:family="text">
      <style:text-properties style:font-name="Linux Libertine O" fo:language="id" fo:country="ID" fo:font-style="normal" officeooo:rsid="036a28d1" style:font-style-asian="normal" style:font-style-complex="normal"/>
    </style:style>
    <style:style style:name="T523" style:family="text">
      <style:text-properties style:font-name="Linux Libertine O" fo:language="id" fo:country="ID" fo:font-style="normal" officeooo:rsid="02380bee" style:font-style-asian="normal" style:font-style-complex="normal"/>
    </style:style>
    <style:style style:name="T524" style:family="text">
      <style:text-properties style:font-name="Linux Libertine O" fo:language="id" fo:country="ID" fo:font-style="normal" officeooo:rsid="00729ecc" style:font-style-asian="normal" style:font-style-complex="normal"/>
    </style:style>
    <style:style style:name="T525" style:family="text">
      <style:text-properties style:font-name="Linux Libertine O" fo:language="id" fo:country="ID" fo:font-style="normal" officeooo:rsid="0487e5d1" style:font-style-asian="normal" style:font-style-complex="normal"/>
    </style:style>
    <style:style style:name="T526" style:family="text">
      <style:text-properties style:font-name="Linux Libertine O" fo:language="id" fo:country="ID" fo:font-style="normal" officeooo:rsid="04e18086" style:font-style-asian="normal" style:font-style-complex="normal"/>
    </style:style>
    <style:style style:name="T527" style:family="text">
      <style:text-properties style:font-name="Linux Libertine O" fo:language="id" fo:country="ID" fo:font-style="normal" officeooo:rsid="06903d31" style:font-style-asian="normal" style:font-style-complex="normal"/>
    </style:style>
    <style:style style:name="T528" style:family="text">
      <style:text-properties style:font-name="Linux Libertine O" fo:language="id" fo:country="ID" fo:font-style="normal" officeooo:rsid="06ece25a" style:font-style-asian="normal" style:font-style-complex="normal"/>
    </style:style>
    <style:style style:name="T529" style:family="text">
      <style:text-properties style:font-name="Linux Libertine O" fo:language="id" fo:country="ID" fo:font-style="italic" fo:font-weight="normal" style:font-style-asian="italic" style:font-weight-asian="normal" style:font-style-complex="italic" style:font-weight-complex="normal"/>
    </style:style>
    <style:style style:name="T530" style:family="text">
      <style:text-properties style:font-name="Linux Libertine O" fo:language="id" fo:country="ID" fo:font-style="italic" fo:font-weight="normal" officeooo:rsid="007d56d5" style:font-style-asian="italic" style:font-weight-asian="normal" style:font-style-complex="italic" style:font-weight-complex="normal"/>
    </style:style>
    <style:style style:name="T531" style:family="text">
      <style:text-properties style:font-name="Linux Libertine O" fo:language="id" fo:country="ID" fo:font-style="italic" fo:font-weight="normal" officeooo:rsid="00e9fba3" style:font-style-asian="italic" style:font-weight-asian="normal" style:font-style-complex="italic" style:font-weight-complex="normal"/>
    </style:style>
    <style:style style:name="T532" style:family="text">
      <style:text-properties style:font-name="Linux Libertine O" fo:language="id" fo:country="ID" fo:font-style="italic" fo:font-weight="normal" officeooo:rsid="0187a8bd" style:font-style-asian="italic" style:font-weight-asian="normal" style:font-style-complex="italic" style:font-weight-complex="normal"/>
    </style:style>
    <style:style style:name="T533" style:family="text">
      <style:text-properties style:font-name="Linux Libertine O" fo:language="id" fo:country="ID" fo:font-style="italic" fo:font-weight="normal" officeooo:rsid="03a61add" style:font-style-asian="italic" style:font-weight-asian="normal" style:font-style-complex="italic" style:font-weight-complex="normal"/>
    </style:style>
    <style:style style:name="T534" style:family="text">
      <style:text-properties style:font-name="Linux Libertine O" fo:language="id" fo:country="ID" fo:font-style="italic" fo:font-weight="normal" officeooo:rsid="046028f2" style:font-style-asian="italic" style:font-weight-asian="normal" style:font-style-complex="italic" style:font-weight-complex="normal"/>
    </style:style>
    <style:style style:name="T535" style:family="text">
      <style:text-properties style:font-name="Linux Libertine O" fo:language="id" fo:country="ID" fo:font-style="italic" fo:font-weight="normal" officeooo:rsid="045a8808" style:font-style-asian="italic" style:font-weight-asian="normal" style:font-style-complex="italic" style:font-weight-complex="normal"/>
    </style:style>
    <style:style style:name="T536" style:family="text">
      <style:text-properties style:font-name="Linux Libertine O" fo:language="id" fo:country="ID" fo:font-style="italic" fo:font-weight="normal" officeooo:rsid="04ddd55d" style:font-style-asian="italic" style:font-weight-asian="normal" style:font-style-complex="italic" style:font-weight-complex="normal"/>
    </style:style>
    <style:style style:name="T537" style:family="text">
      <style:text-properties style:font-name="Linux Libertine O" fo:language="id" fo:country="ID" fo:font-style="italic" fo:font-weight="normal" officeooo:rsid="051fac97" style:font-style-asian="italic" style:font-weight-asian="normal" style:font-style-complex="italic" style:font-weight-complex="normal"/>
    </style:style>
    <style:style style:name="T538" style:family="text">
      <style:text-properties style:font-name="Linux Libertine O" fo:language="id" fo:country="ID" fo:font-style="italic" fo:font-weight="normal" officeooo:rsid="0524302b" style:font-style-asian="italic" style:font-weight-asian="normal" style:font-style-complex="italic" style:font-weight-complex="normal"/>
    </style:style>
    <style:style style:name="T539" style:family="text">
      <style:text-properties style:font-name="Linux Libertine O" fo:language="id" fo:country="ID" fo:font-style="italic" fo:font-weight="normal" officeooo:rsid="000f1938" style:font-style-asian="italic" style:font-weight-asian="normal" style:font-style-complex="italic" style:font-weight-complex="normal"/>
    </style:style>
    <style:style style:name="T540" style:family="text">
      <style:text-properties style:font-name="Linux Libertine O" fo:language="id" fo:country="ID" fo:font-style="italic" fo:font-weight="normal" officeooo:rsid="05df8d50" style:font-style-asian="italic" style:font-weight-asian="normal" style:font-style-complex="italic" style:font-weight-complex="normal"/>
    </style:style>
    <style:style style:name="T541" style:family="text">
      <style:text-properties style:font-name="Linux Libertine O" fo:language="id" fo:country="ID" fo:font-style="italic" fo:font-weight="normal" officeooo:rsid="06484cb2" style:font-style-asian="italic" style:font-weight-asian="normal" style:font-style-complex="italic" style:font-weight-complex="normal"/>
    </style:style>
    <style:style style:name="T542" style:family="text">
      <style:text-properties style:font-name="Linux Libertine O" fo:language="id" fo:country="ID" fo:font-style="italic" fo:font-weight="normal" officeooo:rsid="064fe31c" style:font-style-asian="italic" style:font-weight-asian="normal" style:font-style-complex="italic" style:font-weight-complex="normal"/>
    </style:style>
    <style:style style:name="T543" style:family="text">
      <style:text-properties style:font-name="Linux Libertine O" fo:language="id" fo:country="ID" fo:font-style="italic" fo:font-weight="normal" officeooo:rsid="0648e731" style:font-style-asian="italic" style:font-weight-asian="normal" style:font-style-complex="italic" style:font-weight-complex="normal"/>
    </style:style>
    <style:style style:name="T544" style:family="text">
      <style:text-properties style:font-name="Linux Libertine O" fo:language="id" fo:country="ID" fo:font-style="italic" fo:font-weight="normal" officeooo:rsid="064a7a83" style:font-style-asian="italic" style:font-weight-asian="normal" style:font-style-complex="italic" style:font-weight-complex="normal"/>
    </style:style>
    <style:style style:name="T545" style:family="text">
      <style:text-properties style:font-name="Linux Libertine O" fo:language="id" fo:country="ID" fo:font-style="italic" fo:font-weight="normal" officeooo:rsid="06d2ad5c" style:font-style-asian="italic" style:font-weight-asian="normal" style:font-style-complex="italic" style:font-weight-complex="normal"/>
    </style:style>
    <style:style style:name="T546" style:family="text">
      <style:text-properties style:font-name="Linux Libertine O" fo:language="id" fo:country="ID" fo:font-style="italic" fo:font-weight="normal" officeooo:rsid="000c72a6" style:font-style-asian="italic" style:font-weight-asian="normal" style:font-style-complex="italic" style:font-weight-complex="normal"/>
    </style:style>
    <style:style style:name="T547" style:family="text">
      <style:text-properties style:font-name="Linux Libertine O" fo:language="id" fo:country="ID" fo:font-style="italic" fo:font-weight="normal" officeooo:rsid="070acceb" style:font-style-asian="italic" style:font-weight-asian="normal" style:font-style-complex="italic" style:font-weight-complex="normal"/>
    </style:style>
    <style:style style:name="T548" style:family="text">
      <style:text-properties style:font-name="Linux Libertine O" fo:language="id" fo:country="ID" fo:font-style="italic" fo:font-weight="normal" officeooo:rsid="064bc281" style:font-style-asian="italic" style:font-weight-asian="normal" style:font-style-complex="italic" style:font-weight-complex="normal"/>
    </style:style>
    <style:style style:name="T549" style:family="text">
      <style:text-properties style:font-name="Linux Libertine O" fo:language="id" fo:country="ID" fo:font-style="italic" fo:font-weight="normal" officeooo:rsid="064d54c4" style:font-style-asian="italic" style:font-weight-asian="normal" style:font-style-complex="italic" style:font-weight-complex="normal"/>
    </style:style>
    <style:style style:name="T550" style:family="text">
      <style:text-properties style:font-name="Linux Libertine O" fo:language="id" fo:country="ID" fo:font-style="italic" style:font-style-asian="italic" style:font-style-complex="italic"/>
    </style:style>
    <style:style style:name="T551" style:family="text">
      <style:text-properties style:font-name="Linux Libertine O" fo:language="id" fo:country="ID" fo:font-style="italic" officeooo:rsid="014a7be9" style:font-style-asian="italic" style:font-style-complex="italic"/>
    </style:style>
    <style:style style:name="T552" style:family="text">
      <style:text-properties style:font-name="Linux Libertine O" fo:language="id" fo:country="ID" fo:font-style="italic" officeooo:rsid="009d57ac" style:font-style-asian="italic" style:font-style-complex="italic"/>
    </style:style>
    <style:style style:name="T553" style:family="text">
      <style:text-properties style:font-name="Linux Libertine O" fo:language="id" fo:country="ID" fo:font-style="italic" officeooo:rsid="01a4088c" style:font-style-asian="italic" style:font-style-complex="italic"/>
    </style:style>
    <style:style style:name="T554" style:family="text">
      <style:text-properties style:font-name="Linux Libertine O" fo:language="id" fo:country="ID" fo:font-style="italic" officeooo:rsid="01f8075c" style:font-style-asian="italic" style:font-style-complex="italic"/>
    </style:style>
    <style:style style:name="T555" style:family="text">
      <style:text-properties style:font-name="Linux Libertine O" fo:language="id" fo:country="ID" fo:font-style="italic" officeooo:rsid="019bc5e3" style:font-style-asian="italic" style:font-style-complex="italic"/>
    </style:style>
    <style:style style:name="T556" style:family="text">
      <style:text-properties style:font-name="Linux Libertine O" fo:language="id" fo:country="ID" fo:font-style="italic" officeooo:rsid="0201a8f5" style:font-style-asian="italic" style:font-style-complex="italic"/>
    </style:style>
    <style:style style:name="T557" style:family="text">
      <style:text-properties style:font-name="Linux Libertine O" fo:language="id" fo:country="ID" fo:font-style="italic" officeooo:rsid="007fc41f" style:font-style-asian="italic" style:font-style-complex="italic"/>
    </style:style>
    <style:style style:name="T558" style:family="text">
      <style:text-properties style:font-name="Linux Libertine O" fo:language="id" fo:country="ID" fo:font-style="italic" officeooo:rsid="02068b22" style:font-style-asian="italic" style:font-style-complex="italic"/>
    </style:style>
    <style:style style:name="T559" style:family="text">
      <style:text-properties style:font-name="Linux Libertine O" fo:language="id" fo:country="ID" fo:font-style="italic" officeooo:rsid="02fa5d52" style:font-style-asian="italic" style:font-style-complex="italic"/>
    </style:style>
    <style:style style:name="T560" style:family="text">
      <style:text-properties style:font-name="Linux Libertine O" fo:language="id" fo:country="ID" fo:font-style="italic" officeooo:rsid="02fb850b" style:font-style-asian="italic" style:font-style-complex="italic"/>
    </style:style>
    <style:style style:name="T561" style:family="text">
      <style:text-properties style:font-name="Linux Libertine O" fo:language="id" fo:country="ID" fo:font-style="italic" officeooo:rsid="02ff5c4a" style:font-style-asian="italic" style:font-style-complex="italic"/>
    </style:style>
    <style:style style:name="T562" style:family="text">
      <style:text-properties style:font-name="Linux Libertine O" fo:language="id" fo:country="ID" fo:font-style="italic" officeooo:rsid="030152e8" style:font-style-asian="italic" style:font-style-complex="italic"/>
    </style:style>
    <style:style style:name="T563" style:family="text">
      <style:text-properties style:font-name="Linux Libertine O" fo:language="id" fo:country="ID" fo:font-style="italic" officeooo:rsid="02380bee" style:font-style-asian="italic" style:font-style-complex="italic"/>
    </style:style>
    <style:style style:name="T564" style:family="text">
      <style:text-properties style:font-name="Linux Libertine O" fo:language="id" fo:country="ID" fo:font-style="italic" officeooo:rsid="00729ecc" style:font-style-asian="italic" style:font-style-complex="italic"/>
    </style:style>
    <style:style style:name="T565" style:family="text">
      <style:text-properties style:font-name="Linux Libertine O" fo:language="id" fo:country="ID" fo:font-style="italic" officeooo:rsid="02da5ea6" style:font-style-asian="italic" style:font-style-complex="italic"/>
    </style:style>
    <style:style style:name="T566" style:family="text">
      <style:text-properties style:font-name="Linux Libertine O" fo:language="id" fo:country="ID" fo:font-style="italic" officeooo:rsid="071968ad" style:font-style-asian="italic" style:font-style-complex="italic"/>
    </style:style>
    <style:style style:name="T567" style:family="text">
      <style:text-properties style:font-name="Linux Libertine O" fo:font-size="10pt" fo:font-style="italic" officeooo:rsid="0034b094" style:font-size-asian="10pt" style:font-style-asian="italic" style:font-size-complex="10pt" style:font-style-complex="italic"/>
    </style:style>
    <style:style style:name="T568" style:family="text">
      <style:text-properties style:font-name="Linux Libertine O" fo:font-size="10pt" fo:font-style="normal" fo:font-weight="normal" officeooo:rsid="013ec103" style:font-size-asian="10pt" style:font-style-asian="normal" style:font-weight-asian="normal" style:font-size-complex="10pt" style:font-style-complex="normal" style:font-weight-complex="normal"/>
    </style:style>
    <style:style style:name="T569" style:family="text">
      <style:text-properties style:font-name="Linux Libertine O" officeooo:rsid="04726001"/>
    </style:style>
    <style:style style:name="T570" style:family="text">
      <style:text-properties style:font-name="Linux Libertine O" fo:language="en" fo:country="US" fo:font-style="normal" fo:font-weight="normal" style:font-style-asian="normal" style:font-weight-asian="normal" style:font-style-complex="normal" style:font-weight-complex="normal"/>
    </style:style>
    <style:style style:name="T571" style:family="text">
      <style:text-properties style:font-name="Linux Libertine O" fo:language="en" fo:country="US" fo:font-style="normal" fo:font-weight="normal" officeooo:rsid="0540c74d" style:font-style-asian="normal" style:font-weight-asian="normal" style:font-style-complex="normal" style:font-weight-complex="normal"/>
    </style:style>
    <style:style style:name="T572" style:family="text">
      <style:text-properties style:font-name="Linux Libertine O" fo:language="en" fo:country="US" fo:font-style="normal" fo:font-weight="normal" officeooo:rsid="054234f7" style:font-style-asian="normal" style:font-weight-asian="normal" style:font-style-complex="normal" style:font-weight-complex="normal"/>
    </style:style>
    <style:style style:name="T573" style:family="text">
      <style:text-properties style:font-name="Linux Libertine O" fo:language="en" fo:country="US" fo:font-style="normal" fo:font-weight="normal" officeooo:rsid="056b7a68" style:font-style-asian="normal" style:font-weight-asian="normal" style:font-style-complex="normal" style:font-weight-complex="normal"/>
    </style:style>
    <style:style style:name="T574" style:family="text">
      <style:text-properties style:font-name="Linux Libertine O" fo:language="en" fo:country="US" fo:font-style="italic" fo:font-weight="normal" officeooo:rsid="0540c74d" style:font-style-asian="italic" style:font-weight-asian="normal" style:font-style-complex="italic" style:font-weight-complex="normal"/>
    </style:style>
    <style:style style:name="T575" style:family="text">
      <style:text-properties officeooo:rsid="00e1ce56"/>
    </style:style>
    <style:style style:name="T576" style:family="text">
      <style:text-properties officeooo:rsid="00e255bd"/>
    </style:style>
    <style:style style:name="T577" style:family="text">
      <style:text-properties officeooo:rsid="00e2e000"/>
    </style:style>
    <style:style style:name="T578" style:family="text">
      <style:text-properties officeooo:rsid="00e368ab"/>
    </style:style>
    <style:style style:name="T579" style:family="text">
      <style:text-properties officeooo:rsid="00e3cb29"/>
    </style:style>
    <style:style style:name="T580" style:family="text">
      <style:text-properties officeooo:rsid="00e4089f"/>
    </style:style>
    <style:style style:name="T581" style:family="text">
      <style:text-properties officeooo:rsid="00e4cb11"/>
    </style:style>
    <style:style style:name="T582" style:family="text">
      <style:text-properties officeooo:rsid="00e58d3b"/>
    </style:style>
    <style:style style:name="T583" style:family="text">
      <style:text-properties officeooo:rsid="00e6d111"/>
    </style:style>
    <style:style style:name="T584" style:family="text">
      <style:text-properties officeooo:rsid="00e70bb0"/>
    </style:style>
    <style:style style:name="T585" style:family="text">
      <style:text-properties officeooo:rsid="00e9fba3"/>
    </style:style>
    <style:style style:name="T586" style:family="text">
      <style:text-properties officeooo:rsid="00eb9006"/>
    </style:style>
    <style:style style:name="T587" style:family="text">
      <style:text-properties officeooo:rsid="00ef2e7a"/>
    </style:style>
    <style:style style:name="T588" style:family="text">
      <style:text-properties officeooo:rsid="00f1b3be"/>
    </style:style>
    <style:style style:name="T589" style:family="text">
      <style:text-properties style:text-underline-style="none" fo:font-weight="bold" officeooo:rsid="048e105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officeooo:rsid="018cb293" style:font-weight-asian="bold" style:font-weight-complex="bold"/>
    </style:style>
    <style:style style:name="T592" style:family="text">
      <style:text-properties fo:font-weight="bold" officeooo:rsid="034bf45d" style:font-weight-asian="bold" style:font-weight-complex="bold"/>
    </style:style>
    <style:style style:name="T593" style:family="text">
      <style:text-properties fo:font-weight="bold" officeooo:rsid="065847c7" style:font-weight-asian="bold" style:font-weight-complex="bold"/>
    </style:style>
    <style:style style:name="T594" style:family="text">
      <style:text-properties fo:font-weight="bold" officeooo:rsid="0659e095" style:font-weight-asian="bold" style:font-weight-complex="bold"/>
    </style:style>
    <style:style style:name="T595" style:family="text">
      <style:text-properties officeooo:rsid="019a09b7"/>
    </style:style>
    <style:style style:name="T596" style:family="text">
      <style:text-properties officeooo:rsid="0267f9ba"/>
    </style:style>
    <style:style style:name="T597" style:family="text">
      <style:text-properties officeooo:rsid="0268946d"/>
    </style:style>
    <style:style style:name="T598" style:family="text">
      <style:text-properties officeooo:rsid="02694264"/>
    </style:style>
    <style:style style:name="T599" style:family="text">
      <style:text-properties officeooo:rsid="02695446"/>
    </style:style>
    <style:style style:name="T600" style:family="text">
      <style:text-properties officeooo:rsid="026b0278"/>
    </style:style>
    <style:style style:name="T601" style:family="text">
      <style:text-properties officeooo:rsid="026bf0e6"/>
    </style:style>
    <style:style style:name="T602" style:family="text">
      <style:text-properties officeooo:rsid="0009be4d"/>
    </style:style>
    <style:style style:name="T603" style:family="text">
      <style:text-properties officeooo:rsid="026cb5b3"/>
    </style:style>
    <style:style style:name="T604" style:family="text">
      <style:text-properties officeooo:rsid="026e27ec"/>
    </style:style>
    <style:style style:name="T605" style:family="text">
      <style:text-properties officeooo:rsid="027010a5"/>
    </style:style>
    <style:style style:name="T606" style:family="text">
      <style:text-properties officeooo:rsid="0271a000"/>
    </style:style>
    <style:style style:name="T607" style:family="text">
      <style:text-properties officeooo:rsid="0272dbcf"/>
    </style:style>
    <style:style style:name="T608" style:family="text">
      <style:text-properties officeooo:rsid="027732c0"/>
    </style:style>
    <style:style style:name="T609" style:family="text">
      <style:text-properties officeooo:rsid="0277c2df"/>
    </style:style>
    <style:style style:name="T610" style:family="text">
      <style:text-properties officeooo:rsid="02923ad4"/>
    </style:style>
    <style:style style:name="T611" style:family="text">
      <style:text-properties officeooo:rsid="029a27b1"/>
    </style:style>
    <style:style style:name="T612" style:family="text">
      <style:text-properties officeooo:rsid="0314b79f"/>
    </style:style>
    <style:style style:name="T613" style:family="text">
      <style:text-properties fo:language="id" fo:country="ID" officeooo:rsid="029a27b1"/>
    </style:style>
    <style:style style:name="T614" style:family="text">
      <style:text-properties fo:language="id" fo:country="ID" officeooo:rsid="0277c2df"/>
    </style:style>
    <style:style style:name="T615" style:family="text">
      <style:text-properties fo:language="id" fo:country="ID" officeooo:rsid="02ee4289"/>
    </style:style>
    <style:style style:name="T616" style:family="text">
      <style:text-properties fo:language="id" fo:country="ID" officeooo:rsid="0321505f"/>
    </style:style>
    <style:style style:name="T617" style:family="text">
      <style:text-properties fo:language="id" fo:country="ID" officeooo:rsid="0322c53c"/>
    </style:style>
    <style:style style:name="T618" style:family="text">
      <style:text-properties fo:language="id" fo:country="ID" officeooo:rsid="0325f22d"/>
    </style:style>
    <style:style style:name="T619" style:family="text">
      <style:text-properties fo:language="id" fo:country="ID" officeooo:rsid="0328d509"/>
    </style:style>
    <style:style style:name="T620" style:family="text">
      <style:text-properties fo:language="id" fo:country="ID" fo:font-style="italic" officeooo:rsid="034714b2" style:font-style-asian="italic" style:font-style-complex="italic"/>
    </style:style>
    <style:style style:name="T621" style:family="text">
      <style:text-properties fo:language="id" fo:country="ID" fo:font-style="italic" officeooo:rsid="03486d66" style:font-style-asian="italic" style:font-style-complex="italic"/>
    </style:style>
    <style:style style:name="T622" style:family="text">
      <style:text-properties fo:language="id" fo:country="ID" fo:font-style="italic" officeooo:rsid="036d4140" style:font-style-asian="italic" style:font-style-complex="italic"/>
    </style:style>
    <style:style style:name="T623" style:family="text">
      <style:text-properties fo:language="id" fo:country="ID" officeooo:rsid="0329e57e"/>
    </style:style>
    <style:style style:name="T624" style:family="text">
      <style:text-properties fo:language="id" fo:country="ID" officeooo:rsid="032aed31"/>
    </style:style>
    <style:style style:name="T625" style:family="text">
      <style:text-properties fo:language="id" fo:country="ID" officeooo:rsid="032bf85f"/>
    </style:style>
    <style:style style:name="T626" style:family="text">
      <style:text-properties fo:language="id" fo:country="ID" officeooo:rsid="032c1193"/>
    </style:style>
    <style:style style:name="T627" style:family="text">
      <style:text-properties fo:language="id" fo:country="ID" officeooo:rsid="032d11a0"/>
    </style:style>
    <style:style style:name="T628" style:family="text">
      <style:text-properties fo:language="id" fo:country="ID" officeooo:rsid="032eafed"/>
    </style:style>
    <style:style style:name="T629" style:family="text">
      <style:text-properties fo:language="id" fo:country="ID" officeooo:rsid="032fc32c"/>
    </style:style>
    <style:style style:name="T630" style:family="text">
      <style:text-properties fo:language="id" fo:country="ID" officeooo:rsid="033049fd"/>
    </style:style>
    <style:style style:name="T631" style:family="text">
      <style:text-properties fo:language="id" fo:country="ID" officeooo:rsid="0331ea79"/>
    </style:style>
    <style:style style:name="T632" style:family="text">
      <style:text-properties fo:language="id" fo:country="ID" officeooo:rsid="0333d47b"/>
    </style:style>
    <style:style style:name="T633" style:family="text">
      <style:text-properties fo:language="id" fo:country="ID" officeooo:rsid="0337a78a"/>
    </style:style>
    <style:style style:name="T634" style:family="text">
      <style:text-properties fo:language="id" fo:country="ID" officeooo:rsid="0337ad49"/>
    </style:style>
    <style:style style:name="T635" style:family="text">
      <style:text-properties fo:language="id" fo:country="ID" officeooo:rsid="0338a6e8"/>
    </style:style>
    <style:style style:name="T636" style:family="text">
      <style:text-properties fo:language="id" fo:country="ID" officeooo:rsid="0338dfd4"/>
    </style:style>
    <style:style style:name="T637" style:family="text">
      <style:text-properties fo:language="id" fo:country="ID" officeooo:rsid="033a3a59"/>
    </style:style>
    <style:style style:name="T638" style:family="text">
      <style:text-properties fo:language="id" fo:country="ID" officeooo:rsid="033c2e00"/>
    </style:style>
    <style:style style:name="T639" style:family="text">
      <style:text-properties fo:language="id" fo:country="ID" officeooo:rsid="033cd65d"/>
    </style:style>
    <style:style style:name="T640" style:family="text">
      <style:text-properties fo:language="id" fo:country="ID" officeooo:rsid="033e32dd"/>
    </style:style>
    <style:style style:name="T641" style:family="text">
      <style:text-properties fo:language="id" fo:country="ID" officeooo:rsid="033f3daa"/>
    </style:style>
    <style:style style:name="T642" style:family="text">
      <style:text-properties fo:language="id" fo:country="ID" officeooo:rsid="0342b919"/>
    </style:style>
    <style:style style:name="T643" style:family="text">
      <style:text-properties fo:language="id" fo:country="ID" officeooo:rsid="03442640"/>
    </style:style>
    <style:style style:name="T644" style:family="text">
      <style:text-properties fo:language="id" fo:country="ID" officeooo:rsid="0345ef32"/>
    </style:style>
    <style:style style:name="T645" style:family="text">
      <style:text-properties fo:language="id" fo:country="ID" officeooo:rsid="034714b2"/>
    </style:style>
    <style:style style:name="T646" style:family="text">
      <style:text-properties fo:language="id" fo:country="ID" officeooo:rsid="03486d66"/>
    </style:style>
    <style:style style:name="T647" style:family="text">
      <style:text-properties fo:language="id" fo:country="ID" officeooo:rsid="03549a0b"/>
    </style:style>
    <style:style style:name="T648" style:family="text">
      <style:text-properties fo:language="id" fo:country="ID" officeooo:rsid="0355b7e0"/>
    </style:style>
    <style:style style:name="T649" style:family="text">
      <style:text-properties fo:language="id" fo:country="ID" officeooo:rsid="0357eadc"/>
    </style:style>
    <style:style style:name="T650" style:family="text">
      <style:text-properties fo:language="id" fo:country="ID" officeooo:rsid="0358657f"/>
    </style:style>
    <style:style style:name="T651" style:family="text">
      <style:text-properties fo:language="id" fo:country="ID" officeooo:rsid="0358716f"/>
    </style:style>
    <style:style style:name="T652" style:family="text">
      <style:text-properties fo:language="id" fo:country="ID" officeooo:rsid="035a4ab4"/>
    </style:style>
    <style:style style:name="T653" style:family="text">
      <style:text-properties fo:language="id" fo:country="ID" officeooo:rsid="035db721"/>
    </style:style>
    <style:style style:name="T654" style:family="text">
      <style:text-properties fo:language="id" fo:country="ID" officeooo:rsid="035e4c04"/>
    </style:style>
    <style:style style:name="T655" style:family="text">
      <style:text-properties fo:language="id" fo:country="ID" officeooo:rsid="0360405b"/>
    </style:style>
    <style:style style:name="T656" style:family="text">
      <style:text-properties fo:language="id" fo:country="ID" officeooo:rsid="03610301"/>
    </style:style>
    <style:style style:name="T657" style:family="text">
      <style:text-properties fo:language="id" fo:country="ID" officeooo:rsid="036a28d1"/>
    </style:style>
    <style:style style:name="T658" style:family="text">
      <style:text-properties fo:language="id" fo:country="ID" officeooo:rsid="036cb640"/>
    </style:style>
    <style:style style:name="T659" style:family="text">
      <style:text-properties fo:language="id" fo:country="ID" officeooo:rsid="036cd025"/>
    </style:style>
    <style:style style:name="T660" style:family="text">
      <style:text-properties fo:language="id" fo:country="ID" officeooo:rsid="036d4140"/>
    </style:style>
    <style:style style:name="T661" style:family="text">
      <style:text-properties fo:language="id" fo:country="ID" officeooo:rsid="0487e5d1"/>
    </style:style>
    <style:style style:name="T662" style:family="text">
      <style:text-properties fo:language="id" fo:country="ID" officeooo:rsid="06903d31"/>
    </style:style>
    <style:style style:name="T663" style:family="text">
      <style:text-properties fo:language="id" fo:country="ID" officeooo:rsid="0741f410"/>
    </style:style>
    <style:style style:name="T664" style:family="text">
      <style:text-properties officeooo:rsid="0329e57e"/>
    </style:style>
    <style:style style:name="T665" style:family="text">
      <style:text-properties officeooo:rsid="03490cd8"/>
    </style:style>
    <style:style style:name="T666" style:family="text">
      <style:text-properties officeooo:rsid="034dab1b"/>
    </style:style>
    <style:style style:name="T667" style:family="text">
      <style:text-properties officeooo:rsid="034e81d7"/>
    </style:style>
    <style:style style:name="T668" style:family="text">
      <style:text-properties officeooo:rsid="03723ae5"/>
    </style:style>
    <style:style style:name="T669" style:family="text">
      <style:text-properties fo:font-weight="normal" style:font-weight-asian="normal" style:font-weight-complex="normal"/>
    </style:style>
    <style:style style:name="T670" style:family="text">
      <style:text-properties fo:font-weight="normal" officeooo:rsid="03742a60" style:font-weight-asian="normal" style:font-weight-complex="normal"/>
    </style:style>
    <style:style style:name="T671" style:family="text">
      <style:text-properties fo:font-weight="normal" officeooo:rsid="0376213e" style:font-weight-asian="normal" style:font-weight-complex="normal"/>
    </style:style>
    <style:style style:name="T672" style:family="text">
      <style:text-properties fo:font-weight="normal" officeooo:rsid="03776d16" style:font-weight-asian="normal" style:font-weight-complex="normal"/>
    </style:style>
    <style:style style:name="T673" style:family="text">
      <style:text-properties fo:font-weight="normal" officeooo:rsid="0378aceb" style:font-weight-asian="normal" style:font-weight-complex="normal"/>
    </style:style>
    <style:style style:name="T674" style:family="text">
      <style:text-properties fo:font-weight="normal" officeooo:rsid="03793c5d" style:font-weight-asian="normal" style:font-weight-complex="normal"/>
    </style:style>
    <style:style style:name="T675" style:family="text">
      <style:text-properties fo:font-weight="normal" officeooo:rsid="037db666" style:font-weight-asian="normal" style:font-weight-complex="normal"/>
    </style:style>
    <style:style style:name="T676" style:family="text">
      <style:text-properties fo:font-weight="normal" officeooo:rsid="0383d797" style:font-weight-asian="normal" style:font-weight-complex="normal"/>
    </style:style>
    <style:style style:name="T677" style:family="text">
      <style:text-properties fo:font-weight="normal" officeooo:rsid="0383dafc" style:font-weight-asian="normal" style:font-weight-complex="normal"/>
    </style:style>
    <style:style style:name="T678" style:family="text">
      <style:text-properties fo:font-weight="normal" officeooo:rsid="0384d62d" style:font-weight-asian="normal" style:font-weight-complex="normal"/>
    </style:style>
    <style:style style:name="T679" style:family="text">
      <style:text-properties fo:font-weight="normal" officeooo:rsid="0384eec1" style:font-weight-asian="normal" style:font-weight-complex="normal"/>
    </style:style>
    <style:style style:name="T680" style:family="text">
      <style:text-properties fo:font-weight="normal" officeooo:rsid="03867743" style:font-weight-asian="normal" style:font-weight-complex="normal"/>
    </style:style>
    <style:style style:name="T681" style:family="text">
      <style:text-properties fo:font-weight="normal" officeooo:rsid="038865f5" style:font-weight-asian="normal" style:font-weight-complex="normal"/>
    </style:style>
    <style:style style:name="T682" style:family="text">
      <style:text-properties fo:font-weight="normal" officeooo:rsid="038a23af" style:font-weight-asian="normal" style:font-weight-complex="normal"/>
    </style:style>
    <style:style style:name="T683" style:family="text">
      <style:text-properties fo:font-weight="normal" officeooo:rsid="038baa7f" style:font-weight-asian="normal" style:font-weight-complex="normal"/>
    </style:style>
    <style:style style:name="T684" style:family="text">
      <style:text-properties fo:font-weight="normal" officeooo:rsid="038c7ee9" style:font-weight-asian="normal" style:font-weight-complex="normal"/>
    </style:style>
    <style:style style:name="T685" style:family="text">
      <style:text-properties fo:font-weight="normal" officeooo:rsid="038ce399" style:font-weight-asian="normal" style:font-weight-complex="normal"/>
    </style:style>
    <style:style style:name="T686" style:family="text">
      <style:text-properties fo:font-weight="normal" officeooo:rsid="038f7723" style:font-weight-asian="normal" style:font-weight-complex="normal"/>
    </style:style>
    <style:style style:name="T687" style:family="text">
      <style:text-properties fo:font-weight="normal" officeooo:rsid="038f9f33" style:font-weight-asian="normal" style:font-weight-complex="normal"/>
    </style:style>
    <style:style style:name="T688" style:family="text">
      <style:text-properties fo:font-weight="normal" officeooo:rsid="0390dadb" style:font-weight-asian="normal" style:font-weight-complex="normal"/>
    </style:style>
    <style:style style:name="T689" style:family="text">
      <style:text-properties fo:font-weight="normal" officeooo:rsid="03917da4" style:font-weight-asian="normal" style:font-weight-complex="normal"/>
    </style:style>
    <style:style style:name="T690" style:family="text">
      <style:text-properties fo:font-weight="normal" officeooo:rsid="0393342b" style:font-weight-asian="normal" style:font-weight-complex="normal"/>
    </style:style>
    <style:style style:name="T691" style:family="text">
      <style:text-properties fo:font-weight="normal" officeooo:rsid="03953fd9" style:font-weight-asian="normal" style:font-weight-complex="normal"/>
    </style:style>
    <style:style style:name="T692" style:family="text">
      <style:text-properties fo:font-weight="normal" officeooo:rsid="0064dfb5" style:font-weight-asian="normal" style:font-weight-complex="normal"/>
    </style:style>
    <style:style style:name="T693" style:family="text">
      <style:text-properties fo:font-weight="normal" officeooo:rsid="0399a894" style:font-weight-asian="normal" style:font-weight-complex="normal"/>
    </style:style>
    <style:style style:name="T694" style:family="text">
      <style:text-properties fo:font-weight="normal" officeooo:rsid="039ad83b" style:font-weight-asian="normal" style:font-weight-complex="normal"/>
    </style:style>
    <style:style style:name="T695" style:family="text">
      <style:text-properties fo:font-weight="normal" officeooo:rsid="039c8eb6" style:font-weight-asian="normal" style:font-weight-complex="normal"/>
    </style:style>
    <style:style style:name="T696" style:family="text">
      <style:text-properties fo:font-weight="normal" officeooo:rsid="039e8257" style:font-weight-asian="normal" style:font-weight-complex="normal"/>
    </style:style>
    <style:style style:name="T697" style:family="text">
      <style:text-properties fo:font-weight="normal" officeooo:rsid="039f0334" style:font-weight-asian="normal" style:font-weight-complex="normal"/>
    </style:style>
    <style:style style:name="T698" style:family="text">
      <style:text-properties fo:font-weight="normal" officeooo:rsid="03a06467" style:font-weight-asian="normal" style:font-weight-complex="normal"/>
    </style:style>
    <style:style style:name="T699" style:family="text">
      <style:text-properties fo:font-weight="normal" officeooo:rsid="03a0d782" style:font-weight-asian="normal" style:font-weight-complex="normal"/>
    </style:style>
    <style:style style:name="T700" style:family="text">
      <style:text-properties fo:font-weight="normal" officeooo:rsid="03a235a9" style:font-weight-asian="normal" style:font-weight-complex="normal"/>
    </style:style>
    <style:style style:name="T701" style:family="text">
      <style:text-properties fo:font-weight="normal" officeooo:rsid="03a2b933" style:font-weight-asian="normal" style:font-weight-complex="normal"/>
    </style:style>
    <style:style style:name="T702" style:family="text">
      <style:text-properties fo:font-weight="normal" officeooo:rsid="03a2bda7" style:font-weight-asian="normal" style:font-weight-complex="normal"/>
    </style:style>
    <style:style style:name="T703" style:family="text">
      <style:text-properties fo:font-weight="normal" officeooo:rsid="03a438b6" style:font-weight-asian="normal" style:font-weight-complex="normal"/>
    </style:style>
    <style:style style:name="T704" style:family="text">
      <style:text-properties fo:font-weight="normal" officeooo:rsid="03a5d818" style:font-weight-asian="normal" style:font-weight-complex="normal"/>
    </style:style>
    <style:style style:name="T705" style:family="text">
      <style:text-properties fo:font-weight="normal" officeooo:rsid="03a61add" style:font-weight-asian="normal" style:font-weight-complex="normal"/>
    </style:style>
    <style:style style:name="T706" style:family="text">
      <style:text-properties fo:font-weight="normal" officeooo:rsid="03a9a53a" style:font-weight-asian="normal" style:font-weight-complex="normal"/>
    </style:style>
    <style:style style:name="T707" style:family="text">
      <style:text-properties fo:font-weight="normal" officeooo:rsid="03aa0243" style:font-weight-asian="normal" style:font-weight-complex="normal"/>
    </style:style>
    <style:style style:name="T708" style:family="text">
      <style:text-properties fo:font-weight="normal" officeooo:rsid="03aaa850" style:font-weight-asian="normal" style:font-weight-complex="normal"/>
    </style:style>
    <style:style style:name="T709" style:family="text">
      <style:text-properties fo:font-weight="normal" officeooo:rsid="03ac33a7" style:font-weight-asian="normal" style:font-weight-complex="normal"/>
    </style:style>
    <style:style style:name="T710" style:family="text">
      <style:text-properties fo:font-weight="normal" officeooo:rsid="03ae3b07" style:font-weight-asian="normal" style:font-weight-complex="normal"/>
    </style:style>
    <style:style style:name="T711" style:family="text">
      <style:text-properties fo:font-weight="normal" officeooo:rsid="03b01482" style:font-weight-asian="normal" style:font-weight-complex="normal"/>
    </style:style>
    <style:style style:name="T712" style:family="text">
      <style:text-properties fo:font-weight="normal" officeooo:rsid="03b06852" style:font-weight-asian="normal" style:font-weight-complex="normal"/>
    </style:style>
    <style:style style:name="T713" style:family="text">
      <style:text-properties fo:font-weight="normal" officeooo:rsid="03b1316b" style:font-weight-asian="normal" style:font-weight-complex="normal"/>
    </style:style>
    <style:style style:name="T714" style:family="text">
      <style:text-properties fo:font-weight="normal" officeooo:rsid="03b3f98e" style:font-weight-asian="normal" style:font-weight-complex="normal"/>
    </style:style>
    <style:style style:name="T715" style:family="text">
      <style:text-properties fo:font-weight="normal" officeooo:rsid="03b51ed6" style:font-weight-asian="normal" style:font-weight-complex="normal"/>
    </style:style>
    <style:style style:name="T716" style:family="text">
      <style:text-properties fo:font-weight="normal" officeooo:rsid="03b57500" style:font-weight-asian="normal" style:font-weight-complex="normal"/>
    </style:style>
    <style:style style:name="T717" style:family="text">
      <style:text-properties fo:font-weight="normal" officeooo:rsid="03b726dc" style:font-weight-asian="normal" style:font-weight-complex="normal"/>
    </style:style>
    <style:style style:name="T718" style:family="text">
      <style:text-properties fo:font-weight="normal" officeooo:rsid="03ba1069" style:font-weight-asian="normal" style:font-weight-complex="normal"/>
    </style:style>
    <style:style style:name="T719" style:family="text">
      <style:text-properties fo:font-weight="normal" officeooo:rsid="03bbd66e" style:font-weight-asian="normal" style:font-weight-complex="normal"/>
    </style:style>
    <style:style style:name="T720" style:family="text">
      <style:text-properties fo:font-weight="normal" officeooo:rsid="03bcbb92" style:font-weight-asian="normal" style:font-weight-complex="normal"/>
    </style:style>
    <style:style style:name="T721" style:family="text">
      <style:text-properties fo:font-weight="normal" officeooo:rsid="03bcda5d" style:font-weight-asian="normal" style:font-weight-complex="normal"/>
    </style:style>
    <style:style style:name="T722" style:family="text">
      <style:text-properties fo:font-weight="normal" officeooo:rsid="03be3162" style:font-weight-asian="normal" style:font-weight-complex="normal"/>
    </style:style>
    <style:style style:name="T723" style:family="text">
      <style:text-properties fo:font-weight="normal" officeooo:rsid="03bebb55" style:font-weight-asian="normal" style:font-weight-complex="normal"/>
    </style:style>
    <style:style style:name="T724" style:family="text">
      <style:text-properties fo:font-weight="normal" officeooo:rsid="03bf635a" style:font-weight-asian="normal" style:font-weight-complex="normal"/>
    </style:style>
    <style:style style:name="T725" style:family="text">
      <style:text-properties fo:font-weight="normal" officeooo:rsid="03c0eaf4" style:font-weight-asian="normal" style:font-weight-complex="normal"/>
    </style:style>
    <style:style style:name="T726" style:family="text">
      <style:text-properties fo:font-weight="normal" officeooo:rsid="03c109e5" style:font-weight-asian="normal" style:font-weight-complex="normal"/>
    </style:style>
    <style:style style:name="T727" style:family="text">
      <style:text-properties fo:font-weight="normal" officeooo:rsid="03c6022d" style:font-weight-asian="normal" style:font-weight-complex="normal"/>
    </style:style>
    <style:style style:name="T728" style:family="text">
      <style:text-properties fo:font-weight="normal" officeooo:rsid="03ce9d42" style:font-weight-asian="normal" style:font-weight-complex="normal"/>
    </style:style>
    <style:style style:name="T729" style:family="text">
      <style:text-properties fo:font-weight="normal" officeooo:rsid="0487e5d1" style:font-weight-asian="normal" style:font-weight-complex="normal"/>
    </style:style>
    <style:style style:name="T730" style:family="text">
      <style:text-properties fo:font-weight="normal" officeooo:rsid="04a54264" style:font-weight-asian="normal" style:font-weight-complex="normal"/>
    </style:style>
    <style:style style:name="T731" style:family="text">
      <style:text-properties fo:font-weight="normal" officeooo:rsid="04d3fc28" style:font-weight-asian="normal" style:font-weight-complex="normal"/>
    </style:style>
    <style:style style:name="T732" style:family="text">
      <style:text-properties fo:font-weight="normal" officeooo:rsid="05efc2ff" style:font-weight-asian="normal" style:font-weight-complex="normal"/>
    </style:style>
    <style:style style:name="T733" style:family="text">
      <style:text-properties fo:font-weight="normal" officeooo:rsid="0687a118" style:font-weight-asian="normal" style:font-weight-complex="normal"/>
    </style:style>
    <style:style style:name="T734" style:family="text">
      <style:text-properties fo:font-weight="normal" officeooo:rsid="06903d31" style:font-weight-asian="normal" style:font-weight-complex="normal"/>
    </style:style>
    <style:style style:name="T735" style:family="text">
      <style:text-properties fo:font-weight="normal" officeooo:rsid="03c2376c" style:font-weight-asian="normal" style:font-weight-complex="normal"/>
    </style:style>
    <style:style style:name="T736" style:family="text">
      <style:text-properties fo:font-weight="normal" officeooo:rsid="03cd4757" style:font-weight-asian="normal" style:font-weight-complex="normal"/>
    </style:style>
    <style:style style:name="T737" style:family="text">
      <style:text-properties fo:font-weight="normal" officeooo:rsid="03cf48f5" style:font-weight-asian="normal" style:font-weight-complex="normal"/>
    </style:style>
    <style:style style:name="T738" style:family="text">
      <style:text-properties fo:font-weight="normal" officeooo:rsid="03d03be0" style:font-weight-asian="normal" style:font-weight-complex="normal"/>
    </style:style>
    <style:style style:name="T739" style:family="text">
      <style:text-properties fo:font-weight="normal" officeooo:rsid="03d3f830" style:font-weight-asian="normal" style:font-weight-complex="normal"/>
    </style:style>
    <style:style style:name="T740" style:family="text">
      <style:text-properties fo:font-weight="normal" officeooo:rsid="03d22288" style:font-weight-asian="normal" style:font-weight-complex="normal"/>
    </style:style>
    <style:style style:name="T741" style:family="text">
      <style:text-properties fo:font-weight="normal" officeooo:rsid="03d3c76e" style:font-weight-asian="normal" style:font-weight-complex="normal"/>
    </style:style>
    <style:style style:name="T742" style:family="text">
      <style:text-properties fo:font-weight="normal" officeooo:rsid="03d49ac4" style:font-weight-asian="normal" style:font-weight-complex="normal"/>
    </style:style>
    <style:style style:name="T743" style:family="text">
      <style:text-properties fo:font-weight="normal" officeooo:rsid="03d69186" style:font-weight-asian="normal" style:font-weight-complex="normal"/>
    </style:style>
    <style:style style:name="T744" style:family="text">
      <style:text-properties fo:font-weight="normal" officeooo:rsid="03d8160c" style:font-weight-asian="normal" style:font-weight-complex="normal"/>
    </style:style>
    <style:style style:name="T745" style:family="text">
      <style:text-properties fo:font-weight="normal" officeooo:rsid="03d8befa" style:font-weight-asian="normal" style:font-weight-complex="normal"/>
    </style:style>
    <style:style style:name="T746" style:family="text">
      <style:text-properties fo:font-weight="normal" officeooo:rsid="03d8e458" style:font-weight-asian="normal" style:font-weight-complex="normal"/>
    </style:style>
    <style:style style:name="T747" style:family="text">
      <style:text-properties fo:font-weight="normal" officeooo:rsid="03d8f759" style:font-weight-asian="normal" style:font-weight-complex="normal"/>
    </style:style>
    <style:style style:name="T748" style:family="text">
      <style:text-properties fo:font-weight="normal" officeooo:rsid="03db897e" style:font-weight-asian="normal" style:font-weight-complex="normal"/>
    </style:style>
    <style:style style:name="T749" style:family="text">
      <style:text-properties fo:font-weight="normal" officeooo:rsid="03dc0a3a" style:font-weight-asian="normal" style:font-weight-complex="normal"/>
    </style:style>
    <style:style style:name="T750" style:family="text">
      <style:text-properties fo:font-weight="normal" officeooo:rsid="0743cd2d" style:font-weight-asian="normal" style:font-weight-complex="normal"/>
    </style:style>
    <style:style style:name="T751" style:family="text">
      <style:text-properties officeooo:rsid="03e92883"/>
    </style:style>
    <style:style style:name="T752" style:family="text">
      <style:text-properties officeooo:rsid="03e9b9ee"/>
    </style:style>
    <style:style style:name="T753" style:family="text">
      <style:text-properties officeooo:rsid="03ead2d6"/>
    </style:style>
    <style:style style:name="T754" style:family="text">
      <style:text-properties officeooo:rsid="03eb4a2f"/>
    </style:style>
    <style:style style:name="T755" style:family="text">
      <style:text-properties officeooo:rsid="03ec9239"/>
    </style:style>
    <style:style style:name="T756" style:family="text">
      <style:text-properties officeooo:rsid="03ed3605"/>
    </style:style>
    <style:style style:name="T757" style:family="text">
      <style:text-properties officeooo:rsid="03ed8fa4"/>
    </style:style>
    <style:style style:name="T758" style:family="text">
      <style:text-properties officeooo:rsid="03ee1a00"/>
    </style:style>
    <style:style style:name="T759" style:family="text">
      <style:text-properties officeooo:rsid="03ee8903"/>
    </style:style>
    <style:style style:name="T760" style:family="text">
      <style:text-properties officeooo:rsid="03f01ebf"/>
    </style:style>
    <style:style style:name="T761" style:family="text">
      <style:text-properties officeooo:rsid="03f53b49"/>
    </style:style>
    <style:style style:name="T762" style:family="text">
      <style:text-properties officeooo:rsid="03f5ccb4"/>
    </style:style>
    <style:style style:name="T763" style:family="text">
      <style:text-properties officeooo:rsid="03f68c9d"/>
    </style:style>
    <style:style style:name="T764" style:family="text">
      <style:text-properties officeooo:rsid="03f7b93c"/>
    </style:style>
    <style:style style:name="T765" style:family="text">
      <style:text-properties officeooo:rsid="03f98e46"/>
    </style:style>
    <style:style style:name="T766" style:family="text">
      <style:text-properties officeooo:rsid="03fae808"/>
    </style:style>
    <style:style style:name="T767" style:family="text">
      <style:text-properties officeooo:rsid="03c109e5"/>
    </style:style>
    <style:style style:name="T768" style:family="text">
      <style:text-properties officeooo:rsid="03fbddd4"/>
    </style:style>
    <style:style style:name="T769" style:family="text">
      <style:text-properties officeooo:rsid="03fd1e20"/>
    </style:style>
    <style:style style:name="T770" style:family="text">
      <style:text-properties officeooo:rsid="03fd562c"/>
    </style:style>
    <style:style style:name="T771" style:family="text">
      <style:text-properties officeooo:rsid="03fe9156"/>
    </style:style>
    <style:style style:name="T772" style:family="text">
      <style:text-properties officeooo:rsid="040275d9"/>
    </style:style>
    <style:style style:name="T773" style:family="text">
      <style:text-properties officeooo:rsid="0402ce3c"/>
    </style:style>
    <style:style style:name="T774" style:family="text">
      <style:text-properties officeooo:rsid="0403a71c"/>
    </style:style>
    <style:style style:name="T775" style:family="text">
      <style:text-properties officeooo:rsid="040519d3"/>
    </style:style>
    <style:style style:name="T776" style:family="text">
      <style:text-properties officeooo:rsid="0407aeb5"/>
    </style:style>
    <style:style style:name="T777" style:family="text">
      <style:text-properties officeooo:rsid="040866a9"/>
    </style:style>
    <style:style style:name="T778" style:family="text">
      <style:text-properties officeooo:rsid="0409630a"/>
    </style:style>
    <style:style style:name="T779" style:family="text">
      <style:text-properties officeooo:rsid="040a648c"/>
    </style:style>
    <style:style style:name="T780" style:family="text">
      <style:text-properties officeooo:rsid="040a66e3"/>
    </style:style>
    <style:style style:name="T781" style:family="text">
      <style:text-properties fo:language="en" fo:country="US" fo:font-style="normal" fo:font-weight="normal" style:font-style-asian="normal" style:font-weight-asian="normal" style:font-style-complex="normal" style:font-weight-complex="normal"/>
    </style:style>
    <style:style style:name="T782" style:family="text">
      <style:text-properties fo:language="en" fo:country="US" fo:font-style="normal" fo:font-weight="normal" officeooo:rsid="001c3041" style:font-style-asian="normal" style:font-weight-asian="normal" style:font-style-complex="normal" style:font-weight-complex="normal"/>
    </style:style>
    <style:style style:name="T783" style:family="text">
      <style:text-properties fo:language="en" fo:country="US" fo:font-style="normal" fo:font-weight="normal" officeooo:rsid="001c7078" style:font-style-asian="normal" style:font-weight-asian="normal" style:font-style-complex="normal" style:font-weight-complex="normal"/>
    </style:style>
    <style:style style:name="T784" style:family="text">
      <style:text-properties fo:language="en" fo:country="US" fo:font-style="normal" style:font-style-asian="normal" style:font-style-complex="normal"/>
    </style:style>
    <style:style style:name="T785" style:family="text">
      <style:text-properties fo:language="en" fo:country="US" fo:font-style="normal" officeooo:rsid="001c3041" style:font-style-asian="normal" style:font-style-complex="normal"/>
    </style:style>
    <style:style style:name="T786" style:family="text">
      <style:text-properties fo:language="en" fo:country="US" fo:font-style="normal" officeooo:rsid="0574cb1c" style:font-style-asian="normal" style:font-style-complex="normal"/>
    </style:style>
    <style:style style:name="T787" style:family="text">
      <style:text-properties fo:language="en" fo:country="US" fo:font-style="normal" officeooo:rsid="05768d28" style:font-style-asian="normal" style:font-style-complex="normal"/>
    </style:style>
    <style:style style:name="T788" style:family="text">
      <style:text-properties fo:language="en" fo:country="US" fo:font-style="normal" officeooo:rsid="05772c20" style:font-style-asian="normal" style:font-style-complex="normal"/>
    </style:style>
    <style:style style:name="T789" style:family="text">
      <style:text-properties fo:language="en" fo:country="US" fo:font-style="normal" officeooo:rsid="058029ad" style:font-style-asian="normal" style:font-style-complex="normal"/>
    </style:style>
    <style:style style:name="T790" style:family="text">
      <style:text-properties fo:language="en" fo:country="US" fo:font-style="normal" officeooo:rsid="05926ec5" style:font-style-asian="normal" style:font-style-complex="normal"/>
    </style:style>
    <style:style style:name="T791" style:family="text">
      <style:text-properties fo:language="en" fo:country="US" fo:font-style="normal" officeooo:rsid="05717e42" style:font-style-asian="normal" style:font-style-complex="normal"/>
    </style:style>
    <style:style style:name="T792" style:family="text">
      <style:text-properties fo:language="en" fo:country="US" fo:font-style="italic" fo:font-weight="normal" officeooo:rsid="001c3041" style:font-style-asian="italic" style:font-weight-asian="normal" style:font-style-complex="italic" style:font-weight-complex="normal"/>
    </style:style>
    <style:style style:name="T793" style:family="text">
      <style:text-properties fo:language="en" fo:country="US" fo:font-style="italic" officeooo:rsid="001c3041" style:font-style-asian="italic" style:font-style-complex="italic"/>
    </style:style>
    <style:style style:name="T794" style:family="text">
      <style:text-properties fo:language="en" fo:country="US" fo:font-style="italic" officeooo:rsid="0574cb1c" style:font-style-asian="italic" style:font-style-complex="italic"/>
    </style:style>
    <style:style style:name="T795" style:family="text">
      <style:text-properties fo:language="en" fo:country="US" fo:font-style="italic" officeooo:rsid="05926ec5" style:font-style-asian="italic" style:font-style-complex="italic"/>
    </style:style>
    <style:style style:name="T796" style:family="text">
      <style:text-properties officeooo:rsid="04135f1e"/>
    </style:style>
    <style:style style:name="T797" style:family="text">
      <style:text-properties officeooo:rsid="0416cfe5"/>
    </style:style>
    <style:style style:name="T798" style:family="text">
      <style:text-properties officeooo:rsid="0417990e"/>
    </style:style>
    <style:style style:name="T799" style:family="text">
      <style:text-properties officeooo:rsid="04185d30"/>
    </style:style>
    <style:style style:name="T800" style:family="text">
      <style:text-properties officeooo:rsid="041bd05b"/>
    </style:style>
    <style:style style:name="T801" style:family="text">
      <style:text-properties officeooo:rsid="041dec88"/>
    </style:style>
    <style:style style:name="T802" style:family="text">
      <style:text-properties officeooo:rsid="041efc75"/>
    </style:style>
    <style:style style:name="T803" style:family="text">
      <style:text-properties officeooo:rsid="0420e003"/>
    </style:style>
    <style:style style:name="T804" style:family="text">
      <style:text-properties officeooo:rsid="04228077"/>
    </style:style>
    <style:style style:name="T805" style:family="text">
      <style:text-properties officeooo:rsid="04253510"/>
    </style:style>
    <style:style style:name="T806" style:family="text">
      <style:text-properties officeooo:rsid="042653a7"/>
    </style:style>
    <style:style style:name="T807" style:family="text">
      <style:text-properties officeooo:rsid="04353978"/>
    </style:style>
    <style:style style:name="T808" style:family="text">
      <style:text-properties officeooo:rsid="04355149"/>
    </style:style>
    <style:style style:name="T809" style:family="text">
      <style:text-properties officeooo:rsid="0435eff2"/>
    </style:style>
    <style:style style:name="T810" style:family="text">
      <style:text-properties officeooo:rsid="043693b2"/>
    </style:style>
    <style:style style:name="T811" style:family="text">
      <style:text-properties officeooo:rsid="04385a07"/>
    </style:style>
    <style:style style:name="T812" style:family="text">
      <style:text-properties officeooo:rsid="0438b791"/>
    </style:style>
    <style:style style:name="T813" style:family="text">
      <style:text-properties officeooo:rsid="043986b8"/>
    </style:style>
    <style:style style:name="T814" style:family="text">
      <style:text-properties officeooo:rsid="0439c73f"/>
    </style:style>
    <style:style style:name="T815" style:family="text">
      <style:text-properties officeooo:rsid="043a92fa"/>
    </style:style>
    <style:style style:name="T816" style:family="text">
      <style:text-properties officeooo:rsid="043be754"/>
    </style:style>
    <style:style style:name="T817" style:family="text">
      <style:text-properties officeooo:rsid="043dc00e"/>
    </style:style>
    <style:style style:name="T818" style:family="text">
      <style:text-properties officeooo:rsid="043e65c8"/>
    </style:style>
    <style:style style:name="T819" style:family="text">
      <style:text-properties officeooo:rsid="04405a7b"/>
    </style:style>
    <style:style style:name="T820" style:family="text">
      <style:text-properties officeooo:rsid="04415f07"/>
    </style:style>
    <style:style style:name="T821" style:family="text">
      <style:text-properties officeooo:rsid="04439f00"/>
    </style:style>
    <style:style style:name="T822" style:family="text">
      <style:text-properties officeooo:rsid="0443a65b"/>
    </style:style>
    <style:style style:name="T823" style:family="text">
      <style:text-properties officeooo:rsid="04457849"/>
    </style:style>
    <style:style style:name="T824" style:family="text">
      <style:text-properties officeooo:rsid="044675fc"/>
    </style:style>
    <style:style style:name="T825" style:family="text">
      <style:text-properties officeooo:rsid="044950d3"/>
    </style:style>
    <style:style style:name="T826" style:family="text">
      <style:text-properties officeooo:rsid="04499767"/>
    </style:style>
    <style:style style:name="T827" style:family="text">
      <style:text-properties officeooo:rsid="04711c3d"/>
    </style:style>
    <style:style style:name="T828" style:family="text">
      <style:text-properties officeooo:rsid="047162fd"/>
    </style:style>
    <style:style style:name="T829" style:family="text">
      <style:text-properties officeooo:rsid="047503ec"/>
    </style:style>
    <style:style style:name="T830" style:family="text">
      <style:text-properties officeooo:rsid="047b3f0d"/>
    </style:style>
    <style:style style:name="T831" style:family="text">
      <style:text-properties officeooo:rsid="047c241f"/>
    </style:style>
    <style:style style:name="T832" style:family="text">
      <style:text-properties officeooo:rsid="04889361"/>
    </style:style>
    <style:style style:name="T833" style:family="text">
      <style:text-properties officeooo:rsid="048ba7cc"/>
    </style:style>
    <style:style style:name="T834" style:family="text">
      <style:text-properties officeooo:rsid="048c3e2c"/>
    </style:style>
    <style:style style:name="T835" style:family="text">
      <style:text-properties officeooo:rsid="048ce83a"/>
    </style:style>
    <style:style style:name="T836" style:family="text">
      <style:text-properties officeooo:rsid="048e105d"/>
    </style:style>
    <style:style style:name="T837" style:family="text">
      <style:text-properties officeooo:rsid="048f5069"/>
    </style:style>
    <style:style style:name="T838" style:family="text">
      <style:text-properties officeooo:rsid="0490b4a9"/>
    </style:style>
    <style:style style:name="T839" style:family="text">
      <style:text-properties officeooo:rsid="049195a5"/>
    </style:style>
    <style:style style:name="T840" style:family="text">
      <style:text-properties officeooo:rsid="049a2e08"/>
    </style:style>
    <style:style style:name="T841" style:family="text">
      <style:text-properties officeooo:rsid="049b651f"/>
    </style:style>
    <style:style style:name="T842" style:family="text">
      <style:text-properties officeooo:rsid="049d244b"/>
    </style:style>
    <style:style style:name="T843" style:family="text">
      <style:text-properties officeooo:rsid="049e4f56"/>
    </style:style>
    <style:style style:name="T844" style:family="text">
      <style:text-properties officeooo:rsid="049f8b19"/>
    </style:style>
    <style:style style:name="T845" style:family="text">
      <style:text-properties officeooo:rsid="04a24658"/>
    </style:style>
    <style:style style:name="T846" style:family="text">
      <style:text-properties officeooo:rsid="04a29381"/>
    </style:style>
    <style:style style:name="T847" style:family="text">
      <style:text-properties officeooo:rsid="04a3a09f"/>
    </style:style>
    <style:style style:name="T848" style:family="text">
      <style:text-properties officeooo:rsid="04a46338"/>
    </style:style>
    <style:style style:name="T849" style:family="text">
      <style:text-properties officeooo:rsid="04a5c591"/>
    </style:style>
    <style:style style:name="T850" style:family="text">
      <style:text-properties officeooo:rsid="04a6a8ee"/>
    </style:style>
    <style:style style:name="T851" style:family="text">
      <style:text-properties officeooo:rsid="04a82362"/>
    </style:style>
    <style:style style:name="T852" style:family="text">
      <style:text-properties officeooo:rsid="04a87546"/>
    </style:style>
    <style:style style:name="T853" style:family="text">
      <style:text-properties officeooo:rsid="04aadb41"/>
    </style:style>
    <style:style style:name="T854" style:family="text">
      <style:text-properties officeooo:rsid="04ac2d66"/>
    </style:style>
    <style:style style:name="T855" style:family="text">
      <style:text-properties officeooo:rsid="04acf50e"/>
    </style:style>
    <style:style style:name="T856" style:family="text">
      <style:text-properties officeooo:rsid="04ad62eb"/>
    </style:style>
    <style:style style:name="T857" style:family="text">
      <style:text-properties officeooo:rsid="04af3f88"/>
    </style:style>
    <style:style style:name="T858" style:family="text">
      <style:text-properties officeooo:rsid="04b126d0"/>
    </style:style>
    <style:style style:name="T859" style:family="text">
      <style:text-properties officeooo:rsid="04b2974a"/>
    </style:style>
    <style:style style:name="T860" style:family="text">
      <style:text-properties officeooo:rsid="04b52b60"/>
    </style:style>
    <style:style style:name="T861" style:family="text">
      <style:text-properties officeooo:rsid="04b560b7"/>
    </style:style>
    <style:style style:name="T862" style:family="text">
      <style:text-properties officeooo:rsid="04b6b7f6"/>
    </style:style>
    <style:style style:name="T863" style:family="text">
      <style:text-properties officeooo:rsid="04b7507c"/>
    </style:style>
    <style:style style:name="T864" style:family="text">
      <style:text-properties officeooo:rsid="04b7c61e"/>
    </style:style>
    <style:style style:name="T865" style:family="text">
      <style:text-properties officeooo:rsid="04b8bbe7"/>
    </style:style>
    <style:style style:name="T866" style:family="text">
      <style:text-properties officeooo:rsid="04ba6da3"/>
    </style:style>
    <style:style style:name="T867" style:family="text">
      <style:text-properties officeooo:rsid="04bacd55"/>
    </style:style>
    <style:style style:name="T868" style:family="text">
      <style:text-properties officeooo:rsid="04bea413"/>
    </style:style>
    <style:style style:name="T869" style:family="text">
      <style:text-properties officeooo:rsid="04bff33f"/>
    </style:style>
    <style:style style:name="T870" style:family="text">
      <style:text-properties officeooo:rsid="04c1a7f3"/>
    </style:style>
    <style:style style:name="T871" style:family="text">
      <style:text-properties officeooo:rsid="04c37fb7"/>
    </style:style>
    <style:style style:name="T872" style:family="text">
      <style:text-properties officeooo:rsid="04c40bc3"/>
    </style:style>
    <style:style style:name="T873" style:family="text">
      <style:text-properties officeooo:rsid="04c59639"/>
    </style:style>
    <style:style style:name="T874" style:family="text">
      <style:text-properties officeooo:rsid="04c71201"/>
    </style:style>
    <style:style style:name="T875" style:family="text">
      <style:text-properties officeooo:rsid="04c83a32"/>
    </style:style>
    <style:style style:name="T876" style:family="text">
      <style:text-properties officeooo:rsid="04c94841"/>
    </style:style>
    <style:style style:name="T877" style:family="text">
      <style:text-properties officeooo:rsid="04cb8fb2"/>
    </style:style>
    <style:style style:name="T878" style:family="text">
      <style:text-properties officeooo:rsid="04cc7a77"/>
    </style:style>
    <style:style style:name="T879" style:family="text">
      <style:text-properties officeooo:rsid="04cd8899"/>
    </style:style>
    <style:style style:name="T880" style:family="text">
      <style:text-properties officeooo:rsid="04cf6f5b"/>
    </style:style>
    <style:style style:name="T881" style:family="text">
      <style:text-properties officeooo:rsid="04cf9ade"/>
    </style:style>
    <style:style style:name="T882" style:family="text">
      <style:text-properties officeooo:rsid="04d0f18e"/>
    </style:style>
    <style:style style:name="T883" style:family="text">
      <style:text-properties officeooo:rsid="04d21627"/>
    </style:style>
    <style:style style:name="T884" style:family="text">
      <style:text-properties officeooo:rsid="04d2f976"/>
    </style:style>
    <style:style style:name="T885" style:family="text">
      <style:text-properties officeooo:rsid="04d551b2"/>
    </style:style>
    <style:style style:name="T886" style:family="text">
      <style:text-properties officeooo:rsid="04d7325e"/>
    </style:style>
    <style:style style:name="T887" style:family="text">
      <style:text-properties officeooo:rsid="04d79bf0"/>
    </style:style>
    <style:style style:name="T888" style:family="text">
      <style:text-properties officeooo:rsid="04d958d4"/>
    </style:style>
    <style:style style:name="T889" style:family="text">
      <style:text-properties officeooo:rsid="04d9bb49"/>
    </style:style>
    <style:style style:name="T890" style:family="text">
      <style:text-properties officeooo:rsid="03652873"/>
    </style:style>
    <style:style style:name="T891" style:family="text">
      <style:text-properties officeooo:rsid="0366ba96"/>
    </style:style>
    <style:style style:name="T892" style:family="text">
      <style:text-properties officeooo:rsid="04dd0026"/>
    </style:style>
    <style:style style:name="T893" style:family="text">
      <style:text-properties officeooo:rsid="04dd1974"/>
    </style:style>
    <style:style style:name="T894" style:family="text">
      <style:text-properties officeooo:rsid="04dd26b8"/>
    </style:style>
    <style:style style:name="T895" style:family="text">
      <style:text-properties officeooo:rsid="04ddd55d"/>
    </style:style>
    <style:style style:name="T896" style:family="text">
      <style:text-properties officeooo:rsid="04dfce01"/>
    </style:style>
    <style:style style:name="T897" style:family="text">
      <style:text-properties officeooo:rsid="04e693b0"/>
    </style:style>
    <style:style style:name="T898" style:family="text">
      <style:text-properties officeooo:rsid="04e7b306"/>
    </style:style>
    <style:style style:name="T899" style:family="text">
      <style:text-properties officeooo:rsid="054b9c06"/>
    </style:style>
    <style:style style:name="T900" style:family="text">
      <style:text-properties officeooo:rsid="054d17c7"/>
    </style:style>
    <style:style style:name="T901" style:family="text">
      <style:text-properties officeooo:rsid="054f9ad1"/>
    </style:style>
    <style:style style:name="T902" style:family="text">
      <style:text-properties officeooo:rsid="0550df85"/>
    </style:style>
    <style:style style:name="T903" style:family="text">
      <style:text-properties officeooo:rsid="055439a1"/>
    </style:style>
    <style:style style:name="T904" style:family="text">
      <style:text-properties officeooo:rsid="0555f820"/>
    </style:style>
    <style:style style:name="T905" style:family="text">
      <style:text-properties officeooo:rsid="0556fb95"/>
    </style:style>
    <style:style style:name="T906" style:family="text">
      <style:text-properties officeooo:rsid="055d790f"/>
    </style:style>
    <style:style style:name="T907" style:family="text">
      <style:text-properties officeooo:rsid="055fcf64"/>
    </style:style>
    <style:style style:name="T908" style:family="text">
      <style:text-properties officeooo:rsid="056204eb"/>
    </style:style>
    <style:style style:name="T909" style:family="text">
      <style:text-properties officeooo:rsid="0562cd89"/>
    </style:style>
    <style:style style:name="T910" style:family="text">
      <style:text-properties officeooo:rsid="056319c9"/>
    </style:style>
    <style:style style:name="T911" style:family="text">
      <style:text-properties officeooo:rsid="05642009"/>
    </style:style>
    <style:style style:name="T912" style:family="text">
      <style:text-properties officeooo:rsid="056611c0"/>
    </style:style>
    <style:style style:name="T913" style:family="text">
      <style:text-properties officeooo:rsid="0566cdd8"/>
    </style:style>
    <style:style style:name="T914" style:family="text">
      <style:text-properties officeooo:rsid="05681327"/>
    </style:style>
    <style:style style:name="T915" style:family="text">
      <style:text-properties officeooo:rsid="05699b81"/>
    </style:style>
    <style:style style:name="T916" style:family="text">
      <style:text-properties officeooo:rsid="05712475"/>
    </style:style>
    <style:style style:name="T917" style:family="text">
      <style:text-properties officeooo:rsid="0574cb1c"/>
    </style:style>
    <style:style style:name="T918" style:family="text">
      <style:text-properties officeooo:rsid="05757f4b"/>
    </style:style>
    <style:style style:name="T919" style:family="text">
      <style:text-properties officeooo:rsid="0576164a"/>
    </style:style>
    <style:style style:name="T920" style:family="text">
      <style:text-properties officeooo:rsid="05768d28"/>
    </style:style>
    <style:style style:name="T921" style:family="text">
      <style:text-properties officeooo:rsid="05772c20"/>
    </style:style>
    <style:style style:name="T922" style:family="text">
      <style:text-properties officeooo:rsid="057a0f3d"/>
    </style:style>
    <style:style style:name="T923" style:family="text">
      <style:text-properties officeooo:rsid="057c667e"/>
    </style:style>
    <style:style style:name="T924" style:family="text">
      <style:text-properties officeooo:rsid="057e57f4"/>
    </style:style>
    <style:style style:name="T925" style:family="text">
      <style:text-properties officeooo:rsid="0581341e"/>
    </style:style>
    <style:style style:name="T926" style:family="text">
      <style:text-properties officeooo:rsid="0582d2be"/>
    </style:style>
    <style:style style:name="T927" style:family="text">
      <style:text-properties officeooo:rsid="0584a62d"/>
    </style:style>
    <style:style style:name="T928" style:family="text">
      <style:text-properties officeooo:rsid="0585e03e"/>
    </style:style>
    <style:style style:name="T929" style:family="text">
      <style:text-properties officeooo:rsid="0586fd66"/>
    </style:style>
    <style:style style:name="T930" style:family="text">
      <style:text-properties officeooo:rsid="0587720b"/>
    </style:style>
    <style:style style:name="T931" style:family="text">
      <style:text-properties officeooo:rsid="0136e7d6"/>
    </style:style>
    <style:style style:name="T932" style:family="text">
      <style:text-properties officeooo:rsid="058886df"/>
    </style:style>
    <style:style style:name="T933" style:family="text">
      <style:text-properties officeooo:rsid="0589f28d"/>
    </style:style>
    <style:style style:name="T934" style:family="text">
      <style:text-properties officeooo:rsid="058a287c"/>
    </style:style>
    <style:style style:name="T935" style:family="text">
      <style:text-properties officeooo:rsid="058dbd6c"/>
    </style:style>
    <style:style style:name="T936" style:family="text">
      <style:text-properties officeooo:rsid="058ded6b"/>
    </style:style>
    <style:style style:name="T937" style:family="text">
      <style:text-properties officeooo:rsid="058e3967"/>
    </style:style>
    <style:style style:name="T938" style:family="text">
      <style:text-properties officeooo:rsid="058f44dc"/>
    </style:style>
    <style:style style:name="T939" style:family="text">
      <style:text-properties officeooo:rsid="0590e9b2"/>
    </style:style>
    <style:style style:name="T940" style:family="text">
      <style:text-properties officeooo:rsid="05916073"/>
    </style:style>
    <style:style style:name="T941" style:family="text">
      <style:text-properties officeooo:rsid="059267d9"/>
    </style:style>
    <style:style style:name="T942" style:family="text">
      <style:text-properties officeooo:rsid="05926ec5"/>
    </style:style>
    <style:style style:name="T943" style:family="text">
      <style:text-properties officeooo:rsid="059420a3"/>
    </style:style>
    <style:style style:name="T944" style:family="text">
      <style:text-properties officeooo:rsid="0594ae4d"/>
    </style:style>
    <style:style style:name="T945" style:family="text">
      <style:text-properties officeooo:rsid="013996dd"/>
    </style:style>
    <style:style style:name="T946" style:family="text">
      <style:text-properties officeooo:rsid="0596ab44"/>
    </style:style>
    <style:style style:name="T947" style:family="text">
      <style:text-properties officeooo:rsid="0596b66f"/>
    </style:style>
    <style:style style:name="T948" style:family="text">
      <style:text-properties officeooo:rsid="05971919"/>
    </style:style>
    <style:style style:name="T949" style:family="text">
      <style:text-properties officeooo:rsid="0597c9b2"/>
    </style:style>
    <style:style style:name="T950" style:family="text">
      <style:text-properties officeooo:rsid="059a334d"/>
    </style:style>
    <style:style style:name="T951" style:family="text">
      <style:text-properties officeooo:rsid="059b0e28"/>
    </style:style>
    <style:style style:name="T952" style:family="text">
      <style:text-properties officeooo:rsid="059d0e06"/>
    </style:style>
    <style:style style:name="T953" style:family="text">
      <style:text-properties officeooo:rsid="059e196f"/>
    </style:style>
    <style:style style:name="T954" style:family="text">
      <style:text-properties officeooo:rsid="059ffd9d"/>
    </style:style>
    <style:style style:name="T955" style:family="text">
      <style:text-properties officeooo:rsid="05a62955"/>
    </style:style>
    <style:style style:name="T956" style:family="text">
      <style:text-properties officeooo:rsid="05a6d4fe"/>
    </style:style>
    <style:style style:name="T957" style:family="text">
      <style:text-properties officeooo:rsid="05a7f5e8"/>
    </style:style>
    <style:style style:name="T958" style:family="text">
      <style:text-properties officeooo:rsid="05a89a38"/>
    </style:style>
    <style:style style:name="T959" style:family="text">
      <style:text-properties officeooo:rsid="05aab887"/>
    </style:style>
    <style:style style:name="T960" style:family="text">
      <style:text-properties officeooo:rsid="05ac5558"/>
    </style:style>
    <style:style style:name="T961" style:family="text">
      <style:text-properties officeooo:rsid="05ac9968"/>
    </style:style>
    <style:style style:name="T962" style:family="text">
      <style:text-properties officeooo:rsid="05ad7066"/>
    </style:style>
    <style:style style:name="T963" style:family="text">
      <style:text-properties officeooo:rsid="05ae3990"/>
    </style:style>
    <style:style style:name="T964" style:family="text">
      <style:text-properties officeooo:rsid="05af8a6b"/>
    </style:style>
    <style:style style:name="T965" style:family="text">
      <style:text-properties officeooo:rsid="05b13fa2"/>
    </style:style>
    <style:style style:name="T966" style:family="text">
      <style:text-properties officeooo:rsid="05b1a259"/>
    </style:style>
    <style:style style:name="T967" style:family="text">
      <style:text-properties officeooo:rsid="05b7d550"/>
    </style:style>
    <style:style style:name="T968" style:family="text">
      <style:text-properties officeooo:rsid="05b850e3"/>
    </style:style>
    <style:style style:name="T969" style:family="text">
      <style:text-properties officeooo:rsid="05ba393a"/>
    </style:style>
    <style:style style:name="T970" style:family="text">
      <style:text-properties officeooo:rsid="05bbdc99"/>
    </style:style>
    <style:style style:name="T971" style:family="text">
      <style:text-properties officeooo:rsid="05bc1924"/>
    </style:style>
    <style:style style:name="T972" style:family="text">
      <style:text-properties officeooo:rsid="05be72e0"/>
    </style:style>
    <style:style style:name="T973" style:family="text">
      <style:text-properties officeooo:rsid="05c05660"/>
    </style:style>
    <style:style style:name="T974" style:family="text">
      <style:text-properties officeooo:rsid="05c1138d"/>
    </style:style>
    <style:style style:name="T975" style:family="text">
      <style:text-properties officeooo:rsid="05c21482"/>
    </style:style>
    <style:style style:name="T976" style:family="text">
      <style:text-properties officeooo:rsid="05c4e200"/>
    </style:style>
    <style:style style:name="T977" style:family="text">
      <style:text-properties officeooo:rsid="05c4e9e5"/>
    </style:style>
    <style:style style:name="T978" style:family="text">
      <style:text-properties officeooo:rsid="05c6c1ec"/>
    </style:style>
    <style:style style:name="T979" style:family="text">
      <style:text-properties officeooo:rsid="05cb95aa"/>
    </style:style>
    <style:style style:name="T980" style:family="text">
      <style:text-properties officeooo:rsid="05cd1977"/>
    </style:style>
    <style:style style:name="T981" style:family="text">
      <style:text-properties officeooo:rsid="05ce8f74"/>
    </style:style>
    <style:style style:name="T982" style:family="text">
      <style:text-properties officeooo:rsid="05d07dc5"/>
    </style:style>
    <style:style style:name="T983" style:family="text">
      <style:text-properties officeooo:rsid="05d1a33f"/>
    </style:style>
    <style:style style:name="T984" style:family="text">
      <style:text-properties officeooo:rsid="05d36c28"/>
    </style:style>
    <style:style style:name="T985" style:family="text">
      <style:text-properties officeooo:rsid="05d3ad53"/>
    </style:style>
    <style:style style:name="T986" style:family="text">
      <style:text-properties officeooo:rsid="05d51c80"/>
    </style:style>
    <style:style style:name="T987" style:family="text">
      <style:text-properties officeooo:rsid="05d5b3b4"/>
    </style:style>
    <style:style style:name="T988" style:family="text">
      <style:text-properties officeooo:rsid="05d71183"/>
    </style:style>
    <style:style style:name="T989" style:family="text">
      <style:text-properties officeooo:rsid="05d8bb5d"/>
    </style:style>
    <style:style style:name="T990" style:family="text">
      <style:text-properties officeooo:rsid="05d9f20b"/>
    </style:style>
    <style:style style:name="T991" style:family="text">
      <style:text-properties officeooo:rsid="05da266a"/>
    </style:style>
    <style:style style:name="T992" style:family="text">
      <style:text-properties officeooo:rsid="05da3989"/>
    </style:style>
    <style:style style:name="T993" style:family="text">
      <style:text-properties officeooo:rsid="05e12d2e"/>
    </style:style>
    <style:style style:name="T994" style:family="text">
      <style:text-properties officeooo:rsid="05e40453"/>
    </style:style>
    <style:style style:name="T995" style:family="text">
      <style:text-properties officeooo:rsid="05ec3084"/>
    </style:style>
    <style:style style:name="T996" style:family="text">
      <style:text-properties officeooo:rsid="05ee9a67"/>
    </style:style>
    <style:style style:name="T997" style:family="text">
      <style:text-properties officeooo:rsid="05eefe26"/>
    </style:style>
    <style:style style:name="T998" style:family="text">
      <style:text-properties officeooo:rsid="05efc2ff"/>
    </style:style>
    <style:style style:name="T999" style:family="text">
      <style:text-properties officeooo:rsid="05f0d839"/>
    </style:style>
    <style:style style:name="T1000" style:family="text">
      <style:text-properties officeooo:rsid="05f0f018"/>
    </style:style>
    <style:style style:name="T1001" style:family="text">
      <style:text-properties officeooo:rsid="05f20fc7"/>
    </style:style>
    <style:style style:name="T1002" style:family="text">
      <style:text-properties officeooo:rsid="05f39048"/>
    </style:style>
    <style:style style:name="T1003" style:family="text">
      <style:text-properties officeooo:rsid="05f5262a"/>
    </style:style>
    <style:style style:name="T1004" style:family="text">
      <style:text-properties officeooo:rsid="05f6ea72"/>
    </style:style>
    <style:style style:name="T1005" style:family="text">
      <style:text-properties officeooo:rsid="05f781a9"/>
    </style:style>
    <style:style style:name="T1006" style:family="text">
      <style:text-properties officeooo:rsid="05f87cc0"/>
    </style:style>
    <style:style style:name="T1007" style:family="text">
      <style:text-properties officeooo:rsid="05f8e008"/>
    </style:style>
    <style:style style:name="T1008" style:family="text">
      <style:text-properties officeooo:rsid="05f93659"/>
    </style:style>
    <style:style style:name="T1009" style:family="text">
      <style:text-properties officeooo:rsid="05fb75c3"/>
    </style:style>
    <style:style style:name="T1010" style:family="text">
      <style:text-properties officeooo:rsid="05fcc542"/>
    </style:style>
    <style:style style:name="T1011" style:family="text">
      <style:text-properties officeooo:rsid="05fd1aae"/>
    </style:style>
    <style:style style:name="T1012" style:family="text">
      <style:text-properties officeooo:rsid="05fdef25"/>
    </style:style>
    <style:style style:name="T1013" style:family="text">
      <style:text-properties officeooo:rsid="05ff3f18"/>
    </style:style>
    <style:style style:name="T1014" style:family="text">
      <style:text-properties officeooo:rsid="05ff6e70"/>
    </style:style>
    <style:style style:name="T1015" style:family="text">
      <style:text-properties officeooo:rsid="0602708a"/>
    </style:style>
    <style:style style:name="T1016" style:family="text">
      <style:text-properties officeooo:rsid="060367c0"/>
    </style:style>
    <style:style style:name="T1017" style:family="text">
      <style:text-properties officeooo:rsid="06038898"/>
    </style:style>
    <style:style style:name="T1018" style:family="text">
      <style:text-properties officeooo:rsid="0605308a"/>
    </style:style>
    <style:style style:name="T1019" style:family="text">
      <style:text-properties officeooo:rsid="060732bf"/>
    </style:style>
    <style:style style:name="T1020" style:family="text">
      <style:text-properties officeooo:rsid="0607c180"/>
    </style:style>
    <style:style style:name="T1021" style:family="text">
      <style:text-properties officeooo:rsid="0609bb0b"/>
    </style:style>
    <style:style style:name="T1022" style:family="text">
      <style:text-properties officeooo:rsid="060e2bf7"/>
    </style:style>
    <style:style style:name="T1023" style:family="text">
      <style:text-properties officeooo:rsid="060ea158"/>
    </style:style>
    <style:style style:name="T1024" style:family="text">
      <style:text-properties officeooo:rsid="0610e88d"/>
    </style:style>
    <style:style style:name="T1025" style:family="text">
      <style:text-properties officeooo:rsid="061231aa"/>
    </style:style>
    <style:style style:name="T1026" style:family="text">
      <style:text-properties officeooo:rsid="0613f641"/>
    </style:style>
    <style:style style:name="T1027" style:family="text">
      <style:text-properties officeooo:rsid="061414c6"/>
    </style:style>
    <style:style style:name="T1028" style:family="text">
      <style:text-properties officeooo:rsid="06152665"/>
    </style:style>
    <style:style style:name="T1029" style:family="text">
      <style:text-properties officeooo:rsid="06187b86"/>
    </style:style>
    <style:style style:name="T1030" style:family="text">
      <style:text-properties officeooo:rsid="0619f8d0"/>
    </style:style>
    <style:style style:name="T1031" style:family="text">
      <style:text-properties officeooo:rsid="061a4472"/>
    </style:style>
    <style:style style:name="T1032" style:family="text">
      <style:text-properties officeooo:rsid="061a4ba5"/>
    </style:style>
    <style:style style:name="T1033" style:family="text">
      <style:text-properties officeooo:rsid="061bf1c3"/>
    </style:style>
    <style:style style:name="T1034" style:family="text">
      <style:text-properties officeooo:rsid="061c56f1"/>
    </style:style>
    <style:style style:name="T1035" style:family="text">
      <style:text-properties officeooo:rsid="0624e1a2"/>
    </style:style>
    <style:style style:name="T1036" style:family="text">
      <style:text-properties officeooo:rsid="062656a8"/>
    </style:style>
    <style:style style:name="T1037" style:family="text">
      <style:text-properties officeooo:rsid="0627a839"/>
    </style:style>
    <style:style style:name="T1038" style:family="text">
      <style:text-properties officeooo:rsid="062874b5"/>
    </style:style>
    <style:style style:name="T1039" style:family="text">
      <style:text-properties officeooo:rsid="0629750a"/>
    </style:style>
    <style:style style:name="T1040" style:family="text">
      <style:text-properties officeooo:rsid="062a27a3"/>
    </style:style>
    <style:style style:name="T1041" style:family="text">
      <style:text-properties officeooo:rsid="062d7bde"/>
    </style:style>
    <style:style style:name="T1042" style:family="text">
      <style:text-properties officeooo:rsid="063b437f"/>
    </style:style>
    <style:style style:name="T1043" style:family="text">
      <style:text-properties officeooo:rsid="063ce321"/>
    </style:style>
    <style:style style:name="T1044" style:family="text">
      <style:text-properties officeooo:rsid="06434def"/>
    </style:style>
    <style:style style:name="T1045" style:family="text">
      <style:text-properties officeooo:rsid="06438873"/>
    </style:style>
    <style:style style:name="T1046" style:family="text">
      <style:text-properties officeooo:rsid="0643c0b9"/>
    </style:style>
    <style:style style:name="T1047" style:family="text">
      <style:text-properties officeooo:rsid="06449ec9"/>
    </style:style>
    <style:style style:name="T1048" style:family="text">
      <style:text-properties officeooo:rsid="0644b8b7"/>
    </style:style>
    <style:style style:name="T1049" style:family="text">
      <style:text-properties officeooo:rsid="064634bf"/>
    </style:style>
    <style:style style:name="T1050" style:family="text">
      <style:text-properties officeooo:rsid="06473bff"/>
    </style:style>
    <style:style style:name="T1051" style:family="text">
      <style:text-properties officeooo:rsid="064fe31c"/>
    </style:style>
    <style:style style:name="T1052" style:family="text">
      <style:text-properties officeooo:rsid="065149cd"/>
    </style:style>
    <style:style style:name="T1053" style:family="text">
      <style:text-properties officeooo:rsid="0652793e"/>
    </style:style>
    <style:style style:name="T1054" style:family="text">
      <style:text-properties officeooo:rsid="065301bd"/>
    </style:style>
    <style:style style:name="T1055" style:family="text">
      <style:text-properties officeooo:rsid="0653ef5f"/>
    </style:style>
    <style:style style:name="T1056" style:family="text">
      <style:text-properties officeooo:rsid="065545f9"/>
    </style:style>
    <style:style style:name="T1057" style:family="text">
      <style:text-properties officeooo:rsid="0655f374"/>
    </style:style>
    <style:style style:name="T1058" style:family="text">
      <style:text-properties officeooo:rsid="06574a61"/>
    </style:style>
    <style:style style:name="T1059" style:family="text">
      <style:text-properties officeooo:rsid="065847c7"/>
    </style:style>
    <style:style style:name="T1060" style:family="text">
      <style:text-properties officeooo:rsid="0659e095"/>
    </style:style>
    <style:style style:name="T1061" style:family="text">
      <style:text-properties officeooo:rsid="065b6002"/>
    </style:style>
    <style:style style:name="T1062" style:family="text">
      <style:text-properties officeooo:rsid="065f89a9"/>
    </style:style>
    <style:style style:name="T1063" style:family="text">
      <style:text-properties officeooo:rsid="066045a5"/>
    </style:style>
    <style:style style:name="T1064" style:family="text">
      <style:text-properties officeooo:rsid="0664d793"/>
    </style:style>
    <style:style style:name="T1065" style:family="text">
      <style:text-properties officeooo:rsid="06668d79"/>
    </style:style>
    <style:style style:name="T1066" style:family="text">
      <style:text-properties officeooo:rsid="06684948"/>
    </style:style>
    <style:style style:name="T1067" style:family="text">
      <style:text-properties officeooo:rsid="0669431b"/>
    </style:style>
    <style:style style:name="T1068" style:family="text">
      <style:text-properties officeooo:rsid="066ad340"/>
    </style:style>
    <style:style style:name="T1069" style:family="text">
      <style:text-properties officeooo:rsid="066f7886"/>
    </style:style>
    <style:style style:name="T1070" style:family="text">
      <style:text-properties officeooo:rsid="0674a4b3"/>
    </style:style>
    <style:style style:name="T1071" style:family="text">
      <style:text-properties officeooo:rsid="0675b2ac"/>
    </style:style>
    <style:style style:name="T1072" style:family="text">
      <style:text-properties officeooo:rsid="0675fd2a"/>
    </style:style>
    <style:style style:name="T1073" style:family="text">
      <style:text-properties officeooo:rsid="06770694"/>
    </style:style>
    <style:style style:name="T1074" style:family="text">
      <style:text-properties officeooo:rsid="06780213"/>
    </style:style>
    <style:style style:name="T1075" style:family="text">
      <style:text-properties officeooo:rsid="06780683"/>
    </style:style>
    <style:style style:name="T1076" style:family="text">
      <style:text-properties officeooo:rsid="06798516"/>
    </style:style>
    <style:style style:name="T1077" style:family="text">
      <style:text-properties officeooo:rsid="0679c25e"/>
    </style:style>
    <style:style style:name="T1078" style:family="text">
      <style:text-properties officeooo:rsid="067b417e"/>
    </style:style>
    <style:style style:name="T1079" style:family="text">
      <style:text-properties officeooo:rsid="067c81e6"/>
    </style:style>
    <style:style style:name="T1080" style:family="text">
      <style:text-properties officeooo:rsid="067df530"/>
    </style:style>
    <style:style style:name="T1081" style:family="text">
      <style:text-properties officeooo:rsid="067e7926"/>
    </style:style>
    <style:style style:name="T1082" style:family="text">
      <style:text-properties officeooo:rsid="06803c42"/>
    </style:style>
    <style:style style:name="T1083" style:family="text">
      <style:text-properties officeooo:rsid="0680b7a3"/>
    </style:style>
    <style:style style:name="T1084" style:family="text">
      <style:text-properties officeooo:rsid="013ec103"/>
    </style:style>
    <style:style style:name="T1085" style:family="text">
      <style:text-properties officeooo:rsid="06818171"/>
    </style:style>
    <style:style style:name="T1086" style:family="text">
      <style:text-properties officeooo:rsid="06821a80"/>
    </style:style>
    <style:style style:name="T1087" style:family="text">
      <style:text-properties officeooo:rsid="0683c1b9"/>
    </style:style>
    <style:style style:name="T1088" style:family="text">
      <style:text-properties officeooo:rsid="0683dec4"/>
    </style:style>
    <style:style style:name="T1089" style:family="text">
      <style:text-properties officeooo:rsid="0687a118"/>
    </style:style>
    <style:style style:name="T1090" style:family="text">
      <style:text-properties officeooo:rsid="06883638"/>
    </style:style>
    <style:style style:name="T1091" style:family="text">
      <style:text-properties officeooo:rsid="068a0ecb"/>
    </style:style>
    <style:style style:name="T1092" style:family="text">
      <style:text-properties officeooo:rsid="0690981a"/>
    </style:style>
    <style:style style:name="T1093" style:family="text">
      <style:text-properties officeooo:rsid="0692045c"/>
    </style:style>
    <style:style style:name="T1094" style:family="text">
      <style:text-properties officeooo:rsid="0695702f"/>
    </style:style>
    <style:style style:name="T1095" style:family="text">
      <style:text-properties officeooo:rsid="0697363a"/>
    </style:style>
    <style:style style:name="T1096" style:family="text">
      <style:text-properties officeooo:rsid="06990337"/>
    </style:style>
    <style:style style:name="T1097" style:family="text">
      <style:text-properties officeooo:rsid="06993c6b"/>
    </style:style>
    <style:style style:name="T1098" style:family="text">
      <style:text-properties officeooo:rsid="069a9f87"/>
    </style:style>
    <style:style style:name="T1099" style:family="text">
      <style:text-properties officeooo:rsid="069c426c"/>
    </style:style>
    <style:style style:name="T1100" style:family="text">
      <style:text-properties officeooo:rsid="069d7b45"/>
    </style:style>
    <style:style style:name="T1101" style:family="text">
      <style:text-properties officeooo:rsid="069f0e8a"/>
    </style:style>
    <style:style style:name="T1102" style:family="text">
      <style:text-properties officeooo:rsid="06a062ce"/>
    </style:style>
    <style:style style:name="T1103" style:family="text">
      <style:text-properties officeooo:rsid="06a24ff4"/>
    </style:style>
    <style:style style:name="T1104" style:family="text">
      <style:text-properties officeooo:rsid="06a329fe"/>
    </style:style>
    <style:style style:name="T1105" style:family="text">
      <style:text-properties officeooo:rsid="06a33189"/>
    </style:style>
    <style:style style:name="T1106" style:family="text">
      <style:text-properties officeooo:rsid="06a963c9"/>
    </style:style>
    <style:style style:name="T1107" style:family="text">
      <style:text-properties officeooo:rsid="06ab47fa"/>
    </style:style>
    <style:style style:name="T1108" style:family="text">
      <style:text-properties officeooo:rsid="06ac3241"/>
    </style:style>
    <style:style style:name="T1109" style:family="text">
      <style:text-properties officeooo:rsid="06accdbd"/>
    </style:style>
    <style:style style:name="T1110" style:family="text">
      <style:text-properties officeooo:rsid="06af06c5"/>
    </style:style>
    <style:style style:name="T1111" style:family="text">
      <style:text-properties officeooo:rsid="06af89a1"/>
    </style:style>
    <style:style style:name="T1112" style:family="text">
      <style:text-properties officeooo:rsid="06b0ecdc"/>
    </style:style>
    <style:style style:name="T1113" style:family="text">
      <style:text-properties officeooo:rsid="06b1d9c0"/>
    </style:style>
    <style:style style:name="T1114" style:family="text">
      <style:text-properties officeooo:rsid="06b27e8b"/>
    </style:style>
    <style:style style:name="T1115" style:family="text">
      <style:text-properties officeooo:rsid="06b5647e"/>
    </style:style>
    <style:style style:name="T1116" style:family="text">
      <style:text-properties officeooo:rsid="06b56df2"/>
    </style:style>
    <style:style style:name="T1117" style:family="text">
      <style:text-properties officeooo:rsid="06b6a48a"/>
    </style:style>
    <style:style style:name="T1118" style:family="text">
      <style:text-properties officeooo:rsid="06b75e5b"/>
    </style:style>
    <style:style style:name="T1119" style:family="text">
      <style:text-properties officeooo:rsid="06bb1409"/>
    </style:style>
    <style:style style:name="T1120" style:family="text">
      <style:text-properties officeooo:rsid="06bb9b4b"/>
    </style:style>
    <style:style style:name="T1121" style:family="text">
      <style:text-properties officeooo:rsid="06bcd7f7"/>
    </style:style>
    <style:style style:name="T1122" style:family="text">
      <style:text-properties officeooo:rsid="06bd20d5"/>
    </style:style>
    <style:style style:name="T1123" style:family="text">
      <style:text-properties officeooo:rsid="06be1a0c"/>
    </style:style>
    <style:style style:name="T1124" style:family="text">
      <style:text-properties officeooo:rsid="06bf4bbe"/>
    </style:style>
    <style:style style:name="T1125" style:family="text">
      <style:text-properties officeooo:rsid="06bf92af"/>
    </style:style>
    <style:style style:name="T1126" style:family="text">
      <style:text-properties officeooo:rsid="06c06a0e"/>
    </style:style>
    <style:style style:name="T1127" style:family="text">
      <style:text-properties officeooo:rsid="06c4cc22"/>
    </style:style>
    <style:style style:name="T1128" style:family="text">
      <style:text-properties officeooo:rsid="06c736c6"/>
    </style:style>
    <style:style style:name="T1129" style:family="text">
      <style:text-properties officeooo:rsid="06de84e4"/>
    </style:style>
    <style:style style:name="T1130" style:family="text">
      <style:text-properties officeooo:rsid="06e16a70"/>
    </style:style>
    <style:style style:name="T1131" style:family="text">
      <style:text-properties officeooo:rsid="06e31d34"/>
    </style:style>
    <style:style style:name="T1132" style:family="text">
      <style:text-properties officeooo:rsid="06f09094"/>
    </style:style>
    <style:style style:name="T1133" style:family="text">
      <style:text-properties officeooo:rsid="06f0cf1f"/>
    </style:style>
    <style:style style:name="T1134" style:family="text">
      <style:text-properties officeooo:rsid="06f255db"/>
    </style:style>
    <style:style style:name="T1135" style:family="text">
      <style:text-properties officeooo:rsid="06f35940"/>
    </style:style>
    <style:style style:name="T1136" style:family="text">
      <style:text-properties officeooo:rsid="06f51aa3"/>
    </style:style>
    <style:style style:name="T1137" style:family="text">
      <style:text-properties officeooo:rsid="06f529da"/>
    </style:style>
    <style:style style:name="T1138" style:family="text">
      <style:text-properties officeooo:rsid="06f5a719"/>
    </style:style>
    <style:style style:name="T1139" style:family="text">
      <style:text-properties officeooo:rsid="06f6b694"/>
    </style:style>
    <style:style style:name="T1140" style:family="text">
      <style:text-properties officeooo:rsid="06f838b4"/>
    </style:style>
    <style:style style:name="T1141" style:family="text">
      <style:text-properties officeooo:rsid="06f87b08"/>
    </style:style>
    <style:style style:name="T1142" style:family="text">
      <style:text-properties officeooo:rsid="06f88a2a"/>
    </style:style>
    <style:style style:name="T1143" style:family="text">
      <style:text-properties officeooo:rsid="06f95781"/>
    </style:style>
    <style:style style:name="T1144" style:family="text">
      <style:text-properties officeooo:rsid="06f9ec75"/>
    </style:style>
    <style:style style:name="T1145" style:family="text">
      <style:text-properties officeooo:rsid="06fda3b9"/>
    </style:style>
    <style:style style:name="T1146" style:family="text">
      <style:text-properties officeooo:rsid="06ff884b"/>
    </style:style>
    <style:style style:name="T1147" style:family="text">
      <style:text-properties officeooo:rsid="07013810"/>
    </style:style>
    <style:style style:name="T1148" style:family="text">
      <style:text-properties officeooo:rsid="0708a746"/>
    </style:style>
    <style:style style:name="T1149" style:family="text">
      <style:text-properties officeooo:rsid="070960e5"/>
    </style:style>
    <style:style style:name="T1150" style:family="text">
      <style:text-properties officeooo:rsid="070acceb"/>
    </style:style>
    <style:style style:name="T1151" style:family="text">
      <style:text-properties officeooo:rsid="070c4510"/>
    </style:style>
    <style:style style:name="T1152" style:family="text">
      <style:text-properties officeooo:rsid="07121352"/>
    </style:style>
    <style:style style:name="T1153" style:family="text">
      <style:text-properties officeooo:rsid="07194a89"/>
    </style:style>
    <style:style style:name="T1154" style:family="text">
      <style:text-properties officeooo:rsid="071d7cb3"/>
    </style:style>
    <style:style style:name="T1155" style:family="text">
      <style:text-properties officeooo:rsid="064d54c4"/>
    </style:style>
    <style:style style:name="T1156" style:family="text">
      <style:text-properties officeooo:rsid="073b9e85"/>
    </style:style>
    <style:style style:name="T1157" style:family="text">
      <style:text-properties officeooo:rsid="073dde22"/>
    </style:style>
    <style:style style:name="T1158" style:family="text">
      <style:text-properties officeooo:rsid="073fbdfd"/>
    </style:style>
    <style:style style:name="T1159" style:family="text">
      <style:text-properties officeooo:rsid="07441d70"/>
    </style:style>
    <style:style style:name="T1160" style:family="text">
      <style:text-properties officeooo:rsid="074512f5"/>
    </style:style>
    <style:style style:name="T1161" style:family="text">
      <style:text-properties officeooo:rsid="07453f56"/>
    </style:style>
    <style:style style:name="T1162" style:family="text">
      <style:text-properties officeooo:rsid="07470029"/>
    </style:style>
    <style:style style:name="T1163" style:family="text">
      <style:text-properties officeooo:rsid="0747c0a0"/>
    </style:style>
    <style:style style:name="T1164" style:family="text">
      <style:text-properties officeooo:rsid="07482fcc"/>
    </style:style>
    <style:style style:name="T1165" style:family="text">
      <style:text-properties officeooo:rsid="07495b38"/>
    </style:style>
    <style:style style:name="T1166" style:family="text">
      <style:text-properties officeooo:rsid="074b1bbc"/>
    </style:style>
    <style:style style:name="T1167" style:family="text">
      <style:text-properties officeooo:rsid="074d8893"/>
    </style:style>
    <style:style style:name="T1168" style:family="text">
      <style:text-properties officeooo:rsid="07515af6"/>
    </style:style>
    <style:style style:name="T1169" style:family="text">
      <style:text-properties officeooo:rsid="075258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text:span text:style-name="T1154">B</text:span>ab 2: Adorno <text:span text:style-name="T610">dan </text:span><text:span text:style-name="T849">m</text:span><text:span text:style-name="T610">asanya</text:span></text:p>
      <text:p text:style-name="P161"><text:tab/>Bab ini menyajikan konteks historis pemikiran Adorno <text:span text:style-name="T830">serta beberapa pokok umum mengenai pemikirannya </text:span><text:span text:style-name="T1129">terkait dengan konteks itu, </text:span><text:span text:style-name="T1130">dan bertujuan untuk memberi orientasi kepada pembaca bagi pembahasan</text:span><text:span text:style-name="T86"> Dialektika Negatif</text:span><text:span text:style-name="T202"> secara mendetail di bab berikutnya.</text:span><text:span text:style-name="T203"> </text:span><text:span text:style-name="T202">Bab ini</text:span><text:span text:style-name="T757"> terdiri dari beberapa subbab: subbab 2.1 menceritakan kembali </text:span><text:span text:style-name="T1158">secara singkat</text:span><text:span text:style-name="T757"> riwayat hidup Adorno, subbab 2.2 memosisikan pemikiran Adorno dalam konteks Marxisme Barat, dan subbab </text:span><text:span text:style-name="T1130">2.</text:span><text:span text:style-name="T757">3 membahas pengaruh </text:span><text:span text:style-name="T1062">kepada </text:span><text:span text:style-name="T757">Adorno dari luar </text:span><text:span text:style-name="T758">tradisi Marxis </text:span><text:span text:style-name="T1062">yang penting bagi tesis ini: </text:span><text:span text:style-name="T1090">Kant, Hegel, dan Freud</text:span><text:span text:style-name="T758">. </text:span><text:span text:style-name="T1127">Subbab </text:span><text:span text:style-name="T1130">2.</text:span><text:span text:style-name="T1127">4 merupakan </text:span><text:span text:style-name="T1158">rangkuman</text:span><text:span text:style-name="T1127">.</text:span></text:p>
      <text:p text:style-name="P161"/>
      <text:p text:style-name="P160"><text:span text:style-name="T592">2.1 </text:span><text:span text:style-name="T590">Riwayat </text:span><text:span text:style-name="T591">h</text:span><text:span text:style-name="T590">idup</text:span><text:span text:style-name="T590"><text:note text:id="ftn1" text:note-class="footnote"><text:note-citation>1</text:note-citation><text:note-body><text:p text:style-name="P159"><text:span text:style-name="T666">Isi subbab </text:span>ini disarikan dari berbagai sumber, <text:span text:style-name="T831">terutama</text:span> <text:span text:style-name="T214">Detlev </text:span><text:span text:style-name="T215">Claussen,</text:span><text:span text:style-name="T214"> </text:span><text:span text:style-name="T2">Theodor W. Adorno: One Last Genius, </text:span><text:span text:style-name="T95">t</text:span><text:span text:style-name="T94">erj. Rodney Livingstone </text:span><text:span text:style-name="T95">(</text:span><text:span text:style-name="T94">Cambridge, MA: Belknap Press, 2008</text:span><text:span text:style-name="T95">); </text:span><text:span text:style-name="T218">Stefan Müller-Doohm, </text:span><text:span text:style-name="T418">Adorno: A Biography, </text:span><text:span text:style-name="T385">t</text:span><text:span text:style-name="T384">erj. Rodney Livingstone </text:span><text:span text:style-name="T385">(</text:span><text:span text:style-name="T384">Cambridge: Polity Press, 2005</text:span><text:span text:style-name="T385">)</text:span><text:span text:style-name="T384">;</text:span><text:span text:style-name="T95"> </text:span><text:span text:style-name="T219">Martin </text:span><text:span text:style-name="T220">Jay,</text:span><text:span text:style-name="T219"> </text:span><text:span text:style-name="T405">Adorn</text:span><text:span text:style-name="T406">o</text:span><text:span text:style-name="T219"> </text:span><text:span text:style-name="T220">(</text:span><text:span text:style-name="T219">Cambridge, MA: Harvard University Press, 1984</text:span><text:span text:style-name="T220">), </text:span><text:span text:style-name="T221">24–55; </text:span><text:span text:style-name="T420">Gillian </text:span><text:span text:style-name="T422">Rose,</text:span><text:span text:style-name="T420"> </text:span><text:span text:style-name="T530">The Melancholy Science: An Introduction to the Thought of Theodor W. Adorno </text:span><text:span text:style-name="T422">(</text:span><text:span text:style-name="T420">London: Verso, 2014</text:span><text:span text:style-name="T422">), 11–13; </text:span><text:span text:style-name="T427">Susan </text:span><text:span text:style-name="T421">B</text:span><text:span text:style-name="T420">uck-Morss. </text:span><text:span text:style-name="T530">The Origin of Negative Dialectics: Theodor W. Adorno, Walter Benjamin, and the Frankfurt Institute </text:span><text:span text:style-name="T423">(</text:span><text:span text:style-name="T420">New York: The Free Press, 1977</text:span><text:span text:style-name="T423">),</text:span><text:span text:style-name="T420"> </text:span><text:span text:style-name="T423">1–23; </text:span><text:span text:style-name="T427">dan </text:span><text:span text:style-name="T424">Reinhard </text:span><text:span text:style-name="T425">Pabst,</text:span><text:span text:style-name="T424"> “Ein Sohn aus gutem Hause: Theodor W. Adorno’s Kindheit in Frankfurt,” </text:span><text:span text:style-name="T531">Forschung Frankfurt </text:span><text:span text:style-name="T425">3-4 2003, 44–47; </text:span><text:span text:style-name="T450">Sonja </text:span><text:span text:style-name="T449">Boos,</text:span><text:span text:style-name="T450"> </text:span><text:span text:style-name="T546">Speaking the Unspeakable in Postwar Germany: Toward a Public Discourse on the Holocaust</text:span><text:span text:style-name="T450"> </text:span><text:span text:style-name="T449">(</text:span><text:span text:style-name="T450">Ithaca, NY: Cornell University Press, 2014</text:span><text:span text:style-name="T449">)</text:span><text:span text:style-name="T450">, </text:span><text:span text:style-name="T449">195–209;</text:span><text:span text:style-name="T425"> </text:span><text:span text:style-name="T432">serta berbagai sumber insidental yang lain.</text:span><text:span text:style-name="T94"> </text:span><text:span text:style-name="T138">Rujukan dari luar sumber-</text:span><text:span text:style-name="T153">sumber</text:span><text:span text:style-name="T138"> tersebut dicantumkan seperlunya.</text:span></text:p></text:note-body></text:note></text:span></text:p>
      <text:p text:style-name="P164"><text:tab/><text:span text:style-name="T215">Theodor </text:span><text:span text:style-name="T583">Ludwig </text:span><text:span text:style-name="T215">Wiesengrund </text:span><text:span text:style-name="T575">(dia </text:span><text:span text:style-name="T584">baru mulai menggunakan “</text:span><text:span text:style-name="T665">Adorno,” </text:span><text:span text:style-name="T584">nama keluarga ibunya, saat dewasa</text:span><text:span text:style-name="T576">) lahir 11 September 1903 di Frankfurt di keluarga borjuis yang mapan. </text:span><text:span text:style-name="T577">Ayahnya, </text:span><text:span text:style-name="T582">Oscar Wiesengrund, </text:span><text:span text:style-name="T578">seorang Yahudi terasimilasi, bekerja sebagai pedagang anggur; </text:span><text:span text:style-name="T579">ibunya, </text:span><text:span text:style-name="T583">Maria Calvelli-Adorno, </text:span><text:span text:style-name="T579">seorang Katolik </text:span><text:span text:style-name="T580">dari Korsika, </text:span><text:span text:style-name="T581">adalah penyanyi opera </text:span><text:span text:style-name="T1131">yang cukup ternama</text:span><text:span text:style-name="T581">. </text:span><text:span text:style-name="T584">Adiknya Maria, Agathe, </text:span><text:span text:style-name="T585">seorang pianis, juga tinggal bersama mereka, dan “dua ibu” inilah yang menanamkan jiwa bermusik Adorno yang akan dia miliki seumur hidupnya. </text:span><text:span text:style-name="T586">Masa kecil Adorno sangat bahagia. </text:span><text:span text:style-name="T587">Kecerdasan Adorno muda juga melebihi usianya: </text:span><text:span text:style-name="T588">pada </text:span><text:span text:style-name="T1091">umur</text:span><text:span text:style-name="T588"> 15 tahun, dia </text:span><text:span text:style-name="T1091">mulai </text:span><text:span text:style-name="T588">membaca </text:span><text:span text:style-name="T3">Kritik </text:span><text:span text:style-name="T4">Akal Budi Murni </text:span><text:span text:style-name="T96">karya Kant setiap Sabtu sore dengan temannya, Siegfried Kracauer. </text:span><text:span text:style-name="T194">Prosesnya berlangsung</text:span><text:span text:style-name="T96"> </text:span><text:span text:style-name="T157">selama beberapa tahun</text:span><text:span text:style-name="T96">. </text:span><text:span text:style-name="T154">Filsafat dan musik kemudian menjadi </text:span><text:span text:style-name="T155">bidang keahlian utama bagi Adorno saat dewasa.</text:span></text:p>
      <text:p text:style-name="P165"><text:span text:style-name="T96"><text:tab/></text:span><text:span text:style-name="T97">Adorno masuk Universitas Frankfurt pada 1921 dan meraih gelar doktor pada 1924 dengan sebuah disertasi yang mengkritik konsep objek dalam pemikiran Husserl. </text:span><text:span text:style-name="T98">Pada masa kuliahnya Adorno bertemu dua teman yang akan </text:span><text:span text:style-name="T204">menjadi rekan yang sangat</text:span><text:span text:style-name="T98"> memengaruhi pemikirannya: Max Horkheimer dan Walter Benjamin. </text:span><text:span text:style-name="T99">Pada 1925 Adorno </text:span><text:soft-page-break/><text:span text:style-name="T99">pindah ke Wina untuk belajar komposisi </text:span><text:span text:style-name="T118">musik </text:span><text:span text:style-name="T99">dengan Alban Berg, </text:span><text:span text:style-name="T135">salah satu murid Arnold Sch</text:span><text:span text:style-name="T349">önberg, </text:span><text:span text:style-name="T350">komponis yang membawa musik klasik Barat ke era pascatonalitas dengan teknik 12 nadanya</text:span><text:span text:style-name="T99">. </text:span><text:span text:style-name="T139">Dengan Mazhab Wina Kedua yang ‘dipimpin’</text:span><text:span text:style-name="T99"> </text:span><text:span text:style-name="T135">Sch</text:span><text:span text:style-name="T349">önberg, </text:span><text:span text:style-name="T353">Adorno berharap bisa menemukan sebuah klik</text:span><text:span text:style-name="T354"> estetis dan intelektual, tetapi ternyata masa heroik Mazhab </text:span><text:span text:style-name="T366">itu, </text:span><text:span text:style-name="T354">yang akan mendukung solidaritas itu, sudah lampau. </text:span><text:span text:style-name="T349">Schönberg </text:span><text:span text:style-name="T366">sudah tidak tinggal berdekatan dengan murid-muridnya, </text:span><text:span text:style-name="T378">sehingga iklim sosial yang Adorno harapkan tidak terwujud.</text:span><text:span text:style-name="T354"> Berg juga kurang mengapresiasi ambisi filosofis Adorno </text:span><text:span text:style-name="T383">dalam kaitannya dengan musik</text:span><text:span text:style-name="T354">. </text:span><text:span text:style-name="T383">Pada saat itu Adorno masih bimbang dengan pilihan vokasinya—musik atau filsafat?—tetapi setelah pengalamannya di Wina, dia tidak lagi mempertimbangkan musik sebagai karier.</text:span></text:p>
      <text:p text:style-name="P166"><text:span text:style-name="T354"><text:tab/> </text:span><text:span text:style-name="T100">Pada 1926 </text:span><text:span text:style-name="T136">Adorno </text:span><text:span text:style-name="T100">kembali </text:span><text:span text:style-name="T101">ke Frankfurt dan mulai menulis habilitasinya (kualifikasi pascadoktoral di Jerman) di bawah bimbingan Hans Cornelius, seorang Neokantian eklektik. </text:span><text:span text:style-name="T102">Habilitasi Adorno yang pertama, yang berusaha menggabungkan pemikiran Kant d</text:span><text:span text:style-name="T118">eng</text:span><text:span text:style-name="T102">an Freud tetapi juga bernuansa Marxis, tidak lulus ujian. </text:span><text:span text:style-name="T103">Pada akhir 192</text:span><text:span text:style-name="T118">0</text:span><text:span text:style-name="T103">-an Adorno mulai sering </text:span><text:span text:style-name="T118">bermain </text:span><text:span text:style-name="T103">ke Berlin</text:span><text:span text:style-name="T99"> </text:span><text:span text:style-name="T104">dan bergabung dengan lingkaran sosial bersama, </text:span><text:span text:style-name="T205">di antara lain,</text:span><text:span text:style-name="T104"> Kracauer, Benjamin, Ernst Bloch, Kurt Weill, dan Bertolt Brecht. </text:span><text:span text:style-name="T156">Karya Bloch</text:span><text:span text:style-name="T28"> Roh Utopia</text:span><text:span text:style-name="T156"> sangat mengesankan bagi Adorno.</text:span><text:span text:style-name="T17"> </text:span><text:span text:style-name="T140">Meski Adorno selalu menganggap dirinya </text:span><text:span text:style-name="T195">sebagai tokoh intelektual yang </text:span><text:span text:style-name="T140">radikal, d</text:span><text:span text:style-name="T136">i masa ini, </text:span><text:span text:style-name="T137">dipengaruhi teman-temannya,</text:span><text:span text:style-name="T136"> </text:span><text:span text:style-name="T137">politik pribadi</text:span><text:span text:style-name="T140">nya</text:span><text:span text:style-name="T137"> mulai menjadi lebih Marxis.</text:span><text:span text:style-name="T16"> </text:span><text:span text:style-name="T18">Sejarah dan Kesadaran Kelas</text:span><text:span text:style-name="T140"> karya Luk</text:span><text:span text:style-name="T364">á</text:span><text:span text:style-name="T355">cs sangat ramai dibahas di kalangannya.</text:span><text:span text:style-name="T17"> </text:span><text:span text:style-name="T105">Pad</text:span><text:span text:style-name="T108">a</text:span><text:span text:style-name="T105"> 1929 </text:span><text:span text:style-name="T195">Adorno</text:span><text:span text:style-name="T105"> mulai menulis habilitasi baru di bawah bimbingan teolog Paul Tillich; </text:span><text:span text:style-name="T206">karya tulis habilitasi baru</text:span><text:span text:style-name="T105"> ini, yang </text:span><text:span text:style-name="T195">di </text:span><text:span text:style-name="T105">kemudian </text:span><text:span text:style-name="T195">hari </text:span><text:span text:style-name="T105">dibukukan dengan judul </text:span><text:span text:style-name="T5">Kierkegaard: Konstruksi atas yang Estetik</text:span><text:span text:style-name="T105">, diterima </text:span><text:span text:style-name="T206">oleh panitia penilai habilitasi</text:span><text:span text:style-name="T105">, </text:span><text:span text:style-name="T106">dan pada 1931 Adorno menjadi dos</text:span><text:span text:style-name="T109">e</text:span><text:span text:style-name="T106">n filsafat di Universitas Frankfurt. </text:span><text:span text:style-name="T107">Pada masa ini juga, Adorno </text:span><text:span text:style-name="T141">mulai berhubungan</text:span><text:span text:style-name="T107"> dengan Institut Penelitian Sosial (</text:span><text:span text:style-name="T6">Institut f</text:span><text:span text:style-name="T387">ür Sozialforschung</text:span><text:span text:style-name="T282">) yang sejak 1930 dipimpin oleh Horkheimer. </text:span><text:span text:style-name="T379">Institut </text:span><text:span text:style-name="T380">itu menerbitkan beberapa artikel dan ulasan Adorno di jurnalnya,</text:span><text:span text:style-name="T282"> </text:span><text:span text:style-name="T379">te</text:span><text:span text:style-name="T282">tapi Adorno belum resmi </text:span><text:span text:style-name="T355">bergabung sebagai</text:span><text:span text:style-name="T282"> anggota.</text:span></text:p>
      <text:p text:style-name="P167"><text:span text:style-name="T282"><text:tab/></text:span><text:span text:style-name="T283">Setelah Hitler menguasai pemerintah Jerman pada 1933, </text:span><text:span text:style-name="T286">Adorno </text:span><text:span text:style-name="T283">kehilangan jabatan dosen dan izin</text:span><text:span text:style-name="T287">nya unt</text:span><text:span text:style-name="T322">uk </text:span><text:span text:style-name="T283">mengajar. </text:span><text:span text:style-name="T284">Usahanya untuk mencari pekerjaan lain juga dihalangi oleh statusnya sebagai bukan bangsa Arya. Adorno, </text:span><text:span text:style-name="T287">seperti banyak orang Yahudi-Jerman yang terasimilasi, merasakan dirinya lebih Jerman daripada Yahudi; </text:span><text:span text:style-name="T288">dia terpaksa mengenali</text:span><text:span text:style-name="T284"> </text:span><text:span text:style-name="T288">keyahudiannya sendiri melalui car</text:span><text:span text:style-name="T289">a</text:span><text:span text:style-name="T288"> antisemitisme </text:span><text:span text:style-name="T289">membatasi pilihannya dan akhirnya mengancam nyawanya. Meskipun begitu, Adorno </text:span><text:span text:style-name="T322">muda</text:span><text:span text:style-name="T289"> dapat </text:span><text:soft-page-break/><text:span text:style-name="T289">dikatakan </text:span><text:span text:style-name="T290">cukup naif terkait cara dia memandang Nazisme. </text:span><text:span text:style-name="T291">Berbagai temannya, seperti Horkheimer, Benjamin, Kracauer, dan Bloch, dengan jelas melihat masa depan Jerman yang suram dan sudah meninggalkan negara itu, tetapi Adorno </text:span><text:span text:style-name="T322">berpendapat</text:span><text:span text:style-name="T292"> bahwa partai Nazi hany</text:span><text:span text:style-name="T293">a</text:span><text:span text:style-name="T292"> didukung oleh minoritas pemilih Jerman, bahwa pemerintahannya tidak kompeten, dan bahwa ajaran rasnya </text:span><text:span text:style-name="T294">terlalu </text:span><text:span text:style-name="T292">konyol </text:span><text:span text:style-name="T294">untuk dianggap serius</text:span><text:span text:style-name="T292">. </text:span><text:span text:style-name="T295">Namun, menjelang akhir 1934, Adorno </text:span><text:span text:style-name="T296">akhirnya menerima kenyataan dan pindah ke Oxford untuk menjadi mahasiswa di Kolese Merton. </text:span><text:span text:style-name="T297">Dia tidak pernah merasa cocok dengan iklim filosofis di Inggris. </text:span><text:span text:style-name="T298">Pada saat ini Adorno masih </text:span><text:span text:style-name="T367">berani </text:span><text:span text:style-name="T298">rajin mengunjungi Jerman, dan dia menikahi Gretel Karplus pada 1937 di Berlin. Pernikahan mereka tidak pernah menghasilkan anak.</text:span></text:p>
      <text:p text:style-name="P168"><text:span text:style-name="T285"><text:tab/></text:span><text:span text:style-name="T299">Pada 1938 Adorno, bersama Gretel, mengikuti rekannya Horkheimer dan Herbert Marcuse ke Amerika Serikat, pertamanya di kota New York, tempat Institut Penelitian Sosial sudah </text:span><text:span text:style-name="T300">secara resmi berafiliasi dengan Universitas Columbia, </text:span><text:span text:style-name="T301">lalu tahun 1941 pindah ke Los Angeles. </text:span><text:span text:style-name="T368">Los Angeles </text:span><text:span text:style-name="T380">di masa itu kadang </text:span><text:span text:style-name="T368">dijuluki “Weimar di pesisir Pasifik” karena begitu banyak tokoh intelektual dari Jerman telah mengungsi ke sana, termasuk </text:span><text:span text:style-name="T349">Schönberg, </text:span><text:span text:style-name="T368">Brecht, Thomas Mann, dan Hanns Eisler.</text:span><text:span text:style-name="T300"> </text:span><text:span text:style-name="T301">Masa ‘pembuangan’ Adorno di AS </text:span><text:span text:style-name="T302">ternyata sangat produktif. Dia berkembang sebagai sosiolog saat belajar berbagai teknik empiris dalam penelitian sosial dan memimpin tim yang menghasilkan </text:span><text:span text:style-name="T388">Kepribadian Otoriter</text:span><text:span text:style-name="T302">, suatu kajian mengenai faktor-faktor subjektif yang membuat </text:span><text:span text:style-name="T369">manusia modern</text:span><text:span text:style-name="T302"> cenderung menerima dan mendukung fasisme. </text:span><text:span text:style-name="T303">Dia juga menulis beberapa karyanya yang hingga kini paling dikenal: </text:span><text:span text:style-name="T389">Dialektika Pencerahan </text:span><text:span text:style-name="T303">(bersama Horkheimer), </text:span><text:span text:style-name="T356">yang mengidentifikasi pencerahan itu sendiri dalam perkembangan historisnya sebagai akar malapetaka-malapetaka abad ke-20, </text:span><text:span text:style-name="T357">dan juga mengandung kritik masyhur atas ‘industri budaya’</text:span><text:span text:style-name="T303">; </text:span><text:span text:style-name="T390">Minima Moralia</text:span><text:span text:style-name="T304">, </text:span><text:span text:style-name="T356">yang terdiri dari </text:span><text:span text:style-name="T357">berbagai </text:span><text:span text:style-name="T356">refleksi </text:span><text:span text:style-name="T380">fragmentaris</text:span><text:span text:style-name="T356"> mengenai kehidupan di masa kapitalisme akhir; </text:span><text:span text:style-name="T304">dan </text:span><text:span text:style-name="T390">Filsafat Musik </text:span><text:span text:style-name="T391">Baru </text:span><text:span text:style-name="T304">(</text:span><text:span text:style-name="T305">yang </text:span><text:span text:style-name="T322">se</text:span><text:span text:style-name="T305">bagiannya diambil oleh Thomas Mann, tetangga Adorno di LA, untuk novelnya </text:span><text:span text:style-name="T391">Dok</text:span><text:span text:style-name="T392">tor Faustus</text:span><text:span text:style-name="T306">), </text:span><text:span text:style-name="T356">yang merayakan progresivisme musik </text:span><text:span text:style-name="T349">Schönberg </text:span><text:span text:style-name="T356">dan mencela karya-karya Igor Stravinsky </text:span><text:span text:style-name="T380">sebagai neoklasisisme yang regresif</text:span><text:span text:style-name="T306">.</text:span></text:p>
      <text:p text:style-name="P172"><text:span text:style-name="T302"><text:tab/></text:span><text:span text:style-name="T315">Periode 1950-an dan 1960-an, setelah </text:span><text:span text:style-name="T307">dia pulang </text:span><text:span text:style-name="T322">ke </text:span><text:span text:style-name="T307">Jerman, </text:span><text:span text:style-name="T315">merupakan masa kejayaan Adorno.</text:span><text:span text:style-name="T307"> </text:span><text:span text:style-name="T315">Dia </text:span><text:span text:style-name="T307">menjadi tokoh intelektual publik yang sangat memengaruhi pembentukan budaya politik Republik Federal Jerman. </text:span><text:span text:style-name="T308">Pada saat itu, banyak </text:span><text:span text:style-name="T309">orang Jerman </text:span><text:span text:style-name="T357">hanya </text:span><text:span text:style-name="T309">ingin membangunkan negara </text:span><text:span text:style-name="T357">mereka </text:span><text:span text:style-name="T309">kembali, tanpa mengakui </text:span><text:span text:style-name="T310">tanggung </text:span><text:soft-page-break/><text:span text:style-name="T310">jawab moral mereka terhadap Shoah, baik itu sebagai pelaku atau saksi bisu.</text:span><text:span text:style-name="T310"><text:note text:id="ftn2" text:note-class="footnote"><text:note-citation>2</text:note-citation><text:note-body><text:p text:style-name="P3">Mengenai sikap nasional Jerman di masa pasca perang, lih. <text:span text:style-name="T426">Paul </text:span><text:span text:style-name="T419">Connerton,</text:span><text:span text:style-name="T426"> </text:span><text:span text:style-name="T532">The Tragedy of Enlightenment: An Essay on the Frankfurt School</text:span><text:span text:style-name="T426"> </text:span><text:span text:style-name="T419">(Cambridge: Cambridge University Press, 1980), 6–11.</text:span></text:p></text:note-body></text:note></text:span><text:span text:style-name="T310"> </text:span><text:span text:style-name="T311">Adorno terus tampil di radio dan televisi (teknik ‘</text:span><text:span text:style-name="T312">industri budaya’</text:span><text:span text:style-name="T310"> </text:span><text:span text:style-name="T312">yang dipelajarinya di AS) dan bersikeras </text:span><text:span text:style-name="T313">agar rakyat Jerman menghadapi masa lalunya, misalnya di pidato “Pendidikan setelah Auschwitz” yang dibuka dengan pernyataan, </text:span><text:span text:style-name="T222">“Tuntutan bahwa Auschwitz </text:span><text:span text:style-name="T223">tidak ada lagi adalah </text:span><text:span text:style-name="T224">yang</text:span><text:span text:style-name="T223"> pertama-tama bagi pendidikan.”</text:span><text:span text:style-name="T225"><text:note text:id="ftn3" text:note-class="footnote"><text:note-citation>3</text:note-citation><text:note-body><text:p text:style-name="P2"><text:span text:style-name="T110">Theodor W. Adorno, “</text:span><text:span text:style-name="T111">Erziehung nach Auschwitz,” dalam </text:span><text:span text:style-name="T7">Ausgew</text:span><text:span text:style-name="T393">ä</text:span><text:span text:style-name="T394">h</text:span><text:span text:style-name="T393">lte Schriften,</text:span><text:span text:style-name="T314"> </text:span><text:span text:style-name="T361">jil. 1</text:span><text:span text:style-name="T314"> (Links Bibliothek), 3: “</text:span><text:span text:style-name="T393">Die Forderung, daß Auschwitz nicht noch einmal sei, ist die allererste an E</text:span><text:span text:style-name="T567">r</text:span><text:span text:style-name="T393">ziehung</text:span><text:span text:style-name="T314">”; </text:span><text:span text:style-name="T358">lih. juga </text:span><text:span text:style-name="T359">Theodor W. Adorno,</text:span><text:span text:style-name="T399"> Critical Models: Interventions and Catchwords,</text:span><text:span text:style-name="T359"> terj. Henry W. Pickford (New York: Columbia University Press, </text:span><text:span text:style-name="T360">2005),</text:span><text:span text:style-name="T399"> </text:span><text:span text:style-name="T359">191.</text:span></text:p></text:note-body></text:note></text:span><text:span text:style-name="T226"> </text:span><text:span text:style-name="T227">Adorno juga aktif sebagai profesor filsafat </text:span><text:span text:style-name="T249">dan sosiologi </text:span><text:span text:style-name="T227">di Universitas Frankfurt, dan kuliahnya </text:span><text:span text:style-name="T270">digemari banyak mahasiswa</text:span><text:span text:style-name="T227">. </text:span><text:span text:style-name="T276">Selain itu, Adorno </text:span><text:span text:style-name="T228">menjadi sosiolog terpandang dan memainkan peran utama dalam “pertikaian positivisme” melawan Karl Popper. Kubu Adorno, yang saat it</text:span><text:span text:style-name="T270">u</text:span><text:span text:style-name="T228"> sudah mulai dikenal dengan sebutan “Mazhab Frankfurt,” </text:span><text:span text:style-name="T229">berangga</text:span><text:span text:style-name="T239">p</text:span><text:span text:style-name="T229">an bahwa sosiologi harus memiliki orientasi kritis terhadap masyarakat sebagai keseluruhan, </text:span><text:span text:style-name="T276">berbeda dengan kubu “rasionalisme kritis” Popper yang ingin menggunakan ilmu-ilmu alam sebagai model untuk sosiologi.</text:span></text:p>
      <text:p text:style-name="P172"><text:span text:style-name="T229"><text:tab/></text:span><text:span text:style-name="T235">A</text:span><text:span text:style-name="T230">dorno juga sangat produktif di masa ini dan menghasilkan banyak </text:span><text:span text:style-name="T231">tulisan, termasuk kumpulan tulisan pendek sepert</text:span><text:span text:style-name="T270">i</text:span><text:span text:style-name="T231"> </text:span><text:span text:style-name="T407">Prism</text:span><text:span text:style-name="T408">a-Prisma</text:span><text:span text:style-name="T232">, </text:span><text:span text:style-name="T408">Catatan tentang Sastra, dan Disonansi-Disonansi</text:span><text:span text:style-name="T232">; </text:span><text:span text:style-name="T233">karya filosofis seperti </text:span><text:span text:style-name="T409">Jargon Kesejatian</text:span><text:span text:style-name="T233">, yang mengkritik fils</text:span><text:span text:style-name="T264">a</text:span><text:span text:style-name="T233">fat eksistensi Jerman, dan </text:span><text:span text:style-name="T409">Hegel: Tiga Kajian</text:span><text:span text:style-name="T233">; dan buku tentang komponis seperti Beethoven, Wagner, Mahler, dan Berg. </text:span><text:span text:style-name="T234">Namun, dua karya paling penting dari fase akhir karier Adorno adalah</text:span><text:span text:style-name="T410"> Dialektika Negatif</text:span><text:span text:style-name="T234">, yang merupakan ekspresi Adorno yang paling lengkap tentang pemikiran filosofisnya sendiri dan y</text:span><text:span text:style-name="T264">a</text:span><text:span text:style-name="T234">ng dia sebut sebagai “anak gemukku”; dan </text:span><text:span text:style-name="T410">Teori Estetis</text:span><text:span text:style-name="T234">, yang belum terselesaikan </text:span><text:span text:style-name="T279">hingga ia wafat</text:span><text:span text:style-name="T234">. </text:span><text:span text:style-name="T264">Kedua buku tersebut sering dianggap sebagai mahakarya Adorno; </text:span><text:span text:style-name="T265">ada juga indikasi bahwa di periode yang sama, Adorno merencanakan satu </text:span><text:span text:style-name="T276">lagi </text:span><text:span text:style-name="T265">buku </text:span><text:span text:style-name="T276">besar, </text:span><text:span text:style-name="T265">tentang filsafat moral. </text:span><text:span text:style-name="T266">Seandainya karya terakhir itu ditulis, </text:span><text:span text:style-name="T267">maka tiga </text:span><text:span text:style-name="T276">karya</text:span><text:span text:style-name="T267"> akhir Adorno akan menyerupai tiga </text:span><text:span text:style-name="T414">Kritik </text:span><text:span text:style-name="T267">Kant dalam struktur maupun isi: </text:span><text:span text:style-name="T414">Dialektika Negatif </text:span><text:span text:style-name="T267">sebagai analog </text:span><text:span text:style-name="T414">Kritik</text:span><text:span text:style-name="T267"> pertama </text:span><text:span text:style-name="T270">yang urusan utamanya adalah filsafat teoretis</text:span><text:span text:style-name="T267">, buku filsafat moral sebagai analog </text:span><text:span text:style-name="T414">Kritik</text:span><text:span text:style-name="T267"> kedua </text:span><text:span text:style-name="T270">yang urusan utamanya adalah filsafat praktis</text:span><text:span text:style-name="T267">, dan </text:span><text:span text:style-name="T414">Teori Estetis</text:span><text:span text:style-name="T267"> sebagai analog </text:span><text:span text:style-name="T414">Kritik </text:span><text:span text:style-name="T267">ketiga, yang salah satu tema besarnya adalah estetika.</text:span></text:p>
      <text:p text:style-name="P173"><text:span text:style-name="T234"><text:tab/></text:span><text:span text:style-name="T236">Bagian akhir hidup Adorno ditandai bentrokan dengan gerakan mahasiswa </text:span><text:span text:style-name="T268">Kiri Baru</text:span><text:span text:style-name="T236">. </text:span><text:span text:style-name="T237">Adorno dan para mahasiswa </text:span><text:span text:style-name="T238">sebenarnya memiliki banyak </text:span><text:span text:style-name="T239">pandangan yang sama: </text:span><text:soft-page-break/><text:span text:style-name="T240">bahwa negara dan masyarakat Jerman harus mengakui masa lalu Nazinya, bahwa fasisme laten masih saja mengintai </text:span><text:span text:style-name="T272">negara </text:span><text:span text:style-name="T240">Jerman, </text:span><text:span text:style-name="T241">bahwa polisi terlalu keras terhadap demonstran mahasiswa, dst. Namun, Adorno beranggapan bahwa para mah</text:span><text:span text:style-name="T268">a</text:span><text:span text:style-name="T241">siswa kurang matang secara teoretis dan terlalu naif dalam usaha mereka untuk </text:span><text:span text:style-name="T271">langsung melaksanakan</text:span><text:span text:style-name="T241"> suatu </text:span><text:span text:style-name="T411">praxis</text:span><text:span text:style-name="T241"> yang radikal. Menurut Adorno, hanya teorilah yang merupakan </text:span><text:span text:style-name="T411">praxis</text:span><text:span text:style-name="T241"> asli yang masuk akal pada masa itu dalam sejarah </text:span><text:span text:style-name="T268">(pokok ini akan dibahas secara lebih mendalam di bawah)</text:span><text:span text:style-name="T241">. </text:span><text:span text:style-name="T242">Para mahasiswa, sebaliknya, menuntut agar Adorno ikut serta dalam unjuk rasa mereka dan membuka kuliahnya untuk diskusi tentang peristiwa seputar gerakan mahasiswa sebagai konsekuensi praktis dari teori Adorno sendiri. </text:span><text:span text:style-name="T243">Mereka menganggap Adorno terlalu nyaman dengan posisinya di masyarakat sehingga semangat revolusionernya sudah menghilang. </text:span><text:span text:style-name="T244">Adorno, </text:span><text:span text:style-name="T276">pada gilirannya,</text:span><text:span text:style-name="T244"> </text:span><text:span text:style-name="T245">tetap ingin mempertahankan kemandiriannya sebagai teoretikus. </text:span><text:span text:style-name="T246">Sayap radikal gerakan mahasiswa </text:span><text:span text:style-name="T272">sering</text:span><text:span text:style-name="T246"> </text:span><text:span text:style-name="T268">mengganggu</text:span><text:span text:style-name="T247"> dan berusaha menguasai kuliahnya, sehingga </text:span><text:span text:style-name="T270">Adorno terpaksa </text:span><text:span text:style-name="T247">membatalkan kuliahnya di Semester Musim Panas 1969. </text:span><text:span text:style-name="T248">Pada 6 Agustus 1969, saat berlibur dengan istrinya di Pegunungan Alpen Swiss, Adorno mengalami serangan jantung dan meninggal.</text:span></text:p>
      <text:p text:style-name="P144"/>
      <text:p text:style-name="P141"><text:span text:style-name="T666">2.2 </text:span>Adorno sebagai pemikir Marxis Barat</text:p>
      <text:p text:style-name="P169"><text:span text:style-name="T250"><text:tab/></text:span><text:span text:style-name="T251">Tesis ini berangkat dari anggapan bahwa Adorno sebaiknya digolongkan sebagai pemikir Marxis Barat. </text:span><text:span text:style-name="T253">Meskipun h</text:span><text:span text:style-name="T252">ubungan persis antara pemikiran Adorno </text:span><text:span text:style-name="T253">dengan Marx dan pemikiran Marxian masih </text:span><text:span text:style-name="T254">diperdebatkan,</text:span><text:span text:style-name="T254"><text:note text:id="ftn4" text:note-class="footnote"><text:note-citation>4</text:note-citation><text:note-body><text:p text:style-name="P4">Lih. <text:span text:style-name="T454">Peter </text:span><text:span text:style-name="T453">Osborne,</text:span><text:span text:style-name="T454"> “Adorno and Marx,” dalam </text:span><text:span text:style-name="T551">A Companion to Adorno</text:span><text:span text:style-name="T454">, ed. Peter E. Gordon dkk. </text:span><text:span text:style-name="T453">(</text:span><text:span text:style-name="T455">Hoboken: Wiley, 2020</text:span><text:span text:style-name="T453">), </text:span><text:span text:style-name="T456">303ff</text:span><text:span text:style-name="T455">.</text:span></text:p></text:note-body></text:note></text:span><text:span text:style-name="T254"> </text:span><text:span text:style-name="T255">kita akan melihat bahwa, </text:span><text:span text:style-name="T256">setidaknya dalam konteks tesis ini, penggolongan inilah yang paling tepat. </text:span><text:span text:style-name="T257">Gillian Rose </text:span><text:span text:style-name="T258">dan Susan Buck-Morss memang benar saat mereka mengatakan bahwa label Marxis, dan bah</text:span><text:span text:style-name="T259">k</text:span><text:span text:style-name="T258">an Marxis Hegelian, tidak cukup untuk menjelaskan </text:span><text:span text:style-name="T269">seluruh </text:span><text:span text:style-name="T258">pemikiran Adorno.</text:span><text:span text:style-name="T258"><text:note text:id="ftn5" text:note-class="footnote"><text:note-citation>5</text:note-citation><text:note-body><text:p text:style-name="P5">Lih. Rose, <text:span text:style-name="T1">Melancholy Science</text:span><text:span text:style-name="T93">, ix; Buck-Morss, </text:span><text:span text:style-name="T1">Origin</text:span><text:span text:style-name="T93">, xiii.</text:span></text:p></text:note-body></text:note></text:span><text:span text:style-name="T258"> </text:span><text:span text:style-name="T260">Di sini, “Barat”nya “Marxis Barat” cukup berjasa karena menyediakan ruang untuk </text:span><text:span text:style-name="T261">berbagai bidang perhatian khas Adorno seperti filsafat, seni, dan </text:span><text:span text:style-name="T262">fenomena kebudayaan.</text:span><text:span text:style-name="T260"> </text:span><text:span text:style-name="T263">Sebaliknya, tanpa label Marxis itu, kita akan sulit memahami dorongan utama di balik</text:span><text:span text:style-name="T412"> Dialektika Negatif</text:span><text:span text:style-name="T263">, teks yang menjadi objek </text:span><text:span text:style-name="T278">pokok</text:span><text:span text:style-name="T263"> tesis ini.</text:span><text:span text:style-name="T413"> </text:span><text:tab/><text:tab/></text:p>
      <text:p text:style-name="P170"/>
      <text:p text:style-name="P163">2.2.1 Apa itu Marxisme Barat?</text:p>
      <text:p text:style-name="P170"><text:soft-page-break/><text:tab/><text:span text:style-name="T597">Istilah </text:span><text:span text:style-name="T595">Marxisme Barat (kadang juga disebut “Neomarxisme”) </text:span><text:span text:style-name="T597">merujuk suatu</text:span><text:span text:style-name="T596"> </text:span><text:span text:style-name="T597">kecenderungan </text:span><text:span text:style-name="T596">intelektual </text:span><text:span text:style-name="T598">Marxis </text:span><text:span text:style-name="T599">yang muncul pada 1920-an; </text:span><text:span text:style-name="T600">latar belakang bagi perkembangannya adalah </text:span><text:span text:style-name="T601">kesuksesan Revolusi Oktober di Rusia, disusul </text:span><text:span text:style-name="T611">beberapa tahun kemudian</text:span><text:span text:style-name="T601"> oleh Stalinisasi </text:span><text:span text:style-name="T667">Internasionale III/Komunis (Komintern)</text:span><text:span text:style-name="T601">, bersamaan dengan kegagalan revolusi komunis lainnya di Eropa, khususnya di Jerman.</text:span><text:span text:style-name="T601"><text:note text:id="ftn6" text:note-class="footnote"><text:note-citation>6</text:note-citation><text:note-body><text:p text:style-name="P6"><text:span text:style-name="T602">Perry </text:span>Anderson,<text:span text:style-name="T602"> </text:span><text:span text:style-name="T8">Considerations on Western Marxism </text:span><text:span text:style-name="T93">(</text:span><text:span text:style-name="T112">London: Verso, 1979</text:span><text:span text:style-name="T93">),</text:span><text:span text:style-name="T112"> </text:span>42–3; <text:span text:style-name="T457">Martin </text:span><text:span text:style-name="T458">Jay,</text:span><text:span text:style-name="T457"> </text:span><text:span text:style-name="T552">Marxism and Totality: The Adventures of a Concept from Lukács to Habermas</text:span><text:span text:style-name="T457"> </text:span><text:span text:style-name="T458">(</text:span><text:span text:style-name="T457">Berkeley: University of California Press, 1984</text:span><text:span text:style-name="T458">)</text:span><text:span text:style-name="T457">,</text:span> <text:span text:style-name="T603">7–8.</text:span></text:p></text:note-body></text:note></text:span><text:span text:style-name="T599"> “</text:span><text:span text:style-name="T604">Barat” di sini </text:span><text:span text:style-name="T605">membedakan pemikiran Marxis Barat dari </text:span><text:span text:style-name="T606">paham </text:span><text:span text:style-name="T605">Marxisme Soviet/arus utama saat itu </text:span><text:span text:style-name="T607">yang dirumuskan oleh Internasionale II maupun III.</text:span><text:span text:style-name="T607"><text:note text:id="ftn7" text:note-class="footnote"><text:note-citation>7</text:note-citation><text:note-body><text:p text:style-name="P7">Jay, <text:span text:style-name="T1">Totality</text:span><text:span text:style-name="T93">, 2; </text:span><text:span text:style-name="T459">JG </text:span><text:span text:style-name="T453">Merquior,</text:span><text:span text:style-name="T459"> </text:span><text:span text:style-name="T553">Western Marxism</text:span><text:span text:style-name="T459"> </text:span><text:span text:style-name="T453">(</text:span><text:span text:style-name="T459">London: Paladin, </text:span><text:span text:style-name="T460">1986</text:span><text:span text:style-name="T453">), 1–2;</text:span><text:span text:style-name="T460"> </text:span><text:span text:style-name="T463">Marcel </text:span><text:span text:style-name="T461">van der Linden, </text:span><text:span text:style-name="T554">Western Marxism and the Soviet Union: A Survey of Critical Theories and Debates since 1917, </text:span><text:span text:style-name="T463">t</text:span><text:span text:style-name="T461">erj. Jurriaan </text:span><text:span text:style-name="T462">Bendien </text:span><text:span text:style-name="T463">(</text:span><text:span text:style-name="T462">Leiden: Brill, 2007</text:span><text:span text:style-name="T463">), 4</text:span><text:span text:style-name="T462">.</text:span></text:p></text:note-body></text:note></text:span><text:span text:style-name="T607"> </text:span><text:span text:style-name="T609">Pada umumnya, </text:span><text:span text:style-name="T608">Marxisme Barat </text:span><text:span text:style-name="T609">dianggap diluncurkan pada 1923 dengan penerbitan dua buku: </text:span><text:span text:style-name="T9">Sejarah dan Kesadaran Kelas</text:span><text:span text:style-name="T113"> karya Gy</text:span><text:span text:style-name="T316">örgy Lukács</text:span><text:span text:style-name="T113"> dan</text:span><text:span text:style-name="T9"> Marxisme dan Filsafat</text:span><text:span text:style-name="T113"> karya Karl Korsch.</text:span><text:span text:style-name="T113"><text:note text:id="ftn8" text:note-class="footnote"><text:note-citation>8</text:note-citation><text:note-body><text:p text:style-name="P8">Merquior, <text:span text:style-name="T1">Western Marxism</text:span><text:span text:style-name="T93">, 2; </text:span><text:span text:style-name="T464">Slavoj </text:span><text:span text:style-name="T465">Ž</text:span><text:span text:style-name="T464">i</text:span><text:span text:style-name="T465">ž</text:span><text:span text:style-name="T464">ek, “Varieties of the Transcendental in Western Marxism,” </text:span><text:span text:style-name="T555">Problemi International</text:span><text:span text:style-name="T464"> 3.3 (2019), </text:span><text:span text:style-name="T465">6</text:span><text:span text:style-name="T464">.</text:span></text:p></text:note-body></text:note></text:span><text:span text:style-name="T9"> </text:span><text:span text:style-name="T114">Korsch, sedang membahas kembali </text:span><text:span text:style-name="T115">riwayat karyanya, mengeksplisitkan </text:span><text:span text:style-name="T116">pemahamannya akan pemikiran dia maupun </text:span><text:span text:style-name="T316">Lukács </text:span><text:span text:style-name="T317">sebagai bentuk perlawanan </text:span><text:span text:style-name="T318">terhadap ideologi Bolshevik yang semakin dipaksakan kepada </text:span><text:span text:style-name="T319">para </text:span><text:span text:style-name="T318">komunis di Eropa </text:span><text:span text:style-name="T351">sebagai berikut</text:span><text:span text:style-name="T318">: “</text:span><text:span text:style-name="T351">[s]</text:span><text:span text:style-name="T320">aat berjalan ke </text:span><text:span text:style-name="T357">B</text:span><text:span text:style-name="T320">arat [dari Moskwa], filsafat Marxis-Leninis ini </text:span><text:span text:style-name="T321">menemukan karya-karya Luk</text:span><text:span text:style-name="T316">á</text:span><text:span text:style-name="T321">cs, saya, dan orang Komunis ‘Barat’ lain yang merupakan </text:span><text:span text:style-name="T395">suatu kecenderungan filosofis antagonistik di dalam </text:span><text:span text:style-name="T396">Internasionale Komunis itu sendiri.</text:span><text:span text:style-name="T323">”</text:span><text:span text:style-name="T323"><text:note text:id="ftn9" text:note-class="footnote"><text:note-citation>9</text:note-citation><text:note-body><text:p text:style-name="P9">Karl Korsch, <text:span text:style-name="T1">Marxism and Philosophy</text:span><text:span text:style-name="T93">, terj. Fred Halliday </text:span><text:span text:style-name="T117">(New York: Modern Reader, 1970),</text:span><text:span text:style-name="T93"> 119: “</text:span><text:span text:style-name="T10">As it moved westwards, this Marxist-Leninist philosophy encountered the works of Luk</text:span><text:span text:style-name="T398">á</text:span><text:span text:style-name="T397">cs, myself, and other ‘Western’ Communists which formed </text:span><text:span text:style-name="T324">an antagonistic philosophical tendency within the Communist International itself”; lih. juga </text:span><text:span text:style-name="T466">Andrew </text:span><text:span text:style-name="T468">Arato </text:span><text:span text:style-name="T466">dan Paul Breines. </text:span><text:span text:style-name="T556">The Young Lukacs and the Origins of Western Marxism</text:span><text:span text:style-name="T466"> </text:span><text:span text:style-name="T468">(</text:span><text:span text:style-name="T467">New York: Seabury Press, 1979</text:span><text:span text:style-name="T468">), 207–8</text:span><text:span text:style-name="T467">.</text:span></text:p></text:note-body></text:note></text:span><text:span text:style-name="T323"> </text:span><text:span text:style-name="T325">Jadi, dari </text:span><text:span text:style-name="T326">awal Marxisme Barat merupakan gerakan kritis di dalam Marxisme yang sulit berdamai dengan ortodoksi Marxis-Leninis yang semakin kaku dan tidak menoleransi saingan.</text:span></text:p>
      <text:p text:style-name="P171"><text:span text:style-name="T326"><text:tab/></text:span><text:span text:style-name="T327">Dua aspek yang saling berkaitan dari pemikiran Luk</text:span><text:span text:style-name="T316">á</text:span><text:span text:style-name="T327">cs dan Korsch </text:span><text:span text:style-name="T328">adalah tekanan mereka kepada Hegelianisme pemikiran Marx dan kritik mereka akan paham materialis </text:span><text:span text:style-name="T329">dialektis yang lazim </text:span><text:span text:style-name="T330">di kalangan Bolshevik saat itu</text:span><text:span text:style-name="T329">. </text:span><text:span text:style-name="T331">Arus utama komunis, mengikuti pernyataan Engels bahwa </text:span><text:span text:style-name="T332">kaum buruh merupakan “ahli waris filsafat Jerman klasik,”</text:span><text:span text:style-name="T332"><text:note text:id="ftn10" text:note-class="footnote"><text:note-citation>10</text:note-citation><text:note-body><text:p text:style-name="P10">Frederick Engels, <text:span text:style-name="T1">Ludwig Feuerbach and the Outcome of Classical German Philosophy</text:span><text:span text:style-name="T93"> (New York: International Publishers, 1941</text:span><text:span text:style-name="T123">)</text:span><text:span text:style-name="T93">, 61.</text:span></text:p></text:note-body></text:note></text:span><text:span text:style-name="T332"> </text:span><text:span text:style-name="T333">cenderung menganggap </text:span><text:span text:style-name="T357">filsafat</text:span><text:span text:style-name="T333"> Hegel (serta hampir semua filsafat modern pra-Marx) sebagai pemikiran borjui</text:span><text:span text:style-name="T334">s yang </text:span><text:span text:style-name="T352">sudah usang dan </text:span><text:span text:style-name="T334">tidak perlu diperhatikan lagi.</text:span><text:span text:style-name="T334"><text:note text:id="ftn11" text:note-class="footnote"><text:note-citation>11</text:note-citation><text:note-body><text:p text:style-name="P11"><text:span text:style-name="T469">Russell </text:span><text:span text:style-name="T453">Jacoby,</text:span><text:span text:style-name="T469"> </text:span><text:span text:style-name="T557">Dialectic of Defeat: Contours of Western Marxism </text:span><text:span text:style-name="T453">(</text:span><text:span text:style-name="T469">Cambridge: Cambridge University Press, 1981</text:span><text:span text:style-name="T453">), 93</text:span><text:span text:style-name="T469">.</text:span></text:p></text:note-body></text:note></text:span><text:span text:style-name="T334"> </text:span><text:soft-page-break/><text:span text:style-name="T335">Setelah kematian Marx, Engels, bersama dengan </text:span><text:span text:style-name="T336">seangkatan teoretikus baru seperti </text:span><text:span text:style-name="T381">Karl </text:span><text:span text:style-name="T336">Kautsky dan </text:span><text:span text:style-name="T381">Georgi </text:span><text:span text:style-name="T336">Plekhanov, bekerja untuk </text:span><text:span text:style-name="T337">menyistemkan pemikiran Marx;</text:span><text:span text:style-name="T337"><text:note text:id="ftn12" text:note-class="footnote"><text:note-citation>12</text:note-citation><text:note-body><text:p text:style-name="P12">Anderson, <text:span text:style-name="T1">Considerations</text:span><text:span text:style-name="T93">, 5–6.</text:span></text:p></text:note-body></text:note></text:span><text:span text:style-name="T337"> </text:span><text:span text:style-name="T338">materialisme dialektis tidak hanya dilihat sebagai </text:span><text:span text:style-name="T339">teori tentang masyarakat manusia, tetapi juga tentang perkembangan alam semesta.</text:span><text:span text:style-name="T339"><text:note text:id="ftn13" text:note-class="footnote"><text:note-citation>13</text:note-citation><text:note-body><text:p text:style-name="P13">Lih, mis., Engels, <text:span text:style-name="T1">Feuerbach</text:span><text:span text:style-name="T93">, </text:span><text:span text:style-name="T119">47–8, 59; lih. juga Jacoby, </text:span><text:span text:style-name="T11">Defeat</text:span><text:span text:style-name="T119">, </text:span><text:span text:style-name="T120">38–9. </text:span></text:p></text:note-body></text:note></text:span><text:span text:style-name="T339"> </text:span><text:span text:style-name="T340">Pandangan ini, </text:span><text:span text:style-name="T344">melalui tulisan-tulisan Engels yang cenderung lebih singkat, pada</text:span><text:span text:style-name="T352">t</text:span><text:span text:style-name="T344">, dan jelas ketimbang tulisan Marx,</text:span><text:span text:style-name="T340"> sangat memengaruhi </text:span><text:span text:style-name="T341">tokoh yang kemudian merumuskan ortodoksi Marxisme </text:span><text:span text:style-name="T382">sebagai ideologi politik</text:span><text:span text:style-name="T341">, seperti Lenin dan Stalin.</text:span><text:span text:style-name="T341"><text:note text:id="ftn14" text:note-class="footnote"><text:note-citation>14</text:note-citation><text:note-body><text:p text:style-name="P14">Jacoby, <text:span text:style-name="T1">Defeat</text:span><text:span text:style-name="T93">, </text:span><text:span text:style-name="T121">52–</text:span><text:span text:style-name="T93">53.</text:span></text:p></text:note-body></text:note></text:span><text:span text:style-name="T341"> </text:span><text:span text:style-name="T327">Luk</text:span><text:span text:style-name="T316">á</text:span><text:span text:style-name="T327">cs </text:span><text:span text:style-name="T341">dan Korsch, sebaliknya, </text:span><text:span text:style-name="T357">menganggap</text:span><text:span text:style-name="T341"> </text:span><text:span text:style-name="T342">pandangan ini dangkal; </text:span><text:span text:style-name="T343">Korsch menyebutnya “amnesia Hegel,” </text:span><text:span text:style-name="T382">sementara</text:span><text:span text:style-name="T343"> </text:span><text:span text:style-name="T327">Luk</text:span><text:span text:style-name="T316">á</text:span><text:span text:style-name="T327">cs </text:span><text:span text:style-name="T343">menyebutnya “Marxisme vulgar.”</text:span><text:span text:style-name="T343"><text:note text:id="ftn15" text:note-class="footnote"><text:note-citation>15</text:note-citation><text:note-body><text:p text:style-name="P15">Arato dan Breines, <text:span text:style-name="T1">Young Lukacs</text:span><text:span text:style-name="T93">, 172.</text:span></text:p></text:note-body></text:note></text:span></text:p>
      <text:p text:style-name="P174"><text:span text:style-name="T281"><text:tab/></text:span><text:span text:style-name="T345">Aspek dar</text:span><text:span text:style-name="T357">i</text:span><text:span text:style-name="T345"> pemikiran Hegel yang menurut </text:span><text:span text:style-name="T327">Luk</text:span><text:span text:style-name="T316">á</text:span><text:span text:style-name="T327">cs </text:span><text:span text:style-name="T341">dan Korsch </text:span><text:span text:style-name="T345">kurang mendapat perhatian di Marxisme dominan ini adalah </text:span><text:span text:style-name="T346">peran </text:span><text:span text:style-name="T345">subjektivitas manusia </text:span><text:span text:style-name="T346">dalam materialisme dialektis</text:span><text:span text:style-name="T345">. </text:span><text:span text:style-name="T347">Marxisme vulgar melihat materialisme dialektis sebagai ilmu objektif yang hanya mendeskripsikan realitas, </text:span><text:span text:style-name="T348">tetapi menurut </text:span><text:span text:style-name="T473">Luk</text:span><text:span text:style-name="T474">á</text:span><text:span text:style-name="T473">cs </text:span><text:span text:style-name="T475">dan Korsch, </text:span><text:span text:style-name="T472">tanpa saling pengaruh antara subjek dan objek, “materialisme dialektis” tidak sama sekali dapat disebut “dialektis.”</text:span><text:span text:style-name="T472"><text:note text:id="ftn16" text:note-class="footnote"><text:note-citation>16</text:note-citation><text:note-body><text:p text:style-name="P16">Ibid.; lih. juga <text:span text:style-name="T470">Franz </text:span><text:span text:style-name="T453">Magnis-Suseno,</text:span><text:span text:style-name="T470"> </text:span><text:span text:style-name="T558">Dalam Bayang-Bayang Lenin: </text:span><text:span text:style-name="T566">Enam Pemikir Marxism dari Lenin sampai Tan Malaka</text:span><text:span text:style-name="T558"> </text:span><text:span text:style-name="T453">(</text:span><text:span text:style-name="T471">Jakarta: Gramedia, 2016</text:span><text:span text:style-name="T453">), 141ff</text:span><text:span text:style-name="T471">.</text:span></text:p></text:note-body></text:note></text:span><text:span text:style-name="T472"> </text:span><text:span text:style-name="T476">Bagi </text:span><text:span text:style-name="T473">Luk</text:span><text:span text:style-name="T474">á</text:span><text:span text:style-name="T473">cs, </text:span><text:span text:style-name="T476">pengertian yang lebih dialektis terdapat di “</text:span><text:span text:style-name="T477">Tesis-tesis mengenai</text:span><text:span text:style-name="T476"> Feuerbach” karya Marx, khususnya </text:span><text:span text:style-name="T477">nomor XI yang mengatakan bahwa </text:span><text:span text:style-name="T478">tujuan </text:span><text:span text:style-name="T519">asli </text:span><text:span text:style-name="T478">filsafat </text:span><text:span text:style-name="T519">adalah </text:span><text:span text:style-name="T478">mengubah dunia, tidak hanya menafsirkannya.</text:span><text:span text:style-name="T478"><text:note text:id="ftn17" text:note-class="footnote"><text:note-citation>17</text:note-citation><text:note-body><text:p text:style-name="P17">Karl Marx dan Frederick Engels, <text:span text:style-name="T1">Selected Works </text:span><text:span text:style-name="T93">Jil. 1 (</text:span><text:span text:style-name="T122">Moscow: Progress Publishers, 1976), 15.</text:span></text:p></text:note-body></text:note></text:span><text:span text:style-name="T478"> </text:span><text:span text:style-name="T479">Marxisme vulgar, </text:span><text:span text:style-name="T480">menurut </text:span><text:span text:style-name="T473">Luk</text:span><text:span text:style-name="T474">á</text:span><text:span text:style-name="T473">cs, </text:span><text:span text:style-name="T480">hanya menafsirkan dunia dengan mengidentifikasi hukum sejarah </text:span><text:span text:style-name="T481">yang seakan berjalan dengan </text:span><text:span text:style-name="T483">sendirinya</text:span><text:span text:style-name="T481">, layaknya hukum alam. </text:span><text:span text:style-name="T482">Dalam materialisme yang sungguh dialektis, sebaliknya, </text:span><text:span text:style-name="T484">subjek revolusioner—kaum proletar—</text:span><text:span text:style-name="T485">mengubah objeknya—masyarakat kapitalis—melalui </text:span><text:span text:style-name="T486">pengetahuannya tentang dirinya sendiri maupun masyarakat sebagai keseluruhan.</text:span><text:span text:style-name="T486"><text:note text:id="ftn18" text:note-class="footnote"><text:note-citation>18</text:note-citation><text:note-body><text:p text:style-name="P18">Jay, <text:span text:style-name="T1">Totality</text:span><text:span text:style-name="T93">, 108; lih. juga Georg Luk</text:span><text:span text:style-name="T474">á</text:span><text:span text:style-name="T453">cs, </text:span><text:span text:style-name="T550">History and Class Consciousness: Studies in Marxist Dialectics</text:span><text:span text:style-name="T453">, terj. Rodney Livingstone (Cambridge, MA: MIT Press, </text:span><text:span text:style-name="T487">1971), 2–3.</text:span></text:p></text:note-body></text:note></text:span><text:span text:style-name="T486"> </text:span><text:span text:style-name="T488">Dengan kata lain, menurut </text:span><text:span text:style-name="T473">Luk</text:span><text:span text:style-name="T474">á</text:span><text:span text:style-name="T473">cs, </text:span><text:span text:style-name="T488">dengan datangnya kaum proletar dalam sejarah</text:span><text:span text:style-name="T473">, </text:span><text:span text:style-name="T527">datanglah juga kesempatan untuk</text:span><text:span text:style-name="T488"> kesatuan antara subjek dengan objek, teori dengan </text:span><text:span text:style-name="T565">praxis</text:span><text:span text:style-name="T488">, pengetahuan dengan tindakan, </text:span><text:span text:style-name="T489">ada dengan keharusan.</text:span><text:span text:style-name="T489"><text:note text:id="ftn19" text:note-class="footnote"><text:note-citation>19</text:note-citation><text:note-body><text:p text:style-name="P19">Jay, <text:span text:style-name="T88">Totality</text:span><text:span text:style-name="T208">, 110; lih. juga Arato dan Breines, </text:span><text:span text:style-name="T88">Young Lukacs</text:span><text:span text:style-name="T208">, 86–7.</text:span></text:p></text:note-body></text:note></text:span><text:span text:style-name="T489"> </text:span><text:span text:style-name="T490">Salah satu konsekuensi dari tekanan </text:span><text:span text:style-name="T473">Luk</text:span><text:span text:style-name="T474">á</text:span><text:span text:style-name="T473">cs </text:span><text:span text:style-name="T490">maupun Korsch pada </text:span><text:span text:style-name="T491">peran subjek dalam mewujudkan revolusi adalah revolusi tersebut tidak dapat diandalkan </text:span><text:soft-page-break/><text:span text:style-name="T491">begitu saja sebagai keniscayaan sejarah seperti yang dilakukan dalam Marxisme vulgar. </text:span><text:span text:style-name="T492">Kritik ini tidak diterima dengan baik </text:span><text:span text:style-name="T493">oleh Internasionale Komunis.</text:span><text:span text:style-name="T493"><text:note text:id="ftn20" text:note-class="footnote"><text:note-citation>20</text:note-citation><text:note-body><text:p text:style-name="P20"><text:span text:style-name="T208">Arato dan Breines, </text:span><text:span text:style-name="T88">Young Lukacs</text:span><text:span text:style-name="T208">, </text:span><text:span text:style-name="T209">172–3</text:span><text:span text:style-name="T208">.</text:span></text:p></text:note-body></text:note></text:span></text:p>
      <text:p text:style-name="P175"><text:span text:style-name="T493"><text:tab/></text:span><text:span text:style-name="T494">Untuk memahami mengapa pemikiran </text:span><text:span text:style-name="T473">Luk</text:span><text:span text:style-name="T474">á</text:span><text:span text:style-name="T473">cs </text:span><text:span text:style-name="T495">dan Korsch mendapat kecaman yang begitu berat, perlu kita </text:span><text:span text:style-name="T497">menilik </text:span><text:span text:style-name="T496">secara lebih mendetail konteks historis gerakan </text:span><text:span text:style-name="T499">sosialis</text:span><text:span text:style-name="T496"> pada 1920-an. </text:span><text:span text:style-name="T528">Saat itu, </text:span><text:span text:style-name="T498">Uni Soviet dilihat sebagai </text:span><text:span text:style-name="T499">teladan, tempat revolusi telah berhasil dan yang dianggap akan memicu revolusi di seluruh Eropa.</text:span><text:span text:style-name="T499"><text:note text:id="ftn21" text:note-class="footnote"><text:note-citation>21</text:note-citation><text:note-body><text:p text:style-name="P21">Hermann Weber, <text:span text:style-name="T500">“The Stalinization of the KPD: Old and New Views,” dalam</text:span><text:span text:style-name="T559"> </text:span><text:span text:style-name="T560">Bolshevism, Stalinism, and the Comintern: Perspectives on Stalinization, 1917–53</text:span><text:span text:style-name="T501">, ed. Norman Laporte dkk.</text:span><text:span text:style-name="T500"> </text:span><text:span text:style-name="T453">(</text:span><text:span text:style-name="T502">London: Palgrave Macmillan, 2008</text:span><text:span text:style-name="T453">), 30</text:span><text:span text:style-name="T502">.</text:span></text:p></text:note-body></text:note></text:span><text:span text:style-name="T499"> </text:span><text:span text:style-name="T504">Para p</text:span><text:span text:style-name="T503">emimpin Uni Soviet, sebaliknya, </text:span><text:span text:style-name="T504">merasa bahwa keberhasilan mereka di masa depan tergantung dari keberhasilan revolusi lain di Eropa, supaya Uni Soviet yang masih terbelakang secara ekonomi bisa menerima dukungan </text:span><text:span text:style-name="T506">dari luar</text:span><text:span text:style-name="T504">. </text:span><text:span text:style-name="T505">Negara yang paling</text:span><text:span text:style-name="T503"> </text:span><text:span text:style-name="T506">diharapkan adalah Jerman, </text:span><text:span text:style-name="T519">karena</text:span><text:span text:style-name="T506"> memiliki gerakan buruh yang kuat.</text:span><text:span text:style-name="T506"><text:note text:id="ftn22" text:note-class="footnote"><text:note-citation>22</text:note-citation><text:note-body><text:p text:style-name="P23"><text:span text:style-name="T664">Jacoby</text:span>, <text:span text:style-name="T1">Defeat</text:span><text:span text:style-name="T93">, 63; </text:span><text:span text:style-name="T142">lih, juga </text:span><text:span text:style-name="T508">Chris </text:span><text:span text:style-name="T507">Harman,</text:span><text:span text:style-name="T508"> </text:span><text:span text:style-name="T561">The Lost Revolution: Germany 1918 to 1923</text:span><text:span text:style-name="T508"> </text:span><text:span text:style-name="T507">(</text:span><text:span text:style-name="T509">London: Bookmarks, 1982</text:span><text:span text:style-name="T507">), </text:span><text:span text:style-name="T526">208</text:span><text:span text:style-name="T521">.</text:span></text:p></text:note-body></text:note></text:span><text:span text:style-name="T506"> Keadaan ini </text:span><text:span text:style-name="T507">diakui oleh Lenin sendiri saat dia mengatakan, “[t]anpa revolusi di Jerman, kita pasti </text:span><text:span text:style-name="T521">akan</text:span><text:span text:style-name="T507"> kalah.”</text:span><text:span text:style-name="T507"><text:note text:id="ftn23" text:note-class="footnote"><text:note-citation>23</text:note-citation><text:note-body><text:p text:style-name="P24">Dikutip dalam <text:span text:style-name="T453">Harman,</text:span><text:span text:style-name="T508"> </text:span><text:span text:style-name="T561">Lost Revolution</text:span><text:span text:style-name="T453">, 11: “</text:span><text:span text:style-name="T550">Without the revolution in Germany, we are doomed</text:span><text:span text:style-name="T509">.</text:span><text:span text:style-name="T562">”</text:span></text:p></text:note-body></text:note></text:span><text:span text:style-name="T507"> </text:span><text:span text:style-name="T510">Dalam konteks kegagalan revolusi itu, Stalin </text:span><text:span text:style-name="T511">(yang menggantikan Lenin sebagai pemimpin Uni Soviet setelah wafatnya Lenin pada 1924) menerapkan kebijakan “Sosialisme di Satu Negara”: tujuan komunisme internasional bukan lagi revolusi di seluruh dunia melainkan penopangan Uni Soviet </text:span><text:span text:style-name="T525">sebagai benteng komunisme di dunia</text:span><text:span text:style-name="T511">. </text:span><text:span text:style-name="T512">Sementara itu, </text:span><text:span text:style-name="T513">Uni Soviet menjadi pusat birokratis dan intelektual bagi seluruh </text:span><text:span text:style-name="T520">Komintern, </text:span><text:span text:style-name="T522">dan parta</text:span><text:span text:style-name="T525">i</text:span><text:span text:style-name="T522">-partai komunis di Eropa yang dahulunya </text:span><text:span text:style-name="T525">cenderung </text:span><text:span text:style-name="T522">mandiri dan demokratis menjadi kaki tangan belaka</text:span><text:span text:style-name="T513">.</text:span><text:span text:style-name="T513"><text:note text:id="ftn24" text:note-class="footnote"><text:note-citation>24</text:note-citation><text:note-body><text:p text:style-name="P25">Weber, “Stalinization,” 30; <text:span text:style-name="T612">lih. juga </text:span><text:span text:style-name="T210">Arato dan Breines, </text:span><text:span text:style-name="T89">Young Lukacs</text:span><text:span text:style-name="T210">, </text:span><text:span text:style-name="T211">165.</text:span></text:p></text:note-body></text:note></text:span><text:span text:style-name="T513"> </text:span><text:span text:style-name="T473">Luk</text:span><text:span text:style-name="T474">á</text:span><text:span text:style-name="T473">cs </text:span><text:span text:style-name="T495">dan Korsch, </text:span><text:span text:style-name="T514">dengan </text:span><text:span text:style-name="T515">mengkritik aspek penting dari apa yang masih menjadi dogma Marxis di Uni Soviet, </text:span><text:span text:style-name="T516">seolah-olah menjadi </text:span><text:span text:style-name="T517">otoritas tersendiri yang mempertanyakan hegemoni Soviet. </text:span><text:span text:style-name="T520">D</text:span><text:span text:style-name="T517">alam konteks inilah istilah “Marxisme Barat” pertama kali muncul, sebagai ejekan </text:span><text:span text:style-name="T518">dalam jargon Soviet bagi pemikir ‘sesat’ seperti </text:span><text:span text:style-name="T473">Luk</text:span><text:span text:style-name="T474">á</text:span><text:span text:style-name="T473">cs </text:span><text:span text:style-name="T495">dan Korsch.</text:span><text:span text:style-name="T495"><text:note text:id="ftn25" text:note-class="footnote"><text:note-citation>25</text:note-citation><text:note-body><text:p text:style-name="P22"><text:span text:style-name="T664">Jacoby</text:span>, <text:span text:style-name="T1">Defeat</text:span><text:span text:style-name="T93">, </text:span><text:span text:style-name="T124">59; </text:span><text:span text:style-name="T125">lih. juga </text:span><text:span text:style-name="T210">Arato dan Breines, </text:span><text:span text:style-name="T89">Young Lukacs</text:span><text:span text:style-name="T210">, </text:span><text:span text:style-name="T211">1</text:span><text:span text:style-name="T212">77.</text:span></text:p></text:note-body></text:note></text:span></text:p>
      <text:p text:style-name="P142"><text:span text:style-name="T613"><text:tab/>Luk</text:span><text:span text:style-name="T614">á</text:span><text:span text:style-name="T613">cs </text:span><text:span text:style-name="T615">dan Korsch </text:span><text:span text:style-name="T616">dikecam secara eksplisit oleh </text:span><text:span text:style-name="T617">Grigoriy Zinoviev, yang saat itu menjabat sebagai ketua </text:span><text:span text:style-name="T647">Komintern</text:span><text:span text:style-name="T617">, di Kongres Dunia Kelima </text:span><text:span text:style-name="T647">organisasi itu</text:span><text:span text:style-name="T617"> pada 1924. Zinoviev mengeca</text:span><text:span text:style-name="T663">m</text:span><text:span text:style-name="T617"> pemikiran mereka sebagai “revisionisme teoretis” </text:span><text:span text:style-name="T618">yang tidak dapat ditoleransi.</text:span><text:span text:style-name="T618"><text:note text:id="ftn26" text:note-class="footnote"><text:note-citation>26</text:note-citation><text:note-body><text:p text:style-name="P26">Dikutip dalam <text:span text:style-name="T210">Arato dan Breines, </text:span><text:span text:style-name="T89">Young Lukacs</text:span><text:span text:style-name="T210">, </text:span><text:span text:style-name="T208">180.</text:span></text:p></text:note-body></text:note></text:span><text:span text:style-name="T618"> </text:span><text:span text:style-name="T619">Setelah peristiwa ini, </text:span><text:span text:style-name="T613">Luk</text:span><text:span text:style-name="T614">á</text:span><text:span text:style-name="T613">cs </text:span><text:span text:style-name="T619">semakin merevisi isi pemikirannya supaya sesuai dengan ortodoksi Stalinis, dan dia akhirnya diterima kembali sebagai tokoh </text:span><text:soft-page-break/><text:span text:style-name="T619">intelektual partai Komunis. Korsch, sebaliknya, menjadi semakin kritis, dan dikeluarkan dari partai pada 1926.</text:span><text:span text:style-name="T623"><text:note text:id="ftn27" text:note-class="footnote"><text:note-citation>27</text:note-citation><text:note-body><text:p text:style-name="P27">Jacoby, <text:span text:style-name="T1">Defeat</text:span><text:span text:style-name="T93">, 83ff., 92ff.; </text:span><text:span text:style-name="T210">Arato dan Breines, </text:span><text:span text:style-name="T89">Young Lukacs</text:span><text:span text:style-name="T210">, </text:span><text:span text:style-name="T213">164ff.</text:span></text:p></text:note-body></text:note></text:span><text:span text:style-name="T623"> </text:span><text:span text:style-name="T624">Di sini, nasib </text:span><text:span text:style-name="T613">Luk</text:span><text:span text:style-name="T614">á</text:span><text:span text:style-name="T613">cs </text:span><text:span text:style-name="T624">dan Korsch </text:span><text:span text:style-name="T625">menunj</text:span><text:span text:style-name="T626">ukkan dua pilihan </text:span><text:span text:style-name="T627">yang ada bagi para pemikir Marxis Barat </text:span><text:span text:style-name="T648">di kemudian hari</text:span><text:span text:style-name="T627">: tetap bergabung dengan Partai, dengan konsekuensi tidak boleh mengkritik ajaran atau tindakannya </text:span><text:span text:style-name="T628">(selain </text:span><text:span text:style-name="T613">Luk</text:span><text:span text:style-name="T614">á</text:span><text:span text:style-name="T613">cs, </text:span><text:span text:style-name="T657">Louis </text:span><text:span text:style-name="T628">Althusser juga mengambil jalur ini); atau </text:span><text:span text:style-name="T629">lepas dari Partai agar </text:span><text:span text:style-name="T661">sempat </text:span><text:span text:style-name="T629">mengembangkan pemikiran sendiri </text:span><text:span text:style-name="T661">dengan bebas</text:span><text:span text:style-name="T629">, dengan konsekuensi </text:span><text:span text:style-name="T630">tidak lagi terlibat </text:span><text:span text:style-name="T631">secara langsung dalam politik Komunis atau gerakan buruh.</text:span><text:span text:style-name="T631"><text:note text:id="ftn28" text:note-class="footnote"><text:note-citation>28</text:note-citation><text:note-body><text:p text:style-name="P28">Anderson, <text:span text:style-name="T1">Considerations</text:span><text:span text:style-name="T93">, 44; lih. juga Jacoby, </text:span><text:span text:style-name="T1">Defeat</text:span><text:span text:style-name="T93">, 60.</text:span></text:p></text:note-body></text:note></text:span><text:span text:style-name="T631"> Pilihan kedua </text:span><text:span text:style-name="T632">ini</text:span><text:span text:style-name="T631"> yang diambil oleh para pemikir Mazhab Frankfurt, termasuk Adorno.</text:span></text:p>
      <text:p text:style-name="P143"><text:span text:style-name="T631"><text:tab/></text:span><text:span text:style-name="T633">Dibekali </text:span><text:span text:style-name="T636">latar belakang </text:span><text:span text:style-name="T634">historis ini, </text:span><text:span text:style-name="T635">kita bisa memahami </text:span><text:span text:style-name="T637">mengapa </text:span><text:span text:style-name="T638">ciri-</text:span><text:span text:style-name="T642">ciri</text:span><text:span text:style-name="T638"> khas Marxisme Barat—</text:span><text:span text:style-name="T642">seperti </text:span><text:span text:style-name="T639">jarak</text:span><text:span text:style-name="T638"> dari politik </text:span><text:span text:style-name="T639">Marxis </text:span><text:span text:style-name="T662">dan organisasi buruh</text:span><text:span text:style-name="T639">;</text:span><text:span text:style-name="T638"><text:note text:id="ftn29" text:note-class="footnote"><text:note-citation>29</text:note-citation><text:note-body><text:p text:style-name="P29">Anderson, <text:span text:style-name="T1">Considerations</text:span><text:span text:style-name="T93">, </text:span><text:span text:style-name="T126">29; </text:span><text:span text:style-name="T127">Jay, </text:span><text:span text:style-name="T12">Totality</text:span><text:span text:style-name="T127">, 7.</text:span></text:p></text:note-body></text:note></text:span><text:span text:style-name="T638"> </text:span><text:span text:style-name="T641">kecenderungan untuk</text:span><text:span text:style-name="T638"> </text:span><text:span text:style-name="T641">memperhatikan </text:span><text:span text:style-name="T640">budaya, </text:span><text:span text:style-name="T641">seni, filsafat, dan ranah ‘bangunan atas” pada umumnya (dan mengabaikan analisis ekonomi dan politik yang menandai Marxisme klasik);</text:span><text:span text:style-name="T641"><text:note text:id="ftn30" text:note-class="footnote"><text:note-citation>30</text:note-citation><text:note-body><text:p text:style-name="P30">Anderson, <text:span text:style-name="T1">Considerations</text:span><text:span text:style-name="T93">, </text:span><text:span text:style-name="T128">42, </text:span><text:span text:style-name="T129">75–6; Jay, </text:span><text:span text:style-name="T13">Totality</text:span><text:span text:style-name="T129">, 7–9; </text:span><text:span text:style-name="T130">Merquior, </text:span><text:span text:style-name="T14">Western Marxism</text:span><text:span text:style-name="T130">, 4.</text:span></text:p></text:note-body></text:note></text:span><text:span text:style-name="T641"> </text:span><text:span text:style-name="T642">keterbukaan terhadap pengaruh intelektual borjuis seperti Idealisme Jerman, teori sosial modern, dan psikoanalisis;</text:span><text:span text:style-name="T642"><text:note text:id="ftn31" text:note-class="footnote"><text:note-citation>31</text:note-citation><text:note-body><text:p text:style-name="P31">Anderson, <text:span text:style-name="T1">Considerations</text:span><text:span text:style-name="T93">, </text:span><text:span text:style-name="T131">55–6; </text:span><text:span text:style-name="T129">Jay, </text:span><text:span text:style-name="T13">Totality</text:span><text:span text:style-name="T129">, </text:span><text:span text:style-name="T132">2–3, 8–9; </text:span><text:span text:style-name="T130">Merquior, </text:span><text:span text:style-name="T14">Western Marxism</text:span><text:span text:style-name="T130">, </text:span><text:span text:style-name="T132">6–7. </text:span></text:p></text:note-body></text:note></text:span><text:span text:style-name="T642"> </text:span><text:span text:style-name="T657">penggunaan bahasa yang rumit dan suli</text:span><text:span text:style-name="T662">t</text:span><text:span text:style-name="T657"> dipahami oleh mereka yang tidak berpendidikan tinggi;</text:span><text:span text:style-name="T657"><text:note text:id="ftn32" text:note-class="footnote"><text:note-citation>32</text:note-citation><text:note-body><text:p text:style-name="P34">Anderson, <text:span text:style-name="T1">Considerations</text:span><text:span text:style-name="T93">, </text:span><text:span text:style-name="T143">53–4; </text:span><text:span text:style-name="T129">Jay, </text:span><text:span text:style-name="T13">Totality</text:span><text:span text:style-name="T129">, </text:span><text:span text:style-name="T144">11.</text:span></text:p></text:note-body></text:note></text:span><text:span text:style-name="T642"> </text:span><text:span text:style-name="T648">dan</text:span><text:span text:style-name="T642"> </text:span><text:span text:style-name="T644">pesimisme</text:span><text:span text:style-name="T644"><text:note text:id="ftn33" text:note-class="footnote"><text:note-citation>33</text:note-citation><text:note-body><text:p text:style-name="P32">Anderson, <text:span text:style-name="T1">Considerations</text:span><text:span text:style-name="T93">, </text:span><text:span text:style-name="T133">88; </text:span><text:span text:style-name="T129">Jay, </text:span><text:span text:style-name="T13">Totality</text:span><text:span text:style-name="T129">, </text:span><text:span text:style-name="T133">8.</text:span></text:p></text:note-body></text:note></text:span><text:span text:style-name="T642">—</text:span><text:span text:style-name="T643">bisa muncul:</text:span><text:span text:style-name="T642"> </text:span><text:span text:style-name="T644">Marxisme Barat, dalam rumusan Perry Anderson, merupakan “</text:span><text:span text:style-name="T645">produk </text:span><text:span text:style-name="T620">kekalahan</text:span><text:span text:style-name="T645">.”</text:span><text:span text:style-name="T645"><text:note text:id="ftn34" text:note-class="footnote"><text:note-citation>34</text:note-citation><text:note-body><text:p text:style-name="P33">Anderson, <text:span text:style-name="T1">Considerations</text:span><text:span text:style-name="T93">, </text:span><text:span text:style-name="T134">42: “</text:span><text:span text:style-name="T15">a product of </text:span><text:span text:style-name="T134">defeat.”</text:span></text:p></text:note-body></text:note></text:span><text:span text:style-name="T645"> </text:span><text:span text:style-name="T658">Api</text:span><text:span text:style-name="T646"> </text:span><text:span text:style-name="T648">revolusioner </text:span><text:span text:style-name="T646">masih membara dalam </text:span><text:span text:style-name="T621">Sejarah dan Kesadaran Kelas</text:span><text:span text:style-name="T646">, </text:span><text:span text:style-name="T648">tetapi </text:span><text:span text:style-name="T649">pada saat </text:span><text:span text:style-name="T646">karya Luk</text:span><text:span text:style-name="T614">á</text:span><text:span text:style-name="T646">cs </text:span><text:span text:style-name="T648">itu muncul</text:span><text:span text:style-name="T646">, </text:span><text:span text:style-name="T649">gelombang revolusi sosialis di Eropa sudah surut dan tidak </text:span><text:span text:style-name="T658">akan </text:span><text:span text:style-name="T653">pernah </text:span><text:span text:style-name="T649">kembali. </text:span><text:span text:style-name="T651">Para anggota Mazhab Frankfurt </text:span><text:span text:style-name="T653">sempat</text:span><text:span text:style-name="T651"> menyaksikan kaum proletar yang </text:span><text:span text:style-name="T613">Luk</text:span><text:span text:style-name="T614">á</text:span><text:span text:style-name="T613">cs</text:span><text:span text:style-name="T651"> masih harapkan sebagai </text:span><text:span text:style-name="T653">penebus</text:span><text:span text:style-name="T651"> sejarah </text:span><text:span text:style-name="T653">malah </text:span><text:span text:style-name="T651">merangkul fasisme. </text:span><text:span text:style-name="T650">Sementara itu, “sosialisme” Uni Soviet di bawah pimpinan Stalin menjadi </text:span><text:span text:style-name="T651">sistem otoriter</text:span><text:span text:style-name="T650"> </text:span><text:span text:style-name="T652">yang </text:span><text:span text:style-name="T654">kaku, birokratis, dan sangat berdarah. </text:span><text:span text:style-name="T655">Dalam konteks ini, tidak mengherankan bahwa </text:span><text:span text:style-name="T656">para anggota Mazhab Frankfurt menjauh dari politik sosialis. </text:span><text:span text:style-name="T659">Pada saat semua kemungkinan praktis tampak tidak menjanjikan, tindakan yang paling masuk akal adalah apa yang Adorno sebut sebagai “tidak ikut serta” </text:span><text:span text:style-name="T660">[</text:span><text:span text:style-name="T622">Nicht-Mitmachen</text:span><text:span text:style-name="T660">].</text:span><text:span text:style-name="T660"><text:note text:id="ftn35" text:note-class="footnote"><text:note-citation>35</text:note-citation><text:note-body><text:p text:style-name="P36">Lih., mis., Adorno, “Erziehung,” 8; lih. juga <text:span text:style-name="T668">Adorno,</text:span><text:span text:style-name="T19"> Critical Models</text:span><text:span text:style-name="T145">,</text:span><text:span text:style-name="T19"> </text:span><text:span text:style-name="T668">195.</text:span></text:p></text:note-body></text:note></text:span><text:span text:style-name="T656"> </text:span></text:p>
      <text:p text:style-name="P137"/>
      <text:p text:style-name="P134">2.2.2 Mazhab Frankfurt</text:p>
      <text:p text:style-name="P138"><text:soft-page-break/><text:span text:style-name="T669"><text:tab/></text:span><text:span text:style-name="T670">Istilah “Mazhab Frankfurt” merujuk sekelompok </text:span><text:span text:style-name="T671">pemikir </text:span><text:span text:style-name="T672">Jerman yang bekerja sama di </text:span><text:span text:style-name="T673">Institut Penelitian Sosial </text:span><text:span text:style-name="T675">(selanjutnya disingkatkan menjadi IPS)</text:span><text:span text:style-name="T673">; </text:span><text:span text:style-name="T674">anggota utama </text:span><text:span text:style-name="T690">(setidaknya di generasi pertamanya)</text:span><text:span text:style-name="T674"> adalah Adorno, Marcuse, dan Horkheimer. </text:span><text:span text:style-name="T690">Walter</text:span><text:span text:style-name="T689"> Benjamin </text:span><text:span text:style-name="T691">merupakan</text:span><text:span text:style-name="T689"> tokoh marginal, </text:span><text:span text:style-name="T691">baik secara resmi (dia tidak pernah menjadi anggota) dan secara intelektual (pemikirannya cenderung lebih eklektik daripada </text:span><text:span text:style-name="T729">para </text:span><text:span text:style-name="T691">anggota utama)</text:span><text:span text:style-name="T674">. </text:span><text:span text:style-name="T688">Tokoh signifikan yang lain termasuk Erich Fromm, Leo Löwenthal, dan Friedrich Pollock. </text:span><text:span text:style-name="T689">Semuanya berasal dari latar belakang sosial yang serupa: keluarga Yahudi-Jerman yang mapan.</text:span><text:span text:style-name="T674"> </text:span><text:span text:style-name="T675">IPS sendiri merupakan lembaga yang cukup aneh, </text:span><text:span text:style-name="T676">yakni sebagai pusat penelitian Marxis yang didirikan di </text:span><text:span text:style-name="T677">Jerman, sebuah </text:span><text:span text:style-name="T676">negara kapitalis, </text:span><text:span text:style-name="T677">tanpa berafiliasi dengan partai sosialis di dalam </text:span><text:span text:style-name="T691">atau </text:span><text:span text:style-name="T677">di luar negeri.</text:span><text:span text:style-name="T677"><text:note text:id="ftn36" text:note-class="footnote"><text:note-citation>36</text:note-citation><text:note-body><text:p text:style-name="P35">Anderson, <text:span text:style-name="T1">Considerations</text:span><text:span text:style-name="T93">, </text:span><text:span text:style-name="T146">32; Martin Jay, </text:span><text:span text:style-name="T20">The Dialectical Imagination</text:span><text:span text:style-name="T146"> (Berkeley: University of California Press, 1996), 14.</text:span></text:p></text:note-body></text:note></text:span><text:span text:style-name="T677"> </text:span><text:span text:style-name="T678">IPS didanai oleh Felix Weil, </text:span><text:span text:style-name="T679">menggunakan uang dari ayahnya, </text:span><text:span text:style-name="T680">yang telah menjadi kaya sebagai pedagang biji-bijian di Argentina. </text:span><text:span text:style-name="T683">Sepanjang m</text:span><text:span text:style-name="T681">asa awal IPS, dari pendiriannya </text:span><text:span text:style-name="T682">pada 1923 </text:span><text:span text:style-name="T681">hingga </text:span><text:span text:style-name="T682">peresmian Horkheimer sebagai direktur </text:span><text:span text:style-name="T691">pada 1930</text:span><text:span text:style-name="T682">, </text:span><text:span text:style-name="T683">orientasinya masih Marxis ortodoks.</text:span><text:span text:style-name="T683"><text:note text:id="ftn37" text:note-class="footnote"><text:note-citation>37</text:note-citation><text:note-body><text:p text:style-name="P37">Untuk sejarah awal IPS dan tokoh-tokohnya, lih. Jay, <text:span text:style-name="T1">Imagination</text:span>, 5–21.</text:p></text:note-body></text:note></text:span><text:span text:style-name="T681"> </text:span><text:span text:style-name="T684">Setelah Horkheimer </text:span><text:span text:style-name="T685">mengambil alih, orientasi teoretis IPS ikut digeser ke arah Marxis Barat; semua ciri umum Marxisme Barat yang disebut di atas berlaku sebagai deskripsi atas pemikiran Mazhab Frankfurt, </text:span><text:span text:style-name="T686">khususnya fokusnya kepada masalah-masalah budaya. </text:span><text:span text:style-name="T687">Namun, ada beberapa kekhasan lain yang layak disebut.</text:span></text:p>
      <text:p text:style-name="P139"><text:span text:style-name="T687"><text:tab/></text:span><text:span text:style-name="T691">Ciri khas Mazhab Frankfurt adalah usaha untuk membangunkan suatu teori kritis tentang masyarakat. </text:span><text:span text:style-name="T693">Meskipun Adorno jarang menggunakan </text:span><text:span text:style-name="T694">istilah “teori kritis,” yang lebih erat berkaitan dengan proyek Horkheimer,</text:span><text:span text:style-name="T694"><text:note text:id="ftn38" text:note-class="footnote"><text:note-citation>38</text:note-citation><text:note-body><text:p text:style-name="P39">Lih. Buck-Morss, <text:span text:style-name="T1">Origin</text:span><text:span text:style-name="T93">, 66–7.</text:span></text:p></text:note-body></text:note></text:span><text:span text:style-name="T694"> </text:span><text:span text:style-name="T695">konsepnya tetap relevan bagi suatu pemahaman akan cakrawala pemikirannya. </text:span><text:span text:style-name="T696">Axel Honneth mengidentifikasi tiga ciri umum yang menurutnya berlaku bagi semua pemikir teori kritis; di sini hanya dua yang pertama akan dibahas. </text:span><text:span text:style-name="T697">Pertama, “negativisme sosioteoretis” sebagai orientasi dasar: </text:span><text:span text:style-name="T698">anggapan bahwa ada yang salah secara mendasar dengan masyarakat kita, dan hal itu berdampak kepada setiap individu di dalamnya, </text:span><text:span text:style-name="T699">sehingga kehidupan yang baik tidak dimungkinkan.</text:span><text:span text:style-name="T699"><text:note text:id="ftn39" text:note-class="footnote"><text:note-citation>39</text:note-citation><text:note-body><text:p text:style-name="P40">Axel Honneth, “Critical Theory,” terj. Brian Elliott, dalam <text:span text:style-name="T1">The Routledge Companion to Twentieth Century Philosophy</text:span><text:span text:style-name="T93">, ed. Dermot Moran (New York: Routledge, 2008), 785.</text:span></text:p></text:note-body></text:note></text:span><text:span text:style-name="T699"> </text:span><text:span text:style-name="T700">Albrecht Wellmer menyepakati </text:span><text:span text:style-name="T701">hal ini dan menambahkan bahwa visi teori kritis atas kehidupan yang baik diarahkan kepada masa depan: meski belum terwujud, kehidupan itu dapat dibayangkan melalui </text:span><text:span text:style-name="T702">jejak-jejak yang ada saat ini.</text:span><text:span text:style-name="T692"><text:note text:id="ftn40" text:note-class="footnote"><text:note-citation>40</text:note-citation><text:note-body><text:p text:style-name="P38"><text:span text:style-name="T362">Albrecht </text:span><text:span text:style-name="T281">Wellmer,</text:span><text:span text:style-name="T362"> </text:span><text:span text:style-name="T400">Critical Theory of Society, </text:span><text:span text:style-name="T281">t</text:span><text:span text:style-name="T362">erj. John Cumming </text:span><text:span text:style-name="T281">(</text:span><text:span text:style-name="T362">New York: Continuum, 1971</text:span><text:span text:style-name="T281">), 40–1</text:span><text:span text:style-name="T362">.</text:span></text:p></text:note-body></text:note></text:span><text:span text:style-name="T692"> </text:span><text:soft-page-break/><text:span text:style-name="T703">Honneth cenderung menekankan akar Hegelian dari gagasan ini, tetapi perlu dicatat bahwa </text:span><text:span text:style-name="T704">sikap kritis ini sebenarnya dikembangkan oleh kaum Hegelian Muda, </text:span><text:span text:style-name="T705">dan bukan oleh Hegel sendiri, yang </text:span><text:span text:style-name="T706">berusaha merekonsiliasi segala hal melalui pemikirannya.</text:span><text:span text:style-name="T706"><text:note text:id="ftn41" text:note-class="footnote"><text:note-citation>41</text:note-citation><text:note-body><text:p text:style-name="P41">Lih. Karl L<text:span text:style-name="T216">öwith, </text:span><text:span text:style-name="T386">From Hegel to Nietzsche: The Revolution in in Nineteenth-Century Thought</text:span><text:span text:style-name="T281">, terj. David E. Green (New York: Columbia University Press, </text:span><text:span text:style-name="T363">1991), </text:span><text:span text:style-name="T428">4</text:span><text:span text:style-name="T429">5–51; </text:span><text:span text:style-name="T428">65–71 dan </text:span><text:span text:style-name="T533">passim.</text:span></text:p></text:note-body></text:note></text:span><text:span text:style-name="T706"> </text:span><text:span text:style-name="T707">Secara lebih khusus, kritik terhadap masyarakat sebagai keseluruhan merupakan </text:span><text:span text:style-name="T708">ciri khas </text:span><text:span text:style-name="T729">pemikiran </text:span><text:span text:style-name="T708">Marx; “negativisme sosioteoretis” Honneth </text:span><text:span text:style-name="T709">cukup konsisten dengan anggapan Marx bahwa selama masyarakat kita masih kapitalis, kita masih hidup dalam “prasejarah” umat manusia: eksistensi manusia yang sesungguhnya baru akan mulai setelah kapitalisme diruntuhkan.</text:span><text:span text:style-name="T709"><text:note text:id="ftn42" text:note-class="footnote"><text:note-citation>42</text:note-citation><text:note-body><text:p text:style-name="P44">Lih. Karl <text:span text:style-name="T147">Marx, </text:span><text:span text:style-name="T21">A Contribution to the Critique of Political Economy, </text:span><text:span text:style-name="T93">t</text:span><text:span text:style-name="T147">erj. SW Ryazanskaya, ed. Maurice Dobb </text:span><text:span text:style-name="T149">(</text:span><text:span text:style-name="T148">New York: International Publishers, 1970</text:span><text:span text:style-name="T149">), 21–2</text:span><text:span text:style-name="T148">.</text:span></text:p></text:note-body></text:note></text:span></text:p>
      <text:p text:style-name="P139"><text:span text:style-name="T709"><text:tab/></text:span><text:span text:style-name="T710">Aspek teori kritis kedua yang disoroti Honneth </text:span><text:span text:style-name="T711">menjelaskan mengapa, </text:span><text:span text:style-name="T712">jika pokok pertama di atas memang benar, orang cenderung tidak menyadarinya. </text:span><text:span text:style-name="T713">Di sini Honneth langsung mengakui warisan</text:span><text:span text:style-name="T710"> </text:span><text:span text:style-name="T713">Marx</text:span><text:span text:style-name="T729">ian</text:span><text:span text:style-name="T713">: anggapan bahwa masyarakat terstruktur sedemikian rupa sehingga keburukan-keburukannya disembunyikan.</text:span><text:span text:style-name="T713"><text:note text:id="ftn43" text:note-class="footnote"><text:note-citation>43</text:note-citation><text:note-body><text:p text:style-name="P45">Honneth, “Critical Theory,” 796.</text:p></text:note-body></text:note></text:span><text:span text:style-name="T713"> </text:span><text:span text:style-name="T714">Dalam bahasa Marxis klasik, hal ini disebut “kesadaran palsu” atau “ideologi.”</text:span><text:span text:style-name="T714"><text:note text:id="ftn44" text:note-class="footnote"><text:note-citation>44</text:note-citation><text:note-body><text:p text:style-name="P46">Lih. Ron Eyerman, “False Consciousness and Ideology in Marxist Theory,” <text:span text:style-name="T1">Acta Sociologica </text:span><text:span text:style-name="T93">24.1/2 (1981), </text:span>44ff.</text:p></text:note-body></text:note></text:span><text:span text:style-name="T714"> Dari sini, kita bisa melihat </text:span><text:span text:style-name="T715">asal-usul dari dua aspek lain dari pem</text:span><text:span text:style-name="T716">ikiran Mazhab Fran</text:span><text:span text:style-name="T734">k</text:span><text:span text:style-name="T716">furt: fokus dengan masalah bangunan atas atau superstruktur yang sudah disebut di atas, dan interdisiplineritasnya. </text:span><text:span text:style-name="T717">Para anggota Mazhab Frankfurt </text:span><text:span text:style-name="T718">memiliki keahlian akademik yang beragam: Adorno, Horkheimer, dan Marcuse </text:span><text:span text:style-name="T728">sebagai</text:span><text:span text:style-name="T718"> filsuf; Pollock </text:span><text:span text:style-name="T728">sebagai ekonom; </text:span><text:span text:style-name="T718">Lö</text:span><text:span text:style-name="T719">wenthal </text:span><text:span text:style-name="T728">sebagai</text:span><text:span text:style-name="T719"> sosiolog; Fromm </text:span><text:span text:style-name="T728">sebagai</text:span><text:span text:style-name="T719"> psikoanalis, dst. </text:span><text:span text:style-name="T720">Keberagaman tersebut tidak hanya persoalan latar belakang: Horkheimer yakin bahwa suatu teori kritis hanya dapat dikembangkan secara interdisipliner, </text:span><text:span text:style-name="T721">dengan masukan dari filsafat tetapi juga ilmu empiris seperti sosiologi dan </text:span><text:span text:style-name="T722">ps</text:span><text:span text:style-name="T721">ikologi </text:span><text:span text:style-name="T726">(khususnya psikoanalisis)</text:span><text:span text:style-name="T721">. </text:span><text:span text:style-name="T722">Pendekatan interdisipliner ini juga bersifat kolaboratif: sebelum IPS menerbitkan sebuah artikel atau esai oleh salah satu anggotanya, tulisan itu dikritik </text:span><text:span text:style-name="T723">oleh para anggota lainnya.</text:span><text:span text:style-name="T721"><text:note text:id="ftn45" text:note-class="footnote"><text:note-citation>45</text:note-citation><text:note-body><text:p text:style-name="P47">Lih. Jay, <text:span text:style-name="T1">Imagination</text:span><text:span text:style-name="T93">, 25–7.</text:span></text:p></text:note-body></text:note></text:span><text:span text:style-name="T721"> </text:span><text:span text:style-name="T724">Di balik pendekatan tersebut ada asumsi </text:span><text:span text:style-name="T725">yang menyimpang dari Marxisme klasik, yakni bahwa berbagai gejala sosial yang muncul di abad ke-20 seperti fasisme, Nazisme, dan konsumerisme, tidak dapat dijelaskan dengan hanya merujuk ekonomi politik, </text:span><text:span text:style-name="T727">karena sebenarnya dasar dan bangunan atas saling memengaruhi.</text:span><text:span text:style-name="T727"><text:note text:id="ftn46" text:note-class="footnote"><text:note-citation>46</text:note-citation><text:note-body><text:p text:style-name="P48">Jay, <text:span text:style-name="T1">Imagination</text:span><text:span text:style-name="T93">, 53–55.</text:span></text:p></text:note-body></text:note></text:span></text:p>
      <text:p text:style-name="P140"><text:soft-page-break/><text:span text:style-name="T669"><text:tab/>Ciri terakhir yang membedakan Mazhab Frankfurt, bahkan dari pemikir Marxis Barat </text:span><text:span text:style-name="T732">lain </text:span><text:span text:style-name="T669">seperti Luká</text:span><text:span text:style-name="T735">cs, adalah sikap terhadap kaum proletar. </text:span><text:span text:style-name="T736">Seperti sudah kita lihat, </text:span><text:span text:style-name="T669">Luká</text:span><text:span text:style-name="T735">cs </text:span><text:span text:style-name="T737">masih mengharapkan proletariat </text:span><text:span text:style-name="T738">sebagai kelas revolusioner, </text:span><text:span text:style-name="T739">penyatu teori dengan</text:span><text:span text:style-name="T90"> praxis</text:span><text:span text:style-name="T91"> </text:span><text:span text:style-name="T738">yang akan mewujudkan </text:span><text:span text:style-name="T740">revolusi. </text:span><text:span text:style-name="T741">Kegagalan revolusi-revolusi Eropa setelah Perang Dunia Pertama tidak menggoyangkan </text:span><text:span text:style-name="T750">keyakinannya</text:span><text:span text:style-name="T741">, </text:span><text:span text:style-name="T739">karena menurutnya “</text:span><text:span text:style-name="T742">hukum gerak masyarakat” yang telah ditemukan Marx akan terus berjalan dan menghasilkan resistansi di proletariat.</text:span><text:span text:style-name="T742"><text:note text:id="ftn47" text:note-class="footnote"><text:note-citation>47</text:note-citation><text:note-body><text:p text:style-name="P49"><text:span text:style-name="T523">A</text:span><text:span text:style-name="T453">n</text:span><text:span text:style-name="T523">drew </text:span><text:span text:style-name="T453">Feenberg,</text:span><text:span text:style-name="T523"> </text:span><text:span text:style-name="T563">The Philosophy of Praxis: Marx, Lukács, and the Frankfurt School</text:span><text:span text:style-name="T523"> </text:span><text:span text:style-name="T453">(</text:span><text:span text:style-name="T523">London: Verso, 2014</text:span><text:span text:style-name="T453">), 153</text:span><text:span text:style-name="T523">.</text:span></text:p></text:note-body></text:note></text:span><text:span text:style-name="T742"> Dalam hal ini, Mazhab Frankfurt dapat dikatakan lebih peka teradap gejala sosial empiris, terutama semakin terintegrasinya kaum buruh ke dalam masyarakat.</text:span><text:span text:style-name="T742"><text:note text:id="ftn48" text:note-class="footnote"><text:note-citation>48</text:note-citation><text:note-body><text:p text:style-name="P49">Jay, <text:span text:style-name="T1">Imagination</text:span><text:span text:style-name="T93">, 43.</text:span></text:p></text:note-body></text:note></text:span><text:span text:style-name="T742"> </text:span><text:span text:style-name="T743">Pembaca </text:span><text:span text:style-name="T92">Sejarah dan Kesadaran Kelas</text:span><text:span text:style-name="T743"> tidak mungkin melewatkan nada eskatologis di karya itu—kita merasakan </text:span><text:span text:style-name="T744">keyakinan penulis bahwa “waktunya [revolusi] sudah dekat.”</text:span><text:span text:style-name="T743"> </text:span><text:span text:style-name="T745">Di tulisan Mazhab Frankfurt, sebaliknya, </text:span><text:span text:style-name="T746">revolusi terasa sangat jauh, </text:span><text:span text:style-name="T747">bahkan mustahil.</text:span><text:span text:style-name="T747"><text:note text:id="ftn49" text:note-class="footnote"><text:note-citation>49</text:note-citation><text:note-body><text:p text:style-name="P50">Feenberg, <text:span text:style-name="T1">Praxis</text:span><text:span text:style-name="T93">, 153; lih. juga Merquior, </text:span><text:span text:style-name="T1">Western Marxism,</text:span><text:span text:style-name="T93"> 113–4.</text:span></text:p></text:note-body></text:note></text:span><text:span text:style-name="T747"> </text:span><text:span text:style-name="T748">Mereka tidak ingin bergabung dengan partai komunis yang semakin didominasi oleh Marxisme-Leninisme yang kaku, </text:span><text:span text:style-name="T749">tetapi juga tidak ingin melepaskan harapan Marxis untuk suatu penebusan di masa depan. Keadaan intelektual dan sosial ini dirumuskan dengan tepat oleh Russell Jacoby sebagai “[pemikir] Marxis tanpa partai atau proletariat menghadapi partai dan proletariat tanpa Marxisme.”</text:span><text:span text:style-name="T749"><text:note text:id="ftn50" text:note-class="footnote"><text:note-citation>50</text:note-citation><text:note-body><text:p text:style-name="P51">Jacoby, <text:span text:style-name="T1">Defeat, </text:span><text:span text:style-name="T93">113: </text:span><text:span text:style-name="T524">“</text:span><text:span text:style-name="T564">Marxists without a party or a proletariat faced a party and a proletariat without Marxism.</text:span><text:span text:style-name="T524">”</text:span></text:p></text:note-body></text:note></text:span><text:span text:style-name="T749"> </text:span><text:span text:style-name="T730">Bagi Mazhab Frankfurt, dan tentu bagi Adorno, kita dapat dikatakan sedang hidup di masa pasca-revolusi: </text:span><text:span text:style-name="T731">revolusi itu tidak hanya berlalu sebagai peristiwa dalam sejarah, tetapi juga sebagai harapan </text:span><text:span text:style-name="T733">konkret</text:span><text:span text:style-name="T731">.</text:span></text:p>
      <text:p text:style-name="P122"/>
      <text:p text:style-name="P132">2.2.3 Adorno <text:span text:style-name="T751">dan Marxisme Barat</text:span></text:p>
      <text:p text:style-name="P123"><text:tab/><text:span text:style-name="T752">Ada dua </text:span><text:span text:style-name="T753">aspek </text:span><text:span text:style-name="T1092">relevan</text:span><text:span text:style-name="T753"> dari pemikiran Adorno yang menurun langsung dari pemikiran Marxis: </text:span><text:span text:style-name="T755">teknik analitiknya yang di sini akan disebut </text:span><text:span text:style-name="T754">metakritik, dan </text:span><text:span text:style-name="T755">pengertiannya akan hubungan antara teori dengan </text:span><text:span text:style-name="T22">praxis </text:span><text:span text:style-name="T832">yang justru mengutamakan teori. </text:span><text:span text:style-name="T1152">Sebagaimana kita akan lihat, dua aspek ini </text:span></text:p>
      <text:p text:style-name="P132"/>
      <text:p text:style-name="P135">2.2.3.1 Metakritik</text:p>
      <text:p text:style-name="P120"><text:tab/><text:span text:style-name="T756">Metakritik adalah salah satu sebutan </text:span><text:span text:style-name="T759">untuk </text:span><text:span text:style-name="T761">pendekatan</text:span><text:span text:style-name="T760"> yang Adorno gunakan saat dia menganalisis setiap produk kebudayaan, termasuk </text:span><text:span text:style-name="T1094">teks </text:span><text:span text:style-name="T760">filsafat. </text:span><text:span text:style-name="T761">Pendekatan ini </text:span><text:soft-page-break/><text:span text:style-name="T761">menggabungkan </text:span><text:span text:style-name="T762">perhatian </text:span><text:span text:style-name="T763">saksama terhadap detail-detail suatu gejala, </text:span><text:span text:style-name="T1092">objek, atau teks</text:span><text:span text:style-name="T763"> dengan penjelasan yang mempertimbangkan konteks sosiohistorisnya. Adorno tidak secara konsisten menyebut pendekatannya “metakritik”; begitu pula literatur sekunder </text:span><text:span text:style-name="T1094">(Fredrick Jameson, misalnya, menyebutnya “pemikiran stereoskopik,” </text:span><text:span text:style-name="T1095">istilah yang tidak pernah digunakan Adorno),</text:span><text:span text:style-name="T1095"><text:note text:id="ftn51" text:note-class="footnote"><text:note-citation>51</text:note-citation><text:note-body><text:p text:style-name="P156">Lih. <text:span text:style-name="T277">Fredric </text:span><text:span text:style-name="T217">Jameson,</text:span><text:span text:style-name="T277"> </text:span><text:span text:style-name="T417">Late Marxism: Adorno, or, The Persistence of Dialectic </text:span><text:span text:style-name="T217">(</text:span><text:span text:style-name="T277">London: Verso, 1990</text:span><text:span text:style-name="T217">), 28.</text:span></text:p></text:note-body></text:note></text:span><text:span text:style-name="T763"> tetapi </text:span><text:span text:style-name="T1096">dalam konteks tesis ini, </text:span><text:span text:style-name="T763">istilah ini memiliki dua keunggulan: (1) Adorno menggunakannya dalam judul bab kebebasan </text:span><text:span text:style-name="T23">Dialektika Negatif</text:span><text:span text:style-name="T763">, dan </text:span><text:span text:style-name="T764">(2) Andrew Feenberg </text:span><text:span text:style-name="T765">telah </text:span><text:span text:style-name="T766">menggunakan konsepnya untuk </text:span><text:span text:style-name="T765">menghubungkan </text:span><text:span text:style-name="T766">Marx, Luk</text:span><text:span text:style-name="T767">á</text:span><text:span text:style-name="T766">cs, Adorno, dan Habermas di satu garis perkembangan, </text:span><text:span text:style-name="T768">yang akan dibahas di bawah. </text:span><text:span text:style-name="T1148">T</text:span><text:span text:style-name="T1096">ernyata metakritik merupakan sumbangan Adorno yang paling penting berkaitan dengan diskusinya tentang kebebasan di konteks sejarah filsafat.</text:span><text:span text:style-name="T768"> </text:span></text:p>
      <text:p text:style-name="P120"><text:span text:style-name="T769"><text:tab/>Adorno sendiri </text:span><text:span text:style-name="T771">memberi deskripsi yang paling jelas atas</text:span><text:span text:style-name="T769"> metode</text:span><text:span text:style-name="T770">nya </text:span><text:span text:style-name="T771">saat dia </text:span><text:span text:style-name="T772">menggambarkannya</text:span><text:span text:style-name="T771"> sebagai ‘mendengarkan musik dari luar ruang konser’. </text:span><text:span text:style-name="T774">Ki</text:span><text:span text:style-name="T1093">ta</text:span><text:span text:style-name="T774"> diajak membayangkan bahwa saat kita menghadiri sebuah konser, </text:span><text:span text:style-name="T1097">setelah </text:span><text:span text:style-name="T1149">sesi</text:span><text:span text:style-name="T1098"> istirahat, </text:span><text:span text:style-name="T774">kita tidak </text:span><text:span text:style-name="T1098">kembali ke kursi tetapi menunggu di luar ruangnya, </text:span><text:span text:style-name="T1132">misalnya di lobi atau lorong.</text:span><text:span text:style-name="T1098"> </text:span><text:span text:style-name="T773">Di satu sisi, musiknya tetap akan terdengar, </text:span><text:span text:style-name="T774">meskipun agak redam; di sisi lain, kita akan </text:span><text:span text:style-name="T1133">mampu memperhatikan</text:span><text:span text:style-name="T775"> keadaan sosial pertunjukan itu—</text:span><text:span text:style-name="T776">siapa yang menghadirinya, diadakan di tempat seperti apa, dst.—</text:span><text:span text:style-name="T1133">secara yang tidak mungkin kita lakukan kalau masih asyik menikmati pertunjukan di dalam.</text:span><text:span text:style-name="T776"> </text:span><text:span text:style-name="T777">Bagi Adorno, kedua pandangan ini—</text:span><text:span text:style-name="T779">dari luar maupun dari dalam</text:span><text:span text:style-name="T777">—dibutuhkan untuk </text:span><text:span text:style-name="T778">sungguh </text:span><text:span text:style-name="T777">memahami </text:span><text:span text:style-name="T778">sesuatu, </text:span><text:span text:style-name="T779">sehingga masing-masing tidak dapat direduksi menjadi yang lain. </text:span><text:span text:style-name="T780">Selalu ada tegangan di antara keduanya.</text:span><text:span text:style-name="T780"><text:note text:id="ftn52" text:note-class="footnote"><text:note-citation>52</text:note-citation><text:note-body><text:p text:style-name="P52"><text:span text:style-name="T782">Theodor W. </text:span><text:span text:style-name="T781">Adorno,</text:span><text:span text:style-name="T782"> </text:span><text:span text:style-name="T792">An Introduction to Dialectics, </text:span><text:span text:style-name="T781">e</text:span><text:span text:style-name="T783">d. Christoph Ziermann, </text:span><text:span text:style-name="T781">t</text:span><text:span text:style-name="T783">erj. Nicholas Walker </text:span><text:span text:style-name="T781">(</text:span><text:span text:style-name="T783">Malden: Polity Press, 2017</text:span><text:span text:style-name="T781">), 154</text:span><text:span text:style-name="T783">.</text:span></text:p></text:note-body></text:note></text:span><text:span text:style-name="T780"> </text:span></text:p>
      <text:p text:style-name="P99"><text:tab/><text:span text:style-name="T796">Dorongan metakritis ini </text:span><text:span text:style-name="T797">muncul dalam bentuk yang paling mendasar dalam </text:span><text:span text:style-name="T798">anggapan Marx bahwa </text:span><text:span text:style-name="T799">isi filsafat suatu masyarakat, bersamaan dengan politik, moralitas, dan agamanya, ditentukan oleh tata ekonominya.</text:span><text:span text:style-name="T799"><text:note text:id="ftn53" text:note-class="footnote"><text:note-citation>53</text:note-citation><text:note-body><text:p text:style-name="P53">Lih., mis., “<text:span text:style-name="T800">The German Ideology,” dalam</text:span> Marx <text:span text:style-name="T800">dan Engels</text:span>, <text:span text:style-name="T1">Selected</text:span><text:span text:style-name="T93">, 25.</text:span></text:p></text:note-body></text:note></text:span><text:span text:style-name="T799"> </text:span><text:span text:style-name="T805">Secara termasyhur anggapan ini, </text:span><text:span text:style-name="T806">kaidah segala materialisme historis,</text:span><text:span text:style-name="T805"> dirumuskan sebagai “Bukanlah kesadaran manusia yang menentukan </text:span><text:span text:style-name="T806">eksistensinya, melainkan eksistensi sosialnya yang menentukan kesadarannya.”</text:span><text:span text:style-name="T806"><text:note text:id="ftn54" text:note-class="footnote"><text:note-citation>54</text:note-citation><text:note-body><text:p text:style-name="P55">Marx, <text:span text:style-name="T1">Contribution</text:span><text:span text:style-name="T93">, 21: “</text:span><text:span text:style-name="T1">It is not the consciousness of men that determines their existence, but their social existence that determines their consciousness.</text:span><text:span text:style-name="T93">”</text:span></text:p></text:note-body></text:note></text:span><text:span text:style-name="T805"> </text:span><text:span text:style-name="T801">Menurut Marx, agama, misalnya, merupakan tanggapan terhadap konflik antarkelas yang mendasari masyarakat. Agama merupakan “candu rakyat” karena </text:span><text:span text:style-name="T802">menjanjikan penyelesaian di surga atas masalah-masalah duniawi tanpa </text:span><text:soft-page-break/><text:span text:style-name="T802">menyentuh masalah tersebut </text:span><text:span text:style-name="T1099">di kehidupan nyata</text:span><text:span text:style-name="T802">. </text:span><text:span text:style-name="T803">Bagi Marx, sebaliknya, masalah yang muncul di “bangunan atas” masyarakat tidak mungkin terselesaikan tanpa suatu revolusi yang meniadakan penyebab materialnya.</text:span><text:span text:style-name="T803"><text:note text:id="ftn55" text:note-class="footnote"><text:note-citation>55</text:note-citation><text:note-body><text:p text:style-name="P54">Lih. <text:span text:style-name="T216">Étienne Balibar,</text:span><text:span text:style-name="T386"> The Philosophy of Marx</text:span><text:span text:style-name="T281">, terj. Chris Turner (London: Verso, 2007),</text:span><text:span text:style-name="T1"> </text:span>15, 17.</text:p></text:note-body></text:note></text:span><text:span text:style-name="T803"> </text:span><text:span text:style-name="T804">Anggapan inilah yang mendasari tuntutan Marx di Tesis XI mengenai Feuerbach agar filsafat tidak hanya menawarkan teori tetapi juga </text:span><text:span text:style-name="T24">praxis</text:span><text:span text:style-name="T804">, yakni, tindakan yang mengubah dunia. </text:span></text:p>
      <text:p text:style-name="P100"><text:tab/><text:span text:style-name="T766">Luk</text:span><text:span text:style-name="T767">á</text:span><text:span text:style-name="T766">cs </text:span><text:span text:style-name="T807">berangkat dari asumsi yang sama dengan Marx, tetapi fokus analisis dia adalah filsafat klasik Jerman, khususnya Kant. </text:span><text:span text:style-name="T808">Bagi </text:span><text:span text:style-name="T766">Luk</text:span><text:span text:style-name="T767">á</text:span><text:span text:style-name="T766">cs, </text:span><text:span text:style-name="T808">antinomi-antinomi yang menandai pemikiran Kant, misalnya yang di antara kebebasan dengan keniscayaan, atau di antara subjek dan objek, merupakan “antinomi-antinomi pemikiran borjuis” </text:span><text:span text:style-name="T809">yang berasal dari masyarakat kapitalis. </text:span><text:span text:style-name="T810">Kant, menurut </text:span><text:span text:style-name="T766">Luk</text:span><text:span text:style-name="T767">á</text:span><text:span text:style-name="T766">cs, </text:span><text:span text:style-name="T810">salah mengidentifikasi struktur pikiran borjuis dengan struktur rasionalitas universal, </text:span><text:span text:style-name="T811">sehingga apa yang muncul baginya sebagai batas pengetahuan (mis</text:span><text:span text:style-name="T821">alnya</text:span><text:span text:style-name="T811"> </text:span><text:span text:style-name="T25">das Ding an sich</text:span><text:span text:style-name="T811">), sebenarnya merupakan batas kesadaran kelasnya. </text:span><text:span text:style-name="T812">Di analisis </text:span><text:span text:style-name="T766">Luk</text:span><text:span text:style-name="T767">á</text:span><text:span text:style-name="T766">cs, </text:span><text:span text:style-name="T812">sama seperti Marx, antinomi-antinomi borjuis ini tidak mungkin terselesaikan pada tataran pemikiran saja; perubahan sosiallah yang dibutuhkan, </text:span><text:span text:style-name="T1100">bersamaan dengan subjek pengetahuan yang baru: bukan kaum borjuis melainkan proletar.</text:span><text:span text:style-name="T811"><text:note text:id="ftn56" text:note-class="footnote"><text:note-citation>56</text:note-citation><text:note-body><text:p text:style-name="P56">Feenberg, <text:span text:style-name="T1">Praxis</text:span><text:span text:style-name="T93">, 91–3; lih. juga </text:span><text:span text:style-name="T430">Luk</text:span><text:span text:style-name="T431">á</text:span><text:span text:style-name="T430">cs, </text:span><text:span text:style-name="T529">History</text:span><text:span text:style-name="T419">, 110ff.</text:span></text:p></text:note-body></text:note></text:span></text:p>
      <text:p text:style-name="P124"><text:span text:style-name="T813"><text:tab/>Seperti sudah kita lihat, A</text:span>dorno <text:span text:style-name="T813">setuju dengan Marx dan </text:span><text:span text:style-name="T766">Luk</text:span><text:span text:style-name="T767">á</text:span><text:span text:style-name="T766">cs </text:span><text:span text:style-name="T813">bahwa </text:span><text:span text:style-name="T814">filsafat, khususnya filsafat modern, hanya dapat dipahami </text:span><text:span text:style-name="T815">dengan merujuk baik konteks sosial produksinya maupun isi sosialnya yang terselubung.</text:span><text:span text:style-name="T813"> </text:span><text:span text:style-name="T816">Dia juga setuju bahwa </text:span><text:span text:style-name="T817">masalah filosofis, seperti antinomi-antinomi Kant, tidak akan bisa diselesaikan tanpa suatu perubahan pada tataran sosial yang memicu masalah tersebut. </text:span><text:span text:style-name="T818">Perbedaan </text:span><text:span text:style-name="T819">kunci antara Adorno dengan kedua pendahulunya itu adalah sikapnya terhadap perubahan sosial tersebut, harapannya bahwa revolusi sebenarnya akan tiba. </text:span><text:span text:style-name="T820">Baik </text:span><text:span text:style-name="T766">Luk</text:span><text:span text:style-name="T767">á</text:span><text:span text:style-name="T766">cs </text:span><text:span text:style-name="T820">maupun Marx yakin bahwa kaum proletar akan mendatangkan revolusi; </text:span><text:span text:style-name="T822">kita juga melihat bahwa </text:span><text:span text:style-name="T766">Luk</text:span><text:span text:style-name="T767">á</text:span><text:span text:style-name="T766">cs </text:span><text:span text:style-name="T822">menafsirkan peran proletariat di situ </text:span><text:span text:style-name="T823">sebagai pelaku yang menyelesaikan antinomi pemikiran borjuis. Adorno, sebaliknya, menulis dari </text:span><text:span text:style-name="T1100">sudut pandang</text:span><text:span text:style-name="T823"> setelah kegagalan revolusi. Jika, seperti yang diklaim oleh Alfred Sohn-Rethel, </text:span><text:span text:style-name="T824">pemikiran </text:span><text:span text:style-name="T766">Luk</text:span><text:span text:style-name="T767">á</text:span><text:span text:style-name="T766">cs </text:span><text:span text:style-name="T823">maupun </text:span><text:span text:style-name="T824">Adorno mengembangkan “bangunan atas teoretis dan ideologis bagi revolusi yang tidak pernah terjadi,”</text:span><text:span text:style-name="T824"><text:note text:id="ftn57" text:note-class="footnote"><text:note-citation>57</text:note-citation><text:note-body><text:p text:style-name="P57">Alfred Sohn-Rethel, <text:span text:style-name="T1">Intellectual and Manual Labour, </text:span><text:span text:style-name="T93">terj. Martin Sohn-Rethel (Chicago: Haymarket Books, 2021), xx.</text:span></text:p></text:note-body></text:note></text:span><text:span text:style-name="T824"> </text:span><text:span text:style-name="T825">kita tetap perlu membedakan posisi temporal keduanya terkait revolusi itu. </text:span><text:span text:style-name="T766">Luk</text:span><text:span text:style-name="T767">á</text:span><text:span text:style-name="T766">cs </text:span><text:span text:style-name="T826">menunujukkan antinomi-antinomi pemikiran borjuis </text:span><text:soft-page-break/><text:span text:style-name="T826">bersamaan dengan ekspektasinya bahwa antinomi tersebut akan diselesaikan oleh </text:span><text:span text:style-name="T26">praxis</text:span><text:span text:style-name="T826"> kaum proletar; Adorno, sebaliknya, membiarkan antinomi itu tetap menggantung dalam tegangannya.</text:span><text:span text:style-name="T826"><text:note text:id="ftn58" text:note-class="footnote"><text:note-citation>58</text:note-citation><text:note-body><text:p text:style-name="P58">Lih. Feenberg, <text:span text:style-name="T1">Praxis</text:span><text:span text:style-name="T93">, 153–5.</text:span></text:p></text:note-body></text:note></text:span></text:p>
      <text:p text:style-name="P101"><text:tab/><text:span text:style-name="T833">Cara membaca yang metakritis ini tampaknya </text:span><text:span text:style-name="T837">memiliki akar dalam</text:span><text:span text:style-name="T836"> pengalaman</text:span><text:span text:style-name="T834"> Adorno </text:span><text:span text:style-name="T836">membaca Kant </text:span><text:span text:style-name="T1150">bersama</text:span><text:span text:style-name="T836"> Sie</text:span><text:span text:style-name="T845">g</text:span><text:span text:style-name="T836">fried Kracauer saat masih remaja. </text:span><text:span text:style-name="T838">Dalam salah satu tulisannya dari 1960-an, Adorno </text:span><text:span text:style-name="T839">mengaku bahwa dia menganggap pengaruh Kracauer padanya lebih besar daripada semua guru resminya</text:span><text:span text:style-name="T838">, dan menggambarkan </text:span><text:span text:style-name="T839">pengalamannya</text:span><text:span text:style-name="T838"> sebagai berikut</text:span><text:span text:style-name="T835">:</text:span></text:p>
      <text:p text:style-name="P103"/>
      <text:p text:style-name="P103"><text:span text:style-name="T835">Di bawah bimbingan </text:span><text:span text:style-name="T1100">[Kracauer]</text:span><text:span text:style-name="T835">, saya mengalami karya itu dari awal tidak hanya sebagai epistemologi saja, tidak sebagai analisis atas kondisi untuk putusan yang sah secara ilmiah, tetapi sebagai semacam teks </text:span><text:span text:style-name="T836">terkode yang darinya </text:span><text:span text:style-name="T589">keadaan historis roh</text:span><text:span text:style-name="T836"> dapat dibaca, dengan harapan samar bahwa dengan melakukan hal itu kita bisa </text:span><text:span text:style-name="T839">memperoleh sedikit kebenaran itu sendiri.</text:span><text:span text:style-name="T839"><text:note text:id="ftn59" text:note-class="footnote"><text:note-citation>59</text:note-citation><text:note-body><text:p text:style-name="P61">Theodor W. Adorno, <text:span text:style-name="T29">Notes to Literature</text:span><text:span text:style-name="T158">, jil. 2, terj. Shierry Weber Nicholsen, ed. Rolf Tiedemann (New York: Columbia University Press, </text:span><text:span text:style-name="T159">1992), </text:span><text:span text:style-name="T158">58–9: “</text:span><text:span text:style-name="T30">Under his guidance, I experienced the work from the beginning not as mere epistemology, not as an analysis of the conditions of scientifically valid judgments, but as a kind of coded text from which the historical situation of spirit could be read, with the vague expectation that in doing so one could acquire something of truth itself</text:span><text:span text:style-name="T160">.” </text:span><text:span text:style-name="T196">Tekanan saya.</text:span></text:p></text:note-body></text:note></text:span></text:p>
      <text:p text:style-name="P102"/>
      <text:p text:style-name="P125">Tentu <text:span text:style-name="T840">deskripsi di atas, khususnya sebutan akan “kode,” lebih menekankan isi sosial dari</text:span><text:span text:style-name="T841">pada isi filosofis dan karena itu lebih dekat dengan gaya analisis </text:span><text:span text:style-name="T766">Luk</text:span><text:span text:style-name="T767">á</text:span><text:span text:style-name="T766">cs </text:span><text:span text:style-name="T841">atau Marx dan Engels daripada Adorno dewasa yang mencari keseimbangan di antara dua perspektif itu. </text:span><text:span text:style-name="T842">Salah satu rumusan Adorno dewasa yang juga relevan untuk pembahasan berikutnya berbunyi sebagai berikut: “Pemikiran itu berciri ganda: dia ditentukan secara imanen dan </text:span><text:span text:style-name="T843">teliti, namun dia merupakan cara beperilaku yang—</text:span><text:span text:style-name="T844">tak tercabutkan—r</text:span><text:span text:style-name="T1159">ea</text:span><text:span text:style-name="T844">l di tengah-tengah realitas.”</text:span><text:span text:style-name="T844"><text:note text:id="ftn60" text:note-class="footnote"><text:note-citation>60</text:note-citation><text:note-body><text:p text:style-name="P62">Adorno, <text:span text:style-name="T31">Critical Models</text:span><text:span text:style-name="T161">, 261: “</text:span><text:span text:style-name="T31">Thinking has a double character: it is immanently determined and rigorous, and yet an inalienably real mode of behavior in the midst of reality</text:span><text:span text:style-name="T161">.”</text:span></text:p></text:note-body></text:note></text:span><text:span text:style-name="T844"> </text:span><text:span text:style-name="T1112">Di subbab berikutnya, kita akan melihat bagaimana tegangan antara perspektif luar dan perspektif dalam merupakan salah satu ciri dari pendekatan dialektis Adorno yang dia warisi dari Hegel.</text:span></text:p>
      <text:p text:style-name="P126"/>
      <text:p text:style-name="P136">2.2.3.2 Teori dan <text:span text:style-name="T27">p</text:span><text:span text:style-name="T1">raxis</text:span></text:p>
      <text:p text:style-name="P92"><text:tab/>Terkait masalah teori dan <text:span text:style-name="T1">praxis</text:span> juga, posisi Adorno ditentukan oleh sikapnya yang dikondisikan oleh pengalamannya akan sejarah. <text:span text:style-name="T827">Tulisannya yang paling </text:span><text:span text:style-name="T828">lengkap </text:span><text:span text:style-name="T1100">mengenai tema ini</text:span><text:span text:style-name="T828">, “Catatan Marginal pada Teori dan Praxis,” langsung menanggapi tuduhan, terutama dari gerakan mahasiswa, bahwa Adorno tidak berani mengimbangi </text:span><text:soft-page-break/><text:span text:style-name="T828">posisi teoretisnya dengan tindakan yang nyata.</text:span><text:span text:style-name="T828"><text:note text:id="ftn61" text:note-class="footnote"><text:note-citation>61</text:note-citation><text:note-body><text:p text:style-name="P59">Maroje Vi<text:span text:style-name="T216">ši</text:span><text:span text:style-name="T569">ć, “Revisiting Adorno’s Position on the Relation of Theory to Praxis,” </text:span><text:span text:style-name="T401">Obnovljeni Život </text:span><text:span text:style-name="T365">75.3 (2020), 313.</text:span></text:p></text:note-body></text:note></text:span><text:span text:style-name="T828"> </text:span><text:span text:style-name="T829">Tidak hanya dari </text:span><text:span text:style-name="T1134">perspektif </text:span><text:span text:style-name="T829">mahasiswa radikal saat itu, suatu tuntutan untuk ‘kembali berteori’ dapat dilihat sebagai pembalikan atas tuntutan Marx, sudah dibahas di atas, bahwa filsafat harus menjadi praktis.</text:span><text:span text:style-name="T829"><text:note text:id="ftn62" text:note-class="footnote"><text:note-citation>62</text:note-citation><text:note-body><text:p text:style-name="P60">Lih. juga Miguel Candioti, “Praxis,” dalam <text:span text:style-name="T1">The SAGE Handbook of Marxism, </text:span><text:span text:style-name="T150">ed. Beverley Skeggs dkk. (</text:span><text:span text:style-name="T151">London: SAGE Publications, 2022), </text:span><text:span text:style-name="T152">545.</text:span></text:p></text:note-body></text:note></text:span></text:p>
      <text:p text:style-name="P93"><text:tab/><text:span text:style-name="T846">Adorno meletakkan pembelahan antara teori dengan </text:span><text:span text:style-name="T32">praxis</text:span><text:span text:style-name="T846"> </text:span><text:span text:style-name="T847">di masa purba </text:span><text:span text:style-name="T848">kehi</text:span><text:span text:style-name="T850">d</text:span><text:span text:style-name="T848">upan. </text:span><text:span text:style-name="T850">Menurutnya, </text:span><text:span text:style-name="T33">praxis</text:span><text:span text:style-name="T850"> berasal dari pekerjaan </text:span><text:span text:style-name="T851">dalam arti Marxian, </text:span><text:span text:style-name="T852">yakni, sebagai produksi manusia atas sarana penghidupannya sendiri.</text:span><text:span text:style-name="T852"><text:note text:id="ftn63" text:note-class="footnote"><text:note-citation>63</text:note-citation><text:note-body><text:p text:style-name="P63">Lih. Marx dan Engels, <text:span text:style-name="T1">Selected</text:span><text:span text:style-name="T93">, 20–1.</text:span></text:p></text:note-body></text:note></text:span><text:span text:style-name="T852"> </text:span><text:span text:style-name="T853">Asal-usul ini menandai </text:span><text:span text:style-name="T854">semua </text:span><text:span text:style-name="T34">praxis</text:span><text:span text:style-name="T854"> manusia dengan </text:span><text:span text:style-name="T855">ketidakbebasan: pemaksaan untuk mengorbankan keinginan demi bertahan </text:span><text:span text:style-name="T856">hidup.</text:span><text:span text:style-name="T79"> </text:span><text:span text:style-name="T80">Praxis</text:span><text:span text:style-name="T1101"> menuntut supaya segala usaha </text:span><text:span text:style-name="T1102">diarahkan kepada tujuan itu, suatu yang dapat kita amati langsung dengan melihat ‘gaya hidup’ serangga </text:span><text:span text:style-name="T1135">yang bagi Adorno terkesan menjijikkan</text:span><text:span text:style-name="T1102">.</text:span><text:span text:style-name="T856"><text:note text:id="ftn64" text:note-class="footnote"><text:note-citation>64</text:note-citation><text:note-body><text:p text:style-name="P69">Adorno, <text:span text:style-name="T1">Critical Models</text:span><text:span text:style-name="T93">, 262.</text:span></text:p></text:note-body></text:note></text:span><text:span text:style-name="T856"> </text:span><text:span text:style-name="T857">Teori, sebaliknya, menjadi bebas persis sejauh dia bisa menolak tuntutan praktis untuk diterapkan.</text:span><text:span text:style-name="T857"><text:note text:id="ftn65" text:note-class="footnote"><text:note-citation>65</text:note-citation><text:note-body><text:p text:style-name="P64">Adorno, <text:span text:style-name="T1">Critical Models</text:span><text:span text:style-name="T93">, 26</text:span><text:span text:style-name="T162">0.</text:span></text:p></text:note-body></text:note></text:span><text:span text:style-name="T857"> </text:span><text:span text:style-name="T859">Dalam bentuk pemikiran, teori </text:span><text:span text:style-name="T860">mampu melampaui apa yang ada; </text:span><text:span text:style-name="T861">justru di titik itulah teori bisa menjadi kritis, sementara </text:span><text:span text:style-name="T35">praxis</text:span><text:span text:style-name="T861"> sendiri hanya bisa bekerja dengan apa yang tersedia baginya.</text:span></text:p>
      <text:p text:style-name="P93"><text:tab/><text:span text:style-name="T862">Akhirnya, bagi Adorno, meskipun kita dapat membedakan teori dari </text:span><text:span text:style-name="T36">praxis</text:span><text:span text:style-name="T862">, keduanya tidak dapat dipisahkan begitu saja. </text:span><text:span text:style-name="T863">Kegiatan b</text:span><text:span text:style-name="T858">erteori </text:span><text:span text:style-name="T863">pun tidak dapat dilabelkan </text:span><text:span text:style-name="T864">sebagai praktik yang murni teoretis karena tetap merupakan tindakan di dunia. </text:span><text:span text:style-name="T865">Justru anggapan bahwa ‘pemikiran </text:span><text:span text:style-name="T866">murni’ bisa dilakukan dianggap “ideologi” oleh Adorno yang berakar </text:span><text:span text:style-name="T1136">dalam</text:span><text:span text:style-name="T866"> pembagian kerja purba </text:span><text:span text:style-name="T867">di antara pekerjaan manual dengan pekerjaan intelektual.</text:span><text:span text:style-name="T867"><text:note text:id="ftn66" text:note-class="footnote"><text:note-citation>66</text:note-citation><text:note-body><text:p text:style-name="P65">Adorno, <text:span text:style-name="T1">Critical Models</text:span><text:span text:style-name="T93">, 26</text:span><text:span text:style-name="T163">1–</text:span><text:span text:style-name="T164">2</text:span><text:span text:style-name="T163">.</text:span></text:p></text:note-body></text:note></text:span><text:span text:style-name="T867"> </text:span><text:span text:style-name="T868">Maksud Adorno di sini menjadi jelas ketika melihat teladan pembagian kerja tersebut </text:span><text:span text:style-name="T869">di konteks Barat</text:span><text:span text:style-name="T868"> di Athena kuno. </text:span><text:span text:style-name="T870">Kehidupan kontemplatif </text:span><text:span text:style-name="T876">[</text:span><text:span text:style-name="T39">bios theoretikos</text:span><text:span text:style-name="T876">]</text:span><text:span text:style-name="T870"> yang menurut Aristoteles merupakan kebahagiaan </text:span><text:span text:style-name="T871">tertinggi </text:span><text:span text:style-name="T872">bagi manusia</text:span><text:span text:style-name="T871"><text:note text:id="ftn67" text:note-class="footnote"><text:note-citation>67</text:note-citation><text:note-body><text:p text:style-name="P71">Lih, mis., Christopher Shields, <text:span text:style-name="T37">Aristotle,</text:span><text:span text:style-name="T165"> edisi kedua (New York: Routledge, 2014), 402ff.</text:span></text:p></text:note-body></text:note></text:span><text:span text:style-name="T871"> </text:span><text:span text:style-name="T872">hanya dimungkinkan (pada masa itu) oleh perbudakan, </text:span><text:span text:style-name="T873">yang memang menjadi dasar ek</text:span><text:span text:style-name="T875">o</text:span><text:span text:style-name="T873">nomi </text:span><text:span text:style-name="T38">polis-polis</text:span><text:span text:style-name="T873"> Yunani kuno </text:span><text:span text:style-name="T882">(dan di</text:span><text:span text:style-name="T1102">benarkan</text:span><text:span text:style-name="T882"> dalam filsafat politik Aristoteles)</text:span><text:span text:style-name="T873">.</text:span><text:span text:style-name="T873"><text:note text:id="ftn68" text:note-class="footnote"><text:note-citation>68</text:note-citation><text:note-body><text:p text:style-name="P72">Lih. <text:span text:style-name="T883">Aristotle, </text:span><text:span text:style-name="T42">Politics</text:span><text:span text:style-name="T167">, terj. CDC Reeve (Indianapolis: Hackett, 2017), 1254b1 16–26. </text:span></text:p></text:note-body></text:note></text:span><text:span text:style-name="T873"> ‘</text:span><text:span text:style-name="T874">Kemurnian’ kontemplasi menyembunyikan eksploitasi. </text:span><text:span text:style-name="T1102">Adorno juga menyadari akan ketidakadilan bahwa di masa </text:span><text:span text:style-name="T1137">kini</text:span><text:span text:style-name="T1102"> ada </text:span><text:span text:style-name="T1137">juga </text:span><text:span text:style-name="T1102">orang, termasuk Adorno sendiri, yang </text:span><text:span text:style-name="T1103">sempat menjalankan suatu yang cukup dekat dengan </text:span><text:span text:style-name="T81">bios theoretikos</text:span><text:span text:style-name="T1103">, sementara mayoritas manusia masih harus bersusah-payah agar terus bereksistensi saja. </text:span><text:span text:style-name="T1104">Baginya, </text:span><text:soft-page-break/><text:span text:style-name="T1104">ketimpangan tersebut menunjukkan kemungkinan akan suatu masyarakat yang menjamin kehidupan seperti yang Adorno nikmati bagi semua orang.</text:span><text:span text:style-name="T1104"><text:note text:id="ftn69" text:note-class="footnote"><text:note-citation>69</text:note-citation><text:note-body><text:p text:style-name="P70">Adorno, <text:span text:style-name="T1">Critical Models</text:span><text:span text:style-name="T93">, </text:span><text:span text:style-name="T197">267.</text:span></text:p></text:note-body></text:note></text:span></text:p>
      <text:p text:style-name="P93"><text:span text:style-name="T877"><text:tab/>Anggapan </text:span><text:span text:style-name="T1104">umum </text:span><text:span text:style-name="T877">akan </text:span><text:span text:style-name="T1104">adanya </text:span><text:span text:style-name="T877">suatu teori ‘murni’ juga relevan bagi keadaan yang Adorno hadapi dengan gerakan mahasiswa. </text:span><text:span text:style-name="T878">Jika teori selalu sudah praktis, </text:span><text:span text:style-name="T879">maka tuduhan sayap radikal gerakan mahasiswa—misalnya, semboyan “[s]iapa pun yang menyibukkan dirinya dengan teori, tanpa bertindak secara praktis, adalah pengkhianat terhadap sosialisme,” yang konon dicoret di dinding kamar seorang mahasiswa yang lebih memilih belajar daripada turun ke jalan</text:span><text:span text:style-name="T879"><text:note text:id="ftn70" text:note-class="footnote"><text:note-citation>70</text:note-citation><text:note-body><text:p text:style-name="P66">Adorno, <text:span text:style-name="T1">Critical Models</text:span><text:span text:style-name="T93">, 26</text:span><text:span text:style-name="T166">3: “</text:span><text:span text:style-name="T40">Whoever occupies himself with theory, without act</text:span><text:span text:style-name="T85">i</text:span><text:span text:style-name="T40">ng practically, is a traitor to socialism</text:span><text:span text:style-name="T166">.”</text:span></text:p></text:note-body></text:note></text:span><text:span text:style-name="T879">—</text:span><text:span text:style-name="T880">tidak lagi masuk a</text:span><text:span text:style-name="T881">k</text:span><text:span text:style-name="T880">al.</text:span><text:span text:style-name="T879"> </text:span><text:span text:style-name="T881">Klaim </text:span><text:span text:style-name="T882">mereka untuk memiliki satu-satunya </text:span><text:span text:style-name="T41">praxis</text:span><text:span text:style-name="T882"> yang benar </text:span><text:span text:style-name="T884">ternyata </text:span><text:span text:style-name="T882">juga ideologis, </text:span><text:span text:style-name="T885">karena dipakai untuk menyingkirkan bentuk </text:span><text:span text:style-name="T43">praxis </text:span><text:span text:style-name="T885">yang lain. </text:span><text:span text:style-name="T886">Adorno merumuskannya sebagai berikut: “Dogma tentang kesatuan teori dengan </text:span><text:span text:style-name="T44">praxis</text:span><text:span text:style-name="T886">, bertentangan dengan doktrin yang mendasarinya, tidak dialektis: [dogma tersebut] diam-diam mengapropriasi identitas sederhana pada saat hanya kontradiksi</text:span><text:span text:style-name="T1138">lah</text:span><text:span text:style-name="T886"> yang sempat menjadi produktif.”</text:span><text:span text:style-name="T886"><text:note text:id="ftn71" text:note-class="footnote"><text:note-citation>71</text:note-citation><text:note-body><text:p text:style-name="P67">Adorno, <text:span text:style-name="T1">Critical Models</text:span><text:span text:style-name="T93">, 2</text:span><text:span text:style-name="T168">77</text:span><text:span text:style-name="T166">: “</text:span><text:span text:style-name="T534">The dogma of the unity of the</text:span><text:span text:style-name="T545">o</text:span><text:span text:style-name="T534">ry and praxis, contrary to the doctrine on which it is based, is undialectical: it underhandedly appropriates simple identity where contradiction alone has the chance of becoming productive.</text:span><text:span text:style-name="T433">”</text:span></text:p></text:note-body></text:note></text:span><text:span text:style-name="T886"> </text:span><text:span text:style-name="T887">Gerakan </text:span><text:span text:style-name="T1139">mahasiswa</text:span><text:span text:style-name="T887"> (dan siapa pun yang menetapkan diri sebagai ahli waris </text:span><text:span text:style-name="T45">praxis</text:span><text:span text:style-name="T887"> asli) melihat </text:span><text:span text:style-name="T888">masalah teori dan </text:span><text:span text:style-name="T46">praxis</text:span><text:span text:style-name="T888"> terlalu sederhana, seolah-olah mereka hanya perlu membaca ‘resep’ di buku Marx (atau Engels, Lenin, Stalin, Mao...) lalu menerapkannya begitu saja. </text:span><text:span text:style-name="T889">Bagi Adorno, senada dengan kritik </text:span><text:span text:style-name="T890">Luká</text:span><text:span text:style-name="T891">cs </text:span><text:span text:style-name="T889">akan Marxisme vulgar, pendekatan ini melupakan dialektika. </text:span><text:span text:style-name="T47">Praxis</text:span><text:span text:style-name="T892"> yang dihasilkan olehnya hanya bisa </text:span><text:span text:style-name="T47">praxis </text:span><text:span text:style-name="T892">semu.</text:span></text:p>
      <text:p text:style-name="P94"><text:tab/><text:span text:style-name="T892">Bagi Adorno, sebaliknya, pengakuan akan momen teoretis dalam dialektika teori-</text:span><text:span text:style-name="T47">praxis</text:span><text:span text:style-name="T892"> memungkinkan suatu </text:span><text:span text:style-name="T47">praxis </text:span><text:span text:style-name="T892">yang benar di masa depan:</text:span></text:p>
      <text:p text:style-name="P94"/>
      <text:p text:style-name="P97">Setiap <text:span text:style-name="T1104">renungan</text:span> mengenai kebebasan <text:span text:style-name="T894">meliputi konsepsi atas </text:span><text:span text:style-name="T893">kemungkinan perwujudannya, asalkan </text:span><text:span text:style-name="T1104">renungan</text:span><text:span text:style-name="T893"> itu tidak di</text:span><text:span text:style-name="T1140">rebut</text:span><text:span text:style-name="T893"> oleh </text:span><text:span text:style-name="T48">praxis</text:span><text:span text:style-name="T893"> dan </text:span><text:span text:style-name="T894">direkayasa supaya cocok dengan hasil yang di</text:span><text:span text:style-name="T1141">suruh</text:span><text:span text:style-name="T894"> oleh </text:span><text:span text:style-name="T49">praxis </text:span><text:span text:style-name="T894">tersebut</text:span><text:span text:style-name="T49">. </text:span><text:span text:style-name="T894">Sama seperti pembelahan subjek dan objek tidak dapat langsung dibatalkan melalui perintah pemikiran, begitu juga kesatuan langsung antara teori dengan </text:span><text:span text:style-name="T49">praxis</text:span><text:span text:style-name="T894"> hampir tidak mungkin: hal itu akan meniru identitas palsu antara subjek dengan objek </text:span><text:span text:style-name="T895">dan akan melanjutkan prinsip dominasi yang menyatakan identitas dan yang harus dilawan oleh </text:span><text:span text:style-name="T50">praxis</text:span><text:span text:style-name="T895"> yang benar.”</text:span><text:span text:style-name="T895"><text:note text:id="ftn72" text:note-class="footnote"><text:note-citation>72</text:note-citation><text:note-body><text:p text:style-name="P68">Adorno, <text:span text:style-name="T1">Critical Models</text:span><text:span text:style-name="T93">, 2</text:span><text:span text:style-name="T169">65</text:span><text:span text:style-name="T166">: </text:span><text:span text:style-name="T434">“</text:span><text:span text:style-name="T535">Every meditation upon freedom extends into the conception of its possible realization, so long as the meditation is not taken in hand by praxis and tailored to fit the results it enjoins. Just as the division of subj</text:span><text:span text:style-name="T536">e</text:span><text:span text:style-name="T535">ct and object cannot be revoked immediately by a decree of thought, so too an imm</text:span><text:span text:style-name="T536">e</text:span><text:span text:style-name="T535">diate unity of theory and praxis is hardly possible: it would imitate th</text:span><text:span text:style-name="T547">e</text:span><text:span text:style-name="T535"> false identity of subject and object and would perpetuate the principle of domination that posits identity and that a true praxis must oppose.</text:span><text:span text:style-name="T435">”</text:span></text:p></text:note-body></text:note></text:span></text:p>
      <text:p text:style-name="P96"/>
      <text:p text:style-name="P98">Meskipun tampak paradoksal pada pandangan pertamanya, bagi Adorno, harapan terbaik bagi suatu <text:span text:style-name="T1">praxis </text:span>yang benar—yakni, suatu masyarakat tanpa dominasi, baik <text:span text:style-name="T1142">atas</text:span> sesama <text:soft-page-break/>manusia maupun atas alam—adalah teori yang dibiarkan berjalan ‘dengan sendirinya’. <text:span text:style-name="T896">Sebagaimana kita akan lihat di bab berikutnya, </text:span><text:span text:style-name="T51">Dialektika Negatif</text:span><text:span text:style-name="T896"> merupakan usaha teoretis ini yang paling menyeluruh di bidang filsafat.</text:span></text:p>
      <text:p text:style-name="P95"/>
      <text:p text:style-name="P130">2.<text:span text:style-name="T1128">3</text:span> Pengaruh dari luar tradisi Marxis</text:p>
      <text:p text:style-name="P104"><text:tab/>Adorno, sebagai pemikir Marxis Barat, <text:span text:style-name="T897">terbuka terhadap </text:span><text:span text:style-name="T898">pengaruh dari luar tradisi Marxis itu sendiri. Subbab ini menyajikan gambaran sekilas mengenai </text:span><text:span text:style-name="T1080">tiga</text:span><text:span text:style-name="T898"> </text:span><text:span text:style-name="T1080">tokoh berpengaruh</text:span><text:span text:style-name="T898"> yang </text:span><text:span text:style-name="T1080">pemikirannya </text:span><text:span text:style-name="T996">relevan bagi diskusi kebebasan dalam </text:span><text:span text:style-name="T63">Dialektika N</text:span><text:span text:style-name="T64">egatif</text:span><text:span text:style-name="T997">: </text:span><text:span text:style-name="T1080">Kant, Hegel, dan Freud</text:span><text:span text:style-name="T64">. </text:span><text:span text:style-name="T997">Fokus pada </text:span><text:span text:style-name="T1080">kebebasan sebagaimana dibahas dalam </text:span><text:span text:style-name="T78">Dialektika Negatif </text:span><text:span text:style-name="T997">berarti beberapa tokoh yang umumnya</text:span> <text:span text:style-name="T998">dinilai penting, seperti Nietzsche dan Walter Benjamin, </text:span><text:span text:style-name="T999">tidak dibahas. </text:span><text:span text:style-name="T1080">Seperti di subbab sebelumnya, </text:span><text:span text:style-name="T1081">pembagian historis ini juga akan menerangi beberapa pokok perhatian sistematis Adorno </text:span><text:span text:style-name="T1105">sesuai dengan cara dia menanggapi pemikir yang dibahas</text:span><text:span text:style-name="T1081">. </text:span></text:p>
      <text:p text:style-name="P104"/>
      <text:p text:style-name="P131">2.<text:span text:style-name="T1128">3</text:span>.1 Kant<text:note text:id="ftn73" text:note-class="footnote"><text:note-citation>73</text:note-citation><text:note-body><text:p text:style-name="P73">Mengingat bahwa <text:span text:style-name="T1168">B</text:span>ab <text:span text:style-name="T1168">4</text:span> membahas konfrontasi Adorno yang paling menyeluruh dengan filsafat Kant, yakni, bab “Kebebasan” dari <text:span text:style-name="T1">Dialektika Negatif</text:span><text:span text:style-name="T93">, maka </text:span><text:span text:style-name="T170">bagian ini hanya akan membahas beberapa corak umum.</text:span></text:p></text:note-body></text:note></text:p>
      <text:p text:style-name="P105"><text:tab/><text:span text:style-name="T899">Pengaruh Kant pada pemikiran Adorno cenderung </text:span><text:span text:style-name="T900">kurang diperhatikan di literatur sekunder dibandingkan Hegel, Nietzsche, Freud, dan Weber.</text:span><text:span text:style-name="T900"><text:note text:id="ftn74" text:note-class="footnote"><text:note-citation>74</text:note-citation><text:note-body><text:p text:style-name="P74">Lih. <text:span text:style-name="T437">Josef Frükl, </text:span><text:span text:style-name="T436">“‘</text:span><text:span text:style-name="T438">Großartige Zweideutigkeit’: Kant,” </text:span><text:span text:style-name="T437">dalam </text:span><text:span text:style-name="T537">Adorno-Handbuch: Leben—Werk—Wirkung</text:span><text:span text:style-name="T439">, </text:span><text:span text:style-name="T440">edisi kedua, </text:span><text:span text:style-name="T439">ed. Richard Klein dkk. </text:span><text:span text:style-name="T441">(</text:span><text:span text:style-name="T440">Berlin: JB Metzler, 2019</text:span><text:span text:style-name="T441">), 386; lih. juga </text:span><text:span text:style-name="T442">Sabine </text:span><text:span text:style-name="T444">Hollewedde,</text:span><text:span text:style-name="T442"> “Adornos Kant-Rezeption: </text:span><text:span text:style-name="T443">Eine vernachlässigte Grundlage kritischer Philosophie,” dalam </text:span><text:span text:style-name="T538">Oldenburger Jahrbuch für Philosophie 2017/2018, </text:span><text:span text:style-name="T443">ed. Alexander Max Bauer dan Nils Baratella, 209–233. </text:span><text:span text:style-name="T444">(</text:span><text:span text:style-name="T443">Oldenburg: BIS-Verlag, 2019</text:span><text:span text:style-name="T444">), 209</text:span><text:span text:style-name="T440">.</text:span></text:p></text:note-body></text:note></text:span><text:span text:style-name="T900"> </text:span><text:span text:style-name="T901">Meskipun begitu, pemikiran Kant cukup penting bagi Adorno: kita sudah melihat bahwa </text:span><text:span text:style-name="T52">Kritik</text:span><text:span text:style-name="T901"> pertama Kant merupakan pengalaman membaca filsafat pertama bagi Adorno muda bersama Siegfried Kracauer. Selain dari bab tentang Kant dalam </text:span><text:span text:style-name="T52">Dialektika Negatif</text:span><text:span text:style-name="T901">, Adorno juga </text:span><text:span text:style-name="T902">memberi setidaknya dua mata kuliah yang sudah dibukukan tentang Kant: </text:span><text:span text:style-name="T53">Masalah-Masalah Filsafat Moral </text:span><text:span text:style-name="T902">dan </text:span><text:span text:style-name="T53">Kritik Akal Budi Murni Kant.</text:span></text:p>
      <text:p text:style-name="P106"><text:span text:style-name="T54"><text:tab/></text:span><text:span text:style-name="T903">Bagi Adorno, Kant menduduki posisi </text:span><text:span text:style-name="T904">unggul </text:span><text:span text:style-name="T907">tidak hanya </text:span><text:span text:style-name="T905">sebagai filsuf, </text:span><text:span text:style-name="T906">tetapi sebagai wakil semangat borjuis muda. </text:span><text:span text:style-name="T907">Dengan kata lain, Kant bagi Adorno tidak hanya </text:span><text:soft-page-break/><text:span text:style-name="T907">berperan sentral bagi filsafat modern, tetapi juga bagi mo</text:span><text:span text:style-name="T908">d</text:span><text:span text:style-name="T907">ernitas itu sendiri, </text:span><text:span text:style-name="T1143">yakni, cara manusia memahami dirinya sendiri</text:span><text:span text:style-name="T907"> </text:span><text:span text:style-name="T1143">sebagai ‘modern’. </text:span><text:span text:style-name="T909">Secara khusus, filsafat Kant begitu ekspresif atas keadaan modern karena sifat antinomisnya. </text:span><text:span text:style-name="T910">Subjek dan objek, fenomena dan noumena, </text:span><text:span text:style-name="T911">yang empiris dan yang inteligibel,</text:span><text:span text:style-name="T910"> </text:span><text:span text:style-name="T911">kebebasan dan determinisme: perlawanan-perlawanan tak terselesaikan ini muncul untuk pertama kalinya dalam pemikiran Kant, menurut Adorno, bukan sebagai perkembangan yang terjadi <text:s/></text:span><text:span text:style-name="T912">murni </text:span><text:span text:style-name="T913">internal bagi filsafat, tetapi </text:span><text:span text:style-name="T914">karena </text:span><text:span text:style-name="T1105">adanya </text:span><text:span text:style-name="T914">antinomi serupa dalam masyarakat borjuis.</text:span><text:span text:style-name="T909"> </text:span><text:span text:style-name="T908">Dalam hal ini, pemikiran Adorno banyak berutang kepada </text:span><text:span text:style-name="T766">Luk</text:span><text:span text:style-name="T767">á</text:span><text:span text:style-name="T766">cs, </text:span><text:span text:style-name="T909">yang </text:span><text:span text:style-name="T914">sikapnya terhadap Kant sudah sempat </text:span><text:span text:style-name="T909">kita lihat </text:span><text:span text:style-name="T914">di atas.</text:span><text:span text:style-name="T914"><text:note text:id="ftn75" text:note-class="footnote"><text:note-citation>75</text:note-citation><text:note-body><text:p text:style-name="P75">Lih, mis., JM <text:span text:style-name="T571">Bernstein, “Concept and Object: Adorno’s Critique of Kant,” dalam </text:span><text:span text:style-name="T574">A Companion to Adorno</text:span><text:span text:style-name="T571">, ed. Peter E. Gordon dkk. </text:span><text:span text:style-name="T570">(</text:span><text:span text:style-name="T572">New York: John Wiley &amp; Sons, 2</text:span><text:span text:style-name="T570">0</text:span><text:span text:style-name="T572">2</text:span><text:span text:style-name="T570">0), 487–8</text:span><text:span text:style-name="T572">; </text:span><text:span text:style-name="T573">lih. juga </text:span><text:span text:style-name="T437">Frükl, “ </text:span><text:span text:style-name="T438">Großartige Zweideutigkeit,” </text:span><text:span text:style-name="T445">387, dan Hollewedde, “Kant-Rezeption,” 210.</text:span></text:p></text:note-body></text:note></text:span><text:span text:style-name="T914"> </text:span><text:span text:style-name="T915">Antinomi yang paling signifikan bagi tesis ini adalah salah satu antimoni resmi Kant, Antimoni Ketiga, yang memperlawankan </text:span><text:span text:style-name="T1169">adanya </text:span><text:span text:style-name="T915">kebebasan </text:span><text:span text:style-name="T1169">dengan universalitas </text:span><text:span text:style-name="T915">kausalitas </text:span><text:span text:style-name="T1169">alami</text:span><text:span text:style-name="T915">.</text:span></text:p>
      <text:p text:style-name="P128"/>
      <text:p text:style-name="P131">2.<text:span text:style-name="T1128">3</text:span>.2 Hegel</text:p>
      <text:p text:style-name="P107"><text:tab/>Hegel merupakan salah satu pengaruh terbesar pada pemikiran Adorno.<text:tab/> <text:span text:style-name="T939">Adorno menulis banyak tentang Hegel, misalnya di bukunya</text:span><text:span text:style-name="T59"> Hegel: Tiga Kajian;</text:span><text:span text:style-name="T939"> di berbagai mata kuliahnya seperti</text:span><text:span text:style-name="T59"> Pengantar Dialektika</text:span><text:span text:style-name="T939"> dan</text:span><text:span text:style-name="T59"> Sejarah dan Kebebasan</text:span><text:span text:style-name="T939">; dan, seperti Kant, Hegel mendapatkan satu bab ‘model’ dalam</text:span><text:span text:style-name="T59"> Dialektika Negatif</text:span><text:span text:style-name="T939">, yang berjudul “</text:span><text:span text:style-name="T940">Roh Dunia dan Alam-Sejarah.”</text:span><text:span text:style-name="T1"> </text:span><text:span text:style-name="T916">Warisan Adorno yang terpenting dari Hegel adalah dialektika, dipahami sekaligus sebagai ‘metode’ filosofis dan sebagai struktur pemikiran, </text:span><text:span text:style-name="T922">dan bahkan realitas,</text:span><text:span text:style-name="T916"> itu sendiri.</text:span><text:span text:style-name="T916"><text:note text:id="ftn76" text:note-class="footnote"><text:note-citation>76</text:note-citation><text:note-body><text:p text:style-name="P76"><text:span text:style-name="T784">Adorno,</text:span><text:span text:style-name="T785"> </text:span><text:span text:style-name="T793">Introduction to Dialectics</text:span><text:span text:style-name="T784">, </text:span><text:span text:style-name="T786">1–2 dan </text:span><text:span text:style-name="T794">passim</text:span><text:span text:style-name="T786">.</text:span></text:p></text:note-body></text:note></text:span><text:span text:style-name="T916"> </text:span><text:span text:style-name="T917">Bagi Adorno (dan sebagaimana umumnya diakui dalam sejarah filsafat), Hegel adalah </text:span><text:span text:style-name="T918">pencipta dialektika </text:span><text:span text:style-name="T967">dalam bentuk modernnya</text:span><text:span text:style-name="T918">, </text:span><text:span text:style-name="T919">kemudian Marx membalikkan dialektika Hegel dari idealis menjadi materialis.</text:span><text:span text:style-name="T919"><text:note text:id="ftn77" text:note-class="footnote"><text:note-citation>77</text:note-citation><text:note-body><text:p text:style-name="P77"><text:span text:style-name="T784">Adorno,</text:span><text:span text:style-name="T785"> </text:span><text:span text:style-name="T793">Introduction to Dialectics</text:span><text:span text:style-name="T784">, </text:span><text:span text:style-name="T787">6</text:span><text:span text:style-name="T786">–</text:span><text:span text:style-name="T787">7</text:span><text:span text:style-name="T786"> dan </text:span><text:span text:style-name="T794">passim.</text:span></text:p></text:note-body></text:note></text:span><text:span text:style-name="T919"> </text:span><text:span text:style-name="T920">Adorno sendiri ingin mengembangkan versi dialektikanya sendiri, yang awalnya dia sebut “dialektika terbuka” atau “dialektika </text:span><text:span text:style-name="T921">patah,” </text:span><text:span text:style-name="T967">te</text:span><text:span text:style-name="T921">tapi yang kemudian </text:span><text:span text:style-name="T967">diresmikan</text:span><text:span text:style-name="T921"> sebagai “dialektika negatif.”</text:span><text:span text:style-name="T921"><text:note text:id="ftn78" text:note-class="footnote"><text:note-citation>78</text:note-citation><text:note-body><text:p text:style-name="P78"><text:span text:style-name="T784">Adorno,</text:span><text:span text:style-name="T785"> </text:span><text:span text:style-name="T793">Introduction to Dialectics</text:span><text:span text:style-name="T784">, </text:span><text:span text:style-name="T788">21, 95.</text:span></text:p></text:note-body></text:note></text:span><text:span text:style-name="T921"> Sebagaimana kita akan lihat di bab berikutnya, dialektika negatif adalah tanggapan terhadap kegagalan bentuk-bentuk dialektika sebelumnya serta filsafat pada umumnya. </text:span><text:span text:style-name="T923">Meskipun Adorno cukup kritis terhadap banyak aspek pemikiran Hegel, beberapa konsep berkaitan dengan dialektikanya tetap dipertahankan </text:span><text:span text:style-name="T1157">olehnya</text:span><text:span text:style-name="T923">.</text:span></text:p>
      <text:p text:style-name="P108"><text:soft-page-break/><text:tab/><text:span text:style-name="T924">Adorno memahami dialektika Hegel sebagai “gerakan konsep”.</text:span><text:span text:style-name="T924"><text:note text:id="ftn79" text:note-class="footnote"><text:note-citation>79</text:note-citation><text:note-body><text:p text:style-name="P79"><text:span text:style-name="T784">Adorno,</text:span><text:span text:style-name="T785"> </text:span><text:span text:style-name="T793">Introduction to Dialectics</text:span><text:span text:style-name="T784">, </text:span><text:span text:style-name="T789">4ff.</text:span></text:p></text:note-body></text:note></text:span><text:span text:style-name="T924"> </text:span><text:span text:style-name="T925">Gerakan konsep dapat dilihat dari dua sisi yang saling berkaitan: yang ‘murni konseptual’ dan yang historis. </text:span><text:span text:style-name="T926">Dari sisi murni konseptual, Hegel melihat bahwa konsep menghasilkan atau sudah mengandung negasinya sendiri. </text:span><text:span text:style-name="T927">Contoh klasik mengenai </text:span><text:span text:style-name="T928">gerakan ini diambil dari bagian awal</text:span><text:span text:style-name="T55"> Ilmu Logika</text:span><text:span text:style-name="T928"> Hegel.</text:span><text:span text:style-name="T928"><text:note text:id="ftn80" text:note-class="footnote"><text:note-citation>80</text:note-citation><text:note-body><text:p text:style-name="P81">Lih. <text:span text:style-name="T929">George Wilhem Friedrich Hegel, </text:span><text:span text:style-name="T56">The Science of Logic, </text:span><text:span text:style-name="T171">terj. George di Giovanni (Cambridge: Cambridge University Press, 2010), </text:span><text:span text:style-name="T929">59ff.</text:span></text:p></text:note-body></text:note></text:span><text:span text:style-name="T925"> </text:span><text:span text:style-name="T930">Hegel berangkat dari konsep ‘ada’ murni. </text:span><text:span text:style-name="T932">Ada murni, </text:span><text:span text:style-name="T931">karena tidak terdiferensiasi atau ditentukan sama sekali, bukan apa-apa; </text:span><text:span text:style-name="T968">jika ada bukan apa-apa, maka ada tidak ada: </text:span><text:span text:style-name="T931">ada adalah ketiadaan. </text:span><text:span text:style-name="T932">Ada telah dinegasikan dari dalam dirinya sendiri. </text:span><text:span text:style-name="T933">Dengan kata lain, konsep ada adalah kontradiktif </text:span><text:span text:style-name="T968">karena tidak identik dengan dirinya sendiri</text:span><text:span text:style-name="T933">. Hegel </text:span><text:span text:style-name="T995">tidak berhenti </text:span><text:span text:style-name="T1106">dengan kontradiksi ini.</text:span><text:span text:style-name="T933"> </text:span><text:span text:style-name="T1106">M</text:span><text:span text:style-name="T933">asih ada satu tahap lagi </text:span><text:span text:style-name="T995">setelah negasi</text:span><text:span text:style-name="T933">: pengangkatan [</text:span><text:span text:style-name="T57">Aufhebung</text:span><text:span text:style-name="T933">], </text:span><text:span text:style-name="T934">yakni, pembatalan sekaligus pelestarian.</text:span><text:span text:style-name="T933"> </text:span><text:span text:style-name="T935">Negasi ada–ketiadaan pun ‘diangkat’ [</text:span><text:span text:style-name="T58">aufgehoben</text:span><text:span text:style-name="T935">] </text:span><text:span text:style-name="T936">sebagai kemenjadian. </text:span><text:span text:style-name="T937">Dalam kemenjadian, sesuatu yang tidak ada menjadi ada, atau sesuatu yang ada menjadi tidak ada. </text:span><text:span text:style-name="T938">Di satu sisi, kemenjadian menyelesaikan kontradiksi ada–ketiadaan dengan memediasi atau menjadi perantara bagi keduanya. Di sisi lain, </text:span><text:span text:style-name="T940">kontradiksi itu diper</text:span><text:span text:style-name="T969">tahankan</text:span><text:span text:style-name="T940">, tetapi kali ini secara internal bagi konsep kemenjadian.</text:span><text:span text:style-name="T945"><text:note text:id="ftn81" text:note-class="footnote"><text:note-citation>81</text:note-citation><text:note-body><text:p text:style-name="P82"><text:span text:style-name="T370">James Gordon Finlayson, “</text:span><text:span text:style-name="T371">Hegel, Adorno, and the Origins of Immanent Criticism,” </text:span><text:span text:style-name="T402">British Journal of the History of Philosophy</text:span><text:span text:style-name="T371"> 22.6 (2014), </text:span><text:span text:style-name="T281">1150.</text:span></text:p></text:note-body></text:note></text:span><text:span text:style-name="T940"> </text:span><text:span text:style-name="T941">Satu pokok penting mengenai gerakan konsep ini, baik bagi Hegel maupun Adorno: hal ini bukan permainan konsep-konsep yang dilakukan dengan sewenang-wenang oleh si filsuf, melainkan merupakan perkembangan yang sudah ada dalam konsep itu sendiri.</text:span><text:span text:style-name="T941"><text:note text:id="ftn82" text:note-class="footnote"><text:note-citation>82</text:note-citation><text:note-body><text:p text:style-name="P80"><text:span text:style-name="T784">Adorno,</text:span><text:span text:style-name="T785"> </text:span><text:span text:style-name="T793">Introduction to Dialectics</text:span><text:span text:style-name="T784">, </text:span><text:span text:style-name="T790">7 dan </text:span><text:span text:style-name="T795">passim</text:span><text:span text:style-name="T790">.</text:span></text:p></text:note-body></text:note></text:span></text:p>
      <text:p text:style-name="P109"><text:tab/><text:span text:style-name="T942">Contoh di atas juga menunjukkan aspek lain dari dialektika Hegel yang sangat penting bagi Adorno: ‘negasi tertentu’ [</text:span><text:span text:style-name="T60">bestimmte Negation</text:span><text:span text:style-name="T942">]. </text:span><text:span text:style-name="T943">Melalui gerakan konsep, </text:span><text:span text:style-name="T944">k</text:span><text:span text:style-name="T943">ita bisa </text:span><text:span text:style-name="T944">me</text:span><text:span text:style-name="T943">lihat bahwa n</text:span><text:span text:style-name="T934">egasi bukan sekadar peniadaa</text:span><text:span text:style-name="T944">n, </text:span><text:span text:style-name="T946">yang setelahnya kita </text:span><text:span text:style-name="T1107">hanya bisa</text:span><text:span text:style-name="T1106"> pulang</text:span><text:span text:style-name="T946"> dengan tangan kosong. </text:span><text:span text:style-name="T947">Karena hal yang dinegasikan adalah hal spesifik, kita menjadi lebih tahu tentang hal itu melalui negasinya. </text:span><text:span text:style-name="T948">Dapat dikatakan bahwa justru negasi</text:span><text:span text:style-name="T1151">l</text:span><text:span text:style-name="T1144">ah</text:span><text:span text:style-name="T948"> yang mendorong kemajuan dalam pemikiran Hegel.</text:span><text:span text:style-name="T948"><text:note text:id="ftn83" text:note-class="footnote"><text:note-citation>83</text:note-citation><text:note-body><text:p text:style-name="P83">Lih. <text:span text:style-name="T791">Adorno,</text:span><text:span text:style-name="T785"> </text:span><text:span text:style-name="T793">Introduction to Dialectics</text:span><text:span text:style-name="T791">, </text:span><text:span text:style-name="T784">28–9.</text:span></text:p></text:note-body></text:note></text:span><text:span text:style-name="T948"> </text:span><text:span text:style-name="T949">Gagasan ini membawa kita ke sisi kedua gerakan konsep, yakni, yang historis.</text:span></text:p>
      <text:p text:style-name="P110"><text:tab/><text:span text:style-name="T950">Hegel beranggapan bahwa kemajuan melalui negasi tidak hanya terjadi dengan konsep, tetapi juga di dunia nyata. </text:span><text:span text:style-name="T951">Setiap </text:span><text:span text:style-name="T954">bidang </text:span><text:span text:style-name="T955">yang</text:span><text:span text:style-name="T951"> Hegel analisis—filsafat, sejarah, seni, agama, dll.—</text:span><text:span text:style-name="T952">dianggap mengalami pola kemajuan yang sama, bermula dari yang </text:span><text:soft-page-break/><text:span text:style-name="T952">sederhana dan tak terdiferensiasi, </text:span><text:span text:style-name="T956">lalu</text:span><text:span text:style-name="T953"> menjadi semakin rumit, karena setiap pengangkatan tetap melestarikan tahap-tahap sebelumnya di dalam dirinya. </text:span><text:span text:style-name="T957">Dunia kita, bagi Hegel, </text:span><text:span text:style-name="T970">tidak berubah secara acak,</text:span><text:span text:style-name="T957"> </text:span><text:span text:style-name="T999">tetapi </text:span><text:span text:style-name="T957">berkembang menuju </text:span><text:span text:style-name="T970">tujuan</text:span><text:span text:style-name="T957"> tertentu, </text:span><text:span text:style-name="T958">yakni, suatu keseluruhan yang mencakup semua penentuan yang merupakan tahap-tahap menuju perwujudannya.</text:span><text:span text:style-name="T958"><text:note text:id="ftn84" text:note-class="footnote"><text:note-citation>84</text:note-citation><text:note-body><text:p text:style-name="P84">Jay, <text:span text:style-name="T1">Totality</text:span><text:span text:style-name="T93">, 5</text:span><text:span text:style-name="T172">6–7</text:span><text:span text:style-name="T93">.</text:span></text:p></text:note-body></text:note></text:span><text:span text:style-name="T958"> </text:span><text:span text:style-name="T959">Keseluruhan menyelesaikan semua kontradiksi yang sebelumnya mendorong kemajuannya. </text:span><text:span text:style-name="T960">Dalam konteks keseluruhan, semua klaim sebelumnya, yang hanya merupakan sebagian dari kebenaran, dapat dipahami; inilah arti pernyataan Hegel bahwa “Yang benar adalah keseluruhan.”</text:span><text:span text:style-name="T960"><text:note text:id="ftn85" text:note-class="footnote"><text:note-citation>85</text:note-citation><text:note-body><text:p text:style-name="P85">GWF Hegel, <text:span text:style-name="T1">Phenomenology of Spirit, </text:span><text:span text:style-name="T93">terj. AV Miller (Oxford: Oxford University Press, 1977), </text:span>11; “<text:span text:style-name="T1">The True is the whole</text:span><text:span text:style-name="T93">.”</text:span></text:p></text:note-body></text:note></text:span><text:span text:style-name="T960"> </text:span><text:span text:style-name="T961">Misalnya, mengenai kebebasan, </text:span><text:span text:style-name="T962">Hegel melihat bahwa ada perkembangan </text:span><text:span text:style-name="T963">dari </text:span><text:span text:style-name="T965">peradaban</text:span><text:span text:style-name="T964"> Timur purba, tempat hanya satu orang, sang raja, bebas, </text:span><text:span text:style-name="T1000">sementara yang lain menjadi kawulanya</text:span><text:span text:style-name="T964">; ke </text:span><text:span text:style-name="T965">peradaban</text:span><text:span text:style-name="T964"> Yunani/Romawi kuno, tempat beberapa orang, </text:span><text:span text:style-name="T965">yakni, </text:span><text:span text:style-name="T964">warga </text:span><text:span text:style-name="T87">polis</text:span><text:span text:style-name="T1000"> atau </text:span><text:span text:style-name="T964">negara, bebas, </text:span><text:span text:style-name="T965">sementara</text:span><text:span text:style-name="T964"> yang lain menjadi budak; </text:span><text:span text:style-name="T965">ke </text:span><text:span text:style-name="T966">peradaban</text:span><text:span text:style-name="T965"> Kristiani Jerman, tempat semua orang menjadi bebas. </text:span><text:span text:style-name="T971">Kebebasan satu orang atau sebagian orang belum merupakan kebebasan yang benar, tetapi hanya kebebasan yang parsial.</text:span><text:span text:style-name="T965"> </text:span><text:span text:style-name="T972">Kebebasan yang benar, yakni, kebebasan yang dewasa, baru terwujud di tahap terakhir.</text:span><text:span text:style-name="T965"><text:note text:id="ftn86" text:note-class="footnote"><text:note-citation>86</text:note-citation><text:note-body><text:p text:style-name="P42">L<text:span text:style-name="T216">öwith, </text:span><text:span text:style-name="T403">Hegel to Nietzsche</text:span><text:span text:style-name="T372">, 32–3.</text:span></text:p></text:note-body></text:note></text:span></text:p>
      <text:p text:style-name="P111"><text:tab/><text:span text:style-name="T973">Dialektika Hegel adalah dialektik</text:span><text:span text:style-name="T979">a</text:span><text:span text:style-name="T973"> idealis: </text:span><text:span text:style-name="T974">artinya, pemikirannya bermula dan berakhir dengan subjek.</text:span><text:span text:style-name="T974"><text:note text:id="ftn87" text:note-class="footnote"><text:note-citation>87</text:note-citation><text:note-body><text:p text:style-name="P147">Lih. <text:span text:style-name="T1033">Theodor W. Adorno, </text:span><text:span text:style-name="T67">Negative Dialektik</text:span><text:span text:style-name="T188"> </text:span><text:span text:style-name="T186">(Frankfurt am Main: Suhrkampf Verlag, 1966), </text:span><text:span text:style-name="T93">56: “</text:span><text:span text:style-name="T190">Setiap [usaha] menetapkan konsep-konsep </text:span><text:span text:style-name="T191">subjek sebagai dasar substansial adalah idealisme [</text:span><text:span text:style-name="T70">Jeglisches fundamentum in re der Begriffe dem Subjek zuzurechnen, ist Idealismus</text:span><text:span text:style-name="T191">]</text:span><text:span text:style-name="T71">”</text:span><text:span text:style-name="T189">; </text:span><text:span text:style-name="T191">bdk. Theodor W. Adorno, </text:span><text:span text:style-name="T71">Negative Dialectics</text:span><text:span text:style-name="T191">, terj. EB Ashton (</text:span><text:span text:style-name="T192">New York: Continuum, 2007), 49.</text:span></text:p></text:note-body></text:note></text:span><text:span text:style-name="T974"> </text:span><text:span text:style-name="T975">Subjek kemenjadian dunia kita bagi Hegel bukan manusia individu melainkan roh absolut, yang mengonstitusikan dunia sebagai objeknya dan mengenali dirinya sendiri melalui perkembangan objek itu. </text:span><text:span text:style-name="T976">Di akhir sejarah, roh absolut sepenuhnya terwujud; objek telah menjadi identik dengan subjek.</text:span><text:span text:style-name="T975"><text:note text:id="ftn88" text:note-class="footnote"><text:note-citation>88</text:note-citation><text:note-body><text:p text:style-name="P86">Jay, <text:span text:style-name="T1">Totality</text:span><text:span text:style-name="T93">, 54–</text:span><text:span text:style-name="T175">6</text:span><text:span text:style-name="T93">. </text:span><text:span text:style-name="T173">Tentu penjabaran ini tidak mempertimbangkan pembacaan ‘pasca-metafisis’ atas Hegel yang ditawarkan oleh, mis., </text:span><text:span text:style-name="T174">Robert Pippin atau Terry Pinkard. Pembacaan tersebut, meskipun menarik, tidak relevan bagi pemahaman Adorno akan Hegel. Hegelnya Adorno adalah ‘Hegel metafisis’</text:span><text:span text:style-name="T173">, </text:span><text:span text:style-name="T174">sama seperti Kantnya Adorno adalah ‘Kant dua dunia’, bukan ‘Kant dua aspek’.</text:span></text:p></text:note-body></text:note></text:span><text:span text:style-name="T975"> </text:span><text:span text:style-name="T977">Identitas subjek–objek ini melandasi rumusan masyhur Hegel seperti “</text:span><text:span text:style-name="T978">yang rasional itu nyata; dan yang nyata itu rasional.”</text:span><text:span text:style-name="T978"><text:note text:id="ftn89" text:note-class="footnote"><text:note-citation>89</text:note-citation><text:note-body><text:p text:style-name="P88">GWF Hegel, <text:span text:style-name="T1">Elements of the Philosophy of Right</text:span><text:span text:style-name="T93">, ed. Allen W. Wood, terj. HB Nisbet (Cambridge: Cambridge University Press, 1991), 20: </text:span><text:span text:style-name="T176">“</text:span><text:span text:style-name="T61">What is rational is actual</text:span><text:span text:style-name="T176">; </text:span><text:span text:style-name="T61">and what is actual is rational</text:span><text:span text:style-name="T176">”; bdk. </text:span><text:span text:style-name="T177">Frederick Copleston, </text:span><text:span text:style-name="T62">A History of Philosophy</text:span><text:span text:style-name="T178">, jil. 7 (</text:span><text:span text:style-name="T179">New York: Doubleday, 1994), </text:span><text:span text:style-name="T178">172.</text:span></text:p></text:note-body></text:note></text:span><text:span text:style-name="T977"> </text:span><text:span text:style-name="T979">Identitas ini antara yang rasional dengan yang nyata </text:span><text:span text:style-name="T980">memiliki implikasi politis yang kuat, dan mewarnai seluruh pemikiran Hegel: peran filsafat adalah menjelaskan mengapa tatanan yang sudah ada </text:span><text:span text:style-name="T981">adalah rasional, dan mengajak kita untuk </text:span><text:soft-page-break/><text:span text:style-name="T1001">berdamai</text:span><text:span text:style-name="T981"> dengannya.</text:span><text:span text:style-name="T981"><text:note text:id="ftn90" text:note-class="footnote"><text:note-citation>90</text:note-citation><text:note-body><text:p text:style-name="P43">L<text:span text:style-name="T216">öwith, </text:span><text:span text:style-name="T403">Hegel to Nietzsche</text:span><text:span text:style-name="T372">, </text:span><text:span text:style-name="T373">45–6</text:span><text:span text:style-name="T372">.</text:span></text:p></text:note-body></text:note></text:span><text:span text:style-name="T981"> </text:span><text:span text:style-name="T982">Sikap ini tentu jauh berbeda dari yang terdapat di seruan Marx, hanya belasan tahun setelah wafatnya Hegel, agar filsafat mengubah dunia.</text:span></text:p>
      <text:p text:style-name="P112"><text:span text:style-name="T977"><text:tab/>Adorno menolak </text:span><text:span text:style-name="T983">idealisme Hegel, dan cenderung lebih berpihak kepada dialektika materialis yang dikembangkan Marx. </text:span><text:span text:style-name="T984">Agar cepat menangkap perbedaannya, kita bisa mengangkat lagi contoh kebebasan </text:span><text:span text:style-name="T985">di atas. Seperti sudah kita lihat, Hegel melihat berbagai bentuk masyarakat sebagai </text:span><text:span text:style-name="T986">perwujudan dari </text:span><text:span text:style-name="T985">klaim tertentu </text:span><text:span text:style-name="T986">tentang</text:span><text:span text:style-name="T985"> kebebasan. </text:span><text:span text:style-name="T987">Misalnya, masyarakat Yunani kuno akan ditafsirkan sebagai klaim bahwa kebebasan adalah hal yang sebaiknya dimiliki oleh sebagian orang saja, sementara yang lain diperbudak: </text:span><text:span text:style-name="T990">pemikiran </text:span><text:span text:style-name="T1001">menentukan perwujudannya sendiri di ranah sosial</text:span><text:span text:style-name="T990">.</text:span><text:span text:style-name="T987"> </text:span><text:span text:style-name="T988">Suatu penjelasan materialis, sebaliknya, akan melihat perbudakan </text:span><text:span text:style-name="T989">sebagai bentuk relasi produksi yang mendasari masyarakat kuno dan menimbulkan pemikiran </text:span><text:span text:style-name="T990">tentang kebebasan di masyarakat itu. </text:span><text:span text:style-name="T1107">Fakta bahwa </text:span><text:span text:style-name="T990">Aristoteles </text:span><text:span text:style-name="T1107">membenarkan perbudakan dalam filsafatnya</text:span><text:span text:style-name="T990">, misalnya, dapat dibaca sebagai akibat dari relasi produksi Athena kuno.</text:span><text:span text:style-name="T990"><text:note text:id="ftn91" text:note-class="footnote"><text:note-citation>91</text:note-citation><text:note-body><text:p text:style-name="P90">Lih. Tilo Wesche, “Negative Dialektik: Kritik an Hegel,” dalam <text:span text:style-name="T1">Adorno-Handbuch</text:span><text:span text:style-name="T93">, ed. Klein dkk., 379. Contoh kebebasan </text:span><text:span text:style-name="T180">di atas</text:span><text:span text:style-name="T93"> tidak dibahas di sumber ini.</text:span></text:p></text:note-body></text:note></text:span><text:span text:style-name="T990"> </text:span><text:span text:style-name="T991">Meskipun Adorno bukan pemikir materialis historis yang ortodoks, dia cenderung mengandalkan pandangan sejarah itu sebagai asumsi latar belakang </text:span><text:span text:style-name="T1160">pemikirannya</text:span><text:span text:style-name="T991">, misalnya, anggapannya bahwa </text:span><text:span text:style-name="T992">para pemikir Idealisme Jerman mewakili kepentingan kaum borjuis yang sedang membebaskan dirinya dari sisa-sisa </text:span><text:span text:style-name="T1002">belenggu</text:span><text:span text:style-name="T992"> feodalisme.</text:span><text:span text:style-name="T992"><text:note text:id="ftn92" text:note-class="footnote"><text:note-citation>92</text:note-citation><text:note-body><text:p text:style-name="P89">Lih. <text:span text:style-name="T446">Espen </text:span><text:span text:style-name="T419">Hammer,</text:span><text:span text:style-name="T446"> </text:span><text:span text:style-name="T539">Adorno and the Political</text:span><text:span text:style-name="T446"> </text:span><text:span text:style-name="T419">(</text:span><text:span text:style-name="T446">New York: Routledge, 2006</text:span><text:span text:style-name="T419">)</text:span><text:span text:style-name="T446"> </text:span><text:span text:style-name="T419">112; </text:span><text:span text:style-name="T447">lih. juga Frederick Engels, </text:span><text:span text:style-name="T540">Socialism: Utopian and Scientific</text:span><text:span text:style-name="T447"> </text:span><text:span text:style-name="T448">(New York: International Publishers, 2017), 16ff.</text:span></text:p></text:note-body></text:note></text:span></text:p>
      <text:p text:style-name="P113"><text:tab/><text:span text:style-name="T993">Adorno juga menolak ‘positivitas’ dialektika Hegel: </text:span><text:span text:style-name="T1002">anggapan bahwa </text:span><text:span text:style-name="T1003">sejarah universal manusia menuju yang baik dan rasional. </text:span><text:span text:style-name="T1004">Secara umum, </text:span><text:span text:style-name="T1005">penolakan ini </text:span><text:span text:style-name="T1006">dapat dilihat sebagai tanggapan terhadap malapetaka-malapetaka abad ke-20, khususnya Shoah (yang </text:span><text:span text:style-name="T1160">oleh </text:span><text:span text:style-name="T1006">Adorno selalu </text:span><text:span text:style-name="T1160">di</text:span><text:span text:style-name="T1006">sebut secara metonimi sebagai “Auschwitz”). </text:span><text:span text:style-name="T1007">Shoah, menurut Adorno, tidak dapat diintegrasikan sebagai tahap dalam </text:span><text:span text:style-name="T1009">suatu narasi tentang</text:span><text:span text:style-name="T1007"> kemajuan manusia; </text:span><text:span text:style-name="T1008">narasi seperti itu membenarkan genosida dan juga gagal dalam </text:span><text:span text:style-name="T1107">sungguh</text:span><text:span text:style-name="T1008"> melihat kebiadaban yang telah </text:span><text:span text:style-name="T1156">dibuat oleh</text:span><text:span text:style-name="T1008"> manusia.</text:span><text:span text:style-name="T1008"><text:note text:id="ftn93" text:note-class="footnote"><text:note-citation>93</text:note-citation><text:note-body><text:p text:style-name="P91">Lih., mis., Theodor W. Adorno,<text:span text:style-name="T1"> History and Freedom</text:span><text:span text:style-name="T93">, ed. Rolf Tiedemann, terj. Rodney Livingstone (Malden: Polity</text:span><text:span text:style-name="T1"> </text:span><text:span text:style-name="T93">Press, 2006), 7.</text:span></text:p></text:note-body></text:note></text:span><text:span text:style-name="T1008"> </text:span><text:span text:style-name="T1009">Di samping itu, keseluruhan yang bagi Hegel merupakan tujuan sejarah yang mampu </text:span><text:span text:style-name="T1011">mencakup dan mendamaikan segala sesuatu di dalam dirinya </text:span><text:span text:style-name="T1012">bagi Adorno tidak demikian. </text:span><text:span text:style-name="T1013">Bagi Adorno, keseluruhan yang kita miliki adalah masyarakat kapitalis, </text:span><text:span text:style-name="T1014">yang tidak sama sekali berdamai. </text:span><text:span text:style-name="T1015">Di sisi lain, keseluruhan seperti yang dibayangkan oleh Hegel </text:span><text:span text:style-name="T1016">menurut Adorno akan bersifat </text:span><text:soft-page-break/><text:span text:style-name="T1016">totaliter karena </text:span><text:span text:style-name="T1017">mengidentikkan segala sesuatu secara niscaya berarti menekankan atau membuang hal atau aspek yang tidak cocok dengan identitas yang sedang dipaksakan. Usaha Adorno untuk mempertahankan apa yang tidak identik merupakan aspek kunci dari dialektika negatifnya, yang akan dibahas lebih lanjut di bab berikutnya.</text:span><text:span text:style-name="T1017"><text:note text:id="ftn94" text:note-class="footnote"><text:note-citation>94</text:note-citation><text:note-body><text:p text:style-name="P87">Jay, <text:span text:style-name="T1">Marxism and Totality</text:span><text:span text:style-name="T93">, </text:span><text:span text:style-name="T181">2</text:span><text:span text:style-name="T182">60–1; </text:span><text:span text:style-name="T184">lih. juga Hammer</text:span><text:span text:style-name="T65">, The Political,</text:span><text:span text:style-name="T183"> </text:span><text:span text:style-name="T185">100–102, </text:span><text:span text:style-name="T187">dan Wesche, “Kritik an Hegel,” 379.</text:span></text:p></text:note-body></text:note></text:span><text:span text:style-name="T1017"> <text:s/></text:span><text:span text:style-name="T1018">Sikap Adorno</text:span><text:span text:style-name="T994"> ini tampak dengan jelas di salah satu rumusan termasyhur</text:span><text:span text:style-name="T1018">nya</text:span><text:span text:style-name="T994"> yang merupakan pembalikan dari rumusan Hegel </text:span><text:span text:style-name="T1018">yang sudah sempat kita lihat</text:span><text:span text:style-name="T994">: “Keseluruhan adalah yang </text:span><text:span text:style-name="T1010">tidak benar.</text:span><text:span text:style-name="T994">”</text:span><text:span text:style-name="T994"><text:note text:id="ftn95" text:note-class="footnote"><text:note-citation>95</text:note-citation><text:note-body><text:p text:style-name="P145">Adorno, Theodor W., <text:span text:style-name="T1">Minima Moralia: Reflexionen aus dem besch</text:span><text:span text:style-name="T386">ãdigten Leben</text:span><text:span text:style-name="T281"> Frankfurt am Main: Suhrkampf Verlag, 1951),</text:span><text:span text:style-name="T93"> </text:span>80: “<text:span text:style-name="T529">Das Ganze ist das Unwahre</text:span><text:span text:style-name="T419">”.</text:span></text:p></text:note-body></text:note></text:span><text:span text:style-name="T994"> </text:span></text:p>
      <text:p text:style-name="P114"><text:tab/><text:span text:style-name="T1019">Dengan dialektika negatif, Adorno ingin mempertahankan </text:span><text:span text:style-name="T1021">teknik analitik Hegelian seperti </text:span><text:span text:style-name="T1019">gerakan konsep melalui kontradiksi, </text:span><text:span text:style-name="T1020">negasi tertentu, </text:span><text:span text:style-name="T1021">dan</text:span><text:span text:style-name="T1020"> kritik imanen, </text:span><text:span text:style-name="T1022">sementara membuang komitmen metafisis Hegel yang menurutnya tidak dapat dipertahankan dan bersumber dalam idealismenya, </text:span><text:span text:style-name="T1023">termasuk konservatismenya dalam politik</text:span><text:span text:style-name="T1022">. </text:span><text:span text:style-name="T1024">Adorno juga memanfaatkan dialektika materialis tetapi tidak pernah berkomitmen kepadanya sebagai doktrin seperti yang diajarkan Komintern saat dia hidup. </text:span><text:span text:style-name="T1025">Seperti sudah kita lihat, Adorno </text:span><text:span text:style-name="T1026">menolak </text:span><text:span text:style-name="T1027">salah satu butir kepercayaan </text:span><text:span text:style-name="T1161">materialisme dialektis</text:span><text:span text:style-name="T1027"> yang terpenting: anggapan bahwa kaum proletar akan memimpin revolusi dan mewujudkan masyarakat komunis. Adorno tidak menyangkal harapan utopis, tetapi dia tidak </text:span><text:span text:style-name="T1029">dapat melihat perwujudan harapan itu sebagai ujung dari suatu proses perkembangan sejarah yang niscaya. </text:span><text:span text:style-name="T1030">Dengan menolak filsafat sejarah Hegelian maupun Marxis, dialektika negatif Adorno </text:span><text:span text:style-name="T1031">berada di posisi yang paradoksal—suatu filsafat tentang perkembangan yang pada dirinya sendiri tidak berkembang, karena konsep perkembangan mengandaikan pertumbuhan menuju suatu bentuk yang dewasa. </text:span><text:span text:style-name="T1032">Adorno pun menyadari paradoks ini, dan mengakui di kalimat pertama Prakata</text:span><text:span text:style-name="T66"> Dialektika Negatif</text:span><text:span text:style-name="T1032"> bahwa rumusan “dialektika negatif” itu “melanggar tradisi” [</text:span><text:span text:style-name="T66">verstö</text:span><text:span text:style-name="T67">ßt gegen die </text:span><text:span text:style-name="T68">Überlieferung</text:span><text:span text:style-name="T1033">] karena tidak berharap</text:span><text:span text:style-name="T67"> </text:span><text:span text:style-name="T1033">akan suatu hasil yang positif setelah semua negasinya.</text:span><text:span text:style-name="T1033"><text:note text:id="ftn96" text:note-class="footnote"><text:note-citation>96</text:note-citation><text:note-body><text:p text:style-name="P146">Adorno, <text:span text:style-name="T1">Negative Dialektik</text:span><text:span text:style-name="T186">, 7.</text:span></text:p></text:note-body></text:note></text:span><text:span text:style-name="T1033"> </text:span><text:span text:style-name="T1034">Melalui analisisnya akan salah satu model dialektika negatif yang Adorno sajikan, tesis ini akan melihat seberapa berhasilnya Adorno dalam usaha ini.</text:span></text:p>
      <text:p text:style-name="P115"/>
      <text:p text:style-name="P131">2.<text:span text:style-name="T1128">3</text:span>.<text:span text:style-name="T1028">3</text:span> Freud</text:p>
      <text:p text:style-name="P116"><text:soft-page-break/><text:tab/>Peran Freud dalam pemikiran Adorno agak sulit dinilai. Di satu sisi, Adorno tampaknya tidak pernah menulis buku atau membuat kuliah khusus tentang Freud setelah kegagalan habilitasi pertamanya. <text:span text:style-name="T1035">Di sisi lain, konsep-konsep Freudian sering muncul <text:s/>dalam tulisannya, </text:span><text:span text:style-name="T1036">dan, sangat berbeda dengan pendekatan Adorno saat membahas pemikir lain, cenderung diandaikan benar begitu saja. </text:span><text:span text:style-name="T1037">Hal ini akan terlihat dengan sangat jelas di bab berikutnya, karena salah satu kritik Adorno atas kebebasan dan moralitas Kantian mengandaikan </text:span><text:span text:style-name="T1038">pembagian </text:span><text:span text:style-name="T1037">struktur jiwa </text:span><text:span text:style-name="T1038">menjadi id, ego, dan superego di </text:span><text:span text:style-name="T1162">dalam </text:span><text:span text:style-name="T1038">pemikiran Freud akhir.</text:span></text:p>
      <text:p text:style-name="P116"><text:tab/><text:span text:style-name="T1039">Secara lebih luas, utang konseptual </text:span><text:span text:style-name="T1041">kepada </text:span><text:span text:style-name="T1039">Freud dapat dilihat di penjelasan genetik, yang sering berakar di naluri </text:span><text:span text:style-name="T1041">dan dorongan biologis yang lain</text:span><text:span text:style-name="T1039">, yang </text:span><text:span text:style-name="T1162">di</text:span><text:span text:style-name="T1039">tawarkan </text:span><text:span text:style-name="T1162">oleh Adorno </text:span><text:span text:style-name="T1039">bagi </text:span><text:span text:style-name="T1040">asal-usul </text:span><text:span text:style-name="T1039">berbagai fenomena.</text:span><text:span text:style-name="T1039"><text:note text:id="ftn97" text:note-class="footnote"><text:note-citation>97</text:note-citation><text:note-body><text:p text:style-name="P149">Bdk. Deborah Cook, ed., <text:span text:style-name="T1">Theodor Adorno: Key Concepts</text:span><text:span text:style-name="T93"> (</text:span><text:span text:style-name="T193">Stocksfield: Acumen, 2008), 29–30.</text:span></text:p></text:note-body></text:note></text:span><text:span text:style-name="T1039"> </text:span><text:span text:style-name="T1040">D</text:span><text:span text:style-name="T1162">alam</text:span><text:span text:style-name="T1040"> bab berikutnya, aspek ini akan dilihat di konsep “</text:span><text:span text:style-name="T1163">Y</text:span><text:span text:style-name="T1040">ang </text:span><text:span text:style-name="T1163">D</text:span><text:span text:style-name="T1040">itambahkan” [</text:span><text:span text:style-name="T69">das Hinzutretende</text:span><text:span text:style-name="T1040">], </text:span><text:span text:style-name="T1041">tetap</text:span><text:span text:style-name="T1042">i satu contoh lain yang </text:span><text:span text:style-name="T1108">dengan </text:span><text:span text:style-name="T1043">cukup </text:span><text:span text:style-name="T1108">baik</text:span><text:span text:style-name="T1043"> menunjukkan kecenderungan Adorno ini </text:span><text:span text:style-name="T1044">terdapat di bagian pengantar </text:span><text:span text:style-name="T72">Dialektika Negatif</text:span><text:span text:style-name="T1044"> yang berjudul “Idealisme sebagai </text:span><text:span text:style-name="T1056">Amarah</text:span><text:span text:style-name="T1045">” [</text:span><text:span text:style-name="T73">Idealismus als Wut</text:span><text:span text:style-name="T1046">]. </text:span><text:span text:style-name="T1047">Di bagian itu, Adorno meletakkan </text:span><text:span text:style-name="T1048">dorongan subjek </text:span><text:span text:style-name="T1049">rasional </text:span><text:span text:style-name="T1048">untuk </text:span><text:span text:style-name="T1049">membuat suatu sistem pengetahuan yang menyeluruh, yaitu, yang mencakup segala hal, </text:span><text:span text:style-name="T1050">di masa purba manusia sebagai pemangsa:</text:span></text:p>
      <text:p text:style-name="P117"/>
      <text:p text:style-name="P117">Pemangsa itu lapar; <text:span text:style-name="T1109">menerkam</text:span><text:span text:style-name="T1051"> korban itu sulit, sering berbahaya. </text:span><text:span text:style-name="T1052">Hewan </text:span><text:span text:style-name="T1053">itu tentu membutuhkan dorongan-dorongan tambahan supaya berani. </text:span><text:span text:style-name="T1064">[</text:span><text:span text:style-name="T1054">Dorongan-dorongan tersebut</text:span><text:span text:style-name="T1064">]</text:span><text:span text:style-name="T1054"> menyatu dengan </text:span><text:span text:style-name="T1055">rasa lapar yang tidak menyenangkan menjadi </text:span><text:span text:style-name="T1056">amarah terhadap korbannya, [dan] ekspresi amarah ini </text:span><text:span text:style-name="T1057">kemudian menak</text:span><text:span text:style-name="T1060">u</text:span><text:span text:style-name="T1057">ti dan melumpuhkan korban, </text:span><text:span text:style-name="T1123">sesuai [dengan tujuan pemangsa]</text:span><text:span text:style-name="T1057">. </text:span><text:span text:style-name="T1058">Dengan kemajuan menuju perikemanusiaan, hal ini dirasionalisasikan melalui proyeksi. Hewan rasional, yang </text:span><text:span text:style-name="T1059">doyan memakan lawannya </text:span><text:span text:style-name="T1063">dan</text:span><text:span text:style-name="T1059"> beruntung karena sudah memiliki superego, harus mencari alasan ... makhluk yang akan dimakan harus dianggap jahat ... </text:span><text:span text:style-name="T593">Sistem adalah perut </text:span><text:span text:style-name="T594">dijadikan roh</text:span><text:span text:style-name="T1060">, </text:span><text:span text:style-name="T1061">amarah [adalah] tanda khas setiap</text:span><text:span text:style-name="T1059"> </text:span><text:span text:style-name="T1061">idealisme.</text:span><text:span text:style-name="T1061"><text:note text:id="ftn98" text:note-class="footnote"><text:note-citation>98</text:note-citation><text:note-body><text:p text:style-name="P148">Adorno, <text:span text:style-name="T1">Negative Dialektik</text:span><text:span text:style-name="T93">, 31–2: “</text:span><text:span text:style-name="T541">Raubtiere sind hungrig; der Spring aufs Opfer ist schwierig, oft gefähr</text:span><text:span text:style-name="T542">l</text:span><text:span text:style-name="T541">ich. Damit das Tier ihn wagt, bedarf es wohl zusätzlicher Impulse. Diese fusioneren sich mit der Unlust des Hunger zur Wut aufs Opfer, deren Ausdruck diese zweckmässig widerum schreckt und lä</text:span><text:span text:style-name="T543">hmt. </text:span><text:span text:style-name="T544">Beim Fortschritt zur Humanität wird das rationalisiert durch Projektion. Das animal rationale, das Appetit auf seinen Gegner hat, muß, bereits glü</text:span><text:span text:style-name="T548">cklicher Besitzer eines Überichs, einen Grund finden ... Das zu fressende Lebewesen </text:span><text:span text:style-name="T544">muß </text:span><text:span text:style-name="T548">böse sein ... </text:span><text:span text:style-name="T549">Das System ist der Geist gewordene Bauch, Wut die Signatur eines jeglichen Idealismus</text:span><text:span text:style-name="T451">”; </text:span><text:span text:style-name="T419">bdk. Adorno, </text:span><text:span text:style-name="T529">Negative Dialectics</text:span><text:span text:style-name="T419">, 22–3. </text:span><text:span text:style-name="T452">Tekanan saya.</text:span></text:p></text:note-body></text:note></text:span></text:p>
      <text:p text:style-name="P118"/>
      <text:p text:style-name="P118">Kutipan ini, selain dari memperlihatkan <text:span text:style-name="T1065">cara Freud memengaruhi Adorno dan Adorno memanfaatkan Freud, </text:span><text:span text:style-name="T1066">juga mengandung pokok yang penting bagi pembahasan di bab selanjutnya.</text:span></text:p>
      <text:p text:style-name="P118"><text:soft-page-break/><text:span text:style-name="T1067"><text:tab/>Di sini, Adorno mengemukakan suatu asal-usul bagi perkembangan rasionalitas manusia yang bahkan lebih purba daripada mitos dan praktik animis </text:span><text:span text:style-name="T1068">yang dibahas di </text:span><text:span text:style-name="T74">Dialektika Pencerahan</text:span><text:span text:style-name="T1068">: </text:span><text:span text:style-name="T1145">bukan masyarakat suku melainkan leluhur genetik manusia!</text:span><text:span text:style-name="T1068"><text:note text:id="ftn99" text:note-class="footnote"><text:note-citation>99</text:note-citation><text:note-body><text:p text:style-name="P150">Lih. Max Horkheimer dan Theodor W. Adorno, <text:span text:style-name="T1">Dialectic of Enlightenment</text:span><text:span text:style-name="T93">, ed. Gunzelin Schmid Noerr, terj. Edmund Jephcott (Stanford: Stanford University Press, 2002), 1ff.</text:span></text:p></text:note-body></text:note></text:span><text:span text:style-name="T1068"> </text:span><text:span text:style-name="T1069">Kedua genealogi tersebut sama-sama mengutamakan bertahan hidupnya subjek </text:span><text:span text:style-name="T1070">dan dominasi atas objek, tetapi ada beberapa perbedaan yang signifikan. </text:span><text:span text:style-name="T1071">Pertama, sementara sasaran utama </text:span><text:span text:style-name="T75">Dialektika Pencerahan </text:span><text:span text:style-name="T1071">adalah </text:span><text:span text:style-name="T1072">peran </text:span><text:span text:style-name="T1071">rasionalitas instrumental </text:span><text:span text:style-name="T1072">dalam mendistorsi Pencerahan sehingga berujung dengan Shoah,</text:span><text:span text:style-name="T1072"><text:note text:id="ftn100" text:note-class="footnote"><text:note-citation>100</text:note-citation><text:note-body><text:p text:style-name="P151"><text:s/>Lih. Buck-Morss,<text:span text:style-name="T1"> Origin</text:span><text:span text:style-name="T93">,</text:span><text:span text:style-name="T1"> </text:span>59–61.</text:p></text:note-body></text:note></text:span><text:span text:style-name="T1072"> </text:span><text:span text:style-name="T1073">sasaran Adorno di sini adalah impuls sistematis dalam idealisme. </text:span><text:span text:style-name="T1074">Dengan kata lain, sementara</text:span><text:span text:style-name="T76"> </text:span><text:span text:style-name="T1074">genealogi </text:span><text:span text:style-name="T76">Dialektika Pencerahan</text:span><text:span text:style-name="T1074"> lebih berakar dalam ranah produksi masyarakat, baik secara kekuatan maupun relasi, genealogi </text:span><text:span text:style-name="T1075">Adorno di sini membatasi diri pada ranah konseptual, ranah kesadaran. Kiranya perbedaan tekanan ini dapat dijelaskan </text:span><text:span text:style-name="T1076">dengan merujuk partisipasi Horkheimer </text:span><text:span text:style-name="T1077">di teks pertama, tetapi tidak di teks kedua. Buck-Morss merumuskan perbedaan orientasi kedua pemikir ini sebagai perbedaan antara “sosiologi filosofis” Horkheimer dengan “filsafat sosiologis” Adorno.</text:span><text:span text:style-name="T1077"><text:note text:id="ftn101" text:note-class="footnote"><text:note-citation>101</text:note-citation><text:note-body><text:p text:style-name="P152"><text:s/>Buck-Morss, <text:span text:style-name="T1">Origin</text:span><text:span text:style-name="T93">, 68. </text:span><text:span text:style-name="T207">Adorno tidak pernah melupakan peran masyarakat dalam semua pemikirannya, tetapi dia selalu lebih tertarik dengan konsep-konsep filsafat; Horkheimer tampaknya merupakan kebalikan Adorno dalam hal ini.</text:span></text:p></text:note-body></text:note></text:span><text:span text:style-name="T1077"> </text:span><text:span text:style-name="T1078">Akhirnya, Adorno di sini berfokus kepada dimensi organisme dan juga dimensi afektif yang relatif absen dari </text:span><text:span text:style-name="T77">Dialektika Negatif</text:span><text:span text:style-name="T1078">.</text:span></text:p>
      <text:p text:style-name="P119"><text:tab/><text:span text:style-name="T1079">Dominasi atas alam yang </text:span><text:span text:style-name="T1164">digambarkan oleh </text:span><text:span text:style-name="T1079">Adorno di sini juga akan relevan secara khusus bagi kritiknya </text:span><text:span text:style-name="T1166">terhadap</text:span><text:span text:style-name="T1079"> Kant. </text:span><text:span text:style-name="T1082">Kant menempatkan kebebasan sebagai “batu kunci” </text:span><text:span text:style-name="T1083">sistemnya, </text:span><text:span text:style-name="T1164">yakni, </text:span><text:span text:style-name="T1165">batu </text:span><text:span text:style-name="T1164">yang </text:span><text:span text:style-name="T1165">ditempatkan di posisi pusat dan paling atas pada sebuah pelengkung; </text:span><text:span text:style-name="T1164">begitu </text:span><text:span text:style-name="T1165">batu kunci </text:span><text:span text:style-name="T1164">dicabut, </text:span><text:span text:style-name="T1165">seluruh pelengkung runtuh</text:span><text:span text:style-name="T1164">.</text:span><text:span text:style-name="T1083"><text:note text:id="ftn102" text:note-class="footnote"><text:note-citation>102</text:note-citation><text:note-body><text:p text:style-name="P153"><text:span text:style-name="T1084"><text:s/>Immanuel Kant, </text:span><text:span text:style-name="T415">Critique of </text:span><text:span text:style-name="T416">Practical Reason, </text:span><text:span text:style-name="T568">t</text:span><text:span text:style-name="T273">erj. Werner Pluhar </text:span><text:span text:style-name="T274">(</text:span><text:span text:style-name="T273">Indianapolis: Hackett, 2002</text:span><text:span text:style-name="T274">), </text:span><text:span text:style-name="T280">3</text:span><text:span text:style-name="T275">.</text:span></text:p></text:note-body></text:note></text:span><text:span text:style-name="T1083"> </text:span><text:span text:style-name="T1165">E</text:span><text:span text:style-name="T1085">stimasi tinggi terkait kebebasan </text:span><text:span text:style-name="T1087">dilanjutkan</text:span><text:span text:style-name="T1085"> oleh </text:span><text:span text:style-name="T1086">pemikir Idealis Jerman </text:span><text:span text:style-name="T1087">yang bekerja di konteks pasca-Kantian</text:span><text:span text:style-name="T1086">, khususnya Hegel,</text:span><text:span text:style-name="T1086"><text:note text:id="ftn103" text:note-class="footnote"><text:note-citation>103</text:note-citation><text:note-body><text:p text:style-name="P154"><text:s/><text:span text:style-name="T1086">Lih. </text:span><text:span text:style-name="T374">Will </text:span><text:span text:style-name="T377">Dudley,</text:span><text:span text:style-name="T374"> </text:span><text:span text:style-name="T404">Hegel, Nietzsche, and Philosophy </text:span><text:span text:style-name="T377">(</text:span><text:span text:style-name="T375">Cambridge: Cambridge University Press, </text:span><text:span text:style-name="T376">2002</text:span><text:span text:style-name="T377">), 15</text:span><text:span text:style-name="T376">.</text:span></text:p></text:note-body></text:note></text:span><text:span text:style-name="T1086"> </text:span><text:span text:style-name="T1087">dan juga diakui </text:span><text:span text:style-name="T1088">sebagai warisannya yang terpenting oleh masyarakat terdidik Jerman secara lebih luas </text:span><text:span text:style-name="T1089">pada masa itu</text:span><text:span text:style-name="T1088">.</text:span><text:span text:style-name="T1088"><text:note text:id="ftn104" text:note-class="footnote"><text:note-citation>104</text:note-citation><text:note-body><text:p text:style-name="P155"><text:s/>Lih. Terry Pinkard, <text:span text:style-name="T1">German Philosophy 1760–1860: The Legacy of Idealism</text:span><text:span text:style-name="T93"> (Cambridge: Cambridge University Press, 2002) 82–4</text:span></text:p></text:note-body></text:note></text:span><text:span text:style-name="T1088"> </text:span><text:span text:style-name="T1126">Dari perspektif Adorno, kebebasan Kant dapat dilihat sebagai suatu yang tidak murni, dan bahkan masih berdarah.</text:span></text:p>
      <text:p text:style-name="P127"/>
      <text:p text:style-name="P133"><text:span text:style-name="T1155">2.</text:span><text:span text:style-name="T1128">4</text:span> <text:span text:style-name="T1167">Rangkuman</text:span></text:p>
      <text:p text:style-name="P121"><text:soft-page-break/><text:tab/>Di bab ini, <text:span text:style-name="T1110">kita telah memperoleh suatu pandangan umum mengenai Adorno sebagai manusia maupun pemikir. </text:span><text:span text:style-name="T1114">Salah satu ‘mandarin’ Jerman terakhir, yang pendidikan dan habitusnya masih berakar di abad ke-19,</text:span><text:span text:style-name="T1114"><text:note text:id="ftn105" text:note-class="footnote"><text:note-citation>105</text:note-citation><text:note-body><text:p text:style-name="P157"><text:s/>Lih. Fritz K. Ringer, <text:span text:style-name="T1">The Decline of the German Mandarins</text:span><text:span text:style-name="T93">: </text:span><text:span text:style-name="T1">The German Academic Community, 1890–1933</text:span><text:span text:style-name="T93"> (Cambridge, MA: Harvard University Press, 1969), </text:span><text:span text:style-name="T198">5–13; lih. juga Jay, </text:span><text:span text:style-name="T82">Adorno</text:span><text:span text:style-name="T198">, 17–8 dan </text:span><text:span text:style-name="T199">Rose, </text:span><text:span text:style-name="T83">Melancholy</text:span><text:span text:style-name="T199">, 10.</text:span></text:p></text:note-body></text:note></text:span><text:span text:style-name="T1114"> </text:span><text:span text:style-name="T1115">p</text:span><text:span text:style-name="T1111">emikirannya terbentuk</text:span><text:span text:style-name="T1110"> </text:span><text:span text:style-name="T1113">melalui pengalaman pribadinya akan </text:span><text:span text:style-name="T1115">pahitnya </text:span><text:span text:style-name="T1113">sejarah abad ke-20: kegagalan revolusi, kemunculan fasisme, pembangunan kembali Jerman setelah perang, </text:span><text:span text:style-name="T1114">merambatnya industri budaya, </text:span><text:span text:style-name="T1118">dan yang paling dahsyat, Auschwitz</text:span><text:span text:style-name="T1114">. </text:span><text:span text:style-name="T1116">Dia berfilsafat, </text:span><text:span text:style-name="T1121">tidak</text:span><text:span text:style-name="T1116"> untuk merekonstruksi pemikiran masa lalu dengan setia, </text:span><text:span text:style-name="T1121">tetapi</text:span><text:span text:style-name="T1116"> untuk menanggapi dan memahami keadaannya pada saat dia hidup.</text:span><text:span text:style-name="T1116"><text:note text:id="ftn106" text:note-class="footnote"><text:note-citation>106</text:note-citation><text:note-body><text:p text:style-name="P158"><text:s/>Jay, <text:span text:style-name="T1">Adorno</text:span><text:span text:style-name="T93">, 56–7, 60; </text:span><text:span text:style-name="T200">Buck-Morss, </text:span><text:span text:style-name="T84">Origin</text:span><text:span text:style-name="T200">, 5</text:span><text:span text:style-name="T201">1</text:span><text:span text:style-name="T200">.</text:span></text:p></text:note-body></text:note></text:span><text:span text:style-name="T1116"> </text:span><text:span text:style-name="T1117">Dari situlah lahir metakritik. Di satu sisi, </text:span><text:span text:style-name="T1119">kesadaran </text:span><text:span text:style-name="T1120">akan pendekatan khas Adorno </text:span><text:span text:style-name="T1121">akan membantu kita mengatur ekspektasi untuk konfrontasinya dengan Kant: bukan suatu eksegesis </text:span><text:span text:style-name="T1122">yang ingi</text:span><text:span text:style-name="T1146">n</text:span><text:span text:style-name="T1122"> sebersimpati mungkin dengan tujuan sistematis Kant, melainkan suatu yang lebih provokatif, </text:span><text:span text:style-name="T1147">seperti sudah kita lihat di atas dengan “idealisme sebagai amarah</text:span><text:span text:style-name="T1122">.” </text:span><text:span text:style-name="T1123">Di sisi lain, tuntutan yang sama harus berlaku bagi pemikiran Adorno sendiri. </text:span><text:span text:style-name="T1124">Tulisannya tidak boleh hanya dipahami menurut konteks historis produksinya, tetapi harus mampu berbicara kepada kita saat ini. </text:span><text:span text:style-name="T1125">Apa sumbangan pemikiran Adorno tentang kebebasan bagi masa kini? </text:span><text:span text:style-name="T1147">Melalui bab-bab berikutnya, pertanyaan itu akan terjaw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nux Libertine O" svg:font-family="'Linux Libertine O'"/>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nux Libertine O" fo:font-size="12pt" fo:language="id" fo:country="ID" style:letter-kerning="true" style:font-name-asian="Source Han Serif C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nux Libertine O" fo:font-size="12pt" fo:language="id" fo:country="ID" style:letter-kerning="true" style:font-name-asian="Source Han Serif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O" fo:font-family="'Linux Libertine O'"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nux Libertine O" fo:font-family="'Linux Libertine O'"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nux Libertine O" fo:font-family="'Linux Libertine O'"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style:font-size-asian="12pt" style:font-name-complex="FreeSans" style:font-family-complex="FreeSans" style:font-family-generic-complex="swiss"/>
    </style:style>
    <style:style style:name="Footnote" style:family="paragraph" style:parent-style-name="Standard" style:class="extra" style:master-page-name="">
      <style:paragraph-properties fo:margin-left="0.598cm" fo:margin-right="0cm" fo:text-indent="-0.598cm" style:auto-text-indent="false" style:page-number="auto" fo:keep-with-next="always"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962cm" style:type="center"/>
          <style:tab-stop style:position="15.92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2cm" style:type="center"/>
          <style:tab-stop style:position="15.926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3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2T17:18:49.218364946</meta:creation-date>
    <dc:date>2023-05-07T00:10:33.852709387</dc:date>
    <meta:editing-duration>P57DT19H4M12S</meta:editing-duration>
    <meta:editing-cycles>309</meta:editing-cycles>
    <meta:generator>LibreOffice/7.4.6.2$Linux_X86_64 LibreOffice_project/40$Build-2</meta:generator>
    <meta:document-statistic meta:table-count="0" meta:image-count="0" meta:object-count="0" meta:page-count="26" meta:paragraph-count="174" meta:word-count="9373" meta:character-count="69192" meta:non-whitespace-character-count="60008"/>
  </office:meta>
</office:document-meta>
</file>